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sections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_n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# bisections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925" calcext:value-type="float">
            <text:p>0.09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09265625" calcext:value-type="float">
            <text:p>0.09265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92734375" calcext:value-type="float">
            <text:p>0.092734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927734375" calcext:value-type="float">
            <text:p>0.09277343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9279296875" calcext:value-type="float">
            <text:p>0.092792968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0.0927978515625" calcext:value-type="float">
            <text:p>0.09279785156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092799072265625" calcext:value-type="float">
            <text:p>0.0927990722656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0927996826171875" calcext:value-type="float">
            <text:p>0.09279968261718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0927999877929688" calcext:value-type="float">
            <text:p>0.092799987792968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0927999973297119" calcext:value-type="float">
            <text:p>0.09279999732971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  <draw:frame draw:z-index="0" draw:style-name="gr1" draw:text-style-name="P1" svg:width="6.2988in" svg:height="3.5429in" svg:x="0.2602in" svg:y="0.1366in">
              <draw:object draw:notify-on-update-of-ranges="Bisections.A2:Bisections.A2 Bisections.I2:Bisections.I100 Bisections.I1:Bisections.J1 Bisections.J2:Bisections.J100 Bisections.G2:Bisections.G100 Bisections.G1:Bisections.H1 Bisections.H2:Bisections.H100 Bisections.E2:Bisections.E100 Bisections.E1:Bisections.F1 Bisections.F2:Bisections.F100 Bisections.C2:Bisections.C100 Bisections.C1:Bisections.D1 Bisections.D2:Bisections.D100 Bisections.A2:Bisections.A100 Bisections.A1:Bisections.B1 Bisections.B2:Bisections.B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60625" calcext:value-type="float">
            <text:p>0.460625</text:p>
          </table:table-cell>
          <table:table-cell office:value-type="float" office:value="4" calcext:value-type="float">
            <text:p>4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4" calcext:value-type="float">
            <text:p>4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4" calcext:value-type="float">
            <text:p>4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46078125" calcext:value-type="float">
            <text:p>0.46078125</text:p>
          </table:table-cell>
          <table:table-cell office:value-type="float" office:value="6" calcext:value-type="float">
            <text:p>6</text:p>
          </table:table-cell>
          <table:table-cell office:value-type="float" office:value="0.46078125" calcext:value-type="float">
            <text:p>0.46078125</text:p>
          </table:table-cell>
          <table:table-cell office:value-type="float" office:value="6" calcext:value-type="float">
            <text:p>6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4" calcext:value-type="float">
            <text:p>4</text:p>
          </table:table-cell>
          <table:table-cell office:value-type="float" office:value="0.46078125" calcext:value-type="float">
            <text:p>0.460781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460859375" calcext:value-type="float">
            <text:p>0.460859375</text:p>
          </table:table-cell>
          <table:table-cell office:value-type="float" office:value="7" calcext:value-type="float">
            <text:p>7</text:p>
          </table:table-cell>
          <table:table-cell office:value-type="float" office:value="0.460859375" calcext:value-type="float">
            <text:p>0.460859375</text:p>
          </table:table-cell>
          <table:table-cell office:value-type="float" office:value="7" calcext:value-type="float">
            <text:p>7</text:p>
          </table:table-cell>
          <table:table-cell office:value-type="float" office:value="0.4625" calcext:value-type="float">
            <text:p>0.4625</text:p>
          </table:table-cell>
          <table:table-cell office:value-type="float" office:value="3" calcext:value-type="float">
            <text:p>3</text:p>
          </table:table-cell>
          <table:table-cell office:value-type="float" office:value="0.460859375" calcext:value-type="float">
            <text:p>0.4608593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0.4608984375" calcext:value-type="float">
            <text:p>0.4608984375</text:p>
          </table:table-cell>
          <table:table-cell office:value-type="float" office:value="8" calcext:value-type="float">
            <text:p>8</text:p>
          </table:table-cell>
          <table:table-cell office:value-type="float" office:value="0.4608984375" calcext:value-type="float">
            <text:p>0.4608984375</text:p>
          </table:table-cell>
          <table:table-cell office:value-type="float" office:value="8" calcext:value-type="float">
            <text:p>8</text:p>
          </table:table-cell>
          <table:table-cell office:value-type="float" office:value="0.465" calcext:value-type="float">
            <text:p>0.465</text:p>
          </table:table-cell>
          <table:table-cell office:value-type="float" office:value="2" calcext:value-type="float">
            <text:p>2</text:p>
          </table:table-cell>
          <table:table-cell office:value-type="float" office:value="0.4608984375" calcext:value-type="float">
            <text:p>0.460898437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0.460908203125" calcext:value-type="float">
            <text:p>0.460908203125</text:p>
          </table:table-cell>
          <table:table-cell office:value-type="float" office:value="10" calcext:value-type="float">
            <text:p>10</text:p>
          </table:table-cell>
          <table:table-cell office:value-type="float" office:value="0.4609033203125" calcext:value-type="float">
            <text:p>0.4609033203125</text:p>
          </table:table-cell>
          <table:table-cell office:value-type="float" office:value="11" calcext:value-type="float">
            <text:p>11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0.46090087890625" calcext:value-type="float">
            <text:p>0.460900878906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4609130859375" calcext:value-type="float">
            <text:p>0.4609130859375</text:p>
          </table:table-cell>
          <table:table-cell office:value-type="float" office:value="11" calcext:value-type="float">
            <text:p>11</text:p>
          </table:table-cell>
          <table:table-cell office:value-type="float" office:value="0.460908203125" calcext:value-type="float">
            <text:p>0.460908203125</text:p>
          </table:table-cell>
          <table:table-cell office:value-type="float" office:value="11" calcext:value-type="float">
            <text:p>11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4609033203125" calcext:value-type="float">
            <text:p>0.460903320312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0.46091552734375" calcext:value-type="float">
            <text:p>0.46091552734375</text:p>
          </table:table-cell>
          <table:table-cell office:value-type="float" office:value="12" calcext:value-type="float">
            <text:p>12</text:p>
          </table:table-cell>
          <table:table-cell office:value-type="float" office:value="0.46091796875" calcext:value-type="float">
            <text:p>0.46091796875</text:p>
          </table:table-cell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460908203125" calcext:value-type="float">
            <text:p>0.46090820312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0.46091796875" calcext:value-type="float">
            <text:p>0.46091796875</text:p>
          </table:table-cell>
          <table:table-cell office:value-type="float" office:value="12" calcext:value-type="float">
            <text:p>12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6091796875" calcext:value-type="float">
            <text:p>0.460917968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9" calcext:value-type="float">
            <text:p>9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5" calcext:value-type="float">
            <text:p>5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46125" calcext:value-type="float">
            <text:p>0.46125</text:p>
          </table:table-cell>
          <table:table-cell office:value-type="float" office:value="5" calcext:value-type="float">
            <text:p>5</text:p>
          </table:table-cell>
          <table:table-cell office:value-type="float" office:value="0.4625" calcext:value-type="float">
            <text:p>0.4625</text:p>
          </table:table-cell>
          <table:table-cell office:value-type="float" office:value="3" calcext:value-type="float">
            <text:p>3</text:p>
          </table:table-cell>
          <table:table-cell office:value-type="float" office:value="0.5075" calcext:value-type="float">
            <text:p>0.5075</text:p>
          </table:table-cell>
          <table:table-cell office:value-type="float" office:value="2" calcext:value-type="float">
            <text:p>2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6140625" calcext:value-type="float">
            <text:p>0.46140625</text:p>
          </table:table-cell>
          <table:table-cell office:value-type="float" office:value="6" calcext:value-type="float">
            <text:p>6</text:p>
          </table:table-cell>
          <table:table-cell office:value-type="float" office:value="0.465" calcext:value-type="float">
            <text:p>0.465</text:p>
          </table:table-cell>
          <table:table-cell office:value-type="float" office:value="2" calcext:value-type="float">
            <text:p>2</text:p>
          </table:table-cell>
          <table:table-cell office:value-type="float" office:value="0.50875" calcext:value-type="float">
            <text:p>0.50875</text:p>
          </table:table-cell>
          <table:table-cell office:value-type="float" office:value="3" calcext:value-type="float">
            <text:p>3</text:p>
          </table:table-cell>
          <table:table-cell office:value-type="float" office:value="0.46140625" calcext:value-type="float">
            <text:p>0.461406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.4614453125" calcext:value-type="float">
            <text:p>0.4614453125</text:p>
          </table:table-cell>
          <table:table-cell office:value-type="float" office:value="8" calcext:value-type="float">
            <text:p>8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0.50890625" calcext:value-type="float">
            <text:p>0.50890625</text:p>
          </table:table-cell>
          <table:table-cell office:value-type="float" office:value="6" calcext:value-type="float">
            <text:p>6</text:p>
          </table:table-cell>
          <table:table-cell office:value-type="float" office:value="0.46142578125" calcext:value-type="float">
            <text:p>0.4614257812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.461445617675782" calcext:value-type="float">
            <text:p>0.461445617675782</text:p>
          </table:table-cell>
          <table:table-cell office:value-type="float" office:value="15" calcext:value-type="float">
            <text:p>15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508984375" calcext:value-type="float">
            <text:p>0.508984375</text:p>
          </table:table-cell>
          <table:table-cell office:value-type="float" office:value="7" calcext:value-type="float">
            <text:p>7</text:p>
          </table:table-cell>
          <table:table-cell office:value-type="float" office:value="0.461435546875" calcext:value-type="float">
            <text:p>0.46143554687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0.461445770263672" calcext:value-type="float">
            <text:p>0.461445770263672</text:p>
          </table:table-cell>
          <table:table-cell office:value-type="float" office:value="16" calcext:value-type="float">
            <text:p>16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5090234375" calcext:value-type="float">
            <text:p>0.5090234375</text:p>
          </table:table-cell>
          <table:table-cell office:value-type="float" office:value="8" calcext:value-type="float">
            <text:p>8</text:p>
          </table:table-cell>
          <table:table-cell office:value-type="float" office:value="0.461436767578125" calcext:value-type="float">
            <text:p>0.4614367675781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0.461445846557617" calcext:value-type="float">
            <text:p>0.461445846557617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09033203125" calcext:value-type="float">
            <text:p>0.509033203125</text:p>
          </table:table-cell>
          <table:table-cell office:value-type="float" office:value="10" calcext:value-type="float">
            <text:p>10</text:p>
          </table:table-cell>
          <table:table-cell office:value-type="float" office:value="0.461437072753907" calcext:value-type="float">
            <text:p>0.46143707275390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0.461445865631104" calcext:value-type="float">
            <text:p>0.461445865631104</text:p>
          </table:table-cell>
          <table:table-cell office:value-type="float" office:value="19" calcext:value-type="float">
            <text:p>19</text:p>
          </table:table-cell>
          <table:table-cell office:value-type="float" office:value="0.505" calcext:value-type="float">
            <text:p>0.505</text:p>
          </table:table-cell>
          <table:table-cell office:value-type="float" office:value="1" calcext:value-type="float">
            <text:p>1</text:p>
          </table:table-cell>
          <table:table-cell office:value-type="float" office:value="0.5090380859375" calcext:value-type="float">
            <text:p>0.5090380859375</text:p>
          </table:table-cell>
          <table:table-cell office:value-type="float" office:value="11" calcext:value-type="float">
            <text:p>11</text:p>
          </table:table-cell>
          <table:table-cell office:value-type="float" office:value="0.461437225341797" calcext:value-type="float">
            <text:p>0.46143722534179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0.461445875167847" calcext:value-type="float">
            <text:p>0.461445875167847</text:p>
          </table:table-cell>
          <table:table-cell office:value-type="float" office:value="20" calcext:value-type="float">
            <text:p>20</text:p>
          </table:table-cell>
          <table:table-cell office:value-type="float" office:value="0.5075" calcext:value-type="float">
            <text:p>0.5075</text:p>
          </table:table-cell>
          <table:table-cell office:value-type="float" office:value="2" calcext:value-type="float">
            <text:p>2</text:p>
          </table:table-cell>
          <table:table-cell office:value-type="float" office:value="0.509039306640625" calcext:value-type="float">
            <text:p>0.509039306640625</text:p>
          </table:table-cell>
          <table:table-cell office:value-type="float" office:value="13" calcext:value-type="float">
            <text:p>13</text:p>
          </table:table-cell>
          <table:table-cell office:value-type="float" office:value="0.46143723487854" calcext:value-type="float">
            <text:p>0.4614372348785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0875" calcext:value-type="float">
            <text:p>0.50875</text:p>
          </table:table-cell>
          <table:table-cell office:value-type="float" office:value="3" calcext:value-type="float">
            <text:p>3</text:p>
          </table:table-cell>
          <table:table-cell office:value-type="float" office:value="0.509039916992188" calcext:value-type="float">
            <text:p>0.509039916992188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890625" calcext:value-type="float">
            <text:p>0.50890625</text:p>
          </table:table-cell>
          <table:table-cell office:value-type="float" office:value="6" calcext:value-type="float">
            <text:p>6</text:p>
          </table:table-cell>
          <table:table-cell office:value-type="float" office:value="0.509040069580078" calcext:value-type="float">
            <text:p>0.50904006958007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8984375" calcext:value-type="float">
            <text:p>0.508984375</text:p>
          </table:table-cell>
          <table:table-cell office:value-type="float" office:value="7" calcext:value-type="float">
            <text:p>7</text:p>
          </table:table-cell>
          <table:table-cell office:value-type="float" office:value="0.509040107727051" calcext:value-type="float">
            <text:p>0.509040107727051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90234375" calcext:value-type="float">
            <text:p>0.5090234375</text:p>
          </table:table-cell>
          <table:table-cell office:value-type="float" office:value="8" calcext:value-type="float">
            <text:p>8</text:p>
          </table:table-cell>
          <table:table-cell office:value-type="float" office:value="0.509040117263794" calcext:value-type="float">
            <text:p>0.50904011726379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9033203125" calcext:value-type="float">
            <text:p>0.50903320312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80859375" calcext:value-type="float">
            <text:p>0.5090380859375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9306640625" calcext:value-type="float">
            <text:p>0.509039306640625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9916992188" calcext:value-type="float">
            <text:p>0.50903991699218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222167969" calcext:value-type="float">
            <text:p>0.509040222167969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298461914" calcext:value-type="float">
            <text:p>0.50904029846191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307998657" calcext:value-type="float">
            <text:p>0.50904030799865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</table:table>
      <table:table table:name="max(abs(g_n))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_n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x_pen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00136427743768763" calcext:value-type="float">
            <text:p>1.36427743768763E-06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3644758056763" calcext:value-type="float">
            <text:p>1.3644758056763E-07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01364495605394" calcext:value-type="float">
            <text:p>1.364495605394E-08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00136449784804" calcext:value-type="float">
            <text:p>1.36449784804E-09</text:p>
          </table:table-cell>
          <table:table-cell office:value-type="float" office:value="0.0925" calcext:value-type="float">
            <text:p>0.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00286772240976063" calcext:value-type="float">
            <text:p>2.86772240976063E-06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028681931873997" calcext:value-type="float">
            <text:p>2.8681931873997E-07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002868240311926" calcext:value-type="float">
            <text:p>2.868240311926E-08</text:p>
          </table:table-cell>
          <table:table-cell office:value-type="float" office:value="0.11" calcext:value-type="float">
            <text:p>0.11</text:p>
          </table:table-cell>
          <table:table-cell office:value-type="float" office:value="0.00000000286824519691" calcext:value-type="float">
            <text:p>2.86824519691E-09</text:p>
          </table:table-cell>
          <table:table-cell office:value-type="float" office:value="0.09265625" calcext:value-type="float">
            <text:p>0.0926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00433512722342044" calcext:value-type="float">
            <text:p>4.33512722342044E-06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043358010959338" calcext:value-type="float">
            <text:p>4.3358010959338E-07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004335868508676" calcext:value-type="float">
            <text:p>4.335868508676E-08</text:p>
          </table:table-cell>
          <table:table-cell office:value-type="float" office:value="0.12" calcext:value-type="float">
            <text:p>0.12</text:p>
          </table:table-cell>
          <table:table-cell office:value-type="float" office:value="0.00000000433587521442" calcext:value-type="float">
            <text:p>4.33587521442E-09</text:p>
          </table:table-cell>
          <table:table-cell office:value-type="float" office:value="0.092734375" calcext:value-type="float">
            <text:p>0.0927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00581831287416179" calcext:value-type="float">
            <text:p>5.81831287416179E-06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058191950302877" calcext:value-type="float">
            <text:p>5.8191950302877E-07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005819283255271" calcext:value-type="float">
            <text:p>5.819283255271E-08</text:p>
          </table:table-cell>
          <table:table-cell office:value-type="float" office:value="0.13" calcext:value-type="float">
            <text:p>0.13</text:p>
          </table:table-cell>
          <table:table-cell office:value-type="float" office:value="0.00000000581929193721" calcext:value-type="float">
            <text:p>5.81929193721E-09</text:p>
          </table:table-cell>
          <table:table-cell office:value-type="float" office:value="0.0927734375" calcext:value-type="float">
            <text:p>0.0927734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00731760357530753" calcext:value-type="float">
            <text:p>7.31760357530753E-0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073186994176133" calcext:value-type="float">
            <text:p>7.3186994176133E-07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007318809047696" calcext:value-type="float">
            <text:p>7.318809047696E-08</text:p>
          </table:table-cell>
          <table:table-cell office:value-type="float" office:value="0.14" calcext:value-type="float">
            <text:p>0.14</text:p>
          </table:table-cell>
          <table:table-cell office:value-type="float" office:value="0.00000000731881977245" calcext:value-type="float">
            <text:p>7.31881977245E-09</text:p>
          </table:table-cell>
          <table:table-cell office:value-type="float" office:value="0.09279296875" calcext:value-type="float">
            <text:p>0.09279296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0088333314984812" calcext:value-type="float">
            <text:p>8.8333314984812E-0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088346466076139" calcext:value-type="float">
            <text:p>8.8346466076139E-07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008834778131295" calcext:value-type="float">
            <text:p>8.834778131295E-08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0000883479156499" calcext:value-type="float">
            <text:p>8.83479156499E-09</text:p>
          </table:table-cell>
          <table:table-cell office:value-type="float" office:value="0.0927978515625" calcext:value-type="float">
            <text:p>0.092797851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0103658369938753" calcext:value-type="float">
            <text:p>1.03658369938753E-05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103673771523205" calcext:value-type="float">
            <text:p>1.03673771523205E-06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10367531189104" calcext:value-type="float">
            <text:p>1.0367531189104E-07</text:p>
          </table:table-cell>
          <table:table-cell office:value-type="float" office:value="0.16" calcext:value-type="float">
            <text:p>0.16</text:p>
          </table:table-cell>
          <table:table-cell office:value-type="float" office:value="0.000000010367546599" calcext:value-type="float">
            <text:p>1.0367546599E-08</text:p>
          </table:table-cell>
          <table:table-cell office:value-type="float" office:value="0.092799072265625" calcext:value-type="float">
            <text:p>0.092799072265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0119154688169587" calcext:value-type="float">
            <text:p>1.19154688169587E-05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11917240005932" calcext:value-type="float">
            <text:p>1.1917240005932E-06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11917417186425" calcext:value-type="float">
            <text:p>1.1917417186425E-07</text:p>
          </table:table-cell>
          <table:table-cell office:value-type="float" office:value="0.17" calcext:value-type="float">
            <text:p>0.17</text:p>
          </table:table-cell>
          <table:table-cell office:value-type="float" office:value="0.00000001191743481677" calcext:value-type="float">
            <text:p>1.191743481677E-08</text:p>
          </table:table-cell>
          <table:table-cell office:value-type="float" office:value="0.0927996826171875" calcext:value-type="float">
            <text:p>0.092799682617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0134825843649544" calcext:value-type="float">
            <text:p>1.34825843649544E-05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134845927690641" calcext:value-type="float">
            <text:p>1.34845927690641E-06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013484793637275" calcext:value-type="float">
            <text:p>1.3484793637275E-07</text:p>
          </table:table-cell>
          <table:table-cell office:value-type="float" office:value="0.18" calcext:value-type="float">
            <text:p>0.18</text:p>
          </table:table-cell>
          <table:table-cell office:value-type="float" office:value="0.00000001348481371011" calcext:value-type="float">
            <text:p>1.348481371011E-08</text:p>
          </table:table-cell>
          <table:table-cell office:value-type="float" office:value="0.0927999877929688" calcext:value-type="float">
            <text:p>0.092799987792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0150675499184238" calcext:value-type="float">
            <text:p>1.50675499184238E-05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150698019418805" calcext:value-type="float">
            <text:p>1.50698019418805E-06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015070027159503" calcext:value-type="float">
            <text:p>1.5070027159503E-07</text:p>
          </table:table-cell>
          <table:table-cell office:value-type="float" office:value="0.19" calcext:value-type="float">
            <text:p>0.19</text:p>
          </table:table-cell>
          <table:table-cell office:value-type="float" office:value="0.00000001507004943058" calcext:value-type="float">
            <text:p>1.507004943058E-08</text:p>
          </table:table-cell>
          <table:table-cell office:value-type="float" office:value="0.0927999973297119" calcext:value-type="float">
            <text:p>0.0927999973297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0166707408899569" calcext:value-type="float">
            <text:p>1.66707408899569E-05</text:p>
          </table:table-cell>
          <table:table-cell office:value-type="float" office:value="0.2" calcext:value-type="float">
            <text:p>0.2</text:p>
          </table:table-cell>
          <table:table-cell office:value-type="float" office:value="0.00000166732431550187" calcext:value-type="float">
            <text:p>1.66732431550187E-06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1667349340817" calcext:value-type="float">
            <text:p>1.667349340817E-07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01667351812173" calcext:value-type="float">
            <text:p>1.667351812173E-08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0170136311425928" calcext:value-type="float">
            <text:p>1.70136311425928E-05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170162588664091" calcext:value-type="float">
            <text:p>1.70162588664091E-06</text:p>
            <draw:frame draw:z-index="0" draw:style-name="gr1" draw:text-style-name="P1" svg:width="6.2988in" svg:height="3.5429in" svg:x="0.2602in" svg:y="0.1366in">
              <draw:object draw:notify-on-update-of-ranges="'max(abs(g_n))'.A2:'max(abs(g_n))'.A2 'max(abs(g_n))'.I2:'max(abs(g_n))'.I100 'max(abs(g_n))'.I1:'max(abs(g_n))'.J1 'max(abs(g_n))'.J2:'max(abs(g_n))'.J100 'max(abs(g_n))'.G2:'max(abs(g_n))'.G100 'max(abs(g_n))'.G1:'max(abs(g_n))'.H1 'max(abs(g_n))'.H2:'max(abs(g_n))'.H100 'max(abs(g_n))'.E2:'max(abs(g_n))'.E100 'max(abs(g_n))'.E1:'max(abs(g_n))'.F1 'max(abs(g_n))'.F2:'max(abs(g_n))'.F100 'max(abs(g_n))'.C2:'max(abs(g_n))'.C100 'max(abs(g_n))'.C1:'max(abs(g_n))'.D1 'max(abs(g_n))'.D2:'max(abs(g_n))'.D100 'max(abs(g_n))'.A2:'max(abs(g_n))'.A100 'max(abs(g_n))'.A1:'max(abs(g_n))'.B1 'max(abs(g_n))'.B2:'max(abs(g_n))'.B10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0.00000017016521702829" calcext:value-type="float">
            <text:p>1.7016521702829E-07</text:p>
          </table:table-cell>
          <table:table-cell office:value-type="float" office:value="0.21" calcext:value-type="float">
            <text:p>0.21</text:p>
          </table:table-cell>
          <table:table-cell office:value-type="float" office:value="0.0000000170165479485" calcext:value-type="float">
            <text:p>1.70165479485E-08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0173924932471703" calcext:value-type="float">
            <text:p>1.73924932471703E-05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173952580340142" calcext:value-type="float">
            <text:p>1.73952580340142E-06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1739553459057" calcext:value-type="float">
            <text:p>1.739553459057E-07</text:p>
          </table:table-cell>
          <table:table-cell office:value-type="float" office:value="0.22" calcext:value-type="float">
            <text:p>0.22</text:p>
          </table:table-cell>
          <table:table-cell office:value-type="float" office:value="0.00000001739556232394" calcext:value-type="float">
            <text:p>1.739556232394E-08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0177484497713578" calcext:value-type="float">
            <text:p>1.77484497713578E-05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177513476676213" calcext:value-type="float">
            <text:p>1.77513476676213E-06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17751637619551" calcext:value-type="float">
            <text:p>1.7751637619551E-07</text:p>
          </table:table-cell>
          <table:table-cell office:value-type="float" office:value="0.23" calcext:value-type="float">
            <text:p>0.23</text:p>
          </table:table-cell>
          <table:table-cell office:value-type="float" office:value="0.00000001775166657694" calcext:value-type="float">
            <text:p>1.775166657694E-08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0176090301341223" calcext:value-type="float">
            <text:p>1.76090301341223E-05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176119021749278" calcext:value-type="float">
            <text:p>1.76119021749278E-06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17612189037791" calcext:value-type="float">
            <text:p>1.7612189037791E-07</text:p>
          </table:table-cell>
          <table:table-cell office:value-type="float" office:value="0.24" calcext:value-type="float">
            <text:p>0.24</text:p>
          </table:table-cell>
          <table:table-cell office:value-type="float" office:value="0.000000017612218245" calcext:value-type="float">
            <text:p>1.7612218245E-08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0171949090332912" calcext:value-type="float">
            <text:p>1.71949090332912E-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17197045467654" calcext:value-type="float">
            <text:p>1.7197045467654E-06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17197259194468" calcext:value-type="float">
            <text:p>1.7197259194468E-07</text:p>
          </table:table-cell>
          <table:table-cell office:value-type="float" office:value="0.25" calcext:value-type="float">
            <text:p>0.25</text:p>
          </table:table-cell>
          <table:table-cell office:value-type="float" office:value="0.00000001719728048855" calcext:value-type="float">
            <text:p>1.719728048855E-08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0176210625117967" calcext:value-type="float">
            <text:p>1.76210625117967E-05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176234193549618" calcext:value-type="float">
            <text:p>1.76234193549618E-06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17623655068633" calcext:value-type="float">
            <text:p>1.7623655068633E-07</text:p>
          </table:table-cell>
          <table:table-cell office:value-type="float" office:value="0.26" calcext:value-type="float">
            <text:p>0.26</text:p>
          </table:table-cell>
          <table:table-cell office:value-type="float" office:value="0.00000001762367807245" calcext:value-type="float">
            <text:p>1.762367807245E-08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0180933358764346" calcext:value-type="float">
            <text:p>1.80933358764346E-05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180959490569954" calcext:value-type="float">
            <text:p>1.80959490569954E-06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18096210419039" calcext:value-type="float">
            <text:p>1.8096210419039E-07</text:p>
          </table:table-cell>
          <table:table-cell office:value-type="float" office:value="0.27" calcext:value-type="float">
            <text:p>0.27</text:p>
          </table:table-cell>
          <table:table-cell office:value-type="float" office:value="0.00000001809623717541" calcext:value-type="float">
            <text:p>1.809623717541E-08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0185706483857295" calcext:value-type="float">
            <text:p>1.85706483857295E-05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18573534290578" calcext:value-type="float">
            <text:p>1.8573534290578E-06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1857382292414" calcext:value-type="float">
            <text:p>1.857382292414E-07</text:p>
          </table:table-cell>
          <table:table-cell office:value-type="float" office:value="0.28" calcext:value-type="float">
            <text:p>0.28</text:p>
          </table:table-cell>
          <table:table-cell office:value-type="float" office:value="0.00000001857385178994" calcext:value-type="float">
            <text:p>1.857385178994E-08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0189144043345666" calcext:value-type="float">
            <text:p>1.89144043345666E-05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189175383709723" calcext:value-type="float">
            <text:p>1.89175383709723E-06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18917851839526" calcext:value-type="float">
            <text:p>1.8917851839526E-07</text:p>
          </table:table-cell>
          <table:table-cell office:value-type="float" office:value="0.29" calcext:value-type="float">
            <text:p>0.29</text:p>
          </table:table-cell>
          <table:table-cell office:value-type="float" office:value="0.00000001891788323363" calcext:value-type="float">
            <text:p>1.891788323363E-08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0186218101933474" calcext:value-type="float">
            <text:p>1.86218101933474E-05</text:p>
          </table:table-cell>
          <table:table-cell office:value-type="float" office:value="0.3" calcext:value-type="float">
            <text:p>0.3</text:p>
          </table:table-cell>
          <table:table-cell office:value-type="float" office:value="0.00000186249752800624" calcext:value-type="float">
            <text:p>1.86249752800624E-06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18625291834182" calcext:value-type="float">
            <text:p>1.8625291834182E-07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86253236963" calcext:value-type="float">
            <text:p>1.86253236963E-08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17745972237881" calcext:value-type="float">
            <text:p>1.7745972237881E-05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177489528540843" calcext:value-type="float">
            <text:p>1.77489528540843E-06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01774925104134" calcext:value-type="float">
            <text:p>1.774925104134E-07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001774928073891" calcext:value-type="float">
            <text:p>1.774928073891E-08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179426437287855" calcext:value-type="float">
            <text:p>1.79426437287855E-05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179452835058491" calcext:value-type="float">
            <text:p>1.79452835058491E-06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17945547736709" calcext:value-type="float">
            <text:p>1.7945547736709E-07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0001794557413781" calcext:value-type="float">
            <text:p>1.794557413781E-08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0182584989538714" calcext:value-type="float">
            <text:p>1.82584989538714E-05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182614034094364" calcext:value-type="float">
            <text:p>1.82614034094364E-06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018261693912614" calcext:value-type="float">
            <text:p>1.8261693912614E-07</text:p>
          </table:table-cell>
          <table:table-cell office:value-type="float" office:value="0.33" calcext:value-type="float">
            <text:p>0.33</text:p>
          </table:table-cell>
          <table:table-cell office:value-type="float" office:value="0.00000001826172346675" calcext:value-type="float">
            <text:p>1.826172346675E-08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0208108695297502" calcext:value-type="float">
            <text:p>2.08108695297502E-05</text:p>
          </table:table-cell>
          <table:table-cell office:value-type="float" office:value="0.34" calcext:value-type="float">
            <text:p>0.34</text:p>
          </table:table-cell>
          <table:table-cell office:value-type="float" office:value="0.00000208138940811718" calcext:value-type="float">
            <text:p>2.08138940811718E-06</text:p>
          </table:table-cell>
          <table:table-cell office:value-type="float" office:value="0.34" calcext:value-type="float">
            <text:p>0.34</text:p>
          </table:table-cell>
          <table:table-cell office:value-type="float" office:value="0.0000002081419597725" calcext:value-type="float">
            <text:p>2.081419597725E-07</text:p>
          </table:table-cell>
          <table:table-cell office:value-type="float" office:value="0.34" calcext:value-type="float">
            <text:p>0.34</text:p>
          </table:table-cell>
          <table:table-cell office:value-type="float" office:value="0.00000002081422619988" calcext:value-type="float">
            <text:p>2.081422619988E-08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0267609987250865" calcext:value-type="float">
            <text:p>2.67609987250865E-05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26765255337548" calcext:value-type="float">
            <text:p>2.6765255337548E-06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26765681996673" calcext:value-type="float">
            <text:p>2.6765681996673E-07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267657241214" calcext:value-type="float">
            <text:p>2.67657241214E-08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0334829527950324" calcext:value-type="float">
            <text:p>3.34829527950324E-05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0334886155465622" calcext:value-type="float">
            <text:p>3.34886155465622E-06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0033489181854669" calcext:value-type="float">
            <text:p>3.3489181854669E-07</text:p>
          </table:table-cell>
          <table:table-cell office:value-type="float" office:value="0.36" calcext:value-type="float">
            <text:p>0.36</text:p>
          </table:table-cell>
          <table:table-cell office:value-type="float" office:value="0.00000003348923894558" calcext:value-type="float">
            <text:p>3.348923894558E-08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0407548206339133" calcext:value-type="float">
            <text:p>4.07548206339133E-05</text:p>
          </table:table-cell>
          <table:table-cell office:value-type="float" office:value="0.37" calcext:value-type="float">
            <text:p>0.37</text:p>
          </table:table-cell>
          <table:table-cell office:value-type="float" office:value="0.000004076196786005" calcext:value-type="float">
            <text:p>4.076196786005E-06</text:p>
          </table:table-cell>
          <table:table-cell office:value-type="float" office:value="0.37" calcext:value-type="float">
            <text:p>0.37</text:p>
          </table:table-cell>
          <table:table-cell office:value-type="float" office:value="0.00000040762682781476" calcext:value-type="float">
            <text:p>4.0762682781476E-07</text:p>
          </table:table-cell>
          <table:table-cell office:value-type="float" office:value="0.37" calcext:value-type="float">
            <text:p>0.37</text:p>
          </table:table-cell>
          <table:table-cell office:value-type="float" office:value="0.00000004076275425027" calcext:value-type="float">
            <text:p>4.076275425027E-08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0484116844365228" calcext:value-type="float">
            <text:p>4.84116844365228E-05</text:p>
          </table:table-cell>
          <table:table-cell office:value-type="float" office:value="0.38" calcext:value-type="float">
            <text:p>0.38</text:p>
          </table:table-cell>
          <table:table-cell office:value-type="float" office:value="0.00000484202990147017" calcext:value-type="float">
            <text:p>4.84202990147017E-06</text:p>
          </table:table-cell>
          <table:table-cell office:value-type="float" office:value="0.38" calcext:value-type="float">
            <text:p>0.38</text:p>
          </table:table-cell>
          <table:table-cell office:value-type="float" office:value="0.00000048421160897015" calcext:value-type="float">
            <text:p>4.8421160897015E-07</text:p>
          </table:table-cell>
          <table:table-cell office:value-type="float" office:value="0.38" calcext:value-type="float">
            <text:p>0.38</text:p>
          </table:table-cell>
          <table:table-cell office:value-type="float" office:value="0.00000004842124671422" calcext:value-type="float">
            <text:p>4.842124671422E-08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0562964120661072" calcext:value-type="float">
            <text:p>5.62964120661072E-05</text:p>
          </table:table-cell>
          <table:table-cell office:value-type="float" office:value="0.39" calcext:value-type="float">
            <text:p>0.39</text:p>
          </table:table-cell>
          <table:table-cell office:value-type="float" office:value="0.00000563063318853938" calcext:value-type="float">
            <text:p>5.63063318853938E-06</text:p>
          </table:table-cell>
          <table:table-cell office:value-type="float" office:value="0.39" calcext:value-type="float">
            <text:p>0.39</text:p>
          </table:table-cell>
          <table:table-cell office:value-type="float" office:value="0.00000056307323878503" calcext:value-type="float">
            <text:p>5.6307323878503E-07</text:p>
          </table:table-cell>
          <table:table-cell office:value-type="float" office:value="0.39" calcext:value-type="float">
            <text:p>0.39</text:p>
          </table:table-cell>
          <table:table-cell office:value-type="float" office:value="0.00000005630742305347" calcext:value-type="float">
            <text:p>5.630742305347E-0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0642705176229197" calcext:value-type="float">
            <text:p>6.42705176229197E-05</text:p>
          </table:table-cell>
          <table:table-cell office:value-type="float" office:value="0.4" calcext:value-type="float">
            <text:p>0.4</text:p>
          </table:table-cell>
          <table:table-cell office:value-type="float" office:value="0.00000642814199286713" calcext:value-type="float">
            <text:p>6.42814199286713E-06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64282510324197" calcext:value-type="float">
            <text:p>6.4282510324197E-07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0642826189386" calcext:value-type="float">
            <text:p>6.42826189386E-08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0722608345964881" calcext:value-type="float">
            <text:p>7.22608345964881E-05</text:p>
          </table:table-cell>
          <table:table-cell office:value-type="float" office:value="0.41" calcext:value-type="float">
            <text:p>0.41</text:p>
          </table:table-cell>
          <table:table-cell office:value-type="float" office:value="0.00000722723068809546" calcext:value-type="float">
            <text:p>7.22723068809546E-06</text:p>
          </table:table-cell>
          <table:table-cell office:value-type="float" office:value="0.41" calcext:value-type="float">
            <text:p>0.41</text:p>
          </table:table-cell>
          <table:table-cell office:value-type="float" office:value="0.00000072273454162877" calcext:value-type="float">
            <text:p>7.2273454162877E-07</text:p>
          </table:table-cell>
          <table:table-cell office:value-type="float" office:value="0.41" calcext:value-type="float">
            <text:p>0.41</text:p>
          </table:table-cell>
          <table:table-cell office:value-type="float" office:value="0.00000007227356884126" calcext:value-type="float">
            <text:p>7.227356884126E-08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0802022831185684" calcext:value-type="float">
            <text:p>8.02022831185684E-05</text:p>
          </table:table-cell>
          <table:table-cell office:value-type="float" office:value="0.42" calcext:value-type="float">
            <text:p>0.42</text:p>
          </table:table-cell>
          <table:table-cell office:value-type="float" office:value="0.00000802137677218938" calcext:value-type="float">
            <text:p>8.02137677218938E-06</text:p>
          </table:table-cell>
          <table:table-cell office:value-type="float" office:value="0.42" calcext:value-type="float">
            <text:p>0.42</text:p>
          </table:table-cell>
          <table:table-cell office:value-type="float" office:value="0.0000008021491576004" calcext:value-type="float">
            <text:p>8.021491576004E-07</text:p>
          </table:table-cell>
          <table:table-cell office:value-type="float" office:value="0.42" calcext:value-type="float">
            <text:p>0.42</text:p>
          </table:table-cell>
          <table:table-cell office:value-type="float" office:value="0.00000008021503053895" calcext:value-type="float">
            <text:p>8.021503053895E-08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0879946255822367" calcext:value-type="float">
            <text:p>8.79946255822367E-05</text:p>
          </table:table-cell>
          <table:table-cell office:value-type="float" office:value="0.43" calcext:value-type="float">
            <text:p>0.43</text:p>
          </table:table-cell>
          <table:table-cell office:value-type="float" office:value="0.00000880052976569009" calcext:value-type="float">
            <text:p>8.80052976569009E-06</text:p>
          </table:table-cell>
          <table:table-cell office:value-type="float" office:value="0.43" calcext:value-type="float">
            <text:p>0.43</text:p>
          </table:table-cell>
          <table:table-cell office:value-type="float" office:value="0.00000088006364618578" calcext:value-type="float">
            <text:p>8.8006364618578E-07</text:p>
          </table:table-cell>
          <table:table-cell office:value-type="float" office:value="0.43" calcext:value-type="float">
            <text:p>0.43</text:p>
          </table:table-cell>
          <table:table-cell office:value-type="float" office:value="0.00000008800647151355" calcext:value-type="float">
            <text:p>8.800647151355E-08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0955800709201343" calcext:value-type="float">
            <text:p>9.55800709201343E-05</text:p>
          </table:table-cell>
          <table:table-cell office:value-type="float" office:value="0.44" calcext:value-type="float">
            <text:p>0.44</text:p>
          </table:table-cell>
          <table:table-cell office:value-type="float" office:value="0.0000095588767701546" calcext:value-type="float">
            <text:p>9.5588767701546E-06</text:p>
          </table:table-cell>
          <table:table-cell office:value-type="float" office:value="0.44" calcext:value-type="float">
            <text:p>0.44</text:p>
          </table:table-cell>
          <table:table-cell office:value-type="float" office:value="0.00000095589637000248" calcext:value-type="float">
            <text:p>9.5589637000248E-07</text:p>
          </table:table-cell>
          <table:table-cell office:value-type="float" office:value="0.44" calcext:value-type="float">
            <text:p>0.44</text:p>
          </table:table-cell>
          <table:table-cell office:value-type="float" office:value="0.00000009558972385512" calcext:value-type="float">
            <text:p>9.558972385512E-08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102390164145209" calcext:value-type="float">
            <text:p>0.000102390164145209</text:p>
          </table:table-cell>
          <table:table-cell office:value-type="float" office:value="0.45" calcext:value-type="float">
            <text:p>0.45</text:p>
          </table:table-cell>
          <table:table-cell office:value-type="float" office:value="0.0000102394298873532" calcext:value-type="float">
            <text:p>1.02394298873532E-05</text:p>
          </table:table-cell>
          <table:table-cell office:value-type="float" office:value="0.45" calcext:value-type="float">
            <text:p>0.45</text:p>
          </table:table-cell>
          <table:table-cell office:value-type="float" office:value="0.00000102394711777034" calcext:value-type="float">
            <text:p>1.02394711777034E-06</text:p>
          </table:table-cell>
          <table:table-cell office:value-type="float" office:value="0.45" calcext:value-type="float">
            <text:p>0.45</text:p>
          </table:table-cell>
          <table:table-cell office:value-type="float" office:value="0.00000010239475315865" calcext:value-type="float">
            <text:p>1.0239475315865E-07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105032475393051" calcext:value-type="float">
            <text:p>0.000105032475393051</text:p>
          </table:table-cell>
          <table:table-cell office:value-type="float" office:value="0.46" calcext:value-type="float">
            <text:p>0.46</text:p>
          </table:table-cell>
          <table:table-cell office:value-type="float" office:value="0.0000105009803495988" calcext:value-type="float">
            <text:p>1.05009803495988E-05</text:p>
          </table:table-cell>
          <table:table-cell office:value-type="float" office:value="0.46" calcext:value-type="float">
            <text:p>0.46</text:p>
          </table:table-cell>
          <table:table-cell office:value-type="float" office:value="0.00000105007526497595" calcext:value-type="float">
            <text:p>1.05007526497595E-06</text:p>
          </table:table-cell>
          <table:table-cell office:value-type="float" office:value="0.46" calcext:value-type="float">
            <text:p>0.46</text:p>
          </table:table-cell>
          <table:table-cell office:value-type="float" office:value="0.00000010500729849024" calcext:value-type="float">
            <text:p>1.0500729849024E-07</text:p>
          </table:table-cell>
          <table:table-cell table:number-columns-repeated="2"/>
        </table:table-row>
        <table:table-row table:style-name="ro1">
          <table:table-cell office:value-type="float" office:value="0.460625" calcext:value-type="float">
            <text:p>0.460625</text:p>
          </table:table-cell>
          <table:table-cell office:value-type="float" office:value="0.000104028098449813" calcext:value-type="float">
            <text:p>0.000104028098449813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0.0000103981566799144" calcext:value-type="float">
            <text:p>1.03981566799144E-05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0.00000103976854841838" calcext:value-type="float">
            <text:p>1.03976854841838E-06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0.00000010397638295036" calcext:value-type="float">
            <text:p>1.0397638295036E-07</text:p>
          </table:table-cell>
          <table:table-cell table:number-columns-repeated="2"/>
        </table:table-row>
        <table:table-row table:style-name="ro1">
          <table:table-cell office:value-type="float" office:value="0.46078125" calcext:value-type="float">
            <text:p>0.46078125</text:p>
          </table:table-cell>
          <table:table-cell office:value-type="float" office:value="0.000103475525320681" calcext:value-type="float">
            <text:p>0.000103475525320681</text:p>
          </table:table-cell>
          <table:table-cell office:value-type="float" office:value="0.46078125" calcext:value-type="float">
            <text:p>0.46078125</text:p>
          </table:table-cell>
          <table:table-cell office:value-type="float" office:value="0.000010340234021009" calcext:value-type="float">
            <text:p>1.0340234021009E-05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0.00000104667750483725" calcext:value-type="float">
            <text:p>1.04667750483725E-06</text:p>
          </table:table-cell>
          <table:table-cell office:value-type="float" office:value="0.46078125" calcext:value-type="float">
            <text:p>0.46078125</text:p>
          </table:table-cell>
          <table:table-cell office:value-type="float" office:value="0.00000010339405724234" calcext:value-type="float">
            <text:p>1.0339405724234E-07</text:p>
          </table:table-cell>
          <table:table-cell table:number-columns-repeated="2"/>
        </table:table-row>
        <table:table-row table:style-name="ro1">
          <table:table-cell office:value-type="float" office:value="0.460859375" calcext:value-type="float">
            <text:p>0.460859375</text:p>
          </table:table-cell>
          <table:table-cell office:value-type="float" office:value="0.000103003987853239" calcext:value-type="float">
            <text:p>0.000103003987853239</text:p>
          </table:table-cell>
          <table:table-cell office:value-type="float" office:value="0.460859375" calcext:value-type="float">
            <text:p>0.460859375</text:p>
          </table:table-cell>
          <table:table-cell office:value-type="float" office:value="0.0000102883715666919" calcext:value-type="float">
            <text:p>1.02883715666919E-05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00000106601263069608" calcext:value-type="float">
            <text:p>1.06601263069608E-06</text:p>
          </table:table-cell>
          <table:table-cell office:value-type="float" office:value="0.460859375" calcext:value-type="float">
            <text:p>0.460859375</text:p>
          </table:table-cell>
          <table:table-cell office:value-type="float" office:value="0.00000010286948110536" calcext:value-type="float">
            <text:p>1.0286948110536E-07</text:p>
          </table:table-cell>
          <table:table-cell table:number-columns-repeated="2"/>
        </table:table-row>
        <table:table-row table:style-name="ro1">
          <table:table-cell office:value-type="float" office:value="0.4608984375" calcext:value-type="float">
            <text:p>0.4608984375</text:p>
          </table:table-cell>
          <table:table-cell office:value-type="float" office:value="0.000102585444595404" calcext:value-type="float">
            <text:p>0.000102585444595404</text:p>
          </table:table-cell>
          <table:table-cell office:value-type="float" office:value="0.4608984375" calcext:value-type="float">
            <text:p>0.4608984375</text:p>
          </table:table-cell>
          <table:table-cell office:value-type="float" office:value="0.0000102318997170205" calcext:value-type="float">
            <text:p>1.02318997170205E-05</text:p>
          </table:table-cell>
          <table:table-cell office:value-type="float" office:value="0.465" calcext:value-type="float">
            <text:p>0.465</text:p>
          </table:table-cell>
          <table:table-cell office:value-type="float" office:value="0.00000110150962198334" calcext:value-type="float">
            <text:p>1.10150962198334E-06</text:p>
          </table:table-cell>
          <table:table-cell office:value-type="float" office:value="0.4608984375" calcext:value-type="float">
            <text:p>0.4608984375</text:p>
          </table:table-cell>
          <table:table-cell office:value-type="float" office:value="0.00000010227463370703" calcext:value-type="float">
            <text:p>1.0227463370703E-07</text:p>
          </table:table-cell>
          <table:table-cell table:number-columns-repeated="2"/>
        </table:table-row>
        <table:table-row table:style-name="ro1">
          <table:table-cell office:value-type="float" office:value="0.460908203125" calcext:value-type="float">
            <text:p>0.460908203125</text:p>
          </table:table-cell>
          <table:table-cell office:value-type="float" office:value="0.000102402027333417" calcext:value-type="float">
            <text:p>0.000102402027333417</text:p>
          </table:table-cell>
          <table:table-cell office:value-type="float" office:value="0.4609033203125" calcext:value-type="float">
            <text:p>0.4609033203125</text:p>
          </table:table-cell>
          <table:table-cell office:value-type="float" office:value="0.0000102218668939053" calcext:value-type="float">
            <text:p>1.02218668939053E-05</text:p>
          </table:table-cell>
          <table:table-cell office:value-type="float" office:value="0.47" calcext:value-type="float">
            <text:p>0.47</text:p>
          </table:table-cell>
          <table:table-cell office:value-type="float" office:value="0.00000116531530816496" calcext:value-type="float">
            <text:p>1.16531530816496E-06</text:p>
          </table:table-cell>
          <table:table-cell office:value-type="float" office:value="0.46090087890625" calcext:value-type="float">
            <text:p>0.46090087890625</text:p>
          </table:table-cell>
          <table:table-cell office:value-type="float" office:value="0.00000010222156224148" calcext:value-type="float">
            <text:p>1.0222156224148E-07</text:p>
          </table:table-cell>
          <table:table-cell table:number-columns-repeated="2"/>
        </table:table-row>
        <table:table-row table:style-name="ro1">
          <table:table-cell office:value-type="float" office:value="0.4609130859375" calcext:value-type="float">
            <text:p>0.4609130859375</text:p>
          </table:table-cell>
          <table:table-cell office:value-type="float" office:value="0.000102258505234327" calcext:value-type="float">
            <text:p>0.000102258505234327</text:p>
          </table:table-cell>
          <table:table-cell office:value-type="float" office:value="0.460908203125" calcext:value-type="float">
            <text:p>0.460908203125</text:p>
          </table:table-cell>
          <table:table-cell office:value-type="float" office:value="0.0000102206799861519" calcext:value-type="float">
            <text:p>1.02206799861519E-05</text:p>
          </table:table-cell>
          <table:table-cell office:value-type="float" office:value="0.48" calcext:value-type="float">
            <text:p>0.48</text:p>
          </table:table-cell>
          <table:table-cell office:value-type="float" office:value="0.00000127840556624896" calcext:value-type="float">
            <text:p>1.27840556624896E-06</text:p>
          </table:table-cell>
          <table:table-cell office:value-type="float" office:value="0.4609033203125" calcext:value-type="float">
            <text:p>0.4609033203125</text:p>
          </table:table-cell>
          <table:table-cell office:value-type="float" office:value="0.00000010221565198609" calcext:value-type="float">
            <text:p>1.0221565198609E-07</text:p>
          </table:table-cell>
          <table:table-cell table:number-columns-repeated="2"/>
        </table:table-row>
        <table:table-row table:style-name="ro1">
          <table:table-cell office:value-type="float" office:value="0.46091552734375" calcext:value-type="float">
            <text:p>0.46091552734375</text:p>
          </table:table-cell>
          <table:table-cell office:value-type="float" office:value="0.000102216529997483" calcext:value-type="float">
            <text:p>0.000102216529997483</text:p>
          </table:table-cell>
          <table:table-cell office:value-type="float" office:value="0.46091796875" calcext:value-type="float">
            <text:p>0.46091796875</text:p>
          </table:table-cell>
          <table:table-cell office:value-type="float" office:value="0.0000102182794175817" calcext:value-type="float">
            <text:p>1.02182794175817E-05</text:p>
          </table:table-cell>
          <table:table-cell office:value-type="float" office:value="0.49" calcext:value-type="float">
            <text:p>0.49</text:p>
          </table:table-cell>
          <table:table-cell office:value-type="float" office:value="0.00000137935757974668" calcext:value-type="float">
            <text:p>1.37935757974668E-06</text:p>
          </table:table-cell>
          <table:table-cell office:value-type="float" office:value="0.460908203125" calcext:value-type="float">
            <text:p>0.460908203125</text:p>
          </table:table-cell>
          <table:table-cell office:value-type="float" office:value="0.00000010220376642758" calcext:value-type="float">
            <text:p>1.0220376642758E-07</text:p>
          </table:table-cell>
          <table:table-cell table:number-columns-repeated="2"/>
        </table:table-row>
        <table:table-row table:style-name="ro1">
          <table:table-cell office:value-type="float" office:value="0.46091796875" calcext:value-type="float">
            <text:p>0.46091796875</text:p>
          </table:table-cell>
          <table:table-cell office:value-type="float" office:value="0.000102210573568028" calcext:value-type="float">
            <text:p>0.000102210573568028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0000102133675224725" calcext:value-type="float">
            <text:p>1.02133675224725E-05</text:p>
          </table:table-cell>
          <table:table-cell office:value-type="float" office:value="0.5" calcext:value-type="float">
            <text:p>0.5</text:p>
          </table:table-cell>
          <table:table-cell office:value-type="float" office:value="0.00000146665493894269" calcext:value-type="float">
            <text:p>1.46665493894269E-06</text:p>
          </table:table-cell>
          <table:table-cell office:value-type="float" office:value="0.46091796875" calcext:value-type="float">
            <text:p>0.46091796875</text:p>
          </table:table-cell>
          <table:table-cell office:value-type="float" office:value="0.00000010217972583704" calcext:value-type="float">
            <text:p>1.0217972583704E-07</text:p>
          </table:table-cell>
          <table:table-cell table:number-columns-repeated="2"/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0.000102162105163638" calcext:value-type="float">
            <text:p>0.000102162105163638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0.0000101029613842837" calcext:value-type="float">
            <text:p>1.01029613842837E-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0000150025671813623" calcext:value-type="float">
            <text:p>1.50025671813623E-06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00000010213053457252" calcext:value-type="float">
            <text:p>1.0213053457252E-07</text:p>
          </table:table-cell>
          <table:table-cell table:number-columns-repeated="2"/>
        </table:table-row>
        <table:table-row table:style-name="ro1">
          <table:table-cell office:value-type="float" office:value="0.46125" calcext:value-type="float">
            <text:p>0.46125</text:p>
          </table:table-cell>
          <table:table-cell office:value-type="float" office:value="0.000101078918175762" calcext:value-type="float">
            <text:p>0.000101078918175762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0000106598393460832" calcext:value-type="float">
            <text:p>1.06598393460832E-0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00000150923887347851" calcext:value-type="float">
            <text:p>1.50923887347851E-06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0.00000010102412897034" calcext:value-type="float">
            <text:p>1.0102412897034E-07</text:p>
          </table:table-cell>
          <table:table-cell table:number-columns-repeated="2"/>
        </table:table-row>
        <table:table-row table:style-name="ro1">
          <table:table-cell office:value-type="float" office:value="0.46140625" calcext:value-type="float">
            <text:p>0.46140625</text:p>
          </table:table-cell>
          <table:table-cell office:value-type="float" office:value="0.0000999089065307769" calcext:value-type="float">
            <text:p>9.99089065307769E-05</text:p>
          </table:table-cell>
          <table:table-cell office:value-type="float" office:value="0.465" calcext:value-type="float">
            <text:p>0.465</text:p>
          </table:table-cell>
          <table:table-cell office:value-type="float" office:value="0.0000110147866798566" calcext:value-type="float">
            <text:p>1.10147866798566E-05</text:p>
          </table:table-cell>
          <table:table-cell office:value-type="float" office:value="0.50875" calcext:value-type="float">
            <text:p>0.50875</text:p>
          </table:table-cell>
          <table:table-cell office:value-type="float" office:value="0.00000150482657683513" calcext:value-type="float">
            <text:p>1.50482657683513E-06</text:p>
          </table:table-cell>
          <table:table-cell office:value-type="float" office:value="0.46140625" calcext:value-type="float">
            <text:p>0.46140625</text:p>
          </table:table-cell>
          <table:table-cell office:value-type="float" office:value="0.00000009977614759439" calcext:value-type="float">
            <text:p>9.977614759439E-08</text:p>
          </table:table-cell>
          <table:table-cell table:number-columns-repeated="2"/>
        </table:table-row>
        <table:table-row table:style-name="ro1">
          <table:table-cell office:value-type="float" office:value="0.4614453125" calcext:value-type="float">
            <text:p>0.4614453125</text:p>
          </table:table-cell>
          <table:table-cell office:value-type="float" office:value="0.0000989491125462904" calcext:value-type="float">
            <text:p>9.89491125462904E-05</text:p>
          </table:table-cell>
          <table:table-cell office:value-type="float" office:value="0.47" calcext:value-type="float">
            <text:p>0.47</text:p>
          </table:table-cell>
          <table:table-cell office:value-type="float" office:value="0.0000116528093905291" calcext:value-type="float">
            <text:p>1.16528093905291E-05</text:p>
          </table:table-cell>
          <table:table-cell office:value-type="float" office:value="0.50890625" calcext:value-type="float">
            <text:p>0.50890625</text:p>
          </table:table-cell>
          <table:table-cell office:value-type="float" office:value="0.00000150191376563312" calcext:value-type="float">
            <text:p>1.50191376563312E-06</text:p>
          </table:table-cell>
          <table:table-cell office:value-type="float" office:value="0.46142578125" calcext:value-type="float">
            <text:p>0.46142578125</text:p>
          </table:table-cell>
          <table:table-cell office:value-type="float" office:value="0.00000009940477116582" calcext:value-type="float">
            <text:p>9.940477116582E-08</text:p>
          </table:table-cell>
          <table:table-cell table:number-columns-repeated="2"/>
        </table:table-row>
        <table:table-row table:style-name="ro1">
          <table:table-cell office:value-type="float" office:value="0.461445617675782" calcext:value-type="float">
            <text:p>0.461445617675782</text:p>
          </table:table-cell>
          <table:table-cell office:value-type="float" office:value="0.0000989048957234429" calcext:value-type="float">
            <text:p>9.89048957234429E-05</text:p>
          </table:table-cell>
          <table:table-cell office:value-type="float" office:value="0.48" calcext:value-type="float">
            <text:p>0.48</text:p>
          </table:table-cell>
          <table:table-cell office:value-type="float" office:value="0.0000127836591977879" calcext:value-type="float">
            <text:p>1.27836591977879E-05</text:p>
          </table:table-cell>
          <table:table-cell office:value-type="float" office:value="0.508984375" calcext:value-type="float">
            <text:p>0.508984375</text:p>
          </table:table-cell>
          <table:table-cell office:value-type="float" office:value="0.00000149925196028827" calcext:value-type="float">
            <text:p>1.49925196028827E-06</text:p>
          </table:table-cell>
          <table:table-cell office:value-type="float" office:value="0.461435546875" calcext:value-type="float">
            <text:p>0.461435546875</text:p>
          </table:table-cell>
          <table:table-cell office:value-type="float" office:value="0.00000009903546191997" calcext:value-type="float">
            <text:p>9.903546191997E-08</text:p>
          </table:table-cell>
          <table:table-cell table:number-columns-repeated="2"/>
        </table:table-row>
        <table:table-row table:style-name="ro1">
          <table:table-cell office:value-type="float" office:value="0.461445770263672" calcext:value-type="float">
            <text:p>0.461445770263672</text:p>
          </table:table-cell>
          <table:table-cell office:value-type="float" office:value="0.0000988714116626426" calcext:value-type="float">
            <text:p>9.88714116626426E-05</text:p>
          </table:table-cell>
          <table:table-cell office:value-type="float" office:value="0.49" calcext:value-type="float">
            <text:p>0.49</text:p>
          </table:table-cell>
          <table:table-cell office:value-type="float" office:value="0.0000137931366464656" calcext:value-type="float">
            <text:p>1.37931366464656E-05</text:p>
          </table:table-cell>
          <table:table-cell office:value-type="float" office:value="0.5090234375" calcext:value-type="float">
            <text:p>0.5090234375</text:p>
          </table:table-cell>
          <table:table-cell office:value-type="float" office:value="0.00000149675309894363" calcext:value-type="float">
            <text:p>1.49675309894363E-06</text:p>
          </table:table-cell>
          <table:table-cell office:value-type="float" office:value="0.461436767578125" calcext:value-type="float">
            <text:p>0.461436767578125</text:p>
          </table:table-cell>
          <table:table-cell office:value-type="float" office:value="0.0000000989237340816" calcext:value-type="float">
            <text:p>9.89237340816E-08</text:p>
          </table:table-cell>
          <table:table-cell table:number-columns-repeated="2"/>
        </table:table-row>
        <table:table-row table:style-name="ro1">
          <table:table-cell office:value-type="float" office:value="0.461445846557617" calcext:value-type="float">
            <text:p>0.461445846557617</text:p>
          </table:table-cell>
          <table:table-cell office:value-type="float" office:value="0.0000988433524058395" calcext:value-type="float">
            <text:p>9.88433524058395E-05</text:p>
          </table:table-cell>
          <table:table-cell office:value-type="float" office:value="0.5" calcext:value-type="float">
            <text:p>0.5</text:p>
          </table:table-cell>
          <table:table-cell office:value-type="float" office:value="0.0000146660794661983" calcext:value-type="float">
            <text:p>1.46660794661983E-05</text:p>
          </table:table-cell>
          <table:table-cell office:value-type="float" office:value="0.509033203125" calcext:value-type="float">
            <text:p>0.509033203125</text:p>
          </table:table-cell>
          <table:table-cell office:value-type="float" office:value="0.00000149559348631281" calcext:value-type="float">
            <text:p>1.49559348631281E-06</text:p>
          </table:table-cell>
          <table:table-cell office:value-type="float" office:value="0.461437072753906" calcext:value-type="float">
            <text:p>0.461437072753906</text:p>
          </table:table-cell>
          <table:table-cell office:value-type="float" office:value="0.00000009887237975423" calcext:value-type="float">
            <text:p>9.887237975423E-08</text:p>
          </table:table-cell>
          <table:table-cell table:number-columns-repeated="2"/>
        </table:table-row>
        <table:table-row table:style-name="ro1">
          <table:table-cell office:value-type="float" office:value="0.461445865631104" calcext:value-type="float">
            <text:p>0.461445865631104</text:p>
          </table:table-cell>
          <table:table-cell office:value-type="float" office:value="0.0000988307493650449" calcext:value-type="float">
            <text:p>9.88307493650449E-0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000150020951534741" calcext:value-type="float">
            <text:p>1.50020951534741E-05</text:p>
          </table:table-cell>
          <table:table-cell office:value-type="float" office:value="0.5090380859375" calcext:value-type="float">
            <text:p>0.5090380859375</text:p>
          </table:table-cell>
          <table:table-cell office:value-type="float" office:value="0.00000149459506646465" calcext:value-type="float">
            <text:p>1.49459506646465E-06</text:p>
          </table:table-cell>
          <table:table-cell office:value-type="float" office:value="0.461437225341797" calcext:value-type="float">
            <text:p>0.461437225341797</text:p>
          </table:table-cell>
          <table:table-cell office:value-type="float" office:value="0.00000009881677289813" calcext:value-type="float">
            <text:p>9.881677289813E-08</text:p>
          </table:table-cell>
          <table:table-cell table:number-columns-repeated="2"/>
        </table:table-row>
        <table:table-row table:style-name="ro1">
          <table:table-cell office:value-type="float" office:value="0.461445875167847" calcext:value-type="float">
            <text:p>0.461445875167847</text:p>
          </table:table-cell>
          <table:table-cell office:value-type="float" office:value="0.00009881855226832" calcext:value-type="float">
            <text:p>9.881855226832E-0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00001509193065822" calcext:value-type="float">
            <text:p>1.509193065822E-05</text:p>
          </table:table-cell>
          <table:table-cell office:value-type="float" office:value="0.509039306640625" calcext:value-type="float">
            <text:p>0.509039306640625</text:p>
          </table:table-cell>
          <table:table-cell office:value-type="float" office:value="0.00000149414926620741" calcext:value-type="float">
            <text:p>1.49414926620741E-06</text:p>
          </table:table-cell>
          <table:table-cell office:value-type="float" office:value="0.46143723487854" calcext:value-type="float">
            <text:p>0.46143723487854</text:p>
          </table:table-cell>
          <table:table-cell office:value-type="float" office:value="0.00000009880305883282" calcext:value-type="float">
            <text:p>9.880305883282E-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0875" calcext:value-type="float">
            <text:p>0.50875</text:p>
          </table:table-cell>
          <table:table-cell office:value-type="float" office:value="0.000015047849129902" calcext:value-type="float">
            <text:p>1.5047849129902E-05</text:p>
          </table:table-cell>
          <table:table-cell office:value-type="float" office:value="0.509039916992188" calcext:value-type="float">
            <text:p>0.509039916992188</text:p>
          </table:table-cell>
          <table:table-cell office:value-type="float" office:value="0.00000149376036593438" calcext:value-type="float">
            <text:p>1.49376036593438E-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890625" calcext:value-type="float">
            <text:p>0.50890625</text:p>
          </table:table-cell>
          <table:table-cell office:value-type="float" office:value="0.0000150187487863269" calcext:value-type="float">
            <text:p>1.50187487863269E-05</text:p>
          </table:table-cell>
          <table:table-cell office:value-type="float" office:value="0.509040069580078" calcext:value-type="float">
            <text:p>0.509040069580078</text:p>
          </table:table-cell>
          <table:table-cell office:value-type="float" office:value="0.00000149356402054327" calcext:value-type="float">
            <text:p>1.49356402054327E-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8984375" calcext:value-type="float">
            <text:p>0.508984375</text:p>
          </table:table-cell>
          <table:table-cell office:value-type="float" office:value="0.0000149921741613116" calcext:value-type="float">
            <text:p>1.49921741613116E-05</text:p>
          </table:table-cell>
          <table:table-cell office:value-type="float" office:value="0.509040107727051" calcext:value-type="float">
            <text:p>0.509040107727051</text:p>
          </table:table-cell>
          <table:table-cell office:value-type="float" office:value="0.0000014934652983256" calcext:value-type="float">
            <text:p>1.4934652983256E-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90234375" calcext:value-type="float">
            <text:p>0.5090234375</text:p>
          </table:table-cell>
          <table:table-cell office:value-type="float" office:value="0.0000149672808890775" calcext:value-type="float">
            <text:p>1.49672808890775E-05</text:p>
          </table:table-cell>
          <table:table-cell office:value-type="float" office:value="0.509040117263794" calcext:value-type="float">
            <text:p>0.509040117263794</text:p>
          </table:table-cell>
          <table:table-cell office:value-type="float" office:value="0.00000149341563759882" calcext:value-type="float">
            <text:p>1.49341563759882E-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9033203125" calcext:value-type="float">
            <text:p>0.509033203125</text:p>
          </table:table-cell>
          <table:table-cell office:value-type="float" office:value="0.0000149557976278684" calcext:value-type="float">
            <text:p>1.49557976278684E-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80859375" calcext:value-type="float">
            <text:p>0.5090380859375</text:p>
          </table:table-cell>
          <table:table-cell office:value-type="float" office:value="0.0000149460714271484" calcext:value-type="float">
            <text:p>1.49460714271484E-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9306640625" calcext:value-type="float">
            <text:p>0.509039306640625</text:p>
          </table:table-cell>
          <table:table-cell office:value-type="float" office:value="0.0000149419184249903" calcext:value-type="float">
            <text:p>1.49419184249903E-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9916992188" calcext:value-type="float">
            <text:p>0.509039916992188</text:p>
          </table:table-cell>
          <table:table-cell office:value-type="float" office:value="0.0000149387009696425" calcext:value-type="float">
            <text:p>1.49387009696425E-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222167969" calcext:value-type="float">
            <text:p>0.509040222167969</text:p>
          </table:table-cell>
          <table:table-cell office:value-type="float" office:value="0.0000149358365605994" calcext:value-type="float">
            <text:p>1.49358365605994E-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298461914" calcext:value-type="float">
            <text:p>0.509040298461914</text:p>
          </table:table-cell>
          <table:table-cell office:value-type="float" office:value="0.0000149341930472771" calcext:value-type="float">
            <text:p>1.49341930472771E-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307998657" calcext:value-type="float">
            <text:p>0.509040307998657</text:p>
          </table:table-cell>
          <table:table-cell office:value-type="float" office:value="0.0000149336583422466" calcext:value-type="float">
            <text:p>1.49336583422466E-05</text:p>
          </table:table-cell>
          <table:table-cell table:number-columns-repeated="6"/>
        </table:table-row>
      </table:table>
      <table:table table:name="sumFx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_n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x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.09570147946157E-019" calcext:value-type="float">
            <text:p>2.09570147946157E-19</text:p>
          </table:table-cell>
          <table:table-cell office:value-type="float" office:value="0.01" calcext:value-type="float">
            <text:p>0.01</text:p>
          </table:table-cell>
          <table:table-cell office:value-type="float" office:value="2.09570147946157E-019" calcext:value-type="float">
            <text:p>2.09570147946157E-19</text:p>
          </table:table-cell>
          <table:table-cell office:value-type="float" office:value="0.01" calcext:value-type="float">
            <text:p>0.01</text:p>
          </table:table-cell>
          <table:table-cell office:value-type="float" office:value="2.09570147946157E-019" calcext:value-type="float">
            <text:p>2.09570147946157E-19</text:p>
          </table:table-cell>
          <table:table-cell office:value-type="float" office:value="0.01" calcext:value-type="float">
            <text:p>0.01</text:p>
          </table:table-cell>
          <table:table-cell office:value-type="float" office:value="2.09570147946157E-019" calcext:value-type="float">
            <text:p>2.09570147946157E-19</text:p>
          </table:table-cell>
          <table:table-cell office:value-type="float" office:value="0.01" calcext:value-type="float">
            <text:p>0.01</text:p>
          </table:table-cell>
          <table:table-cell office:value-type="float" office:value="2.09570147946157E-019" calcext:value-type="float">
            <text:p>2.09570147946157E-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.60949401990407E-019" calcext:value-type="float">
            <text:p>2.60949401990407E-19</text:p>
          </table:table-cell>
          <table:table-cell office:value-type="float" office:value="0.02" calcext:value-type="float">
            <text:p>0.02</text:p>
          </table:table-cell>
          <table:table-cell office:value-type="float" office:value="2.60949401990407E-019" calcext:value-type="float">
            <text:p>2.60949401990407E-19</text:p>
          </table:table-cell>
          <table:table-cell office:value-type="float" office:value="0.02" calcext:value-type="float">
            <text:p>0.02</text:p>
          </table:table-cell>
          <table:table-cell office:value-type="float" office:value="2.60949401990407E-019" calcext:value-type="float">
            <text:p>2.60949401990407E-19</text:p>
          </table:table-cell>
          <table:table-cell office:value-type="float" office:value="0.02" calcext:value-type="float">
            <text:p>0.02</text:p>
          </table:table-cell>
          <table:table-cell office:value-type="float" office:value="2.60949401990407E-019" calcext:value-type="float">
            <text:p>2.60949401990407E-19</text:p>
          </table:table-cell>
          <table:table-cell office:value-type="float" office:value="0.02" calcext:value-type="float">
            <text:p>0.02</text:p>
          </table:table-cell>
          <table:table-cell office:value-type="float" office:value="2.60949401990407E-019" calcext:value-type="float">
            <text:p>2.60949401990407E-19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3.27620274120273E-019" calcext:value-type="float">
            <text:p>3.27620274120273E-19</text:p>
          </table:table-cell>
          <table:table-cell office:value-type="float" office:value="0.03" calcext:value-type="float">
            <text:p>0.03</text:p>
          </table:table-cell>
          <table:table-cell office:value-type="float" office:value="3.27620274120273E-019" calcext:value-type="float">
            <text:p>3.27620274120273E-19</text:p>
          </table:table-cell>
          <table:table-cell office:value-type="float" office:value="0.03" calcext:value-type="float">
            <text:p>0.03</text:p>
          </table:table-cell>
          <table:table-cell office:value-type="float" office:value="3.27620274120273E-019" calcext:value-type="float">
            <text:p>3.27620274120273E-19</text:p>
          </table:table-cell>
          <table:table-cell office:value-type="float" office:value="0.03" calcext:value-type="float">
            <text:p>0.03</text:p>
          </table:table-cell>
          <table:table-cell office:value-type="float" office:value="3.27620274120273E-019" calcext:value-type="float">
            <text:p>3.27620274120273E-19</text:p>
          </table:table-cell>
          <table:table-cell office:value-type="float" office:value="0.03" calcext:value-type="float">
            <text:p>0.03</text:p>
          </table:table-cell>
          <table:table-cell office:value-type="float" office:value="3.27620274120273E-019" calcext:value-type="float">
            <text:p>3.27620274120273E-1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.56365309139094E-019" calcext:value-type="float">
            <text:p>3.56365309139094E-19</text:p>
          </table:table-cell>
          <table:table-cell office:value-type="float" office:value="0.04" calcext:value-type="float">
            <text:p>0.04</text:p>
          </table:table-cell>
          <table:table-cell office:value-type="float" office:value="3.56365309139094E-019" calcext:value-type="float">
            <text:p>3.56365309139094E-19</text:p>
          </table:table-cell>
          <table:table-cell office:value-type="float" office:value="0.04" calcext:value-type="float">
            <text:p>0.04</text:p>
          </table:table-cell>
          <table:table-cell office:value-type="float" office:value="3.56365309139094E-019" calcext:value-type="float">
            <text:p>3.56365309139094E-19</text:p>
          </table:table-cell>
          <table:table-cell office:value-type="float" office:value="0.04" calcext:value-type="float">
            <text:p>0.04</text:p>
          </table:table-cell>
          <table:table-cell office:value-type="float" office:value="3.56365309139094E-019" calcext:value-type="float">
            <text:p>3.56365309139094E-19</text:p>
          </table:table-cell>
          <table:table-cell office:value-type="float" office:value="0.04" calcext:value-type="float">
            <text:p>0.04</text:p>
          </table:table-cell>
          <table:table-cell office:value-type="float" office:value="3.56365309139094E-019" calcext:value-type="float">
            <text:p>3.56365309139094E-1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3.08928461397454E-019" calcext:value-type="float">
            <text:p>3.08928461397454E-19</text:p>
          </table:table-cell>
          <table:table-cell office:value-type="float" office:value="0.05" calcext:value-type="float">
            <text:p>0.05</text:p>
          </table:table-cell>
          <table:table-cell office:value-type="float" office:value="3.08928461397454E-019" calcext:value-type="float">
            <text:p>3.08928461397454E-19</text:p>
          </table:table-cell>
          <table:table-cell office:value-type="float" office:value="0.05" calcext:value-type="float">
            <text:p>0.05</text:p>
          </table:table-cell>
          <table:table-cell office:value-type="float" office:value="3.08928461397454E-019" calcext:value-type="float">
            <text:p>3.08928461397454E-19</text:p>
          </table:table-cell>
          <table:table-cell office:value-type="float" office:value="0.05" calcext:value-type="float">
            <text:p>0.05</text:p>
          </table:table-cell>
          <table:table-cell office:value-type="float" office:value="3.08928461397454E-019" calcext:value-type="float">
            <text:p>3.08928461397454E-19</text:p>
          </table:table-cell>
          <table:table-cell office:value-type="float" office:value="0.05" calcext:value-type="float">
            <text:p>0.05</text:p>
          </table:table-cell>
          <table:table-cell office:value-type="float" office:value="3.08928461397454E-019" calcext:value-type="float">
            <text:p>3.08928461397454E-19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.42922097116544E-019" calcext:value-type="float">
            <text:p>3.42922097116544E-19</text:p>
          </table:table-cell>
          <table:table-cell office:value-type="float" office:value="0.06" calcext:value-type="float">
            <text:p>0.06</text:p>
          </table:table-cell>
          <table:table-cell office:value-type="float" office:value="3.42922097116544E-019" calcext:value-type="float">
            <text:p>3.42922097116544E-19</text:p>
          </table:table-cell>
          <table:table-cell office:value-type="float" office:value="0.06" calcext:value-type="float">
            <text:p>0.06</text:p>
          </table:table-cell>
          <table:table-cell office:value-type="float" office:value="3.42922097116544E-019" calcext:value-type="float">
            <text:p>3.42922097116544E-19</text:p>
          </table:table-cell>
          <table:table-cell office:value-type="float" office:value="0.06" calcext:value-type="float">
            <text:p>0.06</text:p>
          </table:table-cell>
          <table:table-cell office:value-type="float" office:value="3.42922097116544E-019" calcext:value-type="float">
            <text:p>3.42922097116544E-19</text:p>
          </table:table-cell>
          <table:table-cell office:value-type="float" office:value="0.06" calcext:value-type="float">
            <text:p>0.06</text:p>
          </table:table-cell>
          <table:table-cell office:value-type="float" office:value="3.42922097116544E-019" calcext:value-type="float">
            <text:p>3.42922097116544E-1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2.69253019112777E-019" calcext:value-type="float">
            <text:p>2.69253019112777E-19</text:p>
          </table:table-cell>
          <table:table-cell office:value-type="float" office:value="0.07" calcext:value-type="float">
            <text:p>0.07</text:p>
          </table:table-cell>
          <table:table-cell office:value-type="float" office:value="2.69253019112777E-019" calcext:value-type="float">
            <text:p>2.69253019112777E-19</text:p>
          </table:table-cell>
          <table:table-cell office:value-type="float" office:value="0.07" calcext:value-type="float">
            <text:p>0.07</text:p>
          </table:table-cell>
          <table:table-cell office:value-type="float" office:value="2.69253019112777E-019" calcext:value-type="float">
            <text:p>2.69253019112777E-19</text:p>
          </table:table-cell>
          <table:table-cell office:value-type="float" office:value="0.07" calcext:value-type="float">
            <text:p>0.07</text:p>
          </table:table-cell>
          <table:table-cell office:value-type="float" office:value="2.69253019112777E-019" calcext:value-type="float">
            <text:p>2.69253019112777E-19</text:p>
          </table:table-cell>
          <table:table-cell office:value-type="float" office:value="0.07" calcext:value-type="float">
            <text:p>0.07</text:p>
          </table:table-cell>
          <table:table-cell office:value-type="float" office:value="2.69253019112777E-019" calcext:value-type="float">
            <text:p>2.69253019112777E-1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74433977781285E-019" calcext:value-type="float">
            <text:p>3.74433977781285E-19</text:p>
          </table:table-cell>
          <table:table-cell office:value-type="float" office:value="0.08" calcext:value-type="float">
            <text:p>0.08</text:p>
          </table:table-cell>
          <table:table-cell office:value-type="float" office:value="3.74433977781285E-019" calcext:value-type="float">
            <text:p>3.74433977781285E-19</text:p>
          </table:table-cell>
          <table:table-cell office:value-type="float" office:value="0.08" calcext:value-type="float">
            <text:p>0.08</text:p>
          </table:table-cell>
          <table:table-cell office:value-type="float" office:value="3.74433977781285E-019" calcext:value-type="float">
            <text:p>3.74433977781285E-19</text:p>
          </table:table-cell>
          <table:table-cell office:value-type="float" office:value="0.08" calcext:value-type="float">
            <text:p>0.08</text:p>
          </table:table-cell>
          <table:table-cell office:value-type="float" office:value="3.74433977781285E-019" calcext:value-type="float">
            <text:p>3.74433977781285E-19</text:p>
          </table:table-cell>
          <table:table-cell office:value-type="float" office:value="0.08" calcext:value-type="float">
            <text:p>0.08</text:p>
          </table:table-cell>
          <table:table-cell office:value-type="float" office:value="3.74433977781285E-019" calcext:value-type="float">
            <text:p>3.74433977781285E-1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.3554837917681E-019" calcext:value-type="float">
            <text:p>4.3554837917681E-19</text:p>
          </table:table-cell>
          <table:table-cell office:value-type="float" office:value="0.09" calcext:value-type="float">
            <text:p>0.09</text:p>
          </table:table-cell>
          <table:table-cell office:value-type="float" office:value="4.3554837917681E-019" calcext:value-type="float">
            <text:p>4.3554837917681E-19</text:p>
          </table:table-cell>
          <table:table-cell office:value-type="float" office:value="0.09" calcext:value-type="float">
            <text:p>0.09</text:p>
          </table:table-cell>
          <table:table-cell office:value-type="float" office:value="4.3554837917681E-019" calcext:value-type="float">
            <text:p>4.3554837917681E-19</text:p>
          </table:table-cell>
          <table:table-cell office:value-type="float" office:value="0.09" calcext:value-type="float">
            <text:p>0.09</text:p>
          </table:table-cell>
          <table:table-cell office:value-type="float" office:value="4.3554837917681E-019" calcext:value-type="float">
            <text:p>4.3554837917681E-19</text:p>
          </table:table-cell>
          <table:table-cell office:value-type="float" office:value="0.09" calcext:value-type="float">
            <text:p>0.09</text:p>
          </table:table-cell>
          <table:table-cell office:value-type="float" office:value="4.3554837917681E-019" calcext:value-type="float">
            <text:p>4.3554837917681E-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00000000011643912" calcext:value-type="float">
            <text:p>-1.1643912E-13</text:p>
          </table:table-cell>
          <table:table-cell office:value-type="float" office:value="0.1" calcext:value-type="float">
            <text:p>0.1</text:p>
          </table:table-cell>
          <table:table-cell office:value-type="float" office:value="-0.00000000000011660108" calcext:value-type="float">
            <text:p>-1.1660108E-13</text:p>
          </table:table-cell>
          <table:table-cell office:value-type="float" office:value="0.1" calcext:value-type="float">
            <text:p>0.1</text:p>
          </table:table-cell>
          <table:table-cell office:value-type="float" office:value="-0.00000000000011661725" calcext:value-type="float">
            <text:p>-1.1661725E-13</text:p>
          </table:table-cell>
          <table:table-cell office:value-type="float" office:value="0.1" calcext:value-type="float">
            <text:p>0.1</text:p>
          </table:table-cell>
          <table:table-cell office:value-type="float" office:value="1.34678238613434E-019" calcext:value-type="float">
            <text:p>1.34678238613434E-19</text:p>
          </table:table-cell>
          <table:table-cell office:value-type="float" office:value="0.0925" calcext:value-type="float">
            <text:p>0.0925</text:p>
          </table:table-cell>
          <table:table-cell office:value-type="float" office:value="2.62303189070168E-020" calcext:value-type="float">
            <text:p>2.62303189070168E-2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00151511717800807" calcext:value-type="float">
            <text:p>-1.51511717800807E-06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015148774616505" calcext:value-type="float">
            <text:p>-1.5148774616505E-06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0151481893827557" calcext:value-type="float">
            <text:p>-1.51481893827557E-06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00151481622515056" calcext:value-type="float">
            <text:p>-1.51481622515056E-06</text:p>
          </table:table-cell>
          <table:table-cell office:value-type="float" office:value="0.09265625" calcext:value-type="float">
            <text:p>0.09265625</text:p>
          </table:table-cell>
          <table:table-cell office:value-type="float" office:value="2.27148022675043E-019" calcext:value-type="float">
            <text:p>2.27148022675043E-1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00327125714541648" calcext:value-type="float">
            <text:p>-3.27125714541648E-06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0327095059821873" calcext:value-type="float">
            <text:p>-3.27095059821873E-06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0327091992879505" calcext:value-type="float">
            <text:p>-3.27091992879505E-06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0032709168616659" calcext:value-type="float">
            <text:p>-3.2709168616659E-06</text:p>
          </table:table-cell>
          <table:table-cell office:value-type="float" office:value="0.092734375" calcext:value-type="float">
            <text:p>0.092734375</text:p>
          </table:table-cell>
          <table:table-cell office:value-type="float" office:value="3.64959903729671E-020" calcext:value-type="float">
            <text:p>3.64959903729671E-2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000508057374634923" calcext:value-type="float">
            <text:p>-5.08057374634923E-0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0508023452187311" calcext:value-type="float">
            <text:p>-5.08023452187311E-0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0508020058078902" calcext:value-type="float">
            <text:p>-5.08020058078902E-06</text:p>
          </table:table-cell>
          <table:table-cell office:value-type="float" office:value="0.13" calcext:value-type="float">
            <text:p>0.13</text:p>
          </table:table-cell>
          <table:table-cell office:value-type="float" office:value="-0.00000508019718645503" calcext:value-type="float">
            <text:p>-5.08019718645503E-06</text:p>
          </table:table-cell>
          <table:table-cell office:value-type="float" office:value="0.0927734375" calcext:value-type="float">
            <text:p>0.0927734375</text:p>
          </table:table-cell>
          <table:table-cell office:value-type="float" office:value="-1.66514650144678E-019" calcext:value-type="float">
            <text:p>-1.66514650144678E-1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000694332273180743" calcext:value-type="float">
            <text:p>-6.94332273180743E-06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0694295389251252" calcext:value-type="float">
            <text:p>-6.94295389251252E-06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0694291698595963" calcext:value-type="float">
            <text:p>-6.94291698595963E-06</text:p>
          </table:table-cell>
          <table:table-cell office:value-type="float" office:value="0.14" calcext:value-type="float">
            <text:p>0.14</text:p>
          </table:table-cell>
          <table:table-cell office:value-type="float" office:value="-0.00000694291329503955" calcext:value-type="float">
            <text:p>-6.94291329503955E-06</text:p>
          </table:table-cell>
          <table:table-cell office:value-type="float" office:value="0.09279296875" calcext:value-type="float">
            <text:p>0.09279296875</text:p>
          </table:table-cell>
          <table:table-cell office:value-type="float" office:value="-3.16678160181552E-020" calcext:value-type="float">
            <text:p>-3.16678160181552E-2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000885973984634912" calcext:value-type="float">
            <text:p>-8.85973984634912E-06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0885934486604456" calcext:value-type="float">
            <text:p>-8.85934486604456E-06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0885930534136446" calcext:value-type="float">
            <text:p>-8.85930534136446E-06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00885930138859356" calcext:value-type="float">
            <text:p>-8.85930138859356E-06</text:p>
          </table:table-cell>
          <table:table-cell office:value-type="float" office:value="0.0927978515625" calcext:value-type="float">
            <text:p>0.0927978515625</text:p>
          </table:table-cell>
          <table:table-cell office:value-type="float" office:value="-4.50218869384002E-020" calcext:value-type="float">
            <text:p>-4.50218869384002E-2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108300393624008" calcext:value-type="float">
            <text:p>-1.08300393624008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108296221584582" calcext:value-type="float">
            <text:p>-1.08296221584582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108295804073645" calcext:value-type="float">
            <text:p>-1.08295804073645E-05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0108295762319097" calcext:value-type="float">
            <text:p>-1.08295762319097E-05</text:p>
          </table:table-cell>
          <table:table-cell office:value-type="float" office:value="0.092799072265625" calcext:value-type="float">
            <text:p>0.092799072265625</text:p>
          </table:table-cell>
          <table:table-cell office:value-type="float" office:value="-6.94837563162539E-020" calcext:value-type="float">
            <text:p>-6.94837563162539E-2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00128544124419656" calcext:value-type="float">
            <text:p>-1.28544124419656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128539774095611" calcext:value-type="float">
            <text:p>-1.28539774095611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128539338715625" calcext:value-type="float">
            <text:p>-1.28539338715625E-05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0128539295173766" calcext:value-type="float">
            <text:p>-1.28539295173766E-05</text:p>
          </table:table-cell>
          <table:table-cell office:value-type="float" office:value="0.0927996826171875" calcext:value-type="float">
            <text:p>0.0927996826171875</text:p>
          </table:table-cell>
          <table:table-cell office:value-type="float" office:value="2.42780169272077E-019" calcext:value-type="float">
            <text:p>2.42780169272077E-1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00149330253984836" calcext:value-type="float">
            <text:p>-1.49330253984836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149325774469994" calcext:value-type="float">
            <text:p>-1.49325774469994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149325326130473" calcext:value-type="float">
            <text:p>-1.49325326130473E-05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0149325281292275" calcext:value-type="float">
            <text:p>-1.49325281292275E-05</text:p>
          </table:table-cell>
          <table:table-cell office:value-type="float" office:value="0.0927999877929688" calcext:value-type="float">
            <text:p>0.0927999877929688</text:p>
          </table:table-cell>
          <table:table-cell office:value-type="float" office:value="1.71029916307471E-019" calcext:value-type="float">
            <text:p>1.71029916307471E-1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00170660178528639" calcext:value-type="float">
            <text:p>-1.70660178528639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17065562444555" calcext:value-type="float">
            <text:p>-1.7065562444555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170655168609074" calcext:value-type="float">
            <text:p>-1.70655168609074E-05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0170655123020786" calcext:value-type="float">
            <text:p>-1.70655123020786E-05</text:p>
          </table:table-cell>
          <table:table-cell office:value-type="float" office:value="0.0927999973297119" calcext:value-type="float">
            <text:p>0.0927999973297119</text:p>
          </table:table-cell>
          <table:table-cell office:value-type="float" office:value="-1.06324386937003E-019" calcext:value-type="float">
            <text:p>-1.06324386937003E-1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00192535007772434" calcext:value-type="float">
            <text:p>-1.92535007772434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192530439682867" calcext:value-type="float">
            <text:p>-1.92530439682867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192529982406203" calcext:value-type="float">
            <text:p>-1.92529982406203E-05</text:p>
          </table:table-cell>
          <table:table-cell office:value-type="float" office:value="0.2" calcext:value-type="float">
            <text:p>0.2</text:p>
          </table:table-cell>
          <table:table-cell office:value-type="float" office:value="-0.0000192529936673514" calcext:value-type="float">
            <text:p>-1.92529936673514E-05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0020634607124586" calcext:value-type="float">
            <text:p>-2.0634607124586E-05</text:p>
          </table:table-cell>
          <table:table-cell office:value-type="float" office:value="0.21" calcext:value-type="float">
            <text:p>0.21</text:p>
          </table:table-cell>
          <table:table-cell office:value-type="float" office:value="-0.0000206339066667343" calcext:value-type="float">
            <text:p>-2.06339066667343E-05</text:p>
            <draw:frame draw:z-index="0" draw:style-name="gr1" draw:text-style-name="P1" svg:width="6.2988in" svg:height="3.5429in" svg:x="0.2602in" svg:y="0.1366in">
              <draw:object draw:notify-on-update-of-ranges="sumFx.A2:sumFx.A2 sumFx.I2:sumFx.I100 sumFx.I1:sumFx.J1 sumFx.J2:sumFx.J100 sumFx.G2:sumFx.G100 sumFx.G1:sumFx.H1 sumFx.H2:sumFx.H100 sumFx.E2:sumFx.E100 sumFx.E1:sumFx.F1 sumFx.F2:sumFx.F100 sumFx.C2:sumFx.C100 sumFx.C1:sumFx.D1 sumFx.D2:sumFx.D100 sumFx.A2:sumFx.A100 sumFx.A1:sumFx.B1 sumFx.B2:sumFx.B10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-0.0000206338366397144" calcext:value-type="float">
            <text:p>-2.06338366397144E-05</text:p>
          </table:table-cell>
          <table:table-cell office:value-type="float" office:value="0.21" calcext:value-type="float">
            <text:p>0.21</text:p>
          </table:table-cell>
          <table:table-cell office:value-type="float" office:value="-0.0000206338304093882" calcext:value-type="float">
            <text:p>-2.06338304093882E-05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00200351744931173" calcext:value-type="float">
            <text:p>-2.00351744931173E-05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0200342326538684" calcext:value-type="float">
            <text:p>-2.00342326538684E-05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0200341384067587" calcext:value-type="float">
            <text:p>-2.00341384067587E-05</text:p>
          </table:table-cell>
          <table:table-cell office:value-type="float" office:value="0.22" calcext:value-type="float">
            <text:p>0.22</text:p>
          </table:table-cell>
          <table:table-cell office:value-type="float" office:value="-0.0000200341289809602" calcext:value-type="float">
            <text:p>-2.00341289809602E-05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0021927792417062" calcext:value-type="float">
            <text:p>-2.1927792417062E-05</text:p>
          </table:table-cell>
          <table:table-cell office:value-type="float" office:value="0.23" calcext:value-type="float">
            <text:p>0.23</text:p>
          </table:table-cell>
          <table:table-cell office:value-type="float" office:value="-0.0000219269446285183" calcext:value-type="float">
            <text:p>-2.19269446285183E-05</text:p>
          </table:table-cell>
          <table:table-cell office:value-type="float" office:value="0.23" calcext:value-type="float">
            <text:p>0.23</text:p>
          </table:table-cell>
          <table:table-cell office:value-type="float" office:value="-0.0000219268532605576" calcext:value-type="float">
            <text:p>-2.19268532605576E-05</text:p>
          </table:table-cell>
          <table:table-cell office:value-type="float" office:value="0.23" calcext:value-type="float">
            <text:p>0.23</text:p>
          </table:table-cell>
          <table:table-cell office:value-type="float" office:value="-0.0000219268522203512" calcext:value-type="float">
            <text:p>-2.19268522203512E-05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00396762335047926" calcext:value-type="float">
            <text:p>-3.96762335047926E-05</text:p>
          </table:table-cell>
          <table:table-cell office:value-type="float" office:value="0.24" calcext:value-type="float">
            <text:p>0.24</text:p>
          </table:table-cell>
          <table:table-cell office:value-type="float" office:value="-0.000039678796106372" calcext:value-type="float">
            <text:p>-3.9678796106372E-05</text:p>
          </table:table-cell>
          <table:table-cell office:value-type="float" office:value="0.24" calcext:value-type="float">
            <text:p>0.24</text:p>
          </table:table-cell>
          <table:table-cell office:value-type="float" office:value="-0.0000396790708848056" calcext:value-type="float">
            <text:p>-3.96790708848056E-05</text:p>
          </table:table-cell>
          <table:table-cell office:value-type="float" office:value="0.24" calcext:value-type="float">
            <text:p>0.24</text:p>
          </table:table-cell>
          <table:table-cell office:value-type="float" office:value="-0.0000396790761919323" calcext:value-type="float">
            <text:p>-3.96790761919323E-05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00504231315041784" calcext:value-type="float">
            <text:p>-5.04231315041784E-0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00504281339899051" calcext:value-type="float">
            <text:p>-5.04281339899051E-0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00504286373084928" calcext:value-type="float">
            <text:p>-5.04286373084928E-05</text:p>
          </table:table-cell>
          <table:table-cell office:value-type="float" office:value="0.25" calcext:value-type="float">
            <text:p>0.25</text:p>
          </table:table-cell>
          <table:table-cell office:value-type="float" office:value="-0.0000504286840922083" calcext:value-type="float">
            <text:p>-5.04286840922083E-05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00540527565664236" calcext:value-type="float">
            <text:p>-5.40527565664236E-05</text:p>
          </table:table-cell>
          <table:table-cell office:value-type="float" office:value="0.26" calcext:value-type="float">
            <text:p>0.26</text:p>
          </table:table-cell>
          <table:table-cell office:value-type="float" office:value="-0.0000540590744884868" calcext:value-type="float">
            <text:p>-5.40590744884868E-05</text:p>
          </table:table-cell>
          <table:table-cell office:value-type="float" office:value="0.26" calcext:value-type="float">
            <text:p>0.26</text:p>
          </table:table-cell>
          <table:table-cell office:value-type="float" office:value="-0.0000540597062860919" calcext:value-type="float">
            <text:p>-5.40597062860919E-05</text:p>
          </table:table-cell>
          <table:table-cell office:value-type="float" office:value="0.26" calcext:value-type="float">
            <text:p>0.26</text:p>
          </table:table-cell>
          <table:table-cell office:value-type="float" office:value="-0.0000540597684147435" calcext:value-type="float">
            <text:p>-5.40597684147435E-05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00506164983257774" calcext:value-type="float">
            <text:p>-5.06164983257774E-05</text:p>
          </table:table-cell>
          <table:table-cell office:value-type="float" office:value="0.27" calcext:value-type="float">
            <text:p>0.27</text:p>
          </table:table-cell>
          <table:table-cell office:value-type="float" office:value="-0.0000506229965355063" calcext:value-type="float">
            <text:p>-5.06229965355063E-05</text:p>
          </table:table-cell>
          <table:table-cell office:value-type="float" office:value="0.27" calcext:value-type="float">
            <text:p>0.27</text:p>
          </table:table-cell>
          <table:table-cell office:value-type="float" office:value="-0.0000506236464073706" calcext:value-type="float">
            <text:p>-5.06236464073706E-05</text:p>
          </table:table-cell>
          <table:table-cell office:value-type="float" office:value="0.27" calcext:value-type="float">
            <text:p>0.27</text:p>
          </table:table-cell>
          <table:table-cell office:value-type="float" office:value="-0.0000506237106576718" calcext:value-type="float">
            <text:p>-5.06237106576718E-05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00399241776942925" calcext:value-type="float">
            <text:p>-3.99241776942925E-05</text:p>
          </table:table-cell>
          <table:table-cell office:value-type="float" office:value="0.28" calcext:value-type="float">
            <text:p>0.28</text:p>
          </table:table-cell>
          <table:table-cell office:value-type="float" office:value="-0.0000399297407454181" calcext:value-type="float">
            <text:p>-3.99297407454181E-05</text:p>
          </table:table-cell>
          <table:table-cell office:value-type="float" office:value="0.28" calcext:value-type="float">
            <text:p>0.28</text:p>
          </table:table-cell>
          <table:table-cell office:value-type="float" office:value="-0.0000399302971223994" calcext:value-type="float">
            <text:p>-3.99302971223994E-05</text:p>
          </table:table-cell>
          <table:table-cell office:value-type="float" office:value="0.28" calcext:value-type="float">
            <text:p>0.28</text:p>
          </table:table-cell>
          <table:table-cell office:value-type="float" office:value="-0.0000399303527718302" calcext:value-type="float">
            <text:p>-3.99303527718302E-05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00337031633505558" calcext:value-type="float">
            <text:p>-3.37031633505558E-05</text:p>
          </table:table-cell>
          <table:table-cell office:value-type="float" office:value="0.29" calcext:value-type="float">
            <text:p>0.29</text:p>
          </table:table-cell>
          <table:table-cell office:value-type="float" office:value="-0.0000337082392610879" calcext:value-type="float">
            <text:p>-3.37082392610879E-05</text:p>
          </table:table-cell>
          <table:table-cell office:value-type="float" office:value="0.29" calcext:value-type="float">
            <text:p>0.29</text:p>
          </table:table-cell>
          <table:table-cell office:value-type="float" office:value="-0.0000337087432168648" calcext:value-type="float">
            <text:p>-3.37087432168648E-05</text:p>
          </table:table-cell>
          <table:table-cell office:value-type="float" office:value="0.29" calcext:value-type="float">
            <text:p>0.29</text:p>
          </table:table-cell>
          <table:table-cell office:value-type="float" office:value="-0.0000337087936129843" calcext:value-type="float">
            <text:p>-3.37087936129843E-05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00246564298338973" calcext:value-type="float">
            <text:p>-2.46564298338973E-05</text:p>
          </table:table-cell>
          <table:table-cell office:value-type="float" office:value="0.3" calcext:value-type="float">
            <text:p>0.3</text:p>
          </table:table-cell>
          <table:table-cell office:value-type="float" office:value="-0.0000246614851495754" calcext:value-type="float">
            <text:p>-2.46614851495754E-05</text:p>
          </table:table-cell>
          <table:table-cell office:value-type="float" office:value="0.3" calcext:value-type="float">
            <text:p>0.3</text:p>
          </table:table-cell>
          <table:table-cell office:value-type="float" office:value="-0.0000246619923403743" calcext:value-type="float">
            <text:p>-2.46619923403743E-05</text:p>
          </table:table-cell>
          <table:table-cell office:value-type="float" office:value="0.3" calcext:value-type="float">
            <text:p>0.3</text:p>
          </table:table-cell>
          <table:table-cell office:value-type="float" office:value="-0.0000246620411817774" calcext:value-type="float">
            <text:p>-2.46620411817774E-05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00519032956063664" calcext:value-type="float">
            <text:p>5.19032956063664E-06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518834848976856" calcext:value-type="float">
            <text:p>5.18834848976856E-06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518818623982394" calcext:value-type="float">
            <text:p>5.18818623982394E-06</text:p>
          </table:table-cell>
          <table:table-cell office:value-type="float" office:value="0.31" calcext:value-type="float">
            <text:p>0.31</text:p>
          </table:table-cell>
          <table:table-cell office:value-type="float" office:value="0.00000518812653323538" calcext:value-type="float">
            <text:p>5.18812653323538E-06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0613520542139075" calcext:value-type="float">
            <text:p>6.13520542139075E-05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61357644233392" calcext:value-type="float">
            <text:p>6.1357644233392E-05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613581554113648" calcext:value-type="float">
            <text:p>6.13581554113648E-05</text:p>
          </table:table-cell>
          <table:table-cell office:value-type="float" office:value="0.32" calcext:value-type="float">
            <text:p>0.32</text:p>
          </table:table-cell>
          <table:table-cell office:value-type="float" office:value="0.0000613582109224033" calcext:value-type="float">
            <text:p>6.13582109224033E-05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170911565881284" calcext:value-type="float">
            <text:p>0.000170911565881284</text:p>
          </table:table-cell>
          <table:table-cell office:value-type="float" office:value="0.33" calcext:value-type="float">
            <text:p>0.33</text:p>
          </table:table-cell>
          <table:table-cell office:value-type="float" office:value="0.000170934757445275" calcext:value-type="float">
            <text:p>0.000170934757445275</text:p>
          </table:table-cell>
          <table:table-cell office:value-type="float" office:value="0.33" calcext:value-type="float">
            <text:p>0.33</text:p>
          </table:table-cell>
          <table:table-cell office:value-type="float" office:value="0.000170937077060766" calcext:value-type="float">
            <text:p>0.000170937077060766</text:p>
          </table:table-cell>
          <table:table-cell office:value-type="float" office:value="0.33" calcext:value-type="float">
            <text:p>0.33</text:p>
          </table:table-cell>
          <table:table-cell office:value-type="float" office:value="0.000170937309148744" calcext:value-type="float">
            <text:p>0.000170937309148744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323086296158753" calcext:value-type="float">
            <text:p>0.000323086296158753</text:p>
          </table:table-cell>
          <table:table-cell office:value-type="float" office:value="0.34" calcext:value-type="float">
            <text:p>0.34</text:p>
          </table:table-cell>
          <table:table-cell office:value-type="float" office:value="0.000323135372512897" calcext:value-type="float">
            <text:p>0.000323135372512897</text:p>
          </table:table-cell>
          <table:table-cell office:value-type="float" office:value="0.34" calcext:value-type="float">
            <text:p>0.34</text:p>
          </table:table-cell>
          <table:table-cell office:value-type="float" office:value="0.000323140281153172" calcext:value-type="float">
            <text:p>0.000323140281153172</text:p>
          </table:table-cell>
          <table:table-cell office:value-type="float" office:value="0.34" calcext:value-type="float">
            <text:p>0.34</text:p>
          </table:table-cell>
          <table:table-cell office:value-type="float" office:value="0.000323140772027281" calcext:value-type="float">
            <text:p>0.000323140772027281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03232050230823" calcext:value-type="float">
            <text:p>0.000503232050230823</text:p>
          </table:table-cell>
          <table:table-cell office:value-type="float" office:value="0.35" calcext:value-type="float">
            <text:p>0.35</text:p>
          </table:table-cell>
          <table:table-cell office:value-type="float" office:value="0.000503315533706276" calcext:value-type="float">
            <text:p>0.000503315533706276</text:p>
          </table:table-cell>
          <table:table-cell office:value-type="float" office:value="0.35" calcext:value-type="float">
            <text:p>0.35</text:p>
          </table:table-cell>
          <table:table-cell office:value-type="float" office:value="0.000503323902464899" calcext:value-type="float">
            <text:p>0.000503323902464899</text:p>
          </table:table-cell>
          <table:table-cell office:value-type="float" office:value="0.35" calcext:value-type="float">
            <text:p>0.35</text:p>
          </table:table-cell>
          <table:table-cell office:value-type="float" office:value="0.000503324717015656" calcext:value-type="float">
            <text:p>0.000503324717015656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708418049932607" calcext:value-type="float">
            <text:p>0.000708418049932607</text:p>
          </table:table-cell>
          <table:table-cell office:value-type="float" office:value="0.36" calcext:value-type="float">
            <text:p>0.36</text:p>
          </table:table-cell>
          <table:table-cell office:value-type="float" office:value="0.000708539332057705" calcext:value-type="float">
            <text:p>0.000708539332057705</text:p>
          </table:table-cell>
          <table:table-cell office:value-type="float" office:value="0.36" calcext:value-type="float">
            <text:p>0.36</text:p>
          </table:table-cell>
          <table:table-cell office:value-type="float" office:value="0.000708551462879986" calcext:value-type="float">
            <text:p>0.000708551462879986</text:p>
          </table:table-cell>
          <table:table-cell office:value-type="float" office:value="0.36" calcext:value-type="float">
            <text:p>0.36</text:p>
          </table:table-cell>
          <table:table-cell office:value-type="float" office:value="0.000708552675988327" calcext:value-type="float">
            <text:p>0.000708552675988327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943609781756988" calcext:value-type="float">
            <text:p>0.000943609781756988</text:p>
          </table:table-cell>
          <table:table-cell office:value-type="float" office:value="0.37" calcext:value-type="float">
            <text:p>0.37</text:p>
          </table:table-cell>
          <table:table-cell office:value-type="float" office:value="0.000943773960700226" calcext:value-type="float">
            <text:p>0.000943773960700226</text:p>
          </table:table-cell>
          <table:table-cell office:value-type="float" office:value="0.37" calcext:value-type="float">
            <text:p>0.37</text:p>
          </table:table-cell>
          <table:table-cell office:value-type="float" office:value="0.000943790383335751" calcext:value-type="float">
            <text:p>0.000943790383335751</text:p>
          </table:table-cell>
          <table:table-cell office:value-type="float" office:value="0.37" calcext:value-type="float">
            <text:p>0.37</text:p>
          </table:table-cell>
          <table:table-cell office:value-type="float" office:value="0.000943792025633958" calcext:value-type="float">
            <text:p>0.000943792025633958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120410180652409" calcext:value-type="float">
            <text:p>0.00120410180652409</text:p>
          </table:table-cell>
          <table:table-cell office:value-type="float" office:value="0.38" calcext:value-type="float">
            <text:p>0.38</text:p>
          </table:table-cell>
          <table:table-cell office:value-type="float" office:value="0.00120431238873505" calcext:value-type="float">
            <text:p>0.00120431238873505</text:p>
          </table:table-cell>
          <table:table-cell office:value-type="float" office:value="0.38" calcext:value-type="float">
            <text:p>0.38</text:p>
          </table:table-cell>
          <table:table-cell office:value-type="float" office:value="0.00120433345142828" calcext:value-type="float">
            <text:p>0.00120433345142828</text:p>
          </table:table-cell>
          <table:table-cell office:value-type="float" office:value="0.38" calcext:value-type="float">
            <text:p>0.38</text:p>
          </table:table-cell>
          <table:table-cell office:value-type="float" office:value="0.0012043355577399" calcext:value-type="float">
            <text:p>0.0012043355577399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148570902813655" calcext:value-type="float">
            <text:p>0.00148570902813655</text:p>
          </table:table-cell>
          <table:table-cell office:value-type="float" office:value="0.39" calcext:value-type="float">
            <text:p>0.39</text:p>
          </table:table-cell>
          <table:table-cell office:value-type="float" office:value="0.00148596744760539" calcext:value-type="float">
            <text:p>0.00148596744760539</text:p>
          </table:table-cell>
          <table:table-cell office:value-type="float" office:value="0.39" calcext:value-type="float">
            <text:p>0.39</text:p>
          </table:table-cell>
          <table:table-cell office:value-type="float" office:value="0.00148599329233492" calcext:value-type="float">
            <text:p>0.00148599329233492</text:p>
          </table:table-cell>
          <table:table-cell office:value-type="float" office:value="0.39" calcext:value-type="float">
            <text:p>0.39</text:p>
          </table:table-cell>
          <table:table-cell office:value-type="float" office:value="0.00148599587703231" calcext:value-type="float">
            <text:p>0.0014859958770323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178962759055626" calcext:value-type="float">
            <text:p>0.00178962759055626</text:p>
          </table:table-cell>
          <table:table-cell office:value-type="float" office:value="0.4" calcext:value-type="float">
            <text:p>0.4</text:p>
          </table:table-cell>
          <table:table-cell office:value-type="float" office:value="0.00178993483771537" calcext:value-type="float">
            <text:p>0.00178993483771537</text:p>
          </table:table-cell>
          <table:table-cell office:value-type="float" office:value="0.4" calcext:value-type="float">
            <text:p>0.4</text:p>
          </table:table-cell>
          <table:table-cell office:value-type="float" office:value="0.00178996556740445" calcext:value-type="float">
            <text:p>0.00178996556740445</text:p>
          </table:table-cell>
          <table:table-cell office:value-type="float" office:value="0.4" calcext:value-type="float">
            <text:p>0.4</text:p>
          </table:table-cell>
          <table:table-cell office:value-type="float" office:value="0.00178996864042309" calcext:value-type="float">
            <text:p>0.00178996864042309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211695329434677" calcext:value-type="float">
            <text:p>0.00211695329434677</text:p>
          </table:table-cell>
          <table:table-cell office:value-type="float" office:value="0.41" calcext:value-type="float">
            <text:p>0.41</text:p>
          </table:table-cell>
          <table:table-cell office:value-type="float" office:value="0.00211731335321316" calcext:value-type="float">
            <text:p>0.00211731335321316</text:p>
          </table:table-cell>
          <table:table-cell office:value-type="float" office:value="0.41" calcext:value-type="float">
            <text:p>0.41</text:p>
          </table:table-cell>
          <table:table-cell office:value-type="float" office:value="0.00211734936464274" calcext:value-type="float">
            <text:p>0.00211734936464274</text:p>
          </table:table-cell>
          <table:table-cell office:value-type="float" office:value="0.41" calcext:value-type="float">
            <text:p>0.41</text:p>
          </table:table-cell>
          <table:table-cell office:value-type="float" office:value="0.00211735296583599" calcext:value-type="float">
            <text:p>0.00211735296583599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245844342020693" calcext:value-type="float">
            <text:p>0.00245844342020693</text:p>
          </table:table-cell>
          <table:table-cell office:value-type="float" office:value="0.42" calcext:value-type="float">
            <text:p>0.42</text:p>
          </table:table-cell>
          <table:table-cell office:value-type="float" office:value="0.00245885911906419" calcext:value-type="float">
            <text:p>0.0024588591190641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45890067665921" calcext:value-type="float">
            <text:p>0.00245890067665921</text:p>
          </table:table-cell>
          <table:table-cell office:value-type="float" office:value="0.42" calcext:value-type="float">
            <text:p>0.42</text:p>
          </table:table-cell>
          <table:table-cell office:value-type="float" office:value="0.00245890483404593" calcext:value-type="float">
            <text:p>0.00245890483404593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280613325946059" calcext:value-type="float">
            <text:p>0.00280613325946059</text:p>
          </table:table-cell>
          <table:table-cell office:value-type="float" office:value="0.43" calcext:value-type="float">
            <text:p>0.43</text:p>
          </table:table-cell>
          <table:table-cell office:value-type="float" office:value="0.00280659675360882" calcext:value-type="float">
            <text:p>0.00280659675360882</text:p>
          </table:table-cell>
          <table:table-cell office:value-type="float" office:value="0.43" calcext:value-type="float">
            <text:p>0.43</text:p>
          </table:table-cell>
          <table:table-cell office:value-type="float" office:value="0.00280664310693547" calcext:value-type="float">
            <text:p>0.00280664310693547</text:p>
          </table:table-cell>
          <table:table-cell office:value-type="float" office:value="0.43" calcext:value-type="float">
            <text:p>0.43</text:p>
          </table:table-cell>
          <table:table-cell office:value-type="float" office:value="0.00280664774230574" calcext:value-type="float">
            <text:p>0.00280664774230574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315388447505047" calcext:value-type="float">
            <text:p>0.00315388447505047</text:p>
          </table:table-cell>
          <table:table-cell office:value-type="float" office:value="0.44" calcext:value-type="float">
            <text:p>0.44</text:p>
          </table:table-cell>
          <table:table-cell office:value-type="float" office:value="0.00315439809022237" calcext:value-type="float">
            <text:p>0.00315439809022237</text:p>
          </table:table-cell>
          <table:table-cell office:value-type="float" office:value="0.44" calcext:value-type="float">
            <text:p>0.44</text:p>
          </table:table-cell>
          <table:table-cell office:value-type="float" office:value="0.00315444945474312" calcext:value-type="float">
            <text:p>0.00315444945474312</text:p>
          </table:table-cell>
          <table:table-cell office:value-type="float" office:value="0.44" calcext:value-type="float">
            <text:p>0.44</text:p>
          </table:table-cell>
          <table:table-cell office:value-type="float" office:value="0.00315445459122015" calcext:value-type="float">
            <text:p>0.0031544545912201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350210618104014" calcext:value-type="float">
            <text:p>0.00350210618104014</text:p>
          </table:table-cell>
          <table:table-cell office:value-type="float" office:value="0.45" calcext:value-type="float">
            <text:p>0.45</text:p>
          </table:table-cell>
          <table:table-cell office:value-type="float" office:value="0.00350264855483146" calcext:value-type="float">
            <text:p>0.00350264855483146</text:p>
          </table:table-cell>
          <table:table-cell office:value-type="float" office:value="0.45" calcext:value-type="float">
            <text:p>0.45</text:p>
          </table:table-cell>
          <table:table-cell office:value-type="float" office:value="0.00350270279097153" calcext:value-type="float">
            <text:p>0.00350270279097153</text:p>
          </table:table-cell>
          <table:table-cell office:value-type="float" office:value="0.45" calcext:value-type="float">
            <text:p>0.45</text:p>
          </table:table-cell>
          <table:table-cell office:value-type="float" office:value="0.00350270821455928" calcext:value-type="float">
            <text:p>0.00350270821455928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381367994062214" calcext:value-type="float">
            <text:p>0.00381367994062214</text:p>
          </table:table-cell>
          <table:table-cell office:value-type="float" office:value="0.46" calcext:value-type="float">
            <text:p>0.46</text:p>
          </table:table-cell>
          <table:table-cell office:value-type="float" office:value="0.00381397580524428" calcext:value-type="float">
            <text:p>0.00381397580524428</text:p>
          </table:table-cell>
          <table:table-cell office:value-type="float" office:value="0.46" calcext:value-type="float">
            <text:p>0.46</text:p>
          </table:table-cell>
          <table:table-cell office:value-type="float" office:value="0.00381400525710476" calcext:value-type="float">
            <text:p>0.00381400525710476</text:p>
          </table:table-cell>
          <table:table-cell office:value-type="float" office:value="0.46" calcext:value-type="float">
            <text:p>0.46</text:p>
          </table:table-cell>
          <table:table-cell office:value-type="float" office:value="0.00381400820093633" calcext:value-type="float">
            <text:p>0.00381400820093633</text:p>
          </table:table-cell>
          <table:table-cell table:number-columns-repeated="2"/>
        </table:table-row>
        <table:table-row table:style-name="ro1">
          <table:table-cell office:value-type="float" office:value="0.460625" calcext:value-type="float">
            <text:p>0.460625</text:p>
          </table:table-cell>
          <table:table-cell office:value-type="float" office:value="0.00381996924881582" calcext:value-type="float">
            <text:p>0.00381996924881582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0.00381997212260912" calcext:value-type="float">
            <text:p>0.00381997212260912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0.00381997165241451" calcext:value-type="float">
            <text:p>0.00381997165241451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0.00381997159764867" calcext:value-type="float">
            <text:p>0.00381997159764867</text:p>
          </table:table-cell>
          <table:table-cell table:number-columns-repeated="2"/>
        </table:table-row>
        <table:table-row table:style-name="ro1">
          <table:table-cell office:value-type="float" office:value="0.46078125" calcext:value-type="float">
            <text:p>0.46078125</text:p>
          </table:table-cell>
          <table:table-cell office:value-type="float" office:value="0.00381778976249924" calcext:value-type="float">
            <text:p>0.00381778976249924</text:p>
          </table:table-cell>
          <table:table-cell office:value-type="float" office:value="0.46078125" calcext:value-type="float">
            <text:p>0.46078125</text:p>
          </table:table-cell>
          <table:table-cell office:value-type="float" office:value="0.00381743952075813" calcext:value-type="float">
            <text:p>0.00381743952075813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0.00266791852903612" calcext:value-type="float">
            <text:p>0.00266791852903612</text:p>
          </table:table-cell>
          <table:table-cell office:value-type="float" office:value="0.46078125" calcext:value-type="float">
            <text:p>0.46078125</text:p>
          </table:table-cell>
          <table:table-cell office:value-type="float" office:value="0.0038173980212965" calcext:value-type="float">
            <text:p>0.0038173980212965</text:p>
          </table:table-cell>
          <table:table-cell table:number-columns-repeated="2"/>
        </table:table-row>
        <table:table-row table:style-name="ro1">
          <table:table-cell office:value-type="float" office:value="0.460859375" calcext:value-type="float">
            <text:p>0.460859375</text:p>
          </table:table-cell>
          <table:table-cell office:value-type="float" office:value="0.0038142073438077" calcext:value-type="float">
            <text:p>0.0038142073438077</text:p>
          </table:table-cell>
          <table:table-cell office:value-type="float" office:value="0.460859375" calcext:value-type="float">
            <text:p>0.460859375</text:p>
          </table:table-cell>
          <table:table-cell office:value-type="float" office:value="0.00381326659926835" calcext:value-type="float">
            <text:p>0.00381326659926835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00267422017883487" calcext:value-type="float">
            <text:p>0.00267422017883487</text:p>
          </table:table-cell>
          <table:table-cell office:value-type="float" office:value="0.460859375" calcext:value-type="float">
            <text:p>0.460859375</text:p>
          </table:table-cell>
          <table:table-cell office:value-type="float" office:value="0.00381315043520808" calcext:value-type="float">
            <text:p>0.00381315043520808</text:p>
          </table:table-cell>
          <table:table-cell table:number-columns-repeated="2"/>
        </table:table-row>
        <table:table-row table:style-name="ro1">
          <table:table-cell office:value-type="float" office:value="0.4608984375" calcext:value-type="float">
            <text:p>0.4608984375</text:p>
          </table:table-cell>
          <table:table-cell office:value-type="float" office:value="0.00381013936206433" calcext:value-type="float">
            <text:p>0.00381013936206433</text:p>
          </table:table-cell>
          <table:table-cell office:value-type="float" office:value="0.4608984375" calcext:value-type="float">
            <text:p>0.4608984375</text:p>
          </table:table-cell>
          <table:table-cell office:value-type="float" office:value="0.0038073669269779" calcext:value-type="float">
            <text:p>0.0038073669269779</text:p>
          </table:table-cell>
          <table:table-cell office:value-type="float" office:value="0.465" calcext:value-type="float">
            <text:p>0.465</text:p>
          </table:table-cell>
          <table:table-cell office:value-type="float" office:value="0.00269757495724186" calcext:value-type="float">
            <text:p>0.00269757495724186</text:p>
          </table:table-cell>
          <table:table-cell office:value-type="float" office:value="0.4608984375" calcext:value-type="float">
            <text:p>0.4608984375</text:p>
          </table:table-cell>
          <table:table-cell office:value-type="float" office:value="0.00380687314644408" calcext:value-type="float">
            <text:p>0.00380687314644408</text:p>
          </table:table-cell>
          <table:table-cell table:number-columns-repeated="2"/>
        </table:table-row>
        <table:table-row table:style-name="ro1">
          <table:table-cell office:value-type="float" office:value="0.460908203125" calcext:value-type="float">
            <text:p>0.460908203125</text:p>
          </table:table-cell>
          <table:table-cell office:value-type="float" office:value="0.0038081381796504" calcext:value-type="float">
            <text:p>0.0038081381796504</text:p>
          </table:table-cell>
          <table:table-cell office:value-type="float" office:value="0.4609033203125" calcext:value-type="float">
            <text:p>0.4609033203125</text:p>
          </table:table-cell>
          <table:table-cell office:value-type="float" office:value="0.00380623736437557" calcext:value-type="float">
            <text:p>0.00380623736437557</text:p>
          </table:table-cell>
          <table:table-cell office:value-type="float" office:value="0.47" calcext:value-type="float">
            <text:p>0.47</text:p>
          </table:table-cell>
          <table:table-cell office:value-type="float" office:value="0.00276680215158796" calcext:value-type="float">
            <text:p>0.00276680215158796</text:p>
          </table:table-cell>
          <table:table-cell office:value-type="float" office:value="0.46090087890625" calcext:value-type="float">
            <text:p>0.46090087890625</text:p>
          </table:table-cell>
          <table:table-cell office:value-type="float" office:value="0.00380627160469392" calcext:value-type="float">
            <text:p>0.00380627160469392</text:p>
          </table:table-cell>
          <table:table-cell table:number-columns-repeated="2"/>
        </table:table-row>
        <table:table-row table:style-name="ro1">
          <table:table-cell office:value-type="float" office:value="0.4609130859375" calcext:value-type="float">
            <text:p>0.4609130859375</text:p>
          </table:table-cell>
          <table:table-cell office:value-type="float" office:value="0.00380648953127822" calcext:value-type="float">
            <text:p>0.00380648953127822</text:p>
          </table:table-cell>
          <table:table-cell office:value-type="float" office:value="0.460908203125" calcext:value-type="float">
            <text:p>0.460908203125</text:p>
          </table:table-cell>
          <table:table-cell office:value-type="float" office:value="0.00380618903614585" calcext:value-type="float">
            <text:p>0.00380618903614585</text:p>
          </table:table-cell>
          <table:table-cell office:value-type="float" office:value="0.48" calcext:value-type="float">
            <text:p>0.48</text:p>
          </table:table-cell>
          <table:table-cell office:value-type="float" office:value="0.00293708463039053" calcext:value-type="float">
            <text:p>0.00293708463039053</text:p>
          </table:table-cell>
          <table:table-cell office:value-type="float" office:value="0.4609033203125" calcext:value-type="float">
            <text:p>0.4609033203125</text:p>
          </table:table-cell>
          <table:table-cell office:value-type="float" office:value="0.00380624781294311" calcext:value-type="float">
            <text:p>0.00380624781294311</text:p>
          </table:table-cell>
          <table:table-cell table:number-columns-repeated="2"/>
        </table:table-row>
        <table:table-row table:style-name="ro1">
          <table:table-cell office:value-type="float" office:value="0.46091552734375" calcext:value-type="float">
            <text:p>0.46091552734375</text:p>
          </table:table-cell>
          <table:table-cell office:value-type="float" office:value="0.00380602323792471" calcext:value-type="float">
            <text:p>0.00380602323792471</text:p>
          </table:table-cell>
          <table:table-cell office:value-type="float" office:value="0.46091796875" calcext:value-type="float">
            <text:p>0.46091796875</text:p>
          </table:table-cell>
          <table:table-cell office:value-type="float" office:value="0.00380608819648148" calcext:value-type="float">
            <text:p>0.00380608819648148</text:p>
          </table:table-cell>
          <table:table-cell office:value-type="float" office:value="0.49" calcext:value-type="float">
            <text:p>0.49</text:p>
          </table:table-cell>
          <table:table-cell office:value-type="float" office:value="0.00309956838478516" calcext:value-type="float">
            <text:p>0.00309956838478516</text:p>
          </table:table-cell>
          <table:table-cell office:value-type="float" office:value="0.460908203125" calcext:value-type="float">
            <text:p>0.460908203125</text:p>
          </table:table-cell>
          <table:table-cell office:value-type="float" office:value="0.00380619920355533" calcext:value-type="float">
            <text:p>0.00380619920355533</text:p>
          </table:table-cell>
          <table:table-cell table:number-columns-repeated="2"/>
        </table:table-row>
        <table:table-row table:style-name="ro1">
          <table:table-cell office:value-type="float" office:value="0.46091796875" calcext:value-type="float">
            <text:p>0.46091796875</text:p>
          </table:table-cell>
          <table:table-cell office:value-type="float" office:value="0.00380599877226755" calcext:value-type="float">
            <text:p>0.0038059987722675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0038058693116741" calcext:value-type="float">
            <text:p>0.0038058693116741</text:p>
          </table:table-cell>
          <table:table-cell office:value-type="float" office:value="0.5" calcext:value-type="float">
            <text:p>0.5</text:p>
          </table:table-cell>
          <table:table-cell office:value-type="float" office:value="0.00319601131727243" calcext:value-type="float">
            <text:p>0.00319601131727243</text:p>
          </table:table-cell>
          <table:table-cell office:value-type="float" office:value="0.46091796875" calcext:value-type="float">
            <text:p>0.46091796875</text:p>
          </table:table-cell>
          <table:table-cell office:value-type="float" office:value="0.00380609781226244" calcext:value-type="float">
            <text:p>0.00380609781226244</text:p>
          </table:table-cell>
          <table:table-cell table:number-columns-repeated="2"/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0.00380579035500441" calcext:value-type="float">
            <text:p>0.00380579035500441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0.0037973743054569" calcext:value-type="float">
            <text:p>0.0037973743054569</text:p>
          </table:table-cell>
          <table:table-cell office:value-type="float" office:value="0.505" calcext:value-type="float">
            <text:p>0.505</text:p>
          </table:table-cell>
          <table:table-cell office:value-type="float" office:value="0.0031875354150906" calcext:value-type="float">
            <text:p>0.0031875354150906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0.00380587776277907" calcext:value-type="float">
            <text:p>0.00380587776277907</text:p>
          </table:table-cell>
          <table:table-cell table:number-columns-repeated="2"/>
        </table:table-row>
        <table:table-row table:style-name="ro1">
          <table:table-cell office:value-type="float" office:value="0.46125" calcext:value-type="float">
            <text:p>0.46125</text:p>
          </table:table-cell>
          <table:table-cell office:value-type="float" office:value="0.00379763262770443" calcext:value-type="float">
            <text:p>0.00379763262770443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00267413306168925" calcext:value-type="float">
            <text:p>0.00267413306168925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00313059231580188" calcext:value-type="float">
            <text:p>0.00313059231580188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0.00379734485327305" calcext:value-type="float">
            <text:p>0.00379734485327305</text:p>
          </table:table-cell>
          <table:table-cell table:number-columns-repeated="2"/>
        </table:table-row>
        <table:table-row table:style-name="ro1">
          <table:table-cell office:value-type="float" office:value="0.46140625" calcext:value-type="float">
            <text:p>0.46140625</text:p>
          </table:table-cell>
          <table:table-cell office:value-type="float" office:value="0.00378356112689289" calcext:value-type="float">
            <text:p>0.00378356112689289</text:p>
          </table:table-cell>
          <table:table-cell office:value-type="float" office:value="0.465" calcext:value-type="float">
            <text:p>0.465</text:p>
          </table:table-cell>
          <table:table-cell office:value-type="float" office:value="0.00269748924449921" calcext:value-type="float">
            <text:p>0.00269748924449921</text:p>
          </table:table-cell>
          <table:table-cell office:value-type="float" office:value="0.50875" calcext:value-type="float">
            <text:p>0.50875</text:p>
          </table:table-cell>
          <table:table-cell office:value-type="float" office:value="0.0030371418490748" calcext:value-type="float">
            <text:p>0.0030371418490748</text:p>
          </table:table-cell>
          <table:table-cell office:value-type="float" office:value="0.46140625" calcext:value-type="float">
            <text:p>0.46140625</text:p>
          </table:table-cell>
          <table:table-cell office:value-type="float" office:value="0.003782012486709" calcext:value-type="float">
            <text:p>0.003782012486709</text:p>
          </table:table-cell>
          <table:table-cell table:number-columns-repeated="2"/>
        </table:table-row>
        <table:table-row table:style-name="ro1">
          <table:table-cell office:value-type="float" office:value="0.4614453125" calcext:value-type="float">
            <text:p>0.4614453125</text:p>
          </table:table-cell>
          <table:table-cell office:value-type="float" office:value="0.003769308773677" calcext:value-type="float">
            <text:p>0.003769308773677</text:p>
          </table:table-cell>
          <table:table-cell office:value-type="float" office:value="0.47" calcext:value-type="float">
            <text:p>0.47</text:p>
          </table:table-cell>
          <table:table-cell office:value-type="float" office:value="0.0027667165955076" calcext:value-type="float">
            <text:p>0.0027667165955076</text:p>
          </table:table-cell>
          <table:table-cell office:value-type="float" office:value="0.50890625" calcext:value-type="float">
            <text:p>0.50890625</text:p>
          </table:table-cell>
          <table:table-cell office:value-type="float" office:value="0.00300769073843143" calcext:value-type="float">
            <text:p>0.00300769073843143</text:p>
          </table:table-cell>
          <table:table-cell office:value-type="float" office:value="0.46142578125" calcext:value-type="float">
            <text:p>0.46142578125</text:p>
          </table:table-cell>
          <table:table-cell office:value-type="float" office:value="0.0037766328713649" calcext:value-type="float">
            <text:p>0.0037766328713649</text:p>
          </table:table-cell>
          <table:table-cell table:number-columns-repeated="2"/>
        </table:table-row>
        <table:table-row table:style-name="ro1">
          <table:table-cell office:value-type="float" office:value="0.461445617675782" calcext:value-type="float">
            <text:p>0.461445617675782</text:p>
          </table:table-cell>
          <table:table-cell office:value-type="float" office:value="0.00376860509238606" calcext:value-type="float">
            <text:p>0.00376860509238606</text:p>
          </table:table-cell>
          <table:table-cell office:value-type="float" office:value="0.48" calcext:value-type="float">
            <text:p>0.48</text:p>
          </table:table-cell>
          <table:table-cell office:value-type="float" office:value="0.00293699686996583" calcext:value-type="float">
            <text:p>0.00293699686996583</text:p>
          </table:table-cell>
          <table:table-cell office:value-type="float" office:value="0.508984375" calcext:value-type="float">
            <text:p>0.508984375</text:p>
          </table:table-cell>
          <table:table-cell office:value-type="float" office:value="0.00298380082686795" calcext:value-type="float">
            <text:p>0.00298380082686795</text:p>
          </table:table-cell>
          <table:table-cell office:value-type="float" office:value="0.461435546875" calcext:value-type="float">
            <text:p>0.461435546875</text:p>
          </table:table-cell>
          <table:table-cell office:value-type="float" office:value="0.00377098109527936" calcext:value-type="float">
            <text:p>0.00377098109527936</text:p>
          </table:table-cell>
          <table:table-cell table:number-columns-repeated="2"/>
        </table:table-row>
        <table:table-row table:style-name="ro1">
          <table:table-cell office:value-type="float" office:value="0.461445770263672" calcext:value-type="float">
            <text:p>0.461445770263672</text:p>
          </table:table-cell>
          <table:table-cell office:value-type="float" office:value="0.00376806969721442" calcext:value-type="float">
            <text:p>0.00376806969721442</text:p>
          </table:table-cell>
          <table:table-cell office:value-type="float" office:value="0.49" calcext:value-type="float">
            <text:p>0.49</text:p>
          </table:table-cell>
          <table:table-cell office:value-type="float" office:value="0.00309948111988557" calcext:value-type="float">
            <text:p>0.00309948111988557</text:p>
          </table:table-cell>
          <table:table-cell office:value-type="float" office:value="0.5090234375" calcext:value-type="float">
            <text:p>0.5090234375</text:p>
          </table:table-cell>
          <table:table-cell office:value-type="float" office:value="0.00296295016104986" calcext:value-type="float">
            <text:p>0.00296295016104986</text:p>
          </table:table-cell>
          <table:table-cell office:value-type="float" office:value="0.461436767578125" calcext:value-type="float">
            <text:p>0.461436767578125</text:p>
          </table:table-cell>
          <table:table-cell office:value-type="float" office:value="0.00376921625463439" calcext:value-type="float">
            <text:p>0.00376921625463439</text:p>
          </table:table-cell>
          <table:table-cell table:number-columns-repeated="2"/>
        </table:table-row>
        <table:table-row table:style-name="ro1">
          <table:table-cell office:value-type="float" office:value="0.461445846557617" calcext:value-type="float">
            <text:p>0.461445846557617</text:p>
          </table:table-cell>
          <table:table-cell office:value-type="float" office:value="0.00376761938810435" calcext:value-type="float">
            <text:p>0.00376761938810435</text:p>
          </table:table-cell>
          <table:table-cell office:value-type="float" office:value="0.5" calcext:value-type="float">
            <text:p>0.5</text:p>
          </table:table-cell>
          <table:table-cell office:value-type="float" office:value="0.00319592770324561" calcext:value-type="float">
            <text:p>0.00319592770324561</text:p>
          </table:table-cell>
          <table:table-cell office:value-type="float" office:value="0.509033203125" calcext:value-type="float">
            <text:p>0.509033203125</text:p>
          </table:table-cell>
          <table:table-cell office:value-type="float" office:value="0.00295365385925025" calcext:value-type="float">
            <text:p>0.00295365385925025</text:p>
          </table:table-cell>
          <table:table-cell office:value-type="float" office:value="0.461437072753906" calcext:value-type="float">
            <text:p>0.461437072753906</text:p>
          </table:table-cell>
          <table:table-cell office:value-type="float" office:value="0.00376839688411968" calcext:value-type="float">
            <text:p>0.00376839688411968</text:p>
          </table:table-cell>
          <table:table-cell table:number-columns-repeated="2"/>
        </table:table-row>
        <table:table-row table:style-name="ro1">
          <table:table-cell office:value-type="float" office:value="0.461445865631104" calcext:value-type="float">
            <text:p>0.461445865631104</text:p>
          </table:table-cell>
          <table:table-cell office:value-type="float" office:value="0.0037674166347855" calcext:value-type="float">
            <text:p>0.0037674166347855</text:p>
          </table:table-cell>
          <table:table-cell office:value-type="float" office:value="0.505" calcext:value-type="float">
            <text:p>0.505</text:p>
          </table:table-cell>
          <table:table-cell office:value-type="float" office:value="0.00318745923341336" calcext:value-type="float">
            <text:p>0.00318745923341336</text:p>
          </table:table-cell>
          <table:table-cell office:value-type="float" office:value="0.5090380859375" calcext:value-type="float">
            <text:p>0.5090380859375</text:p>
          </table:table-cell>
          <table:table-cell office:value-type="float" office:value="0.00294580822876952" calcext:value-type="float">
            <text:p>0.00294580822876952</text:p>
          </table:table-cell>
          <table:table-cell office:value-type="float" office:value="0.461437225341797" calcext:value-type="float">
            <text:p>0.461437225341797</text:p>
          </table:table-cell>
          <table:table-cell office:value-type="float" office:value="0.00376750393773581" calcext:value-type="float">
            <text:p>0.00376750393773581</text:p>
          </table:table-cell>
          <table:table-cell table:number-columns-repeated="2"/>
        </table:table-row>
        <table:table-row table:style-name="ro1">
          <table:table-cell office:value-type="float" office:value="0.461445875167847" calcext:value-type="float">
            <text:p>0.461445875167847</text:p>
          </table:table-cell>
          <table:table-cell office:value-type="float" office:value="0.00376722013252477" calcext:value-type="float">
            <text:p>0.00376722013252477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0031305274098719" calcext:value-type="float">
            <text:p>0.0031305274098719</text:p>
          </table:table-cell>
          <table:table-cell office:value-type="float" office:value="0.509039306640625" calcext:value-type="float">
            <text:p>0.509039306640625</text:p>
          </table:table-cell>
          <table:table-cell office:value-type="float" office:value="0.00294234799322378" calcext:value-type="float">
            <text:p>0.00294234799322378</text:p>
          </table:table-cell>
          <table:table-cell office:value-type="float" office:value="0.46143723487854" calcext:value-type="float">
            <text:p>0.46143723487854</text:p>
          </table:table-cell>
          <table:table-cell office:value-type="float" office:value="0.00376728281388184" calcext:value-type="float">
            <text:p>0.003767282813881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0875" calcext:value-type="float">
            <text:p>0.50875</text:p>
          </table:table-cell>
          <table:table-cell office:value-type="float" office:value="0.00303710431475044" calcext:value-type="float">
            <text:p>0.00303710431475044</text:p>
          </table:table-cell>
          <table:table-cell office:value-type="float" office:value="0.509039916992188" calcext:value-type="float">
            <text:p>0.509039916992188</text:p>
          </table:table-cell>
          <table:table-cell office:value-type="float" office:value="0.00293934964032998" calcext:value-type="float">
            <text:p>0.002939349640329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890625" calcext:value-type="float">
            <text:p>0.50890625</text:p>
          </table:table-cell>
          <table:table-cell office:value-type="float" office:value="0.00300767262636597" calcext:value-type="float">
            <text:p>0.00300767262636597</text:p>
          </table:table-cell>
          <table:table-cell office:value-type="float" office:value="0.509040069580078" calcext:value-type="float">
            <text:p>0.509040069580078</text:p>
          </table:table-cell>
          <table:table-cell office:value-type="float" office:value="0.00293784279523913" calcext:value-type="float">
            <text:p>0.002937842795239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8984375" calcext:value-type="float">
            <text:p>0.508984375</text:p>
          </table:table-cell>
          <table:table-cell office:value-type="float" office:value="0.00298381432956697" calcext:value-type="float">
            <text:p>0.00298381432956697</text:p>
          </table:table-cell>
          <table:table-cell office:value-type="float" office:value="0.509040107727051" calcext:value-type="float">
            <text:p>0.509040107727051</text:p>
          </table:table-cell>
          <table:table-cell office:value-type="float" office:value="0.00293708682637524" calcext:value-type="float">
            <text:p>0.002937086826375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90234375" calcext:value-type="float">
            <text:p>0.5090234375</text:p>
          </table:table-cell>
          <table:table-cell office:value-type="float" office:value="0.00296303518357379" calcext:value-type="float">
            <text:p>0.00296303518357379</text:p>
          </table:table-cell>
          <table:table-cell office:value-type="float" office:value="0.509040117263794" calcext:value-type="float">
            <text:p>0.509040117263794</text:p>
          </table:table-cell>
          <table:table-cell office:value-type="float" office:value="0.00293670697869927" calcext:value-type="float">
            <text:p>0.002936706978699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9033203125" calcext:value-type="float">
            <text:p>0.509033203125</text:p>
          </table:table-cell>
          <table:table-cell office:value-type="float" office:value="0.00295382448736712" calcext:value-type="float">
            <text:p>0.002953824487367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80859375" calcext:value-type="float">
            <text:p>0.5090380859375</text:p>
          </table:table-cell>
          <table:table-cell office:value-type="float" office:value="0.00294617545536149" calcext:value-type="float">
            <text:p>0.002946175455361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9306640625" calcext:value-type="float">
            <text:p>0.509039306640625</text:p>
          </table:table-cell>
          <table:table-cell office:value-type="float" office:value="0.00294294802057054" calcext:value-type="float">
            <text:p>0.002942948020570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9916992188" calcext:value-type="float">
            <text:p>0.509039916992188</text:p>
          </table:table-cell>
          <table:table-cell office:value-type="float" office:value="0.00294046257144569" calcext:value-type="float">
            <text:p>0.002940462571445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222167969" calcext:value-type="float">
            <text:p>0.509040222167969</text:p>
          </table:table-cell>
          <table:table-cell office:value-type="float" office:value="0.00293826043531928" calcext:value-type="float">
            <text:p>0.002938260435319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298461914" calcext:value-type="float">
            <text:p>0.509040298461914</text:p>
          </table:table-cell>
          <table:table-cell office:value-type="float" office:value="0.00293700130430279" calcext:value-type="float">
            <text:p>0.002937001304302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307998657" calcext:value-type="float">
            <text:p>0.509040307998657</text:p>
          </table:table-cell>
          <table:table-cell office:value-type="float" office:value="0.00293659233118389" calcext:value-type="float">
            <text:p>0.00293659233118389</text:p>
          </table:table-cell>
          <table:table-cell table:number-columns-repeated="6"/>
        </table:table-row>
      </table:table>
      <table:table table:name="sumFz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k_n</text:p>
          </table:table-cell>
          <table:table-cell table:style-name="ce1" office:value-type="float" office:value="100" calcext:value-type="float">
            <text:p>1E+02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" calcext:value-type="float">
            <text:p>1E+03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" calcext:value-type="float">
            <text:p>1E+04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" calcext:value-type="float">
            <text:p>1E+05</text:p>
          </table:table-cell>
          <table:table-cell office:value-type="string" calcext:value-type="string">
            <text:p>k_n</text:p>
          </table:table-cell>
          <table:table-cell table:style-name="ce1" office:value-type="float" office:value="1000000" calcext:value-type="float">
            <text:p>1E+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z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-5.10850500623835E-021" calcext:value-type="float">
            <text:p>-5.10850500623835E-21</text:p>
          </table:table-cell>
          <table:table-cell office:value-type="float" office:value="0.01" calcext:value-type="float">
            <text:p>0.01</text:p>
          </table:table-cell>
          <table:table-cell office:value-type="float" office:value="-5.10850500623835E-021" calcext:value-type="float">
            <text:p>-5.10850500623835E-21</text:p>
          </table:table-cell>
          <table:table-cell office:value-type="float" office:value="0.01" calcext:value-type="float">
            <text:p>0.01</text:p>
          </table:table-cell>
          <table:table-cell office:value-type="float" office:value="-5.10850500623835E-021" calcext:value-type="float">
            <text:p>-5.10850500623835E-21</text:p>
          </table:table-cell>
          <table:table-cell office:value-type="float" office:value="0.01" calcext:value-type="float">
            <text:p>0.01</text:p>
          </table:table-cell>
          <table:table-cell office:value-type="float" office:value="-5.10850500623835E-021" calcext:value-type="float">
            <text:p>-5.10850500623835E-21</text:p>
          </table:table-cell>
          <table:table-cell office:value-type="float" office:value="0.01" calcext:value-type="float">
            <text:p>0.01</text:p>
          </table:table-cell>
          <table:table-cell office:value-type="float" office:value="-5.10850500623835E-021" calcext:value-type="float">
            <text:p>-5.10850500623835E-2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-8.71355918103213E-021" calcext:value-type="float">
            <text:p>-8.71355918103213E-21</text:p>
          </table:table-cell>
          <table:table-cell office:value-type="float" office:value="0.02" calcext:value-type="float">
            <text:p>0.02</text:p>
          </table:table-cell>
          <table:table-cell office:value-type="float" office:value="-8.71355918103213E-021" calcext:value-type="float">
            <text:p>-8.71355918103213E-21</text:p>
          </table:table-cell>
          <table:table-cell office:value-type="float" office:value="0.02" calcext:value-type="float">
            <text:p>0.02</text:p>
          </table:table-cell>
          <table:table-cell office:value-type="float" office:value="-8.71355918103213E-021" calcext:value-type="float">
            <text:p>-8.71355918103213E-21</text:p>
          </table:table-cell>
          <table:table-cell office:value-type="float" office:value="0.02" calcext:value-type="float">
            <text:p>0.02</text:p>
          </table:table-cell>
          <table:table-cell office:value-type="float" office:value="-8.71355918103213E-021" calcext:value-type="float">
            <text:p>-8.71355918103213E-21</text:p>
          </table:table-cell>
          <table:table-cell office:value-type="float" office:value="0.02" calcext:value-type="float">
            <text:p>0.02</text:p>
          </table:table-cell>
          <table:table-cell office:value-type="float" office:value="-8.71355918103213E-021" calcext:value-type="float">
            <text:p>-8.71355918103213E-2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1.58587705709186E-018" calcext:value-type="float">
            <text:p>-1.58587705709186E-18</text:p>
          </table:table-cell>
          <table:table-cell office:value-type="float" office:value="0.03" calcext:value-type="float">
            <text:p>0.03</text:p>
          </table:table-cell>
          <table:table-cell office:value-type="float" office:value="-1.58587705709186E-018" calcext:value-type="float">
            <text:p>-1.58587705709186E-18</text:p>
          </table:table-cell>
          <table:table-cell office:value-type="float" office:value="0.03" calcext:value-type="float">
            <text:p>0.03</text:p>
          </table:table-cell>
          <table:table-cell office:value-type="float" office:value="-1.58587705709186E-018" calcext:value-type="float">
            <text:p>-1.58587705709186E-18</text:p>
          </table:table-cell>
          <table:table-cell office:value-type="float" office:value="0.03" calcext:value-type="float">
            <text:p>0.03</text:p>
          </table:table-cell>
          <table:table-cell office:value-type="float" office:value="-1.58587705709186E-018" calcext:value-type="float">
            <text:p>-1.58587705709186E-18</text:p>
          </table:table-cell>
          <table:table-cell office:value-type="float" office:value="0.03" calcext:value-type="float">
            <text:p>0.03</text:p>
          </table:table-cell>
          <table:table-cell office:value-type="float" office:value="-1.58587705709186E-018" calcext:value-type="float">
            <text:p>-1.58587705709186E-1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-1.69984662904685E-020" calcext:value-type="float">
            <text:p>-1.69984662904685E-20</text:p>
          </table:table-cell>
          <table:table-cell office:value-type="float" office:value="0.04" calcext:value-type="float">
            <text:p>0.04</text:p>
          </table:table-cell>
          <table:table-cell office:value-type="float" office:value="-1.69984662904685E-020" calcext:value-type="float">
            <text:p>-1.69984662904685E-20</text:p>
          </table:table-cell>
          <table:table-cell office:value-type="float" office:value="0.04" calcext:value-type="float">
            <text:p>0.04</text:p>
          </table:table-cell>
          <table:table-cell office:value-type="float" office:value="-1.69984662904685E-020" calcext:value-type="float">
            <text:p>-1.69984662904685E-20</text:p>
          </table:table-cell>
          <table:table-cell office:value-type="float" office:value="0.04" calcext:value-type="float">
            <text:p>0.04</text:p>
          </table:table-cell>
          <table:table-cell office:value-type="float" office:value="-1.69984662904685E-020" calcext:value-type="float">
            <text:p>-1.69984662904685E-20</text:p>
          </table:table-cell>
          <table:table-cell office:value-type="float" office:value="0.04" calcext:value-type="float">
            <text:p>0.04</text:p>
          </table:table-cell>
          <table:table-cell office:value-type="float" office:value="-1.69984662904685E-020" calcext:value-type="float">
            <text:p>-1.69984662904685E-2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1.6674481927877E-020" calcext:value-type="float">
            <text:p>-1.6674481927877E-20</text:p>
          </table:table-cell>
          <table:table-cell office:value-type="float" office:value="0.05" calcext:value-type="float">
            <text:p>0.05</text:p>
          </table:table-cell>
          <table:table-cell office:value-type="float" office:value="-1.6674481927877E-020" calcext:value-type="float">
            <text:p>-1.6674481927877E-20</text:p>
          </table:table-cell>
          <table:table-cell office:value-type="float" office:value="0.05" calcext:value-type="float">
            <text:p>0.05</text:p>
          </table:table-cell>
          <table:table-cell office:value-type="float" office:value="-1.6674481927877E-020" calcext:value-type="float">
            <text:p>-1.6674481927877E-20</text:p>
          </table:table-cell>
          <table:table-cell office:value-type="float" office:value="0.05" calcext:value-type="float">
            <text:p>0.05</text:p>
          </table:table-cell>
          <table:table-cell office:value-type="float" office:value="-1.6674481927877E-020" calcext:value-type="float">
            <text:p>-1.6674481927877E-20</text:p>
          </table:table-cell>
          <table:table-cell office:value-type="float" office:value="0.05" calcext:value-type="float">
            <text:p>0.05</text:p>
          </table:table-cell>
          <table:table-cell office:value-type="float" office:value="-1.6674481927877E-020" calcext:value-type="float">
            <text:p>-1.6674481927877E-2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4.1225026335501E-019" calcext:value-type="float">
            <text:p>-4.1225026335501E-19</text:p>
          </table:table-cell>
          <table:table-cell office:value-type="float" office:value="0.06" calcext:value-type="float">
            <text:p>0.06</text:p>
          </table:table-cell>
          <table:table-cell office:value-type="float" office:value="-4.1225026335501E-019" calcext:value-type="float">
            <text:p>-4.1225026335501E-19</text:p>
          </table:table-cell>
          <table:table-cell office:value-type="float" office:value="0.06" calcext:value-type="float">
            <text:p>0.06</text:p>
          </table:table-cell>
          <table:table-cell office:value-type="float" office:value="-4.1225026335501E-019" calcext:value-type="float">
            <text:p>-4.1225026335501E-19</text:p>
          </table:table-cell>
          <table:table-cell office:value-type="float" office:value="0.06" calcext:value-type="float">
            <text:p>0.06</text:p>
          </table:table-cell>
          <table:table-cell office:value-type="float" office:value="-4.1225026335501E-019" calcext:value-type="float">
            <text:p>-4.1225026335501E-19</text:p>
          </table:table-cell>
          <table:table-cell office:value-type="float" office:value="0.06" calcext:value-type="float">
            <text:p>0.06</text:p>
          </table:table-cell>
          <table:table-cell office:value-type="float" office:value="-4.1225026335501E-019" calcext:value-type="float">
            <text:p>-4.1225026335501E-19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2.09595439020128E-018" calcext:value-type="float">
            <text:p>-2.09595439020128E-18</text:p>
          </table:table-cell>
          <table:table-cell office:value-type="float" office:value="0.07" calcext:value-type="float">
            <text:p>0.07</text:p>
          </table:table-cell>
          <table:table-cell office:value-type="float" office:value="-2.09595439020128E-018" calcext:value-type="float">
            <text:p>-2.09595439020128E-18</text:p>
          </table:table-cell>
          <table:table-cell office:value-type="float" office:value="0.07" calcext:value-type="float">
            <text:p>0.07</text:p>
          </table:table-cell>
          <table:table-cell office:value-type="float" office:value="-2.09595439020128E-018" calcext:value-type="float">
            <text:p>-2.09595439020128E-18</text:p>
          </table:table-cell>
          <table:table-cell office:value-type="float" office:value="0.07" calcext:value-type="float">
            <text:p>0.07</text:p>
          </table:table-cell>
          <table:table-cell office:value-type="float" office:value="-2.09595439020128E-018" calcext:value-type="float">
            <text:p>-2.09595439020128E-18</text:p>
          </table:table-cell>
          <table:table-cell office:value-type="float" office:value="0.07" calcext:value-type="float">
            <text:p>0.07</text:p>
          </table:table-cell>
          <table:table-cell office:value-type="float" office:value="-2.09595439020128E-018" calcext:value-type="float">
            <text:p>-2.09595439020128E-1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-4.19290666610289E-019" calcext:value-type="float">
            <text:p>-4.19290666610289E-19</text:p>
          </table:table-cell>
          <table:table-cell office:value-type="float" office:value="0.08" calcext:value-type="float">
            <text:p>0.08</text:p>
          </table:table-cell>
          <table:table-cell office:value-type="float" office:value="-4.19290666610289E-019" calcext:value-type="float">
            <text:p>-4.19290666610289E-19</text:p>
          </table:table-cell>
          <table:table-cell office:value-type="float" office:value="0.08" calcext:value-type="float">
            <text:p>0.08</text:p>
          </table:table-cell>
          <table:table-cell office:value-type="float" office:value="-4.19290666610289E-019" calcext:value-type="float">
            <text:p>-4.19290666610289E-19</text:p>
          </table:table-cell>
          <table:table-cell office:value-type="float" office:value="0.08" calcext:value-type="float">
            <text:p>0.08</text:p>
          </table:table-cell>
          <table:table-cell office:value-type="float" office:value="-4.19290666610289E-019" calcext:value-type="float">
            <text:p>-4.19290666610289E-19</text:p>
          </table:table-cell>
          <table:table-cell office:value-type="float" office:value="0.08" calcext:value-type="float">
            <text:p>0.08</text:p>
          </table:table-cell>
          <table:table-cell office:value-type="float" office:value="-4.19290666610289E-019" calcext:value-type="float">
            <text:p>-4.19290666610289E-19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6.2700978030362E-019" calcext:value-type="float">
            <text:p>-6.2700978030362E-19</text:p>
          </table:table-cell>
          <table:table-cell office:value-type="float" office:value="0.09" calcext:value-type="float">
            <text:p>0.09</text:p>
          </table:table-cell>
          <table:table-cell office:value-type="float" office:value="-6.2700978030362E-019" calcext:value-type="float">
            <text:p>-6.2700978030362E-19</text:p>
          </table:table-cell>
          <table:table-cell office:value-type="float" office:value="0.09" calcext:value-type="float">
            <text:p>0.09</text:p>
          </table:table-cell>
          <table:table-cell office:value-type="float" office:value="-6.2700978030362E-019" calcext:value-type="float">
            <text:p>-6.2700978030362E-19</text:p>
          </table:table-cell>
          <table:table-cell office:value-type="float" office:value="0.09" calcext:value-type="float">
            <text:p>0.09</text:p>
          </table:table-cell>
          <table:table-cell office:value-type="float" office:value="-6.2700978030362E-019" calcext:value-type="float">
            <text:p>-6.2700978030362E-19</text:p>
          </table:table-cell>
          <table:table-cell office:value-type="float" office:value="0.09" calcext:value-type="float">
            <text:p>0.09</text:p>
          </table:table-cell>
          <table:table-cell office:value-type="float" office:value="-6.2700978030362E-019" calcext:value-type="float">
            <text:p>-6.2700978030362E-1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0245979487342022" calcext:value-type="float">
            <text:p>-0.000245979487342022</text:p>
          </table:table-cell>
          <table:table-cell office:value-type="float" office:value="0.1" calcext:value-type="float">
            <text:p>0.1</text:p>
          </table:table-cell>
          <table:table-cell office:value-type="float" office:value="-0.000246005936815613" calcext:value-type="float">
            <text:p>-0.000246005936815613</text:p>
          </table:table-cell>
          <table:table-cell office:value-type="float" office:value="0.1" calcext:value-type="float">
            <text:p>0.1</text:p>
          </table:table-cell>
          <table:table-cell office:value-type="float" office:value="-0.000246008582101522" calcext:value-type="float">
            <text:p>-0.000246008582101522</text:p>
          </table:table-cell>
          <table:table-cell office:value-type="float" office:value="0.1" calcext:value-type="float">
            <text:p>0.1</text:p>
          </table:table-cell>
          <table:table-cell office:value-type="float" office:value="-0.000246008835043994" calcext:value-type="float">
            <text:p>-0.000246008835043994</text:p>
          </table:table-cell>
          <table:table-cell office:value-type="float" office:value="0.0925" calcext:value-type="float">
            <text:p>0.0925</text:p>
          </table:table-cell>
          <table:table-cell office:value-type="float" office:value="-2.8924639718128E-020" calcext:value-type="float">
            <text:p>-2.8924639718128E-20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605133284303922" calcext:value-type="float">
            <text:p>-0.000605133284303922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605192294670829" calcext:value-type="float">
            <text:p>-0.000605192294670829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605198205273111" calcext:value-type="float">
            <text:p>-0.000605198205273111</text:p>
          </table:table-cell>
          <table:table-cell office:value-type="float" office:value="0.11" calcext:value-type="float">
            <text:p>0.11</text:p>
          </table:table-cell>
          <table:table-cell office:value-type="float" office:value="-0.000605198795537496" calcext:value-type="float">
            <text:p>-0.000605198795537496</text:p>
          </table:table-cell>
          <table:table-cell office:value-type="float" office:value="0.09265625" calcext:value-type="float">
            <text:p>0.09265625</text:p>
          </table:table-cell>
          <table:table-cell office:value-type="float" office:value="-1.87285686643911E-020" calcext:value-type="float">
            <text:p>-1.87285686643911E-2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000969992252632734" calcext:value-type="float">
            <text:p>-0.000969992252632734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970086934900214" calcext:value-type="float">
            <text:p>-0.000970086934900214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97009640429675" calcext:value-type="float">
            <text:p>-0.00097009640429675</text:p>
          </table:table-cell>
          <table:table-cell office:value-type="float" office:value="0.12" calcext:value-type="float">
            <text:p>0.12</text:p>
          </table:table-cell>
          <table:table-cell office:value-type="float" office:value="-0.000970097351248119" calcext:value-type="float">
            <text:p>-0.000970097351248119</text:p>
          </table:table-cell>
          <table:table-cell office:value-type="float" office:value="0.092734375" calcext:value-type="float">
            <text:p>0.092734375</text:p>
          </table:table-cell>
          <table:table-cell office:value-type="float" office:value="-2.42045117784395E-020" calcext:value-type="float">
            <text:p>-2.42045117784395E-20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-0.00133880922298382" calcext:value-type="float">
            <text:p>-0.00133880922298382</text:p>
          </table:table-cell>
          <table:table-cell office:value-type="float" office:value="0.13" calcext:value-type="float">
            <text:p>0.13</text:p>
          </table:table-cell>
          <table:table-cell office:value-type="float" office:value="-0.00133894074705271" calcext:value-type="float">
            <text:p>-0.00133894074705271</text:p>
          </table:table-cell>
          <table:table-cell office:value-type="float" office:value="0.13" calcext:value-type="float">
            <text:p>0.13</text:p>
          </table:table-cell>
          <table:table-cell office:value-type="float" office:value="-0.00133895390109715" calcext:value-type="float">
            <text:p>-0.00133895390109715</text:p>
          </table:table-cell>
          <table:table-cell office:value-type="float" office:value="0.13" calcext:value-type="float">
            <text:p>0.13</text:p>
          </table:table-cell>
          <table:table-cell office:value-type="float" office:value="-0.00133895521651798" calcext:value-type="float">
            <text:p>-0.00133895521651798</text:p>
          </table:table-cell>
          <table:table-cell office:value-type="float" office:value="0.0927734375" calcext:value-type="float">
            <text:p>0.0927734375</text:p>
          </table:table-cell>
          <table:table-cell office:value-type="float" office:value="-5.24071400338274E-020" calcext:value-type="float">
            <text:p>-5.24071400338274E-20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-0.00171166956696" calcext:value-type="float">
            <text:p>-0.00171166956696</text:p>
          </table:table-cell>
          <table:table-cell office:value-type="float" office:value="0.14" calcext:value-type="float">
            <text:p>0.14</text:p>
          </table:table-cell>
          <table:table-cell office:value-type="float" office:value="-0.00171183915838642" calcext:value-type="float">
            <text:p>-0.00171183915838642</text:p>
          </table:table-cell>
          <table:table-cell office:value-type="float" office:value="0.14" calcext:value-type="float">
            <text:p>0.14</text:p>
          </table:table-cell>
          <table:table-cell office:value-type="float" office:value="-0.00171185611966298" calcext:value-type="float">
            <text:p>-0.00171185611966298</text:p>
          </table:table-cell>
          <table:table-cell office:value-type="float" office:value="0.14" calcext:value-type="float">
            <text:p>0.14</text:p>
          </table:table-cell>
          <table:table-cell office:value-type="float" office:value="-0.001711857815812" calcext:value-type="float">
            <text:p>-0.001711857815812</text:p>
          </table:table-cell>
          <table:table-cell office:value-type="float" office:value="0.09279296875" calcext:value-type="float">
            <text:p>0.09279296875</text:p>
          </table:table-cell>
          <table:table-cell office:value-type="float" office:value="-1.16543006990373E-020" calcext:value-type="float">
            <text:p>-1.16543006990373E-2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00208866097638363" calcext:value-type="float">
            <text:p>-0.00208866097638363</text:p>
          </table:table-cell>
          <table:table-cell office:value-type="float" office:value="0.15" calcext:value-type="float">
            <text:p>0.15</text:p>
          </table:table-cell>
          <table:table-cell office:value-type="float" office:value="-0.00208886991050056" calcext:value-type="float">
            <text:p>-0.00208886991050056</text:p>
          </table:table-cell>
          <table:table-cell office:value-type="float" office:value="0.15" calcext:value-type="float">
            <text:p>0.15</text:p>
          </table:table-cell>
          <table:table-cell office:value-type="float" office:value="-0.00208889080657293" calcext:value-type="float">
            <text:p>-0.00208889080657293</text:p>
          </table:table-cell>
          <table:table-cell office:value-type="float" office:value="0.15" calcext:value-type="float">
            <text:p>0.15</text:p>
          </table:table-cell>
          <table:table-cell office:value-type="float" office:value="-0.00208889289620679" calcext:value-type="float">
            <text:p>-0.00208889289620679</text:p>
          </table:table-cell>
          <table:table-cell office:value-type="float" office:value="0.0927978515625" calcext:value-type="float">
            <text:p>0.0927978515625</text:p>
          </table:table-cell>
          <table:table-cell office:value-type="float" office:value="-5.04130730775179E-020" calcext:value-type="float">
            <text:p>-5.04130730775179E-20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246987353970086" calcext:value-type="float">
            <text:p>-0.00246987353970086</text:p>
          </table:table-cell>
          <table:table-cell office:value-type="float" office:value="0.16" calcext:value-type="float">
            <text:p>0.16</text:p>
          </table:table-cell>
          <table:table-cell office:value-type="float" office:value="-0.00247012314390373" calcext:value-type="float">
            <text:p>-0.00247012314390373</text:p>
          </table:table-cell>
          <table:table-cell office:value-type="float" office:value="0.16" calcext:value-type="float">
            <text:p>0.16</text:p>
          </table:table-cell>
          <table:table-cell office:value-type="float" office:value="-0.00247014810754372" calcext:value-type="float">
            <text:p>-0.00247014810754372</text:p>
          </table:table-cell>
          <table:table-cell office:value-type="float" office:value="0.16" calcext:value-type="float">
            <text:p>0.16</text:p>
          </table:table-cell>
          <table:table-cell office:value-type="float" office:value="-0.00247015060393994" calcext:value-type="float">
            <text:p>-0.00247015060393994</text:p>
          </table:table-cell>
          <table:table-cell office:value-type="float" office:value="0.092799072265625" calcext:value-type="float">
            <text:p>0.092799072265625</text:p>
          </table:table-cell>
          <table:table-cell office:value-type="float" office:value="-2.48194002026785E-020" calcext:value-type="float">
            <text:p>-2.48194002026785E-20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00285539982138059" calcext:value-type="float">
            <text:p>-0.00285539982138059</text:p>
          </table:table-cell>
          <table:table-cell office:value-type="float" office:value="0.17" calcext:value-type="float">
            <text:p>0.17</text:p>
          </table:table-cell>
          <table:table-cell office:value-type="float" office:value="-0.00285569147753178" calcext:value-type="float">
            <text:p>-0.00285569147753178</text:p>
          </table:table-cell>
          <table:table-cell office:value-type="float" office:value="0.17" calcext:value-type="float">
            <text:p>0.17</text:p>
          </table:table-cell>
          <table:table-cell office:value-type="float" office:value="-0.00285572064695988" calcext:value-type="float">
            <text:p>-0.00285572064695988</text:p>
          </table:table-cell>
          <table:table-cell office:value-type="float" office:value="0.17" calcext:value-type="float">
            <text:p>0.17</text:p>
          </table:table-cell>
          <table:table-cell office:value-type="float" office:value="-0.00285572356394083" calcext:value-type="float">
            <text:p>-0.00285572356394083</text:p>
          </table:table-cell>
          <table:table-cell office:value-type="float" office:value="0.0927996826171875" calcext:value-type="float">
            <text:p>0.0927996826171875</text:p>
          </table:table-cell>
          <table:table-cell office:value-type="float" office:value="-4.18382850785674E-019" calcext:value-type="float">
            <text:p>-4.18382850785674E-1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00324533494442248" calcext:value-type="float">
            <text:p>-0.00324533494442248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24567009138138" calcext:value-type="float">
            <text:p>-0.00324567009138138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24570361051992" calcext:value-type="float">
            <text:p>-0.00324570361051992</text:p>
          </table:table-cell>
          <table:table-cell office:value-type="float" office:value="0.18" calcext:value-type="float">
            <text:p>0.18</text:p>
          </table:table-cell>
          <table:table-cell office:value-type="float" office:value="-0.00324570696247822" calcext:value-type="float">
            <text:p>-0.00324570696247822</text:p>
          </table:table-cell>
          <table:table-cell office:value-type="float" office:value="0.0927999877929688" calcext:value-type="float">
            <text:p>0.0927999877929688</text:p>
          </table:table-cell>
          <table:table-cell office:value-type="float" office:value="-5.3365600551108E-020" calcext:value-type="float">
            <text:p>-5.3365600551108E-20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-0.00363977667611476" calcext:value-type="float">
            <text:p>-0.00363977667611476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64015681240116" calcext:value-type="float">
            <text:p>-0.00364015681240116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64019483114081" calcext:value-type="float">
            <text:p>-0.00364019483114081</text:p>
          </table:table-cell>
          <table:table-cell office:value-type="float" office:value="0.19" calcext:value-type="float">
            <text:p>0.19</text:p>
          </table:table-cell>
          <table:table-cell office:value-type="float" office:value="-0.00364019863306591" calcext:value-type="float">
            <text:p>-0.00364019863306591</text:p>
          </table:table-cell>
          <table:table-cell office:value-type="float" office:value="0.0927999973297119" calcext:value-type="float">
            <text:p>0.0927999973297119</text:p>
          </table:table-cell>
          <table:table-cell office:value-type="float" office:value="-1.25399963615461E-019" calcext:value-type="float">
            <text:p>-1.25399963615461E-1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403882551719071" calcext:value-type="float">
            <text:p>-0.00403882551719071</text:p>
          </table:table-cell>
          <table:table-cell office:value-type="float" office:value="0.2" calcext:value-type="float">
            <text:p>0.2</text:p>
          </table:table-cell>
          <table:table-cell office:value-type="float" office:value="-0.00403925220378925" calcext:value-type="float">
            <text:p>-0.00403925220378925</text:p>
          </table:table-cell>
          <table:table-cell office:value-type="float" office:value="0.2" calcext:value-type="float">
            <text:p>0.2</text:p>
          </table:table-cell>
          <table:table-cell office:value-type="float" office:value="-0.00403929487826955" calcext:value-type="float">
            <text:p>-0.00403929487826955</text:p>
          </table:table-cell>
          <table:table-cell office:value-type="float" office:value="0.2" calcext:value-type="float">
            <text:p>0.2</text:p>
          </table:table-cell>
          <table:table-cell office:value-type="float" office:value="-0.0040392991457758" calcext:value-type="float">
            <text:p>-0.0040392991457758</text:p>
          </table:table-cell>
          <table:table-cell table:number-columns-repeated="2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402480339672589" calcext:value-type="float">
            <text:p>-0.00402480339672589</text:p>
          </table:table-cell>
          <table:table-cell office:value-type="float" office:value="0.21" calcext:value-type="float">
            <text:p>0.21</text:p>
          </table:table-cell>
          <table:table-cell office:value-type="float" office:value="-0.00402523003900022" calcext:value-type="float">
            <text:p>-0.00402523003900022</text:p>
            <draw:frame draw:z-index="0" draw:style-name="gr1" draw:text-style-name="P1" svg:width="6.2988in" svg:height="3.5429in" svg:x="0.2602in" svg:y="0.1366in">
              <draw:object draw:notify-on-update-of-ranges="sumFz.A2:sumFz.A2 sumFz.I2:sumFz.I100 sumFz.I1:sumFz.J1 sumFz.J2:sumFz.J100 sumFz.G2:sumFz.G100 sumFz.G1:sumFz.H1 sumFz.H2:sumFz.H100 sumFz.E2:sumFz.E100 sumFz.E1:sumFz.F1 sumFz.F2:sumFz.F100 sumFz.C2:sumFz.C100 sumFz.C1:sumFz.D1 sumFz.D2:sumFz.D100 sumFz.A2:sumFz.A100 sumFz.A1:sumFz.B1 sumFz.B2:sumFz.B10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office:value-type="float" office:value="0.21" calcext:value-type="float">
            <text:p>0.21</text:p>
          </table:table-cell>
          <table:table-cell office:value-type="float" office:value="-0.00402527270905016" calcext:value-type="float">
            <text:p>-0.00402527270905016</text:p>
          </table:table-cell>
          <table:table-cell office:value-type="float" office:value="0.21" calcext:value-type="float">
            <text:p>0.21</text:p>
          </table:table-cell>
          <table:table-cell office:value-type="float" office:value="-0.00402527697589717" calcext:value-type="float">
            <text:p>-0.00402527697589717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00400994184624588" calcext:value-type="float">
            <text:p>-0.00400994184624588</text:p>
          </table:table-cell>
          <table:table-cell office:value-type="float" office:value="0.22" calcext:value-type="float">
            <text:p>0.22</text:p>
          </table:table-cell>
          <table:table-cell office:value-type="float" office:value="-0.00401036836536677" calcext:value-type="float">
            <text:p>-0.00401036836536677</text:p>
          </table:table-cell>
          <table:table-cell office:value-type="float" office:value="0.22" calcext:value-type="float">
            <text:p>0.22</text:p>
          </table:table-cell>
          <table:table-cell office:value-type="float" office:value="-0.00401041102314844" calcext:value-type="float">
            <text:p>-0.00401041102314844</text:p>
          </table:table-cell>
          <table:table-cell office:value-type="float" office:value="0.22" calcext:value-type="float">
            <text:p>0.22</text:p>
          </table:table-cell>
          <table:table-cell office:value-type="float" office:value="-0.0040104152889854" calcext:value-type="float">
            <text:p>-0.0040104152889854</text:p>
          </table:table-cell>
          <table:table-cell table:number-columns-repeated="2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-0.00399429996019488" calcext:value-type="float">
            <text:p>-0.00399429996019488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99472624356982" calcext:value-type="float">
            <text:p>-0.00399472624356982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99476887891566" calcext:value-type="float">
            <text:p>-0.00399476887891566</text:p>
          </table:table-cell>
          <table:table-cell office:value-type="float" office:value="0.23" calcext:value-type="float">
            <text:p>0.23</text:p>
          </table:table-cell>
          <table:table-cell office:value-type="float" office:value="-0.00399477314111495" calcext:value-type="float">
            <text:p>-0.00399477314111495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00396880041306927" calcext:value-type="float">
            <text:p>-0.00396880041306927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6922482959233" calcext:value-type="float">
            <text:p>-0.00396922482959233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6926727348126" calcext:value-type="float">
            <text:p>-0.00396926727348126</text:p>
          </table:table-cell>
          <table:table-cell office:value-type="float" office:value="0.24" calcext:value-type="float">
            <text:p>0.24</text:p>
          </table:table-cell>
          <table:table-cell office:value-type="float" office:value="-0.00396927152229319" calcext:value-type="float">
            <text:p>-0.00396927152229319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00393673401149803" calcext:value-type="float">
            <text:p>-0.00393673401149803</text:p>
          </table:table-cell>
          <table:table-cell office:value-type="float" office:value="0.25" calcext:value-type="float">
            <text:p>0.25</text:p>
          </table:table-cell>
          <table:table-cell office:value-type="float" office:value="-0.00393715512383111" calcext:value-type="float">
            <text:p>-0.00393715512383111</text:p>
          </table:table-cell>
          <table:table-cell office:value-type="float" office:value="0.25" calcext:value-type="float">
            <text:p>0.25</text:p>
          </table:table-cell>
          <table:table-cell office:value-type="float" office:value="-0.00393719724028774" calcext:value-type="float">
            <text:p>-0.00393719724028774</text:p>
          </table:table-cell>
          <table:table-cell office:value-type="float" office:value="0.25" calcext:value-type="float">
            <text:p>0.25</text:p>
          </table:table-cell>
          <table:table-cell office:value-type="float" office:value="-0.00393720145270529" calcext:value-type="float">
            <text:p>-0.00393720145270529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390234706932631" calcext:value-type="float">
            <text:p>-0.00390234706932631</text:p>
          </table:table-cell>
          <table:table-cell office:value-type="float" office:value="0.26" calcext:value-type="float">
            <text:p>0.26</text:p>
          </table:table-cell>
          <table:table-cell office:value-type="float" office:value="-0.00390276399812188" calcext:value-type="float">
            <text:p>-0.00390276399812188</text:p>
          </table:table-cell>
          <table:table-cell office:value-type="float" office:value="0.26" calcext:value-type="float">
            <text:p>0.26</text:p>
          </table:table-cell>
          <table:table-cell office:value-type="float" office:value="-0.0039028056968037" calcext:value-type="float">
            <text:p>-0.0039028056968037</text:p>
          </table:table-cell>
          <table:table-cell office:value-type="float" office:value="0.26" calcext:value-type="float">
            <text:p>0.26</text:p>
          </table:table-cell>
          <table:table-cell office:value-type="float" office:value="-0.00390280986732846" calcext:value-type="float">
            <text:p>-0.00390280986732846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00386947473747041" calcext:value-type="float">
            <text:p>-0.00386947473747041</text:p>
          </table:table-cell>
          <table:table-cell office:value-type="float" office:value="0.27" calcext:value-type="float">
            <text:p>0.27</text:p>
          </table:table-cell>
          <table:table-cell office:value-type="float" office:value="-0.00386988704514948" calcext:value-type="float">
            <text:p>-0.00386988704514948</text:p>
          </table:table-cell>
          <table:table-cell office:value-type="float" office:value="0.27" calcext:value-type="float">
            <text:p>0.27</text:p>
          </table:table-cell>
          <table:table-cell office:value-type="float" office:value="-0.00386992828158466" calcext:value-type="float">
            <text:p>-0.00386992828158466</text:p>
          </table:table-cell>
          <table:table-cell office:value-type="float" office:value="0.27" calcext:value-type="float">
            <text:p>0.27</text:p>
          </table:table-cell>
          <table:table-cell office:value-type="float" office:value="-0.00386993240551087" calcext:value-type="float">
            <text:p>-0.00386993240551087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0.00384186336086265" calcext:value-type="float">
            <text:p>-0.00384186336086265</text:p>
          </table:table-cell>
          <table:table-cell office:value-type="float" office:value="0.28" calcext:value-type="float">
            <text:p>0.28</text:p>
          </table:table-cell>
          <table:table-cell office:value-type="float" office:value="-0.00384227100109964" calcext:value-type="float">
            <text:p>-0.00384227100109964</text:p>
          </table:table-cell>
          <table:table-cell office:value-type="float" office:value="0.28" calcext:value-type="float">
            <text:p>0.28</text:p>
          </table:table-cell>
          <table:table-cell office:value-type="float" office:value="-0.00384231177066895" calcext:value-type="float">
            <text:p>-0.00384231177066895</text:p>
          </table:table-cell>
          <table:table-cell office:value-type="float" office:value="0.28" calcext:value-type="float">
            <text:p>0.28</text:p>
          </table:table-cell>
          <table:table-cell office:value-type="float" office:value="-0.00384231584767836" calcext:value-type="float">
            <text:p>-0.00384231584767836</text:p>
          </table:table-cell>
          <table:table-cell table:number-columns-repeated="2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-0.00382095912184151" calcext:value-type="float">
            <text:p>-0.00382095912184151</text:p>
          </table:table-cell>
          <table:table-cell office:value-type="float" office:value="0.29" calcext:value-type="float">
            <text:p>0.29</text:p>
          </table:table-cell>
          <table:table-cell office:value-type="float" office:value="-0.00382136222559743" calcext:value-type="float">
            <text:p>-0.00382136222559743</text:p>
          </table:table-cell>
          <table:table-cell office:value-type="float" office:value="0.29" calcext:value-type="float">
            <text:p>0.29</text:p>
          </table:table-cell>
          <table:table-cell office:value-type="float" office:value="-0.00382140254222345" calcext:value-type="float">
            <text:p>-0.00382140254222345</text:p>
          </table:table-cell>
          <table:table-cell office:value-type="float" office:value="0.29" calcext:value-type="float">
            <text:p>0.29</text:p>
          </table:table-cell>
          <table:table-cell office:value-type="float" office:value="-0.00382140657394037" calcext:value-type="float">
            <text:p>-0.00382140657394037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0380351903394045" calcext:value-type="float">
            <text:p>-0.00380351903394045</text:p>
          </table:table-cell>
          <table:table-cell office:value-type="float" office:value="0.3" calcext:value-type="float">
            <text:p>0.3</text:p>
          </table:table-cell>
          <table:table-cell office:value-type="float" office:value="-0.00380391725265042" calcext:value-type="float">
            <text:p>-0.00380391725265042</text:p>
          </table:table-cell>
          <table:table-cell office:value-type="float" office:value="0.3" calcext:value-type="float">
            <text:p>0.3</text:p>
          </table:table-cell>
          <table:table-cell office:value-type="float" office:value="-0.0038039570801743" calcext:value-type="float">
            <text:p>-0.0038039570801743</text:p>
          </table:table-cell>
          <table:table-cell office:value-type="float" office:value="0.3" calcext:value-type="float">
            <text:p>0.3</text:p>
          </table:table-cell>
          <table:table-cell office:value-type="float" office:value="-0.00380396106255338" calcext:value-type="float">
            <text:p>-0.00380396106255338</text:p>
          </table:table-cell>
          <table:table-cell table:number-columns-repeated="2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0379721290701559" calcext:value-type="float">
            <text:p>-0.00379721290701559</text:p>
          </table:table-cell>
          <table:table-cell office:value-type="float" office:value="0.31" calcext:value-type="float">
            <text:p>0.31</text:p>
          </table:table-cell>
          <table:table-cell office:value-type="float" office:value="-0.00379760695021822" calcext:value-type="float">
            <text:p>-0.00379760695021822</text:p>
          </table:table-cell>
          <table:table-cell office:value-type="float" office:value="0.31" calcext:value-type="float">
            <text:p>0.31</text:p>
          </table:table-cell>
          <table:table-cell office:value-type="float" office:value="-0.00379764636648509" calcext:value-type="float">
            <text:p>-0.00379764636648509</text:p>
          </table:table-cell>
          <table:table-cell office:value-type="float" office:value="0.31" calcext:value-type="float">
            <text:p>0.31</text:p>
          </table:table-cell>
          <table:table-cell office:value-type="float" office:value="-0.00379765029995509" calcext:value-type="float">
            <text:p>-0.00379765029995509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00380983074273061" calcext:value-type="float">
            <text:p>-0.00380983074273061</text:p>
          </table:table-cell>
          <table:table-cell office:value-type="float" office:value="0.32" calcext:value-type="float">
            <text:p>0.32</text:p>
          </table:table-cell>
          <table:table-cell office:value-type="float" office:value="-0.00381022263218985" calcext:value-type="float">
            <text:p>-0.00381022263218985</text:p>
          </table:table-cell>
          <table:table-cell office:value-type="float" office:value="0.32" calcext:value-type="float">
            <text:p>0.32</text:p>
          </table:table-cell>
          <table:table-cell office:value-type="float" office:value="-0.00381026181979217" calcext:value-type="float">
            <text:p>-0.00381026181979217</text:p>
          </table:table-cell>
          <table:table-cell office:value-type="float" office:value="0.32" calcext:value-type="float">
            <text:p>0.32</text:p>
          </table:table-cell>
          <table:table-cell office:value-type="float" office:value="-0.00381026573918935" calcext:value-type="float">
            <text:p>-0.00381026573918935</text:p>
          </table:table-cell>
          <table:table-cell table:number-columns-repeated="2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00385207871346869" calcext:value-type="float">
            <text:p>-0.00385207871346869</text:p>
          </table:table-cell>
          <table:table-cell office:value-type="float" office:value="0.33" calcext:value-type="float">
            <text:p>0.33</text:p>
          </table:table-cell>
          <table:table-cell office:value-type="float" office:value="-0.00385247291873808" calcext:value-type="float">
            <text:p>-0.00385247291873808</text:p>
          </table:table-cell>
          <table:table-cell office:value-type="float" office:value="0.33" calcext:value-type="float">
            <text:p>0.33</text:p>
          </table:table-cell>
          <table:table-cell office:value-type="float" office:value="-0.00385251234427256" calcext:value-type="float">
            <text:p>-0.00385251234427256</text:p>
          </table:table-cell>
          <table:table-cell office:value-type="float" office:value="0.33" calcext:value-type="float">
            <text:p>0.33</text:p>
          </table:table-cell>
          <table:table-cell office:value-type="float" office:value="-0.00385251628687974" calcext:value-type="float">
            <text:p>-0.00385251628687974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-0.00392645985746601" calcext:value-type="float">
            <text:p>-0.00392645985746601</text:p>
          </table:table-cell>
          <table:table-cell office:value-type="float" office:value="0.34" calcext:value-type="float">
            <text:p>0.34</text:p>
          </table:table-cell>
          <table:table-cell office:value-type="float" office:value="-0.00392686102809689" calcext:value-type="float">
            <text:p>-0.00392686102809689</text:p>
          </table:table-cell>
          <table:table-cell office:value-type="float" office:value="0.34" calcext:value-type="float">
            <text:p>0.34</text:p>
          </table:table-cell>
          <table:table-cell office:value-type="float" office:value="-0.00392690115021266" calcext:value-type="float">
            <text:p>-0.00392690115021266</text:p>
          </table:table-cell>
          <table:table-cell office:value-type="float" office:value="0.34" calcext:value-type="float">
            <text:p>0.34</text:p>
          </table:table-cell>
          <table:table-cell office:value-type="float" office:value="-0.00392690516247474" calcext:value-type="float">
            <text:p>-0.00392690516247474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0040315033948205" calcext:value-type="float">
            <text:p>-0.0040315033948205</text:p>
          </table:table-cell>
          <table:table-cell office:value-type="float" office:value="0.35" calcext:value-type="float">
            <text:p>0.35</text:p>
          </table:table-cell>
          <table:table-cell office:value-type="float" office:value="-0.00403191643432767" calcext:value-type="float">
            <text:p>-0.00403191643432767</text:p>
          </table:table-cell>
          <table:table-cell office:value-type="float" office:value="0.35" calcext:value-type="float">
            <text:p>0.35</text:p>
          </table:table-cell>
          <table:table-cell office:value-type="float" office:value="-0.00403195773873376" calcext:value-type="float">
            <text:p>-0.00403195773873376</text:p>
          </table:table-cell>
          <table:table-cell office:value-type="float" office:value="0.35" calcext:value-type="float">
            <text:p>0.35</text:p>
          </table:table-cell>
          <table:table-cell office:value-type="float" office:value="-0.00403196187492473" calcext:value-type="float">
            <text:p>-0.00403196187492473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416106525203354" calcext:value-type="float">
            <text:p>-0.00416106525203354</text:p>
          </table:table-cell>
          <table:table-cell office:value-type="float" office:value="0.36" calcext:value-type="float">
            <text:p>0.36</text:p>
          </table:table-cell>
          <table:table-cell office:value-type="float" office:value="-0.00416149704227197" calcext:value-type="float">
            <text:p>-0.00416149704227197</text:p>
          </table:table-cell>
          <table:table-cell office:value-type="float" office:value="0.36" calcext:value-type="float">
            <text:p>0.36</text:p>
          </table:table-cell>
          <table:table-cell office:value-type="float" office:value="-0.00416154022688615" calcext:value-type="float">
            <text:p>-0.00416154022688615</text:p>
          </table:table-cell>
          <table:table-cell office:value-type="float" office:value="0.36" calcext:value-type="float">
            <text:p>0.36</text:p>
          </table:table-cell>
          <table:table-cell office:value-type="float" office:value="-0.00416154454540348" calcext:value-type="float">
            <text:p>-0.00416154454540348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00431132221478201" calcext:value-type="float">
            <text:p>-0.00431132221478201</text:p>
          </table:table-cell>
          <table:table-cell office:value-type="float" office:value="0.37" calcext:value-type="float">
            <text:p>0.37</text:p>
          </table:table-cell>
          <table:table-cell office:value-type="float" office:value="-0.00431177896666281" calcext:value-type="float">
            <text:p>-0.00431177896666281</text:p>
          </table:table-cell>
          <table:table-cell office:value-type="float" office:value="0.37" calcext:value-type="float">
            <text:p>0.37</text:p>
          </table:table-cell>
          <table:table-cell office:value-type="float" office:value="-0.00431182464733095" calcext:value-type="float">
            <text:p>-0.00431182464733095</text:p>
          </table:table-cell>
          <table:table-cell office:value-type="float" office:value="0.37" calcext:value-type="float">
            <text:p>0.37</text:p>
          </table:table-cell>
          <table:table-cell office:value-type="float" office:value="-0.00431182921545987" calcext:value-type="float">
            <text:p>-0.00431182921545987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-0.00448354813764438" calcext:value-type="float">
            <text:p>-0.00448354813764438</text:p>
          </table:table-cell>
          <table:table-cell office:value-type="float" office:value="0.38" calcext:value-type="float">
            <text:p>0.38</text:p>
          </table:table-cell>
          <table:table-cell office:value-type="float" office:value="-0.00448403800583462" calcext:value-type="float">
            <text:p>-0.00448403800583462</text:p>
          </table:table-cell>
          <table:table-cell office:value-type="float" office:value="0.38" calcext:value-type="float">
            <text:p>0.38</text:p>
          </table:table-cell>
          <table:table-cell office:value-type="float" office:value="-0.00448408699962763" calcext:value-type="float">
            <text:p>-0.00448408699962763</text:p>
          </table:table-cell>
          <table:table-cell office:value-type="float" office:value="0.38" calcext:value-type="float">
            <text:p>0.38</text:p>
          </table:table-cell>
          <table:table-cell office:value-type="float" office:value="-0.00448409189907855" calcext:value-type="float">
            <text:p>-0.00448409189907855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00467980303931623" calcext:value-type="float">
            <text:p>-0.00467980303931623</text:p>
          </table:table-cell>
          <table:table-cell office:value-type="float" office:value="0.39" calcext:value-type="float">
            <text:p>0.39</text:p>
          </table:table-cell>
          <table:table-cell office:value-type="float" office:value="-0.0046803375379824" calcext:value-type="float">
            <text:p>-0.0046803375379824</text:p>
          </table:table-cell>
          <table:table-cell office:value-type="float" office:value="0.39" calcext:value-type="float">
            <text:p>0.39</text:p>
          </table:table-cell>
          <table:table-cell office:value-type="float" office:value="-0.00468039099831311" calcext:value-type="float">
            <text:p>-0.00468039099831311</text:p>
          </table:table-cell>
          <table:table-cell office:value-type="float" office:value="0.39" calcext:value-type="float">
            <text:p>0.39</text:p>
          </table:table-cell>
          <table:table-cell office:value-type="float" office:value="-0.00468039634425992" calcext:value-type="float">
            <text:p>-0.0046803963442599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0489765409827503" calcext:value-type="float">
            <text:p>-0.00489765409827503</text:p>
          </table:table-cell>
          <table:table-cell office:value-type="float" office:value="0.4" calcext:value-type="float">
            <text:p>0.4</text:p>
          </table:table-cell>
          <table:table-cell office:value-type="float" office:value="-0.00489824838730276" calcext:value-type="float">
            <text:p>-0.00489824838730276</text:p>
          </table:table-cell>
          <table:table-cell office:value-type="float" office:value="0.4" calcext:value-type="float">
            <text:p>0.4</text:p>
          </table:table-cell>
          <table:table-cell office:value-type="float" office:value="-0.00489830782668996" calcext:value-type="float">
            <text:p>-0.00489830782668996</text:p>
          </table:table-cell>
          <table:table-cell office:value-type="float" office:value="0.4" calcext:value-type="float">
            <text:p>0.4</text:p>
          </table:table-cell>
          <table:table-cell office:value-type="float" office:value="-0.00489831377073355" calcext:value-type="float">
            <text:p>-0.00489831377073355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0513549305190419" calcext:value-type="float">
            <text:p>-0.00513549305190419</text:p>
          </table:table-cell>
          <table:table-cell office:value-type="float" office:value="0.41" calcext:value-type="float">
            <text:p>0.41</text:p>
          </table:table-cell>
          <table:table-cell office:value-type="float" office:value="-0.00513616528286783" calcext:value-type="float">
            <text:p>-0.00513616528286783</text:p>
          </table:table-cell>
          <table:table-cell office:value-type="float" office:value="0.41" calcext:value-type="float">
            <text:p>0.41</text:p>
          </table:table-cell>
          <table:table-cell office:value-type="float" office:value="-0.00513623251807521" calcext:value-type="float">
            <text:p>-0.00513623251807521</text:p>
          </table:table-cell>
          <table:table-cell office:value-type="float" office:value="0.41" calcext:value-type="float">
            <text:p>0.41</text:p>
          </table:table-cell>
          <table:table-cell office:value-type="float" office:value="-0.00513623924172589" calcext:value-type="float">
            <text:p>-0.00513623924172589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00539836694051319" calcext:value-type="float">
            <text:p>-0.00539836694051319</text:p>
          </table:table-cell>
          <table:table-cell office:value-type="float" office:value="0.42" calcext:value-type="float">
            <text:p>0.42</text:p>
          </table:table-cell>
          <table:table-cell office:value-type="float" office:value="-0.00539913852015895" calcext:value-type="float">
            <text:p>-0.00539913852015895</text:p>
          </table:table-cell>
          <table:table-cell office:value-type="float" office:value="0.42" calcext:value-type="float">
            <text:p>0.42</text:p>
          </table:table-cell>
          <table:table-cell office:value-type="float" office:value="-0.00539921573048364" calcext:value-type="float">
            <text:p>-0.00539921573048364</text:p>
          </table:table-cell>
          <table:table-cell office:value-type="float" office:value="0.42" calcext:value-type="float">
            <text:p>0.42</text:p>
          </table:table-cell>
          <table:table-cell office:value-type="float" office:value="-0.00539922344829701" calcext:value-type="float">
            <text:p>-0.00539922344829701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-0.00570493576351621" calcext:value-type="float">
            <text:p>-0.00570493576351621</text:p>
          </table:table-cell>
          <table:table-cell office:value-type="float" office:value="0.43" calcext:value-type="float">
            <text:p>0.43</text:p>
          </table:table-cell>
          <table:table-cell office:value-type="float" office:value="-0.00570590787530704" calcext:value-type="float">
            <text:p>-0.00570590787530704</text:p>
          </table:table-cell>
          <table:table-cell office:value-type="float" office:value="0.43" calcext:value-type="float">
            <text:p>0.43</text:p>
          </table:table-cell>
          <table:table-cell office:value-type="float" office:value="-0.0057060051078542" calcext:value-type="float">
            <text:p>-0.0057060051078542</text:p>
          </table:table-cell>
          <table:table-cell office:value-type="float" office:value="0.43" calcext:value-type="float">
            <text:p>0.43</text:p>
          </table:table-cell>
          <table:table-cell office:value-type="float" office:value="-0.00570601483132666" calcext:value-type="float">
            <text:p>-0.00570601483132666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0.00605337942914769" calcext:value-type="float">
            <text:p>-0.00605337942914769</text:p>
          </table:table-cell>
          <table:table-cell office:value-type="float" office:value="0.44" calcext:value-type="float">
            <text:p>0.44</text:p>
          </table:table-cell>
          <table:table-cell office:value-type="float" office:value="-0.00605453713908407" calcext:value-type="float">
            <text:p>-0.00605453713908407</text:p>
          </table:table-cell>
          <table:table-cell office:value-type="float" office:value="0.44" calcext:value-type="float">
            <text:p>0.44</text:p>
          </table:table-cell>
          <table:table-cell office:value-type="float" office:value="-0.00605465293283365" calcext:value-type="float">
            <text:p>-0.00605465293283365</text:p>
          </table:table-cell>
          <table:table-cell office:value-type="float" office:value="0.44" calcext:value-type="float">
            <text:p>0.44</text:p>
          </table:table-cell>
          <table:table-cell office:value-type="float" office:value="-0.00605466451245427" calcext:value-type="float">
            <text:p>-0.00605466451245427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00644546774864125" calcext:value-type="float">
            <text:p>-0.00644546774864125</text:p>
          </table:table-cell>
          <table:table-cell office:value-type="float" office:value="0.45" calcext:value-type="float">
            <text:p>0.45</text:p>
          </table:table-cell>
          <table:table-cell office:value-type="float" office:value="-0.00644691211369423" calcext:value-type="float">
            <text:p>-0.00644691211369423</text:p>
          </table:table-cell>
          <table:table-cell office:value-type="float" office:value="0.45" calcext:value-type="float">
            <text:p>0.45</text:p>
          </table:table-cell>
          <table:table-cell office:value-type="float" office:value="-0.0064470565762183" calcext:value-type="float">
            <text:p>-0.0064470565762183</text:p>
          </table:table-cell>
          <table:table-cell office:value-type="float" office:value="0.45" calcext:value-type="float">
            <text:p>0.45</text:p>
          </table:table-cell>
          <table:table-cell office:value-type="float" office:value="-0.00644707102278818" calcext:value-type="float">
            <text:p>-0.00644707102278818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0703036933625873" calcext:value-type="float">
            <text:p>-0.00703036933625873</text:p>
          </table:table-cell>
          <table:table-cell office:value-type="float" office:value="0.46" calcext:value-type="float">
            <text:p>0.46</text:p>
          </table:table-cell>
          <table:table-cell office:value-type="float" office:value="-0.00703301170497485" calcext:value-type="float">
            <text:p>-0.00703301170497485</text:p>
          </table:table-cell>
          <table:table-cell office:value-type="float" office:value="0.46" calcext:value-type="float">
            <text:p>0.46</text:p>
          </table:table-cell>
          <table:table-cell office:value-type="float" office:value="-0.00703327633053902" calcext:value-type="float">
            <text:p>-0.00703327633053902</text:p>
          </table:table-cell>
          <table:table-cell office:value-type="float" office:value="0.46" calcext:value-type="float">
            <text:p>0.46</text:p>
          </table:table-cell>
          <table:table-cell office:value-type="float" office:value="-0.00703330279700804" calcext:value-type="float">
            <text:p>-0.00703330279700804</text:p>
          </table:table-cell>
          <table:table-cell table:number-columns-repeated="2"/>
        </table:table-row>
        <table:table-row table:style-name="ro1">
          <table:table-cell office:value-type="float" office:value="0.460625" calcext:value-type="float">
            <text:p>0.460625</text:p>
          </table:table-cell>
          <table:table-cell office:value-type="float" office:value="-0.00711732455708228" calcext:value-type="float">
            <text:p>-0.00711732455708228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-0.00712096248187407" calcext:value-type="float">
            <text:p>-0.00712096248187407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-0.00712132868275231" calcext:value-type="float">
            <text:p>-0.00712132868275231</text:p>
          </table:table-cell>
          <table:table-cell office:value-type="float" office:value="0.460625" calcext:value-type="float">
            <text:p>0.460625</text:p>
          </table:table-cell>
          <table:table-cell office:value-type="float" office:value="-0.00712136532747689" calcext:value-type="float">
            <text:p>-0.00712136532747689</text:p>
          </table:table-cell>
          <table:table-cell table:number-columns-repeated="2"/>
        </table:table-row>
        <table:table-row table:style-name="ro1">
          <table:table-cell office:value-type="float" office:value="0.46078125" calcext:value-type="float">
            <text:p>0.46078125</text:p>
          </table:table-cell>
          <table:table-cell office:value-type="float" office:value="-0.00715244576025294" calcext:value-type="float">
            <text:p>-0.00715244576025294</text:p>
          </table:table-cell>
          <table:table-cell office:value-type="float" office:value="0.46078125" calcext:value-type="float">
            <text:p>0.46078125</text:p>
          </table:table-cell>
          <table:table-cell office:value-type="float" office:value="-0.00715733602121378" calcext:value-type="float">
            <text:p>-0.00715733602121378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00883558051724736" calcext:value-type="float">
            <text:p>-0.00883558051724736</text:p>
          </table:table-cell>
          <table:table-cell office:value-type="float" office:value="0.46078125" calcext:value-type="float">
            <text:p>0.46078125</text:p>
          </table:table-cell>
          <table:table-cell office:value-type="float" office:value="-0.00715788384946775" calcext:value-type="float">
            <text:p>-0.00715788384946775</text:p>
          </table:table-cell>
          <table:table-cell table:number-columns-repeated="2"/>
        </table:table-row>
        <table:table-row table:style-name="ro1">
          <table:table-cell office:value-type="float" office:value="0.460859375" calcext:value-type="float">
            <text:p>0.460859375</text:p>
          </table:table-cell>
          <table:table-cell office:value-type="float" office:value="-0.00717882480722934" calcext:value-type="float">
            <text:p>-0.00717882480722934</text:p>
          </table:table-cell>
          <table:table-cell office:value-type="float" office:value="0.460859375" calcext:value-type="float">
            <text:p>0.460859375</text:p>
          </table:table-cell>
          <table:table-cell office:value-type="float" office:value="-0.00718572582078073" calcext:value-type="float">
            <text:p>-0.00718572582078073</text:p>
          </table:table-cell>
          <table:table-cell office:value-type="float" office:value="0.4625" calcext:value-type="float">
            <text:p>0.4625</text:p>
          </table:table-cell>
          <table:table-cell office:value-type="float" office:value="-0.00891199215250038" calcext:value-type="float">
            <text:p>-0.00891199215250038</text:p>
          </table:table-cell>
          <table:table-cell office:value-type="float" office:value="0.460859375" calcext:value-type="float">
            <text:p>0.460859375</text:p>
          </table:table-cell>
          <table:table-cell office:value-type="float" office:value="-0.00718652776532946" calcext:value-type="float">
            <text:p>-0.00718652776532946</text:p>
          </table:table-cell>
          <table:table-cell table:number-columns-repeated="2"/>
        </table:table-row>
        <table:table-row table:style-name="ro1">
          <table:table-cell office:value-type="float" office:value="0.4608984375" calcext:value-type="float">
            <text:p>0.4608984375</text:p>
          </table:table-cell>
          <table:table-cell office:value-type="float" office:value="-0.00719982986350515" calcext:value-type="float">
            <text:p>-0.00719982986350515</text:p>
          </table:table-cell>
          <table:table-cell office:value-type="float" office:value="0.4608984375" calcext:value-type="float">
            <text:p>0.4608984375</text:p>
          </table:table-cell>
          <table:table-cell office:value-type="float" office:value="-0.00721297277065959" calcext:value-type="float">
            <text:p>-0.00721297277065959</text:p>
          </table:table-cell>
          <table:table-cell office:value-type="float" office:value="0.465" calcext:value-type="float">
            <text:p>0.465</text:p>
          </table:table-cell>
          <table:table-cell office:value-type="float" office:value="-0.00905583902291487" calcext:value-type="float">
            <text:p>-0.00905583902291487</text:p>
          </table:table-cell>
          <table:table-cell office:value-type="float" office:value="0.4608984375" calcext:value-type="float">
            <text:p>0.4608984375</text:p>
          </table:table-cell>
          <table:table-cell office:value-type="float" office:value="-0.00721506118388459" calcext:value-type="float">
            <text:p>-0.00721506118388459</text:p>
          </table:table-cell>
          <table:table-cell table:number-columns-repeated="2"/>
        </table:table-row>
        <table:table-row table:style-name="ro1">
          <table:table-cell office:value-type="float" office:value="0.460908203125" calcext:value-type="float">
            <text:p>0.460908203125</text:p>
          </table:table-cell>
          <table:table-cell office:value-type="float" office:value="-0.00720844752899707" calcext:value-type="float">
            <text:p>-0.00720844752899707</text:p>
          </table:table-cell>
          <table:table-cell office:value-type="float" office:value="0.4609033203125" calcext:value-type="float">
            <text:p>0.4609033203125</text:p>
          </table:table-cell>
          <table:table-cell office:value-type="float" office:value="-0.00721765152429514" calcext:value-type="float">
            <text:p>-0.00721765152429514</text:p>
          </table:table-cell>
          <table:table-cell office:value-type="float" office:value="0.47" calcext:value-type="float">
            <text:p>0.47</text:p>
          </table:table-cell>
          <table:table-cell office:value-type="float" office:value="-0.00932490250246132" calcext:value-type="float">
            <text:p>-0.00932490250246132</text:p>
          </table:table-cell>
          <table:table-cell office:value-type="float" office:value="0.46090087890625" calcext:value-type="float">
            <text:p>0.46090087890625</text:p>
          </table:table-cell>
          <table:table-cell office:value-type="float" office:value="-0.00721752469224115" calcext:value-type="float">
            <text:p>-0.00721752469224115</text:p>
          </table:table-cell>
          <table:table-cell table:number-columns-repeated="2"/>
        </table:table-row>
        <table:table-row table:style-name="ro1">
          <table:table-cell office:value-type="float" office:value="0.4609130859375" calcext:value-type="float">
            <text:p>0.4609130859375</text:p>
          </table:table-cell>
          <table:table-cell office:value-type="float" office:value="-0.00721496975723164" calcext:value-type="float">
            <text:p>-0.00721496975723164</text:p>
          </table:table-cell>
          <table:table-cell office:value-type="float" office:value="0.460908203125" calcext:value-type="float">
            <text:p>0.460908203125</text:p>
          </table:table-cell>
          <table:table-cell office:value-type="float" office:value="-0.00721855557715284" calcext:value-type="float">
            <text:p>-0.00721855557715284</text:p>
          </table:table-cell>
          <table:table-cell office:value-type="float" office:value="0.48" calcext:value-type="float">
            <text:p>0.48</text:p>
          </table:table-cell>
          <table:table-cell office:value-type="float" office:value="-0.0098380592494927" calcext:value-type="float">
            <text:p>-0.0098380592494927</text:p>
          </table:table-cell>
          <table:table-cell office:value-type="float" office:value="0.4609033203125" calcext:value-type="float">
            <text:p>0.4609033203125</text:p>
          </table:table-cell>
          <table:table-cell office:value-type="float" office:value="-0.00721797565830203" calcext:value-type="float">
            <text:p>-0.00721797565830203</text:p>
          </table:table-cell>
          <table:table-cell table:number-columns-repeated="2"/>
        </table:table-row>
        <table:table-row table:style-name="ro1">
          <table:table-cell office:value-type="float" office:value="0.46091552734375" calcext:value-type="float">
            <text:p>0.46091552734375</text:p>
          </table:table-cell>
          <table:table-cell office:value-type="float" office:value="-0.00721696027557818" calcext:value-type="float">
            <text:p>-0.00721696027557818</text:p>
          </table:table-cell>
          <table:table-cell office:value-type="float" office:value="0.46091796875" calcext:value-type="float">
            <text:p>0.46091796875</text:p>
          </table:table-cell>
          <table:table-cell office:value-type="float" office:value="-0.0072203754263137" calcext:value-type="float">
            <text:p>-0.0072203754263137</text:p>
          </table:table-cell>
          <table:table-cell office:value-type="float" office:value="0.49" calcext:value-type="float">
            <text:p>0.49</text:p>
          </table:table-cell>
          <table:table-cell office:value-type="float" office:value="-0.0103778942238851" calcext:value-type="float">
            <text:p>-0.0103778942238851</text:p>
          </table:table-cell>
          <table:table-cell office:value-type="float" office:value="0.460908203125" calcext:value-type="float">
            <text:p>0.460908203125</text:p>
          </table:table-cell>
          <table:table-cell office:value-type="float" office:value="-0.00721888046976599" calcext:value-type="float">
            <text:p>-0.00721888046976599</text:p>
          </table:table-cell>
          <table:table-cell table:number-columns-repeated="2"/>
        </table:table-row>
        <table:table-row table:style-name="ro1">
          <table:table-cell office:value-type="float" office:value="0.46091796875" calcext:value-type="float">
            <text:p>0.46091796875</text:p>
          </table:table-cell>
          <table:table-cell office:value-type="float" office:value="-0.0072174132973685" calcext:value-type="float">
            <text:p>-0.0072174132973685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-0.00722406335537406" calcext:value-type="float">
            <text:p>-0.00722406335537406</text:p>
          </table:table-cell>
          <table:table-cell office:value-type="float" office:value="0.5" calcext:value-type="float">
            <text:p>0.5</text:p>
          </table:table-cell>
          <table:table-cell office:value-type="float" office:value="-0.0110400745776509" calcext:value-type="float">
            <text:p>-0.0110400745776509</text:p>
          </table:table-cell>
          <table:table-cell office:value-type="float" office:value="0.46091796875" calcext:value-type="float">
            <text:p>0.46091796875</text:p>
          </table:table-cell>
          <table:table-cell office:value-type="float" office:value="-0.00722070179857015" calcext:value-type="float">
            <text:p>-0.00722070179857015</text:p>
          </table:table-cell>
          <table:table-cell table:number-columns-repeated="2"/>
        </table:table-row>
        <table:table-row table:style-name="ro1">
          <table:table-cell office:value-type="float" office:value="0.4609375" calcext:value-type="float">
            <text:p>0.4609375</text:p>
          </table:table-cell>
          <table:table-cell office:value-type="float" office:value="-0.00722107309588773" calcext:value-type="float">
            <text:p>-0.00722107309588773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00729691193640132" calcext:value-type="float">
            <text:p>-0.00729691193640132</text:p>
          </table:table-cell>
          <table:table-cell office:value-type="float" office:value="0.505" calcext:value-type="float">
            <text:p>0.505</text:p>
          </table:table-cell>
          <table:table-cell office:value-type="float" office:value="-0.0114274658039352" calcext:value-type="float">
            <text:p>-0.0114274658039352</text:p>
          </table:table-cell>
          <table:table-cell office:value-type="float" office:value="0.4609375" calcext:value-type="float">
            <text:p>0.4609375</text:p>
          </table:table-cell>
          <table:table-cell office:value-type="float" office:value="-0.00722439285565034" calcext:value-type="float">
            <text:p>-0.00722439285565034</text:p>
          </table:table-cell>
          <table:table-cell table:number-columns-repeated="2"/>
        </table:table-row>
        <table:table-row table:style-name="ro1">
          <table:table-cell office:value-type="float" office:value="0.46125" calcext:value-type="float">
            <text:p>0.46125</text:p>
          </table:table-cell>
          <table:table-cell office:value-type="float" office:value="-0.00729302055682988" calcext:value-type="float">
            <text:p>-0.00729302055682988</text:p>
          </table:table-cell>
          <table:table-cell office:value-type="float" office:value="0.4625" calcext:value-type="float">
            <text:p>0.4625</text:p>
          </table:table-cell>
          <table:table-cell office:value-type="float" office:value="-0.00891186159546462" calcext:value-type="float">
            <text:p>-0.00891186159546462</text:p>
          </table:table-cell>
          <table:table-cell office:value-type="float" office:value="0.5075" calcext:value-type="float">
            <text:p>0.5075</text:p>
          </table:table-cell>
          <table:table-cell office:value-type="float" office:value="-0.0116703391224904" calcext:value-type="float">
            <text:p>-0.0116703391224904</text:p>
          </table:table-cell>
          <table:table-cell office:value-type="float" office:value="0.46125" calcext:value-type="float">
            <text:p>0.46125</text:p>
          </table:table-cell>
          <table:table-cell office:value-type="float" office:value="-0.00729734265256153" calcext:value-type="float">
            <text:p>-0.00729734265256153</text:p>
          </table:table-cell>
          <table:table-cell table:number-columns-repeated="2"/>
        </table:table-row>
        <table:table-row table:style-name="ro1">
          <table:table-cell office:value-type="float" office:value="0.46140625" calcext:value-type="float">
            <text:p>0.46140625</text:p>
          </table:table-cell>
          <table:table-cell office:value-type="float" office:value="-0.00735625643568748" calcext:value-type="float">
            <text:p>-0.00735625643568748</text:p>
          </table:table-cell>
          <table:table-cell office:value-type="float" office:value="0.465" calcext:value-type="float">
            <text:p>0.465</text:p>
          </table:table-cell>
          <table:table-cell office:value-type="float" office:value="-0.00905569970072367" calcext:value-type="float">
            <text:p>-0.00905569970072367</text:p>
          </table:table-cell>
          <table:table-cell office:value-type="float" office:value="0.50875" calcext:value-type="float">
            <text:p>0.50875</text:p>
          </table:table-cell>
          <table:table-cell office:value-type="float" office:value="-0.0118475148768815" calcext:value-type="float">
            <text:p>-0.0118475148768815</text:p>
          </table:table-cell>
          <table:table-cell office:value-type="float" office:value="0.46140625" calcext:value-type="float">
            <text:p>0.46140625</text:p>
          </table:table-cell>
          <table:table-cell office:value-type="float" office:value="-0.00736394514658797" calcext:value-type="float">
            <text:p>-0.00736394514658797</text:p>
          </table:table-cell>
          <table:table-cell table:number-columns-repeated="2"/>
        </table:table-row>
        <table:table-row table:style-name="ro1">
          <table:table-cell office:value-type="float" office:value="0.4614453125" calcext:value-type="float">
            <text:p>0.4614453125</text:p>
          </table:table-cell>
          <table:table-cell office:value-type="float" office:value="-0.00740093748548785" calcext:value-type="float">
            <text:p>-0.00740093748548785</text:p>
          </table:table-cell>
          <table:table-cell office:value-type="float" office:value="0.47" calcext:value-type="float">
            <text:p>0.47</text:p>
          </table:table-cell>
          <table:table-cell office:value-type="float" office:value="-0.00932474888242699" calcext:value-type="float">
            <text:p>-0.00932474888242699</text:p>
          </table:table-cell>
          <table:table-cell office:value-type="float" office:value="0.50890625" calcext:value-type="float">
            <text:p>0.50890625</text:p>
          </table:table-cell>
          <table:table-cell office:value-type="float" office:value="-0.0118841550679192" calcext:value-type="float">
            <text:p>-0.0118841550679192</text:p>
          </table:table-cell>
          <table:table-cell office:value-type="float" office:value="0.46142578125" calcext:value-type="float">
            <text:p>0.46142578125</text:p>
          </table:table-cell>
          <table:table-cell office:value-type="float" office:value="-0.00738158972737689" calcext:value-type="float">
            <text:p>-0.00738158972737689</text:p>
          </table:table-cell>
          <table:table-cell table:number-columns-repeated="2"/>
        </table:table-row>
        <table:table-row table:style-name="ro1">
          <table:table-cell office:value-type="float" office:value="0.461445617675782" calcext:value-type="float">
            <text:p>0.461445617675782</text:p>
          </table:table-cell>
          <table:table-cell office:value-type="float" office:value="-0.00740287422545629" calcext:value-type="float">
            <text:p>-0.00740287422545629</text:p>
          </table:table-cell>
          <table:table-cell office:value-type="float" office:value="0.48" calcext:value-type="float">
            <text:p>0.48</text:p>
          </table:table-cell>
          <table:table-cell office:value-type="float" office:value="-0.00983788057432682" calcext:value-type="float">
            <text:p>-0.00983788057432682</text:p>
          </table:table-cell>
          <table:table-cell office:value-type="float" office:value="0.508984375" calcext:value-type="float">
            <text:p>0.508984375</text:p>
          </table:table-cell>
          <table:table-cell office:value-type="float" office:value="-0.0119097912795276" calcext:value-type="float">
            <text:p>-0.0119097912795276</text:p>
          </table:table-cell>
          <table:table-cell office:value-type="float" office:value="0.461435546875" calcext:value-type="float">
            <text:p>0.461435546875</text:p>
          </table:table-cell>
          <table:table-cell office:value-type="float" office:value="-0.00739835112556527" calcext:value-type="float">
            <text:p>-0.00739835112556527</text:p>
          </table:table-cell>
          <table:table-cell table:number-columns-repeated="2"/>
        </table:table-row>
        <table:table-row table:style-name="ro1">
          <table:table-cell office:value-type="float" office:value="0.461445770263672" calcext:value-type="float">
            <text:p>0.461445770263672</text:p>
          </table:table-cell>
          <table:table-cell office:value-type="float" office:value="-0.00740433444045518" calcext:value-type="float">
            <text:p>-0.00740433444045518</text:p>
          </table:table-cell>
          <table:table-cell office:value-type="float" office:value="0.49" calcext:value-type="float">
            <text:p>0.49</text:p>
          </table:table-cell>
          <table:table-cell office:value-type="float" office:value="-0.010377682286602" calcext:value-type="float">
            <text:p>-0.010377682286602</text:p>
          </table:table-cell>
          <table:table-cell office:value-type="float" office:value="0.5090234375" calcext:value-type="float">
            <text:p>0.5090234375</text:p>
          </table:table-cell>
          <table:table-cell office:value-type="float" office:value="-0.0119296689142221" calcext:value-type="float">
            <text:p>-0.0119296689142221</text:p>
          </table:table-cell>
          <table:table-cell office:value-type="float" office:value="0.461436767578125" calcext:value-type="float">
            <text:p>0.461436767578125</text:p>
          </table:table-cell>
          <table:table-cell office:value-type="float" office:value="-0.00740328057392901" calcext:value-type="float">
            <text:p>-0.00740328057392901</text:p>
          </table:table-cell>
          <table:table-cell table:number-columns-repeated="2"/>
        </table:table-row>
        <table:table-row table:style-name="ro1">
          <table:table-cell office:value-type="float" office:value="0.461445846557617" calcext:value-type="float">
            <text:p>0.461445846557617</text:p>
          </table:table-cell>
          <table:table-cell office:value-type="float" office:value="-0.00740555385637999" calcext:value-type="float">
            <text:p>-0.00740555385637999</text:p>
          </table:table-cell>
          <table:table-cell office:value-type="float" office:value="0.5" calcext:value-type="float">
            <text:p>0.5</text:p>
          </table:table-cell>
          <table:table-cell office:value-type="float" office:value="-0.0110398300525357" calcext:value-type="float">
            <text:p>-0.0110398300525357</text:p>
          </table:table-cell>
          <table:table-cell office:value-type="float" office:value="0.509033203125" calcext:value-type="float">
            <text:p>0.509033203125</text:p>
          </table:table-cell>
          <table:table-cell office:value-type="float" office:value="-0.0119378649923283" calcext:value-type="float">
            <text:p>-0.0119378649923283</text:p>
          </table:table-cell>
          <table:table-cell office:value-type="float" office:value="0.461437072753906" calcext:value-type="float">
            <text:p>0.461437072753906</text:p>
          </table:table-cell>
          <table:table-cell office:value-type="float" office:value="-0.00740552539505035" calcext:value-type="float">
            <text:p>-0.00740552539505035</text:p>
          </table:table-cell>
          <table:table-cell table:number-columns-repeated="2"/>
        </table:table-row>
        <table:table-row table:style-name="ro1">
          <table:table-cell office:value-type="float" office:value="0.461445865631104" calcext:value-type="float">
            <text:p>0.461445865631104</text:p>
          </table:table-cell>
          <table:table-cell office:value-type="float" office:value="-0.00740610033546917" calcext:value-type="float">
            <text:p>-0.00740610033546917</text:p>
          </table:table-cell>
          <table:table-cell office:value-type="float" office:value="0.505" calcext:value-type="float">
            <text:p>0.505</text:p>
          </table:table-cell>
          <table:table-cell office:value-type="float" office:value="-0.0114272000364107" calcext:value-type="float">
            <text:p>-0.0114272000364107</text:p>
          </table:table-cell>
          <table:table-cell office:value-type="float" office:value="0.5090380859375" calcext:value-type="float">
            <text:p>0.5090380859375</text:p>
          </table:table-cell>
          <table:table-cell office:value-type="float" office:value="-0.0119444861161939" calcext:value-type="float">
            <text:p>-0.0119444861161939</text:p>
          </table:table-cell>
          <table:table-cell office:value-type="float" office:value="0.461437225341797" calcext:value-type="float">
            <text:p>0.461437225341797</text:p>
          </table:table-cell>
          <table:table-cell office:value-type="float" office:value="-0.00740794158457304" calcext:value-type="float">
            <text:p>-0.00740794158457304</text:p>
          </table:table-cell>
          <table:table-cell table:number-columns-repeated="2"/>
        </table:table-row>
        <table:table-row table:style-name="ro1">
          <table:table-cell office:value-type="float" office:value="0.461445875167847" calcext:value-type="float">
            <text:p>0.461445875167847</text:p>
          </table:table-cell>
          <table:table-cell office:value-type="float" office:value="-0.00740662846151699" calcext:value-type="float">
            <text:p>-0.00740662846151699</text:p>
          </table:table-cell>
          <table:table-cell office:value-type="float" office:value="0.5075" calcext:value-type="float">
            <text:p>0.5075</text:p>
          </table:table-cell>
          <table:table-cell office:value-type="float" office:value="-0.0116700565805615" calcext:value-type="float">
            <text:p>-0.0116700565805615</text:p>
          </table:table-cell>
          <table:table-cell office:value-type="float" office:value="0.509039306640625" calcext:value-type="float">
            <text:p>0.509039306640625</text:p>
          </table:table-cell>
          <table:table-cell office:value-type="float" office:value="-0.011947323574671" calcext:value-type="float">
            <text:p>-0.011947323574671</text:p>
          </table:table-cell>
          <table:table-cell office:value-type="float" office:value="0.46143723487854" calcext:value-type="float">
            <text:p>0.46143723487854</text:p>
          </table:table-cell>
          <table:table-cell office:value-type="float" office:value="-0.00740853516819278" calcext:value-type="float">
            <text:p>-0.007408535168192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0875" calcext:value-type="float">
            <text:p>0.50875</text:p>
          </table:table-cell>
          <table:table-cell office:value-type="float" office:value="-0.0118472068592225" calcext:value-type="float">
            <text:p>-0.0118472068592225</text:p>
          </table:table-cell>
          <table:table-cell office:value-type="float" office:value="0.509039916992188" calcext:value-type="float">
            <text:p>0.509039916992188</text:p>
          </table:table-cell>
          <table:table-cell office:value-type="float" office:value="-0.0119497424262142" calcext:value-type="float">
            <text:p>-0.01194974242621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890625" calcext:value-type="float">
            <text:p>0.50890625</text:p>
          </table:table-cell>
          <table:table-cell office:value-type="float" office:value="-0.0118838313047533" calcext:value-type="float">
            <text:p>-0.0118838313047533</text:p>
          </table:table-cell>
          <table:table-cell office:value-type="float" office:value="0.509040069580078" calcext:value-type="float">
            <text:p>0.509040069580078</text:p>
          </table:table-cell>
          <table:table-cell office:value-type="float" office:value="-0.0119509442724546" calcext:value-type="float">
            <text:p>-0.01195094427245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8984375" calcext:value-type="float">
            <text:p>0.508984375</text:p>
          </table:table-cell>
          <table:table-cell office:value-type="float" office:value="-0.0119094424101702" calcext:value-type="float">
            <text:p>-0.0119094424101702</text:p>
          </table:table-cell>
          <table:table-cell office:value-type="float" office:value="0.509040107727051" calcext:value-type="float">
            <text:p>0.509040107727051</text:p>
          </table:table-cell>
          <table:table-cell office:value-type="float" office:value="-0.0119515437910942" calcext:value-type="float">
            <text:p>-0.01195154379109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90234375" calcext:value-type="float">
            <text:p>0.5090234375</text:p>
          </table:table-cell>
          <table:table-cell office:value-type="float" office:value="-0.0119292635992242" calcext:value-type="float">
            <text:p>-0.0119292635992242</text:p>
          </table:table-cell>
          <table:table-cell office:value-type="float" office:value="0.509040117263794" calcext:value-type="float">
            <text:p>0.509040117263794</text:p>
          </table:table-cell>
          <table:table-cell office:value-type="float" office:value="-0.0119518441658168" calcext:value-type="float">
            <text:p>-0.01195184416581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09033203125" calcext:value-type="float">
            <text:p>0.509033203125</text:p>
          </table:table-cell>
          <table:table-cell office:value-type="float" office:value="-0.0119373921812056" calcext:value-type="float">
            <text:p>-0.0119373921812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80859375" calcext:value-type="float">
            <text:p>0.5090380859375</text:p>
          </table:table-cell>
          <table:table-cell office:value-type="float" office:value="-0.0119438582985999" calcext:value-type="float">
            <text:p>-0.01194385829859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9306640625" calcext:value-type="float">
            <text:p>0.509039306640625</text:p>
          </table:table-cell>
          <table:table-cell office:value-type="float" office:value="-0.0119465121970257" calcext:value-type="float">
            <text:p>-0.01194651219702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39916992188" calcext:value-type="float">
            <text:p>0.509039916992188</text:p>
          </table:table-cell>
          <table:table-cell office:value-type="float" office:value="-0.0119485266173577" calcext:value-type="float">
            <text:p>-0.01194852661735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222167969" calcext:value-type="float">
            <text:p>0.509040222167969</text:p>
          </table:table-cell>
          <table:table-cell office:value-type="float" office:value="-0.0119502903928632" calcext:value-type="float">
            <text:p>-0.01195029039286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298461914" calcext:value-type="float">
            <text:p>0.509040298461914</text:p>
          </table:table-cell>
          <table:table-cell office:value-type="float" office:value="-0.0119512901000914" calcext:value-type="float">
            <text:p>-0.01195129010009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09040307998657" calcext:value-type="float">
            <text:p>0.509040307998657</text:p>
          </table:table-cell>
          <table:table-cell office:value-type="float" office:value="-0.0119516134463099" calcext:value-type="float">
            <text:p>-0.011951613446309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0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2:25:57.788342935</meta:creation-date>
    <dc:date>2024-10-14T10:29:47.194745040</dc:date>
    <meta:editing-duration>PT4H4M32S</meta:editing-duration>
    <meta:editing-cycles>23</meta:editing-cycles>
    <meta:generator>LibreOffice/7.5.3.2$Linux_X86_64 LibreOffice_project/9f56dff12ba03b9acd7730a5a481eea045e468f3</meta:generator>
    <meta:document-statistic meta:table-count="4" meta:cell-count="2368" meta:object-count="4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Increment bisections</text:p>
        </chart:title>
        <chart:legend chart:legend-position="start" loext:overlay="true" svg:x="4.801cm" svg:y="1.79cm" style:legend-expansion="custom" svg:width="2.43cm" svg:height="2.577cm" style:legend-expansion-aspect-ratio="0.942956926658906" chart:style-name="ch3"/>
        <chart:plot-area chart:style-name="ch4" table:cell-range-address="Bisections.A2:Bisections.A2 Bisections.I1:Bisections.J100 Bisections.A1:Bisections.H1 Bisections.H2:Bisections.H100 Bisections.F2:Bisections.F100 Bisections.D2:Bisections.D100 Bisections.B2:Bisections.B100" chart:data-source-has-labels="both" svg:x="1.331cm" svg:y="1.275cm" svg:width="14.349cm" svg:height="6.564cm">
          <chart:coordinate-region svg:x="1.952cm" svg:y="1.474cm" svg:width="13.488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Bisections.A2:Bisections.A2"/>
          </chart:axis>
          <chart:axis chart:dimension="y" chart:name="primary-y" chart:style-name="ch7">
            <chart:title svg:x="0.451cm" svg:y="7.578cm" chart:style-name="ch8">
              <text:p>Number of bisections until last converged</text:p>
            </chart:title>
            <chart:grid chart:style-name="ch9" chart:class="major"/>
          </chart:axis>
          <chart:series chart:style-name="ch10" chart:values-cell-range-address="Bisections.J2:Bisections.J100" chart:label-cell-address="Bisections.I1:Bisections.J1" chart:class="chart:scatter">
            <chart:domain table:cell-range-address="Bisections.I2:Bisections.I100"/>
            <chart:data-point chart:repeated="99"/>
          </chart:series>
          <chart:series chart:style-name="ch11" chart:values-cell-range-address="Bisections.H2:Bisections.H100" chart:label-cell-address="Bisections.G1:Bisections.H1" chart:class="chart:scatter">
            <chart:domain table:cell-range-address="Bisections.G2:Bisections.G100"/>
            <chart:data-point chart:repeated="99"/>
          </chart:series>
          <chart:series chart:style-name="ch12" chart:values-cell-range-address="Bisections.F2:Bisections.F100" chart:label-cell-address="Bisections.E1:Bisections.F1" chart:class="chart:scatter">
            <chart:domain table:cell-range-address="Bisections.E2:Bisections.E100"/>
            <chart:data-point chart:repeated="99"/>
          </chart:series>
          <chart:series chart:style-name="ch13" chart:values-cell-range-address="Bisections.D2:Bisections.D100" chart:label-cell-address="Bisections.C1:Bisections.D1" chart:class="chart:scatter">
            <chart:domain table:cell-range-address="Bisections.C2:Bisections.C100"/>
            <chart:data-point chart:repeated="99"/>
          </chart:series>
          <chart:series chart:style-name="ch14" chart:values-cell-range-address="Bisections.B2:Bisections.B100" chart:label-cell-address="Bisections.A1:Bisections.B1" chart:class="chart:scatter">
            <chart:domain table:cell-range-address="Bisections.A2:Bisections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_n 1E+06</text:p>
                <text:list>
                  <text:list-item>
                    <text:p>k_n</text:p>
                  </text:list-item>
                  <text:list-item>
                    <text:p>1E+06</text:p>
                  </text:list-item>
                </text:list>
                <draw:g>
                  <svg:desc>Bisections.I1:Bisections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_n 1E+05</text:p>
                <text:list>
                  <text:list-item>
                    <text:p>k_n</text:p>
                  </text:list-item>
                  <text:list-item>
                    <text:p>1E+05</text:p>
                  </text:list-item>
                </text:list>
                <draw:g>
                  <svg:desc>Bisections.G1:Bisections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_n 1E+04</text:p>
                <text:list>
                  <text:list-item>
                    <text:p>k_n</text:p>
                  </text:list-item>
                  <text:list-item>
                    <text:p>1E+04</text:p>
                  </text:list-item>
                </text:list>
                <draw:g>
                  <svg:desc>Bisections.E1:Bisections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_n 1E+03</text:p>
                <text:list>
                  <text:list-item>
                    <text:p>k_n</text:p>
                  </text:list-item>
                  <text:list-item>
                    <text:p>1E+03</text:p>
                  </text:list-item>
                </text:list>
                <draw:g>
                  <svg:desc>Bisections.C1:Bisections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_n 1E+02</text:p>
                <text:list>
                  <text:list-item>
                    <text:p>k_n</text:p>
                  </text:list-item>
                  <text:list-item>
                    <text:p>1E+02</text:p>
                  </text:list-item>
                </text:list>
                <draw:g>
                  <svg:desc>Bisections.A1:Bisection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Bisections.A2:Bisections.A2</svg:desc>
                </draw:g>
              </table:table-cell>
              <table:table-cell office:value-type="float" office:value="NaN">
                <text:p>NaN</text:p>
                <draw:g>
                  <svg:desc>Bisections.I2:Bisections.I100</svg:desc>
                </draw:g>
              </table:table-cell>
              <table:table-cell office:value-type="float" office:value="NaN">
                <text:p>NaN</text:p>
                <draw:g>
                  <svg:desc>Bisections.J2:Bisections.J100</svg:desc>
                </draw:g>
              </table:table-cell>
              <table:table-cell office:value-type="float" office:value="NaN">
                <text:p>NaN</text:p>
                <draw:g>
                  <svg:desc>Bisections.G2:Bisections.G100</svg:desc>
                </draw:g>
              </table:table-cell>
              <table:table-cell office:value-type="float" office:value="NaN">
                <text:p>NaN</text:p>
                <draw:g>
                  <svg:desc>Bisections.H2:Bisections.H100</svg:desc>
                </draw:g>
              </table:table-cell>
              <table:table-cell office:value-type="float" office:value="NaN">
                <text:p>NaN</text:p>
                <draw:g>
                  <svg:desc>Bisections.E2:Bisections.E100</svg:desc>
                </draw:g>
              </table:table-cell>
              <table:table-cell office:value-type="float" office:value="NaN">
                <text:p>NaN</text:p>
                <draw:g>
                  <svg:desc>Bisections.F2:Bisections.F100</svg:desc>
                </draw:g>
              </table:table-cell>
              <table:table-cell office:value-type="float" office:value="NaN">
                <text:p>NaN</text:p>
                <draw:g>
                  <svg:desc>Bisections.C2:Bisections.C100</svg:desc>
                </draw:g>
              </table:table-cell>
              <table:table-cell office:value-type="float" office:value="NaN">
                <text:p>NaN</text:p>
                <draw:g>
                  <svg:desc>Bisections.D2:Bisections.D100</svg:desc>
                </draw:g>
              </table:table-cell>
              <table:table-cell office:value-type="float" office:value="NaN">
                <text:p>NaN</text:p>
                <draw:g>
                  <svg:desc>Bisections.A2:Bisections.A100</svg:desc>
                </draw:g>
              </table:table-cell>
              <table:table-cell office:value-type="float" office:value="NaN">
                <text:p>NaN</text:p>
                <draw:g>
                  <svg:desc>Bisections.B2:Bisections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5">
                <text:p>0.0925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65625">
                <text:p>0.09265625</text:p>
              </table:table-cell>
              <table:table-cell office:value-type="float" office:value="6">
                <text:p>6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734375">
                <text:p>0.092734375</text:p>
              </table:table-cell>
              <table:table-cell office:value-type="float" office:value="7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7734375">
                <text:p>0.0927734375</text:p>
              </table:table-cell>
              <table:table-cell office:value-type="float" office:value="8">
                <text:p>8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79296875">
                <text:p>0.09279296875</text:p>
              </table:table-cell>
              <table:table-cell office:value-type="float" office:value="9">
                <text:p>9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7978515625">
                <text:p>0.0927978515625</text:p>
              </table:table-cell>
              <table:table-cell office:value-type="float" office:value="11">
                <text:p>11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799072265625">
                <text:p>0.092799072265625</text:p>
              </table:table-cell>
              <table:table-cell office:value-type="float" office:value="13">
                <text:p>13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7996826171875">
                <text:p>0.0927996826171875</text:p>
              </table:table-cell>
              <table:table-cell office:value-type="float" office:value="14">
                <text:p>14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7999877929688">
                <text:p>0.0927999877929688</text:p>
              </table:table-cell>
              <table:table-cell office:value-type="float" office:value="15">
                <text:p>15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7999973297119">
                <text:p>0.0927999973297119</text:p>
              </table:table-cell>
              <table:table-cell office:value-type="float" office:value="20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625">
                <text:p>0.460625</text:p>
              </table:table-cell>
              <table:table-cell office:value-type="float" office:value="4">
                <text:p>4</text:p>
              </table:table-cell>
              <table:table-cell office:value-type="float" office:value="0.460625">
                <text:p>0.460625</text:p>
              </table:table-cell>
              <table:table-cell office:value-type="float" office:value="4">
                <text:p>4</text:p>
              </table:table-cell>
              <table:table-cell office:value-type="float" office:value="0.460625">
                <text:p>0.460625</text:p>
              </table:table-cell>
              <table:table-cell office:value-type="float" office:value="4">
                <text:p>4</text:p>
              </table:table-cell>
              <table:table-cell office:value-type="float" office:value="0.460625">
                <text:p>0.460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78125">
                <text:p>0.46078125</text:p>
              </table:table-cell>
              <table:table-cell office:value-type="float" office:value="6">
                <text:p>6</text:p>
              </table:table-cell>
              <table:table-cell office:value-type="float" office:value="0.46125">
                <text:p>0.46125</text:p>
              </table:table-cell>
              <table:table-cell office:value-type="float" office:value="4">
                <text:p>4</text:p>
              </table:table-cell>
              <table:table-cell office:value-type="float" office:value="0.46078125">
                <text:p>0.46078125</text:p>
              </table:table-cell>
              <table:table-cell office:value-type="float" office:value="6">
                <text:p>6</text:p>
              </table:table-cell>
              <table:table-cell office:value-type="float" office:value="0.46078125">
                <text:p>0.460781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7">
                <text:p>7</text:p>
              </table:table-cell>
              <table:table-cell office:value-type="float" office:value="0.4625">
                <text:p>0.4625</text:p>
              </table:table-cell>
              <table:table-cell office:value-type="float" office:value="3">
                <text:p>3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7">
                <text:p>7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8">
                <text:p>8</text:p>
              </table:table-cell>
              <table:table-cell office:value-type="float" office:value="0.465">
                <text:p>0.465</text:p>
              </table:table-cell>
              <table:table-cell office:value-type="float" office:value="2">
                <text:p>2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8">
                <text:p>8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087890625">
                <text:p>0.46090087890625</text:p>
              </table:table-cell>
              <table:table-cell office:value-type="float" office:value="12">
                <text:p>12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.4609033203125">
                <text:p>0.4609033203125</text:p>
              </table:table-cell>
              <table:table-cell office:value-type="float" office:value="11">
                <text:p>11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33203125">
                <text:p>0.4609033203125</text:p>
              </table:table-cell>
              <table:table-cell office:value-type="float" office:value="12">
                <text:p>12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11">
                <text:p>11</text:p>
              </table:table-cell>
              <table:table-cell office:value-type="float" office:value="0.4609130859375">
                <text:p>0.46091308593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11">
                <text:p>11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10">
                <text:p>10</text:p>
              </table:table-cell>
              <table:table-cell office:value-type="float" office:value="0.46091552734375">
                <text:p>0.460915527343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4609375">
                <text:p>0.4609375</text:p>
              </table:table-cell>
              <table:table-cell office:value-type="float" office:value="9">
                <text:p>9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375">
                <text:p>0.4609375</text:p>
              </table:table-cell>
              <table:table-cell office:value-type="float" office:value="9">
                <text:p>9</text:p>
              </table:table-cell>
              <table:table-cell office:value-type="float" office:value="0.505">
                <text:p>0.505</text:p>
              </table:table-cell>
              <table:table-cell office:value-type="float" office:value="1">
                <text:p>1</text:p>
              </table:table-cell>
              <table:table-cell office:value-type="float" office:value="0.46125">
                <text:p>0.46125</text:p>
              </table:table-cell>
              <table:table-cell office:value-type="float" office:value="5">
                <text:p>5</text:p>
              </table:table-cell>
              <table:table-cell office:value-type="float" office:value="0.4609375">
                <text:p>0.46093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25">
                <text:p>0.46125</text:p>
              </table:table-cell>
              <table:table-cell office:value-type="float" office:value="5">
                <text:p>5</text:p>
              </table:table-cell>
              <table:table-cell office:value-type="float" office:value="0.5075">
                <text:p>0.5075</text:p>
              </table:table-cell>
              <table:table-cell office:value-type="float" office:value="2">
                <text:p>2</text:p>
              </table:table-cell>
              <table:table-cell office:value-type="float" office:value="0.4625">
                <text:p>0.4625</text:p>
              </table:table-cell>
              <table:table-cell office:value-type="float" office:value="3">
                <text:p>3</text:p>
              </table:table-cell>
              <table:table-cell office:value-type="float" office:value="0.46125">
                <text:p>0.46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0625">
                <text:p>0.46140625</text:p>
              </table:table-cell>
              <table:table-cell office:value-type="float" office:value="6">
                <text:p>6</text:p>
              </table:table-cell>
              <table:table-cell office:value-type="float" office:value="0.50875">
                <text:p>0.50875</text:p>
              </table:table-cell>
              <table:table-cell office:value-type="float" office:value="3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2">
                <text:p>2</text:p>
              </table:table-cell>
              <table:table-cell office:value-type="float" office:value="0.46140625">
                <text:p>0.46140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2578125">
                <text:p>0.46142578125</text:p>
              </table:table-cell>
              <table:table-cell office:value-type="float" office:value="9">
                <text:p>9</text:p>
              </table:table-cell>
              <table:table-cell office:value-type="float" office:value="0.50890625">
                <text:p>0.50890625</text:p>
              </table:table-cell>
              <table:table-cell office:value-type="float" office:value="6">
                <text:p>6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.4614453125">
                <text:p>0.4614453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5546875">
                <text:p>0.461435546875</text:p>
              </table:table-cell>
              <table:table-cell office:value-type="float" office:value="10">
                <text:p>10</text:p>
              </table:table-cell>
              <table:table-cell office:value-type="float" office:value="0.508984375">
                <text:p>0.508984375</text:p>
              </table:table-cell>
              <table:table-cell office:value-type="float" office:value="7">
                <text:p>7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.461445617675782">
                <text:p>0.4614456176757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6767578125">
                <text:p>0.461436767578125</text:p>
              </table:table-cell>
              <table:table-cell office:value-type="float" office:value="13">
                <text:p>13</text:p>
              </table:table-cell>
              <table:table-cell office:value-type="float" office:value="0.5090234375">
                <text:p>0.5090234375</text:p>
              </table:table-cell>
              <table:table-cell office:value-type="float" office:value="8">
                <text:p>8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.461445770263672">
                <text:p>0.4614457702636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072753907">
                <text:p>0.461437072753907</text:p>
              </table:table-cell>
              <table:table-cell office:value-type="float" office:value="15">
                <text:p>15</text:p>
              </table:table-cell>
              <table:table-cell office:value-type="float" office:value="0.509033203125">
                <text:p>0.50903320312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461445846557617">
                <text:p>0.4614458465576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225341797">
                <text:p>0.461437225341797</text:p>
              </table:table-cell>
              <table:table-cell office:value-type="float" office:value="16">
                <text:p>16</text:p>
              </table:table-cell>
              <table:table-cell office:value-type="float" office:value="0.5090380859375">
                <text:p>0.5090380859375</text:p>
              </table:table-cell>
              <table:table-cell office:value-type="float" office:value="11">
                <text:p>11</text:p>
              </table:table-cell>
              <table:table-cell office:value-type="float" office:value="0.505">
                <text:p>0.505</text:p>
              </table:table-cell>
              <table:table-cell office:value-type="float" office:value="1">
                <text:p>1</text:p>
              </table:table-cell>
              <table:table-cell office:value-type="float" office:value="0.461445865631104">
                <text:p>0.4614458656311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23487854">
                <text:p>0.46143723487854</text:p>
              </table:table-cell>
              <table:table-cell office:value-type="float" office:value="20">
                <text:p>20</text:p>
              </table:table-cell>
              <table:table-cell office:value-type="float" office:value="0.509039306640625">
                <text:p>0.509039306640625</text:p>
              </table:table-cell>
              <table:table-cell office:value-type="float" office:value="13">
                <text:p>13</text:p>
              </table:table-cell>
              <table:table-cell office:value-type="float" office:value="0.5075">
                <text:p>0.5075</text:p>
              </table:table-cell>
              <table:table-cell office:value-type="float" office:value="2">
                <text:p>2</text:p>
              </table:table-cell>
              <table:table-cell office:value-type="float" office:value="0.461445875167847">
                <text:p>0.4614458751678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916992188">
                <text:p>0.509039916992188</text:p>
              </table:table-cell>
              <table:table-cell office:value-type="float" office:value="14">
                <text:p>14</text:p>
              </table:table-cell>
              <table:table-cell office:value-type="float" office:value="0.50875">
                <text:p>0.508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069580078">
                <text:p>0.509040069580078</text:p>
              </table:table-cell>
              <table:table-cell office:value-type="float" office:value="16">
                <text:p>16</text:p>
              </table:table-cell>
              <table:table-cell office:value-type="float" office:value="0.50890625">
                <text:p>0.508906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107727051">
                <text:p>0.509040107727051</text:p>
              </table:table-cell>
              <table:table-cell office:value-type="float" office:value="18">
                <text:p>18</text:p>
              </table:table-cell>
              <table:table-cell office:value-type="float" office:value="0.508984375">
                <text:p>0.5089843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117263794">
                <text:p>0.509040117263794</text:p>
              </table:table-cell>
              <table:table-cell office:value-type="float" office:value="20">
                <text:p>20</text:p>
              </table:table-cell>
              <table:table-cell office:value-type="float" office:value="0.5090234375">
                <text:p>0.509023437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3203125">
                <text:p>0.5090332031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80859375">
                <text:p>0.509038085937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306640625">
                <text:p>0.50903930664062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916992188">
                <text:p>0.50903991699218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222167969">
                <text:p>0.50904022216796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298461914">
                <text:p>0.50904029846191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307998657">
                <text:p>0.50904030799865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0000000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13cm" svg:y="0.316cm" chart:style-name="ch2">
          <text:p>Penetration observed</text:p>
        </chart:title>
        <chart:legend chart:legend-position="start" loext:overlay="true" svg:x="3.656cm" svg:y="1.604cm" style:legend-expansion="custom" svg:width="2.821cm" svg:height="1.978cm" style:legend-expansion-aspect-ratio="1.42618806875632" chart:style-name="ch3"/>
        <chart:plot-area chart:style-name="ch4" table:cell-range-address="'max(abs(g_n))'.A2:'max(abs(g_n))'.A2 'max(abs(g_n))'.I1:'max(abs(g_n))'.J100 'max(abs(g_n))'.A1:'max(abs(g_n))'.H1 'max(abs(g_n))'.H2:'max(abs(g_n))'.H100 'max(abs(g_n))'.F2:'max(abs(g_n))'.F100 'max(abs(g_n))'.D2:'max(abs(g_n))'.D100 'max(abs(g_n))'.B2:'max(abs(g_n))'.B100" chart:data-source-has-labels="both" svg:x="1.331cm" svg:y="1.275cm" svg:width="14.349cm" svg:height="6.564cm">
          <chart:coordinate-region svg:x="3.54cm" svg:y="1.474cm" svg:width="11.9cm" svg:height="5.718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'max(abs(g_n))'.A2:'max(abs(g_n))'.A2"/>
          </chart:axis>
          <chart:axis chart:dimension="y" chart:name="primary-y" chart:style-name="ch7">
            <chart:title svg:x="0.451cm" svg:y="6.771cm" chart:style-name="ch8">
              <text:p>Abolute maximum penetration</text:p>
            </chart:title>
            <chart:grid chart:style-name="ch9" chart:class="major"/>
          </chart:axis>
          <chart:series chart:style-name="ch10" chart:values-cell-range-address="'max(abs(g_n))'.J2:'max(abs(g_n))'.J100" chart:label-cell-address="'max(abs(g_n))'.I1:'max(abs(g_n))'.J1" chart:class="chart:scatter">
            <chart:domain table:cell-range-address="'max(abs(g_n))'.I2:'max(abs(g_n))'.I100"/>
            <chart:data-point chart:repeated="99"/>
          </chart:series>
          <chart:series chart:style-name="ch11" chart:values-cell-range-address="'max(abs(g_n))'.H2:'max(abs(g_n))'.H100" chart:label-cell-address="'max(abs(g_n))'.G1:'max(abs(g_n))'.H1" chart:class="chart:scatter">
            <chart:domain table:cell-range-address="'max(abs(g_n))'.G2:'max(abs(g_n))'.G100"/>
            <chart:data-point chart:repeated="99"/>
          </chart:series>
          <chart:series chart:style-name="ch12" chart:values-cell-range-address="'max(abs(g_n))'.F2:'max(abs(g_n))'.F100" chart:label-cell-address="'max(abs(g_n))'.E1:'max(abs(g_n))'.F1" chart:class="chart:scatter">
            <chart:domain table:cell-range-address="'max(abs(g_n))'.E2:'max(abs(g_n))'.E100"/>
            <chart:data-point chart:repeated="99"/>
          </chart:series>
          <chart:series chart:style-name="ch13" chart:values-cell-range-address="'max(abs(g_n))'.D2:'max(abs(g_n))'.D100" chart:label-cell-address="'max(abs(g_n))'.C1:'max(abs(g_n))'.D1" chart:class="chart:scatter">
            <chart:domain table:cell-range-address="'max(abs(g_n))'.C2:'max(abs(g_n))'.C100"/>
            <chart:data-point chart:repeated="99"/>
          </chart:series>
          <chart:series chart:style-name="ch14" chart:values-cell-range-address="'max(abs(g_n))'.B2:'max(abs(g_n))'.B100" chart:label-cell-address="'max(abs(g_n))'.A1:'max(abs(g_n))'.B1" chart:class="chart:scatter">
            <chart:domain table:cell-range-address="'max(abs(g_n))'.A2:'max(abs(g_n))'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_n 1E+06</text:p>
                <text:list>
                  <text:list-item>
                    <text:p>k_n</text:p>
                  </text:list-item>
                  <text:list-item>
                    <text:p>1E+06</text:p>
                  </text:list-item>
                </text:list>
                <draw:g>
                  <svg:desc>'max(abs(g_n))'.I1:'max(abs(g_n))'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_n 1E+05</text:p>
                <text:list>
                  <text:list-item>
                    <text:p>k_n</text:p>
                  </text:list-item>
                  <text:list-item>
                    <text:p>1E+05</text:p>
                  </text:list-item>
                </text:list>
                <draw:g>
                  <svg:desc>'max(abs(g_n))'.G1:'max(abs(g_n))'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_n 1E+04</text:p>
                <text:list>
                  <text:list-item>
                    <text:p>k_n</text:p>
                  </text:list-item>
                  <text:list-item>
                    <text:p>1E+04</text:p>
                  </text:list-item>
                </text:list>
                <draw:g>
                  <svg:desc>'max(abs(g_n))'.E1:'max(abs(g_n))'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_n 1E+03</text:p>
                <text:list>
                  <text:list-item>
                    <text:p>k_n</text:p>
                  </text:list-item>
                  <text:list-item>
                    <text:p>1E+03</text:p>
                  </text:list-item>
                </text:list>
                <draw:g>
                  <svg:desc>'max(abs(g_n))'.C1:'max(abs(g_n))'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_n 1E+02</text:p>
                <text:list>
                  <text:list-item>
                    <text:p>k_n</text:p>
                  </text:list-item>
                  <text:list-item>
                    <text:p>1E+02</text:p>
                  </text:list-item>
                </text:list>
                <draw:g>
                  <svg:desc>'max(abs(g_n))'.A1:'max(abs(g_n)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'max(abs(g_n))'.A2:'max(abs(g_n))'.A2</svg:desc>
                </draw:g>
              </table:table-cell>
              <table:table-cell office:value-type="float" office:value="NaN">
                <text:p>NaN</text:p>
                <draw:g>
                  <svg:desc>'max(abs(g_n))'.I2:'max(abs(g_n))'.I100</svg:desc>
                </draw:g>
              </table:table-cell>
              <table:table-cell office:value-type="float" office:value="NaN">
                <text:p>NaN</text:p>
                <draw:g>
                  <svg:desc>'max(abs(g_n))'.J2:'max(abs(g_n))'.J100</svg:desc>
                </draw:g>
              </table:table-cell>
              <table:table-cell office:value-type="float" office:value="NaN">
                <text:p>NaN</text:p>
                <draw:g>
                  <svg:desc>'max(abs(g_n))'.G2:'max(abs(g_n))'.G100</svg:desc>
                </draw:g>
              </table:table-cell>
              <table:table-cell office:value-type="float" office:value="NaN">
                <text:p>NaN</text:p>
                <draw:g>
                  <svg:desc>'max(abs(g_n))'.H2:'max(abs(g_n))'.H100</svg:desc>
                </draw:g>
              </table:table-cell>
              <table:table-cell office:value-type="float" office:value="NaN">
                <text:p>NaN</text:p>
                <draw:g>
                  <svg:desc>'max(abs(g_n))'.E2:'max(abs(g_n))'.E100</svg:desc>
                </draw:g>
              </table:table-cell>
              <table:table-cell office:value-type="float" office:value="NaN">
                <text:p>NaN</text:p>
                <draw:g>
                  <svg:desc>'max(abs(g_n))'.F2:'max(abs(g_n))'.F100</svg:desc>
                </draw:g>
              </table:table-cell>
              <table:table-cell office:value-type="float" office:value="NaN">
                <text:p>NaN</text:p>
                <draw:g>
                  <svg:desc>'max(abs(g_n))'.C2:'max(abs(g_n))'.C100</svg:desc>
                </draw:g>
              </table:table-cell>
              <table:table-cell office:value-type="float" office:value="NaN">
                <text:p>NaN</text:p>
                <draw:g>
                  <svg:desc>'max(abs(g_n))'.D2:'max(abs(g_n))'.D100</svg:desc>
                </draw:g>
              </table:table-cell>
              <table:table-cell office:value-type="float" office:value="NaN">
                <text:p>NaN</text:p>
                <draw:g>
                  <svg:desc>'max(abs(g_n))'.A2:'max(abs(g_n))'.A100</svg:desc>
                </draw:g>
              </table:table-cell>
              <table:table-cell office:value-type="float" office:value="NaN">
                <text:p>NaN</text:p>
                <draw:g>
                  <svg:desc>'max(abs(g_n))'.B2:'max(abs(g_n))'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25">
                <text:p>0.092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0000000136449784804">
                <text:p>0.00000000136449784804</text:p>
              </table:table-cell>
              <table:table-cell office:value-type="float" office:value="0.1">
                <text:p>0.1</text:p>
              </table:table-cell>
              <table:table-cell office:value-type="float" office:value="0.00000001364495605394">
                <text:p>0.00000001364495605394</text:p>
              </table:table-cell>
              <table:table-cell office:value-type="float" office:value="0.1">
                <text:p>0.1</text:p>
              </table:table-cell>
              <table:table-cell office:value-type="float" office:value="0.00000013644758056763">
                <text:p>0.00000013644758056763</text:p>
              </table:table-cell>
              <table:table-cell office:value-type="float" office:value="0.1">
                <text:p>0.1</text:p>
              </table:table-cell>
              <table:table-cell office:value-type="float" office:value="0.00000136427743768763">
                <text:p>0.00000136427743768763</text:p>
              </table:table-cell>
            </table:table-row>
            <table:table-row>
              <table:table-cell office:value-type="string"/>
              <table:table-cell office:value-type="float" office:value="0.09265625">
                <text:p>0.09265625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0.00000000286824519691">
                <text:p>0.00000000286824519691</text:p>
              </table:table-cell>
              <table:table-cell office:value-type="float" office:value="0.11">
                <text:p>0.11</text:p>
              </table:table-cell>
              <table:table-cell office:value-type="float" office:value="0.00000002868240311926">
                <text:p>0.00000002868240311926</text:p>
              </table:table-cell>
              <table:table-cell office:value-type="float" office:value="0.11">
                <text:p>0.11</text:p>
              </table:table-cell>
              <table:table-cell office:value-type="float" office:value="0.00000028681931873997">
                <text:p>0.00000028681931873997</text:p>
              </table:table-cell>
              <table:table-cell office:value-type="float" office:value="0.11">
                <text:p>0.11</text:p>
              </table:table-cell>
              <table:table-cell office:value-type="float" office:value="0.00000286772240976063">
                <text:p>0.00000286772240976063</text:p>
              </table:table-cell>
            </table:table-row>
            <table:table-row>
              <table:table-cell office:value-type="string"/>
              <table:table-cell office:value-type="float" office:value="0.092734375">
                <text:p>0.092734375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0.00000000433587521442">
                <text:p>0.00000000433587521442</text:p>
              </table:table-cell>
              <table:table-cell office:value-type="float" office:value="0.12">
                <text:p>0.12</text:p>
              </table:table-cell>
              <table:table-cell office:value-type="float" office:value="0.00000004335868508676">
                <text:p>0.00000004335868508676</text:p>
              </table:table-cell>
              <table:table-cell office:value-type="float" office:value="0.12">
                <text:p>0.12</text:p>
              </table:table-cell>
              <table:table-cell office:value-type="float" office:value="0.00000043358010959338">
                <text:p>0.00000043358010959338</text:p>
              </table:table-cell>
              <table:table-cell office:value-type="float" office:value="0.12">
                <text:p>0.12</text:p>
              </table:table-cell>
              <table:table-cell office:value-type="float" office:value="0.00000433512722342044">
                <text:p>0.00000433512722342044</text:p>
              </table:table-cell>
            </table:table-row>
            <table:table-row>
              <table:table-cell office:value-type="string"/>
              <table:table-cell office:value-type="float" office:value="0.0927734375">
                <text:p>0.0927734375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0.00000000581929193721">
                <text:p>0.00000000581929193721</text:p>
              </table:table-cell>
              <table:table-cell office:value-type="float" office:value="0.13">
                <text:p>0.13</text:p>
              </table:table-cell>
              <table:table-cell office:value-type="float" office:value="0.00000005819283255271">
                <text:p>0.00000005819283255271</text:p>
              </table:table-cell>
              <table:table-cell office:value-type="float" office:value="0.13">
                <text:p>0.13</text:p>
              </table:table-cell>
              <table:table-cell office:value-type="float" office:value="0.00000058191950302877">
                <text:p>0.00000058191950302877</text:p>
              </table:table-cell>
              <table:table-cell office:value-type="float" office:value="0.13">
                <text:p>0.13</text:p>
              </table:table-cell>
              <table:table-cell office:value-type="float" office:value="0.00000581831287416179">
                <text:p>0.00000581831287416179</text:p>
              </table:table-cell>
            </table:table-row>
            <table:table-row>
              <table:table-cell office:value-type="string"/>
              <table:table-cell office:value-type="float" office:value="0.09279296875">
                <text:p>0.09279296875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00000000731881977245">
                <text:p>0.00000000731881977245</text:p>
              </table:table-cell>
              <table:table-cell office:value-type="float" office:value="0.14">
                <text:p>0.14</text:p>
              </table:table-cell>
              <table:table-cell office:value-type="float" office:value="0.00000007318809047696">
                <text:p>0.00000007318809047696</text:p>
              </table:table-cell>
              <table:table-cell office:value-type="float" office:value="0.14">
                <text:p>0.14</text:p>
              </table:table-cell>
              <table:table-cell office:value-type="float" office:value="0.00000073186994176133">
                <text:p>0.00000073186994176133</text:p>
              </table:table-cell>
              <table:table-cell office:value-type="float" office:value="0.14">
                <text:p>0.14</text:p>
              </table:table-cell>
              <table:table-cell office:value-type="float" office:value="0.00000731760357530753">
                <text:p>0.00000731760357530753</text:p>
              </table:table-cell>
            </table:table-row>
            <table:table-row>
              <table:table-cell office:value-type="string"/>
              <table:table-cell office:value-type="float" office:value="0.0927978515625">
                <text:p>0.0927978515625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00000000883479156499">
                <text:p>0.00000000883479156499</text:p>
              </table:table-cell>
              <table:table-cell office:value-type="float" office:value="0.15">
                <text:p>0.15</text:p>
              </table:table-cell>
              <table:table-cell office:value-type="float" office:value="0.00000008834778131295">
                <text:p>0.00000008834778131295</text:p>
              </table:table-cell>
              <table:table-cell office:value-type="float" office:value="0.15">
                <text:p>0.15</text:p>
              </table:table-cell>
              <table:table-cell office:value-type="float" office:value="0.00000088346466076139">
                <text:p>0.00000088346466076139</text:p>
              </table:table-cell>
              <table:table-cell office:value-type="float" office:value="0.15">
                <text:p>0.15</text:p>
              </table:table-cell>
              <table:table-cell office:value-type="float" office:value="0.0000088333314984812">
                <text:p>0.0000088333314984812</text:p>
              </table:table-cell>
            </table:table-row>
            <table:table-row>
              <table:table-cell office:value-type="string"/>
              <table:table-cell office:value-type="float" office:value="0.092799072265625">
                <text:p>0.092799072265625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000000010367546599">
                <text:p>0.000000010367546599</text:p>
              </table:table-cell>
              <table:table-cell office:value-type="float" office:value="0.16">
                <text:p>0.16</text:p>
              </table:table-cell>
              <table:table-cell office:value-type="float" office:value="0.00000010367531189104">
                <text:p>0.00000010367531189104</text:p>
              </table:table-cell>
              <table:table-cell office:value-type="float" office:value="0.16">
                <text:p>0.16</text:p>
              </table:table-cell>
              <table:table-cell office:value-type="float" office:value="0.00000103673771523205">
                <text:p>0.00000103673771523205</text:p>
              </table:table-cell>
              <table:table-cell office:value-type="float" office:value="0.16">
                <text:p>0.16</text:p>
              </table:table-cell>
              <table:table-cell office:value-type="float" office:value="0.0000103658369938753">
                <text:p>0.0000103658369938753</text:p>
              </table:table-cell>
            </table:table-row>
            <table:table-row>
              <table:table-cell office:value-type="string"/>
              <table:table-cell office:value-type="float" office:value="0.0927996826171875">
                <text:p>0.0927996826171875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0.00000001191743481677">
                <text:p>0.00000001191743481677</text:p>
              </table:table-cell>
              <table:table-cell office:value-type="float" office:value="0.17">
                <text:p>0.17</text:p>
              </table:table-cell>
              <table:table-cell office:value-type="float" office:value="0.00000011917417186425">
                <text:p>0.00000011917417186425</text:p>
              </table:table-cell>
              <table:table-cell office:value-type="float" office:value="0.17">
                <text:p>0.17</text:p>
              </table:table-cell>
              <table:table-cell office:value-type="float" office:value="0.0000011917240005932">
                <text:p>0.0000011917240005932</text:p>
              </table:table-cell>
              <table:table-cell office:value-type="float" office:value="0.17">
                <text:p>0.17</text:p>
              </table:table-cell>
              <table:table-cell office:value-type="float" office:value="0.0000119154688169587">
                <text:p>0.0000119154688169587</text:p>
              </table:table-cell>
            </table:table-row>
            <table:table-row>
              <table:table-cell office:value-type="string"/>
              <table:table-cell office:value-type="float" office:value="0.0927999877929688">
                <text:p>0.0927999877929688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00000001348481371011">
                <text:p>0.00000001348481371011</text:p>
              </table:table-cell>
              <table:table-cell office:value-type="float" office:value="0.18">
                <text:p>0.18</text:p>
              </table:table-cell>
              <table:table-cell office:value-type="float" office:value="0.00000013484793637275">
                <text:p>0.00000013484793637275</text:p>
              </table:table-cell>
              <table:table-cell office:value-type="float" office:value="0.18">
                <text:p>0.18</text:p>
              </table:table-cell>
              <table:table-cell office:value-type="float" office:value="0.00000134845927690641">
                <text:p>0.00000134845927690641</text:p>
              </table:table-cell>
              <table:table-cell office:value-type="float" office:value="0.18">
                <text:p>0.18</text:p>
              </table:table-cell>
              <table:table-cell office:value-type="float" office:value="0.0000134825843649544">
                <text:p>0.0000134825843649544</text:p>
              </table:table-cell>
            </table:table-row>
            <table:table-row>
              <table:table-cell office:value-type="string"/>
              <table:table-cell office:value-type="float" office:value="0.0927999973297119">
                <text:p>0.0927999973297119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00000001507004943058">
                <text:p>0.00000001507004943058</text:p>
              </table:table-cell>
              <table:table-cell office:value-type="float" office:value="0.19">
                <text:p>0.19</text:p>
              </table:table-cell>
              <table:table-cell office:value-type="float" office:value="0.00000015070027159503">
                <text:p>0.00000015070027159503</text:p>
              </table:table-cell>
              <table:table-cell office:value-type="float" office:value="0.19">
                <text:p>0.19</text:p>
              </table:table-cell>
              <table:table-cell office:value-type="float" office:value="0.00000150698019418805">
                <text:p>0.00000150698019418805</text:p>
              </table:table-cell>
              <table:table-cell office:value-type="float" office:value="0.19">
                <text:p>0.19</text:p>
              </table:table-cell>
              <table:table-cell office:value-type="float" office:value="0.0000150675499184238">
                <text:p>0.0000150675499184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00000001667351812173">
                <text:p>0.00000001667351812173</text:p>
              </table:table-cell>
              <table:table-cell office:value-type="float" office:value="0.2">
                <text:p>0.2</text:p>
              </table:table-cell>
              <table:table-cell office:value-type="float" office:value="0.0000001667349340817">
                <text:p>0.0000001667349340817</text:p>
              </table:table-cell>
              <table:table-cell office:value-type="float" office:value="0.2">
                <text:p>0.2</text:p>
              </table:table-cell>
              <table:table-cell office:value-type="float" office:value="0.00000166732431550187">
                <text:p>0.00000166732431550187</text:p>
              </table:table-cell>
              <table:table-cell office:value-type="float" office:value="0.2">
                <text:p>0.2</text:p>
              </table:table-cell>
              <table:table-cell office:value-type="float" office:value="0.0000166707408899569">
                <text:p>0.0000166707408899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0.0000000170165479485">
                <text:p>0.0000000170165479485</text:p>
              </table:table-cell>
              <table:table-cell office:value-type="float" office:value="0.21">
                <text:p>0.21</text:p>
              </table:table-cell>
              <table:table-cell office:value-type="float" office:value="0.00000017016521702829">
                <text:p>0.00000017016521702829</text:p>
              </table:table-cell>
              <table:table-cell office:value-type="float" office:value="0.21">
                <text:p>0.21</text:p>
              </table:table-cell>
              <table:table-cell office:value-type="float" office:value="0.00000170162588664091">
                <text:p>0.00000170162588664091</text:p>
              </table:table-cell>
              <table:table-cell office:value-type="float" office:value="0.21">
                <text:p>0.21</text:p>
              </table:table-cell>
              <table:table-cell office:value-type="float" office:value="0.0000170136311425928">
                <text:p>0.0000170136311425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0.00000001739556232394">
                <text:p>0.00000001739556232394</text:p>
              </table:table-cell>
              <table:table-cell office:value-type="float" office:value="0.22">
                <text:p>0.22</text:p>
              </table:table-cell>
              <table:table-cell office:value-type="float" office:value="0.0000001739553459057">
                <text:p>0.0000001739553459057</text:p>
              </table:table-cell>
              <table:table-cell office:value-type="float" office:value="0.22">
                <text:p>0.22</text:p>
              </table:table-cell>
              <table:table-cell office:value-type="float" office:value="0.00000173952580340142">
                <text:p>0.00000173952580340142</text:p>
              </table:table-cell>
              <table:table-cell office:value-type="float" office:value="0.22">
                <text:p>0.22</text:p>
              </table:table-cell>
              <table:table-cell office:value-type="float" office:value="0.0000173924932471703">
                <text:p>0.0000173924932471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0.00000001775166657694">
                <text:p>0.00000001775166657694</text:p>
              </table:table-cell>
              <table:table-cell office:value-type="float" office:value="0.23">
                <text:p>0.23</text:p>
              </table:table-cell>
              <table:table-cell office:value-type="float" office:value="0.00000017751637619551">
                <text:p>0.00000017751637619551</text:p>
              </table:table-cell>
              <table:table-cell office:value-type="float" office:value="0.23">
                <text:p>0.23</text:p>
              </table:table-cell>
              <table:table-cell office:value-type="float" office:value="0.00000177513476676213">
                <text:p>0.00000177513476676213</text:p>
              </table:table-cell>
              <table:table-cell office:value-type="float" office:value="0.23">
                <text:p>0.23</text:p>
              </table:table-cell>
              <table:table-cell office:value-type="float" office:value="0.0000177484497713578">
                <text:p>0.00001774844977135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0.000000017612218245">
                <text:p>0.000000017612218245</text:p>
              </table:table-cell>
              <table:table-cell office:value-type="float" office:value="0.24">
                <text:p>0.24</text:p>
              </table:table-cell>
              <table:table-cell office:value-type="float" office:value="0.00000017612189037791">
                <text:p>0.00000017612189037791</text:p>
              </table:table-cell>
              <table:table-cell office:value-type="float" office:value="0.24">
                <text:p>0.24</text:p>
              </table:table-cell>
              <table:table-cell office:value-type="float" office:value="0.00000176119021749278">
                <text:p>0.00000176119021749278</text:p>
              </table:table-cell>
              <table:table-cell office:value-type="float" office:value="0.24">
                <text:p>0.24</text:p>
              </table:table-cell>
              <table:table-cell office:value-type="float" office:value="0.0000176090301341223">
                <text:p>0.00001760903013412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0.00000001719728048855">
                <text:p>0.00000001719728048855</text:p>
              </table:table-cell>
              <table:table-cell office:value-type="float" office:value="0.25">
                <text:p>0.25</text:p>
              </table:table-cell>
              <table:table-cell office:value-type="float" office:value="0.00000017197259194468">
                <text:p>0.00000017197259194468</text:p>
              </table:table-cell>
              <table:table-cell office:value-type="float" office:value="0.25">
                <text:p>0.25</text:p>
              </table:table-cell>
              <table:table-cell office:value-type="float" office:value="0.0000017197045467654">
                <text:p>0.0000017197045467654</text:p>
              </table:table-cell>
              <table:table-cell office:value-type="float" office:value="0.25">
                <text:p>0.25</text:p>
              </table:table-cell>
              <table:table-cell office:value-type="float" office:value="0.0000171949090332912">
                <text:p>0.0000171949090332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0.00000001762367807245">
                <text:p>0.00000001762367807245</text:p>
              </table:table-cell>
              <table:table-cell office:value-type="float" office:value="0.26">
                <text:p>0.26</text:p>
              </table:table-cell>
              <table:table-cell office:value-type="float" office:value="0.00000017623655068633">
                <text:p>0.00000017623655068633</text:p>
              </table:table-cell>
              <table:table-cell office:value-type="float" office:value="0.26">
                <text:p>0.26</text:p>
              </table:table-cell>
              <table:table-cell office:value-type="float" office:value="0.00000176234193549618">
                <text:p>0.00000176234193549618</text:p>
              </table:table-cell>
              <table:table-cell office:value-type="float" office:value="0.26">
                <text:p>0.26</text:p>
              </table:table-cell>
              <table:table-cell office:value-type="float" office:value="0.0000176210625117967">
                <text:p>0.0000176210625117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0.00000001809623717541">
                <text:p>0.00000001809623717541</text:p>
              </table:table-cell>
              <table:table-cell office:value-type="float" office:value="0.27">
                <text:p>0.27</text:p>
              </table:table-cell>
              <table:table-cell office:value-type="float" office:value="0.00000018096210419039">
                <text:p>0.00000018096210419039</text:p>
              </table:table-cell>
              <table:table-cell office:value-type="float" office:value="0.27">
                <text:p>0.27</text:p>
              </table:table-cell>
              <table:table-cell office:value-type="float" office:value="0.00000180959490569954">
                <text:p>0.00000180959490569954</text:p>
              </table:table-cell>
              <table:table-cell office:value-type="float" office:value="0.27">
                <text:p>0.27</text:p>
              </table:table-cell>
              <table:table-cell office:value-type="float" office:value="0.0000180933358764346">
                <text:p>0.0000180933358764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0.00000001857385178994">
                <text:p>0.00000001857385178994</text:p>
              </table:table-cell>
              <table:table-cell office:value-type="float" office:value="0.28">
                <text:p>0.28</text:p>
              </table:table-cell>
              <table:table-cell office:value-type="float" office:value="0.0000001857382292414">
                <text:p>0.0000001857382292414</text:p>
              </table:table-cell>
              <table:table-cell office:value-type="float" office:value="0.28">
                <text:p>0.28</text:p>
              </table:table-cell>
              <table:table-cell office:value-type="float" office:value="0.0000018573534290578">
                <text:p>0.0000018573534290578</text:p>
              </table:table-cell>
              <table:table-cell office:value-type="float" office:value="0.28">
                <text:p>0.28</text:p>
              </table:table-cell>
              <table:table-cell office:value-type="float" office:value="0.0000185706483857295">
                <text:p>0.0000185706483857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0.00000001891788323363">
                <text:p>0.00000001891788323363</text:p>
              </table:table-cell>
              <table:table-cell office:value-type="float" office:value="0.29">
                <text:p>0.29</text:p>
              </table:table-cell>
              <table:table-cell office:value-type="float" office:value="0.00000018917851839526">
                <text:p>0.00000018917851839526</text:p>
              </table:table-cell>
              <table:table-cell office:value-type="float" office:value="0.29">
                <text:p>0.29</text:p>
              </table:table-cell>
              <table:table-cell office:value-type="float" office:value="0.00000189175383709723">
                <text:p>0.00000189175383709723</text:p>
              </table:table-cell>
              <table:table-cell office:value-type="float" office:value="0.29">
                <text:p>0.29</text:p>
              </table:table-cell>
              <table:table-cell office:value-type="float" office:value="0.0000189144043345666">
                <text:p>0.00001891440433456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000000186253236963">
                <text:p>0.0000000186253236963</text:p>
              </table:table-cell>
              <table:table-cell office:value-type="float" office:value="0.3">
                <text:p>0.3</text:p>
              </table:table-cell>
              <table:table-cell office:value-type="float" office:value="0.00000018625291834182">
                <text:p>0.00000018625291834182</text:p>
              </table:table-cell>
              <table:table-cell office:value-type="float" office:value="0.3">
                <text:p>0.3</text:p>
              </table:table-cell>
              <table:table-cell office:value-type="float" office:value="0.00000186249752800624">
                <text:p>0.00000186249752800624</text:p>
              </table:table-cell>
              <table:table-cell office:value-type="float" office:value="0.3">
                <text:p>0.3</text:p>
              </table:table-cell>
              <table:table-cell office:value-type="float" office:value="0.0000186218101933474">
                <text:p>0.0000186218101933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00000001774928073891">
                <text:p>0.00000001774928073891</text:p>
              </table:table-cell>
              <table:table-cell office:value-type="float" office:value="0.31">
                <text:p>0.31</text:p>
              </table:table-cell>
              <table:table-cell office:value-type="float" office:value="0.0000001774925104134">
                <text:p>0.0000001774925104134</text:p>
              </table:table-cell>
              <table:table-cell office:value-type="float" office:value="0.31">
                <text:p>0.31</text:p>
              </table:table-cell>
              <table:table-cell office:value-type="float" office:value="0.00000177489528540843">
                <text:p>0.00000177489528540843</text:p>
              </table:table-cell>
              <table:table-cell office:value-type="float" office:value="0.31">
                <text:p>0.31</text:p>
              </table:table-cell>
              <table:table-cell office:value-type="float" office:value="0.000017745972237881">
                <text:p>0.000017745972237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000001794557413781">
                <text:p>0.00000001794557413781</text:p>
              </table:table-cell>
              <table:table-cell office:value-type="float" office:value="0.32">
                <text:p>0.32</text:p>
              </table:table-cell>
              <table:table-cell office:value-type="float" office:value="0.00000017945547736709">
                <text:p>0.00000017945547736709</text:p>
              </table:table-cell>
              <table:table-cell office:value-type="float" office:value="0.32">
                <text:p>0.32</text:p>
              </table:table-cell>
              <table:table-cell office:value-type="float" office:value="0.00000179452835058491">
                <text:p>0.00000179452835058491</text:p>
              </table:table-cell>
              <table:table-cell office:value-type="float" office:value="0.32">
                <text:p>0.32</text:p>
              </table:table-cell>
              <table:table-cell office:value-type="float" office:value="0.0000179426437287855">
                <text:p>0.0000179426437287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000001826172346675">
                <text:p>0.00000001826172346675</text:p>
              </table:table-cell>
              <table:table-cell office:value-type="float" office:value="0.33">
                <text:p>0.33</text:p>
              </table:table-cell>
              <table:table-cell office:value-type="float" office:value="0.00000018261693912614">
                <text:p>0.00000018261693912614</text:p>
              </table:table-cell>
              <table:table-cell office:value-type="float" office:value="0.33">
                <text:p>0.33</text:p>
              </table:table-cell>
              <table:table-cell office:value-type="float" office:value="0.00000182614034094364">
                <text:p>0.00000182614034094364</text:p>
              </table:table-cell>
              <table:table-cell office:value-type="float" office:value="0.33">
                <text:p>0.33</text:p>
              </table:table-cell>
              <table:table-cell office:value-type="float" office:value="0.0000182584989538714">
                <text:p>0.0000182584989538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0000002081422619988">
                <text:p>0.00000002081422619988</text:p>
              </table:table-cell>
              <table:table-cell office:value-type="float" office:value="0.34">
                <text:p>0.34</text:p>
              </table:table-cell>
              <table:table-cell office:value-type="float" office:value="0.0000002081419597725">
                <text:p>0.0000002081419597725</text:p>
              </table:table-cell>
              <table:table-cell office:value-type="float" office:value="0.34">
                <text:p>0.34</text:p>
              </table:table-cell>
              <table:table-cell office:value-type="float" office:value="0.00000208138940811718">
                <text:p>0.00000208138940811718</text:p>
              </table:table-cell>
              <table:table-cell office:value-type="float" office:value="0.34">
                <text:p>0.34</text:p>
              </table:table-cell>
              <table:table-cell office:value-type="float" office:value="0.0000208108695297502">
                <text:p>0.00002081086952975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00000267657241214">
                <text:p>0.0000000267657241214</text:p>
              </table:table-cell>
              <table:table-cell office:value-type="float" office:value="0.35">
                <text:p>0.35</text:p>
              </table:table-cell>
              <table:table-cell office:value-type="float" office:value="0.00000026765681996673">
                <text:p>0.00000026765681996673</text:p>
              </table:table-cell>
              <table:table-cell office:value-type="float" office:value="0.35">
                <text:p>0.35</text:p>
              </table:table-cell>
              <table:table-cell office:value-type="float" office:value="0.0000026765255337548">
                <text:p>0.0000026765255337548</text:p>
              </table:table-cell>
              <table:table-cell office:value-type="float" office:value="0.35">
                <text:p>0.35</text:p>
              </table:table-cell>
              <table:table-cell office:value-type="float" office:value="0.0000267609987250865">
                <text:p>0.00002676099872508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00000003348923894558">
                <text:p>0.00000003348923894558</text:p>
              </table:table-cell>
              <table:table-cell office:value-type="float" office:value="0.36">
                <text:p>0.36</text:p>
              </table:table-cell>
              <table:table-cell office:value-type="float" office:value="0.00000033489181854669">
                <text:p>0.00000033489181854669</text:p>
              </table:table-cell>
              <table:table-cell office:value-type="float" office:value="0.36">
                <text:p>0.36</text:p>
              </table:table-cell>
              <table:table-cell office:value-type="float" office:value="0.00000334886155465622">
                <text:p>0.00000334886155465622</text:p>
              </table:table-cell>
              <table:table-cell office:value-type="float" office:value="0.36">
                <text:p>0.36</text:p>
              </table:table-cell>
              <table:table-cell office:value-type="float" office:value="0.0000334829527950324">
                <text:p>0.0000334829527950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00000004076275425027">
                <text:p>0.00000004076275425027</text:p>
              </table:table-cell>
              <table:table-cell office:value-type="float" office:value="0.37">
                <text:p>0.37</text:p>
              </table:table-cell>
              <table:table-cell office:value-type="float" office:value="0.00000040762682781476">
                <text:p>0.00000040762682781476</text:p>
              </table:table-cell>
              <table:table-cell office:value-type="float" office:value="0.37">
                <text:p>0.37</text:p>
              </table:table-cell>
              <table:table-cell office:value-type="float" office:value="0.000004076196786005">
                <text:p>0.000004076196786005</text:p>
              </table:table-cell>
              <table:table-cell office:value-type="float" office:value="0.37">
                <text:p>0.37</text:p>
              </table:table-cell>
              <table:table-cell office:value-type="float" office:value="0.0000407548206339133">
                <text:p>0.0000407548206339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00000004842124671422">
                <text:p>0.00000004842124671422</text:p>
              </table:table-cell>
              <table:table-cell office:value-type="float" office:value="0.38">
                <text:p>0.38</text:p>
              </table:table-cell>
              <table:table-cell office:value-type="float" office:value="0.00000048421160897015">
                <text:p>0.00000048421160897015</text:p>
              </table:table-cell>
              <table:table-cell office:value-type="float" office:value="0.38">
                <text:p>0.38</text:p>
              </table:table-cell>
              <table:table-cell office:value-type="float" office:value="0.00000484202990147017">
                <text:p>0.00000484202990147017</text:p>
              </table:table-cell>
              <table:table-cell office:value-type="float" office:value="0.38">
                <text:p>0.38</text:p>
              </table:table-cell>
              <table:table-cell office:value-type="float" office:value="0.0000484116844365228">
                <text:p>0.0000484116844365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00000005630742305347">
                <text:p>0.00000005630742305347</text:p>
              </table:table-cell>
              <table:table-cell office:value-type="float" office:value="0.39">
                <text:p>0.39</text:p>
              </table:table-cell>
              <table:table-cell office:value-type="float" office:value="0.00000056307323878503">
                <text:p>0.00000056307323878503</text:p>
              </table:table-cell>
              <table:table-cell office:value-type="float" office:value="0.39">
                <text:p>0.39</text:p>
              </table:table-cell>
              <table:table-cell office:value-type="float" office:value="0.00000563063318853938">
                <text:p>0.00000563063318853938</text:p>
              </table:table-cell>
              <table:table-cell office:value-type="float" office:value="0.39">
                <text:p>0.39</text:p>
              </table:table-cell>
              <table:table-cell office:value-type="float" office:value="0.0000562964120661072">
                <text:p>0.0000562964120661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0000000642826189386">
                <text:p>0.0000000642826189386</text:p>
              </table:table-cell>
              <table:table-cell office:value-type="float" office:value="0.4">
                <text:p>0.4</text:p>
              </table:table-cell>
              <table:table-cell office:value-type="float" office:value="0.00000064282510324197">
                <text:p>0.00000064282510324197</text:p>
              </table:table-cell>
              <table:table-cell office:value-type="float" office:value="0.4">
                <text:p>0.4</text:p>
              </table:table-cell>
              <table:table-cell office:value-type="float" office:value="0.00000642814199286713">
                <text:p>0.00000642814199286713</text:p>
              </table:table-cell>
              <table:table-cell office:value-type="float" office:value="0.4">
                <text:p>0.4</text:p>
              </table:table-cell>
              <table:table-cell office:value-type="float" office:value="0.0000642705176229197">
                <text:p>0.0000642705176229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0.00000007227356884126">
                <text:p>0.00000007227356884126</text:p>
              </table:table-cell>
              <table:table-cell office:value-type="float" office:value="0.41">
                <text:p>0.41</text:p>
              </table:table-cell>
              <table:table-cell office:value-type="float" office:value="0.00000072273454162877">
                <text:p>0.00000072273454162877</text:p>
              </table:table-cell>
              <table:table-cell office:value-type="float" office:value="0.41">
                <text:p>0.41</text:p>
              </table:table-cell>
              <table:table-cell office:value-type="float" office:value="0.00000722723068809546">
                <text:p>0.00000722723068809546</text:p>
              </table:table-cell>
              <table:table-cell office:value-type="float" office:value="0.41">
                <text:p>0.41</text:p>
              </table:table-cell>
              <table:table-cell office:value-type="float" office:value="0.0000722608345964881">
                <text:p>0.0000722608345964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.00000008021503053895">
                <text:p>0.00000008021503053895</text:p>
              </table:table-cell>
              <table:table-cell office:value-type="float" office:value="0.42">
                <text:p>0.42</text:p>
              </table:table-cell>
              <table:table-cell office:value-type="float" office:value="0.0000008021491576004">
                <text:p>0.0000008021491576004</text:p>
              </table:table-cell>
              <table:table-cell office:value-type="float" office:value="0.42">
                <text:p>0.42</text:p>
              </table:table-cell>
              <table:table-cell office:value-type="float" office:value="0.00000802137677218938">
                <text:p>0.00000802137677218938</text:p>
              </table:table-cell>
              <table:table-cell office:value-type="float" office:value="0.42">
                <text:p>0.42</text:p>
              </table:table-cell>
              <table:table-cell office:value-type="float" office:value="0.0000802022831185684">
                <text:p>0.0000802022831185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0.00000008800647151355">
                <text:p>0.00000008800647151355</text:p>
              </table:table-cell>
              <table:table-cell office:value-type="float" office:value="0.43">
                <text:p>0.43</text:p>
              </table:table-cell>
              <table:table-cell office:value-type="float" office:value="0.00000088006364618578">
                <text:p>0.00000088006364618578</text:p>
              </table:table-cell>
              <table:table-cell office:value-type="float" office:value="0.43">
                <text:p>0.43</text:p>
              </table:table-cell>
              <table:table-cell office:value-type="float" office:value="0.00000880052976569009">
                <text:p>0.00000880052976569009</text:p>
              </table:table-cell>
              <table:table-cell office:value-type="float" office:value="0.43">
                <text:p>0.43</text:p>
              </table:table-cell>
              <table:table-cell office:value-type="float" office:value="0.0000879946255822367">
                <text:p>0.0000879946255822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00000009558972385512">
                <text:p>0.00000009558972385512</text:p>
              </table:table-cell>
              <table:table-cell office:value-type="float" office:value="0.44">
                <text:p>0.44</text:p>
              </table:table-cell>
              <table:table-cell office:value-type="float" office:value="0.00000095589637000248">
                <text:p>0.00000095589637000248</text:p>
              </table:table-cell>
              <table:table-cell office:value-type="float" office:value="0.44">
                <text:p>0.44</text:p>
              </table:table-cell>
              <table:table-cell office:value-type="float" office:value="0.0000095588767701546">
                <text:p>0.0000095588767701546</text:p>
              </table:table-cell>
              <table:table-cell office:value-type="float" office:value="0.44">
                <text:p>0.44</text:p>
              </table:table-cell>
              <table:table-cell office:value-type="float" office:value="0.0000955800709201343">
                <text:p>0.0000955800709201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0.00000010239475315865">
                <text:p>0.00000010239475315865</text:p>
              </table:table-cell>
              <table:table-cell office:value-type="float" office:value="0.45">
                <text:p>0.45</text:p>
              </table:table-cell>
              <table:table-cell office:value-type="float" office:value="0.00000102394711777034">
                <text:p>0.00000102394711777034</text:p>
              </table:table-cell>
              <table:table-cell office:value-type="float" office:value="0.45">
                <text:p>0.45</text:p>
              </table:table-cell>
              <table:table-cell office:value-type="float" office:value="0.0000102394298873532">
                <text:p>0.0000102394298873532</text:p>
              </table:table-cell>
              <table:table-cell office:value-type="float" office:value="0.45">
                <text:p>0.45</text:p>
              </table:table-cell>
              <table:table-cell office:value-type="float" office:value="0.000102390164145209">
                <text:p>0.0001023901641452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0000010500729849024">
                <text:p>0.00000010500729849024</text:p>
              </table:table-cell>
              <table:table-cell office:value-type="float" office:value="0.46">
                <text:p>0.46</text:p>
              </table:table-cell>
              <table:table-cell office:value-type="float" office:value="0.00000105007526497595">
                <text:p>0.00000105007526497595</text:p>
              </table:table-cell>
              <table:table-cell office:value-type="float" office:value="0.46">
                <text:p>0.46</text:p>
              </table:table-cell>
              <table:table-cell office:value-type="float" office:value="0.0000105009803495988">
                <text:p>0.0000105009803495988</text:p>
              </table:table-cell>
              <table:table-cell office:value-type="float" office:value="0.46">
                <text:p>0.46</text:p>
              </table:table-cell>
              <table:table-cell office:value-type="float" office:value="0.000105032475393051">
                <text:p>0.000105032475393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625">
                <text:p>0.460625</text:p>
              </table:table-cell>
              <table:table-cell office:value-type="float" office:value="0.00000010397638295036">
                <text:p>0.00000010397638295036</text:p>
              </table:table-cell>
              <table:table-cell office:value-type="float" office:value="0.460625">
                <text:p>0.460625</text:p>
              </table:table-cell>
              <table:table-cell office:value-type="float" office:value="0.00000103976854841838">
                <text:p>0.00000103976854841838</text:p>
              </table:table-cell>
              <table:table-cell office:value-type="float" office:value="0.460625">
                <text:p>0.460625</text:p>
              </table:table-cell>
              <table:table-cell office:value-type="float" office:value="0.0000103981566799144">
                <text:p>0.0000103981566799144</text:p>
              </table:table-cell>
              <table:table-cell office:value-type="float" office:value="0.460625">
                <text:p>0.460625</text:p>
              </table:table-cell>
              <table:table-cell office:value-type="float" office:value="0.000104028098449813">
                <text:p>0.000104028098449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78125">
                <text:p>0.46078125</text:p>
              </table:table-cell>
              <table:table-cell office:value-type="float" office:value="0.00000010339405724234">
                <text:p>0.00000010339405724234</text:p>
              </table:table-cell>
              <table:table-cell office:value-type="float" office:value="0.46125">
                <text:p>0.46125</text:p>
              </table:table-cell>
              <table:table-cell office:value-type="float" office:value="0.00000104667750483725">
                <text:p>0.00000104667750483725</text:p>
              </table:table-cell>
              <table:table-cell office:value-type="float" office:value="0.46078125">
                <text:p>0.46078125</text:p>
              </table:table-cell>
              <table:table-cell office:value-type="float" office:value="0.000010340234021009">
                <text:p>0.000010340234021009</text:p>
              </table:table-cell>
              <table:table-cell office:value-type="float" office:value="0.46078125">
                <text:p>0.46078125</text:p>
              </table:table-cell>
              <table:table-cell office:value-type="float" office:value="0.000103475525320681">
                <text:p>0.0001034755253206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0.00000010286948110536">
                <text:p>0.00000010286948110536</text:p>
              </table:table-cell>
              <table:table-cell office:value-type="float" office:value="0.4625">
                <text:p>0.4625</text:p>
              </table:table-cell>
              <table:table-cell office:value-type="float" office:value="0.00000106601263069608">
                <text:p>0.00000106601263069608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0.0000102883715666919">
                <text:p>0.0000102883715666919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0.000103003987853239">
                <text:p>0.000103003987853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0.00000010227463370703">
                <text:p>0.00000010227463370703</text:p>
              </table:table-cell>
              <table:table-cell office:value-type="float" office:value="0.465">
                <text:p>0.465</text:p>
              </table:table-cell>
              <table:table-cell office:value-type="float" office:value="0.00000110150962198334">
                <text:p>0.00000110150962198334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0.0000102318997170205">
                <text:p>0.0000102318997170205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0.000102585444595404">
                <text:p>0.000102585444595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087890625">
                <text:p>0.46090087890625</text:p>
              </table:table-cell>
              <table:table-cell office:value-type="float" office:value="0.00000010222156224148">
                <text:p>0.00000010222156224148</text:p>
              </table:table-cell>
              <table:table-cell office:value-type="float" office:value="0.47">
                <text:p>0.47</text:p>
              </table:table-cell>
              <table:table-cell office:value-type="float" office:value="0.00000116531530816496">
                <text:p>0.00000116531530816496</text:p>
              </table:table-cell>
              <table:table-cell office:value-type="float" office:value="0.4609033203125">
                <text:p>0.4609033203125</text:p>
              </table:table-cell>
              <table:table-cell office:value-type="float" office:value="0.0000102218668939053">
                <text:p>0.0000102218668939053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0.000102402027333417">
                <text:p>0.00010240202733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33203125">
                <text:p>0.4609033203125</text:p>
              </table:table-cell>
              <table:table-cell office:value-type="float" office:value="0.00000010221565198609">
                <text:p>0.00000010221565198609</text:p>
              </table:table-cell>
              <table:table-cell office:value-type="float" office:value="0.48">
                <text:p>0.48</text:p>
              </table:table-cell>
              <table:table-cell office:value-type="float" office:value="0.00000127840556624896">
                <text:p>0.00000127840556624896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0.0000102206799861519">
                <text:p>0.0000102206799861519</text:p>
              </table:table-cell>
              <table:table-cell office:value-type="float" office:value="0.4609130859375">
                <text:p>0.4609130859375</text:p>
              </table:table-cell>
              <table:table-cell office:value-type="float" office:value="0.000102258505234327">
                <text:p>0.000102258505234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0.00000010220376642758">
                <text:p>0.00000010220376642758</text:p>
              </table:table-cell>
              <table:table-cell office:value-type="float" office:value="0.49">
                <text:p>0.49</text:p>
              </table:table-cell>
              <table:table-cell office:value-type="float" office:value="0.00000137935757974668">
                <text:p>0.00000137935757974668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0.0000102182794175817">
                <text:p>0.0000102182794175817</text:p>
              </table:table-cell>
              <table:table-cell office:value-type="float" office:value="0.46091552734375">
                <text:p>0.46091552734375</text:p>
              </table:table-cell>
              <table:table-cell office:value-type="float" office:value="0.000102216529997483">
                <text:p>0.000102216529997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0.00000010217972583704">
                <text:p>0.00000010217972583704</text:p>
              </table:table-cell>
              <table:table-cell office:value-type="float" office:value="0.5">
                <text:p>0.5</text:p>
              </table:table-cell>
              <table:table-cell office:value-type="float" office:value="0.00000146665493894269">
                <text:p>0.00000146665493894269</text:p>
              </table:table-cell>
              <table:table-cell office:value-type="float" office:value="0.4609375">
                <text:p>0.4609375</text:p>
              </table:table-cell>
              <table:table-cell office:value-type="float" office:value="0.0000102133675224725">
                <text:p>0.0000102133675224725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0.000102210573568028">
                <text:p>0.000102210573568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375">
                <text:p>0.4609375</text:p>
              </table:table-cell>
              <table:table-cell office:value-type="float" office:value="0.00000010213053457252">
                <text:p>0.00000010213053457252</text:p>
              </table:table-cell>
              <table:table-cell office:value-type="float" office:value="0.505">
                <text:p>0.505</text:p>
              </table:table-cell>
              <table:table-cell office:value-type="float" office:value="0.00000150025671813623">
                <text:p>0.00000150025671813623</text:p>
              </table:table-cell>
              <table:table-cell office:value-type="float" office:value="0.46125">
                <text:p>0.46125</text:p>
              </table:table-cell>
              <table:table-cell office:value-type="float" office:value="0.0000101029613842837">
                <text:p>0.0000101029613842837</text:p>
              </table:table-cell>
              <table:table-cell office:value-type="float" office:value="0.4609375">
                <text:p>0.4609375</text:p>
              </table:table-cell>
              <table:table-cell office:value-type="float" office:value="0.000102162105163638">
                <text:p>0.000102162105163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25">
                <text:p>0.46125</text:p>
              </table:table-cell>
              <table:table-cell office:value-type="float" office:value="0.00000010102412897034">
                <text:p>0.00000010102412897034</text:p>
              </table:table-cell>
              <table:table-cell office:value-type="float" office:value="0.5075">
                <text:p>0.5075</text:p>
              </table:table-cell>
              <table:table-cell office:value-type="float" office:value="0.00000150923887347851">
                <text:p>0.00000150923887347851</text:p>
              </table:table-cell>
              <table:table-cell office:value-type="float" office:value="0.4625">
                <text:p>0.4625</text:p>
              </table:table-cell>
              <table:table-cell office:value-type="float" office:value="0.0000106598393460832">
                <text:p>0.0000106598393460832</text:p>
              </table:table-cell>
              <table:table-cell office:value-type="float" office:value="0.46125">
                <text:p>0.46125</text:p>
              </table:table-cell>
              <table:table-cell office:value-type="float" office:value="0.000101078918175762">
                <text:p>0.0001010789181757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0625">
                <text:p>0.46140625</text:p>
              </table:table-cell>
              <table:table-cell office:value-type="float" office:value="0.00000009977614759439">
                <text:p>0.00000009977614759439</text:p>
              </table:table-cell>
              <table:table-cell office:value-type="float" office:value="0.50875">
                <text:p>0.50875</text:p>
              </table:table-cell>
              <table:table-cell office:value-type="float" office:value="0.00000150482657683513">
                <text:p>0.00000150482657683513</text:p>
              </table:table-cell>
              <table:table-cell office:value-type="float" office:value="0.465">
                <text:p>0.465</text:p>
              </table:table-cell>
              <table:table-cell office:value-type="float" office:value="0.0000110147866798566">
                <text:p>0.0000110147866798566</text:p>
              </table:table-cell>
              <table:table-cell office:value-type="float" office:value="0.46140625">
                <text:p>0.46140625</text:p>
              </table:table-cell>
              <table:table-cell office:value-type="float" office:value="0.0000999089065307769">
                <text:p>0.0000999089065307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2578125">
                <text:p>0.46142578125</text:p>
              </table:table-cell>
              <table:table-cell office:value-type="float" office:value="0.00000009940477116582">
                <text:p>0.00000009940477116582</text:p>
              </table:table-cell>
              <table:table-cell office:value-type="float" office:value="0.50890625">
                <text:p>0.50890625</text:p>
              </table:table-cell>
              <table:table-cell office:value-type="float" office:value="0.00000150191376563312">
                <text:p>0.00000150191376563312</text:p>
              </table:table-cell>
              <table:table-cell office:value-type="float" office:value="0.47">
                <text:p>0.47</text:p>
              </table:table-cell>
              <table:table-cell office:value-type="float" office:value="0.0000116528093905291">
                <text:p>0.0000116528093905291</text:p>
              </table:table-cell>
              <table:table-cell office:value-type="float" office:value="0.4614453125">
                <text:p>0.4614453125</text:p>
              </table:table-cell>
              <table:table-cell office:value-type="float" office:value="0.0000989491125462904">
                <text:p>0.0000989491125462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5546875">
                <text:p>0.461435546875</text:p>
              </table:table-cell>
              <table:table-cell office:value-type="float" office:value="0.00000009903546191997">
                <text:p>0.00000009903546191997</text:p>
              </table:table-cell>
              <table:table-cell office:value-type="float" office:value="0.508984375">
                <text:p>0.508984375</text:p>
              </table:table-cell>
              <table:table-cell office:value-type="float" office:value="0.00000149925196028827">
                <text:p>0.00000149925196028827</text:p>
              </table:table-cell>
              <table:table-cell office:value-type="float" office:value="0.48">
                <text:p>0.48</text:p>
              </table:table-cell>
              <table:table-cell office:value-type="float" office:value="0.0000127836591977879">
                <text:p>0.0000127836591977879</text:p>
              </table:table-cell>
              <table:table-cell office:value-type="float" office:value="0.461445617675782">
                <text:p>0.461445617675782</text:p>
              </table:table-cell>
              <table:table-cell office:value-type="float" office:value="0.0000989048957234429">
                <text:p>0.0000989048957234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6767578125">
                <text:p>0.461436767578125</text:p>
              </table:table-cell>
              <table:table-cell office:value-type="float" office:value="0.0000000989237340816">
                <text:p>0.0000000989237340816</text:p>
              </table:table-cell>
              <table:table-cell office:value-type="float" office:value="0.5090234375">
                <text:p>0.5090234375</text:p>
              </table:table-cell>
              <table:table-cell office:value-type="float" office:value="0.00000149675309894363">
                <text:p>0.00000149675309894363</text:p>
              </table:table-cell>
              <table:table-cell office:value-type="float" office:value="0.49">
                <text:p>0.49</text:p>
              </table:table-cell>
              <table:table-cell office:value-type="float" office:value="0.0000137931366464656">
                <text:p>0.0000137931366464656</text:p>
              </table:table-cell>
              <table:table-cell office:value-type="float" office:value="0.461445770263672">
                <text:p>0.461445770263672</text:p>
              </table:table-cell>
              <table:table-cell office:value-type="float" office:value="0.0000988714116626426">
                <text:p>0.0000988714116626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072753906">
                <text:p>0.461437072753906</text:p>
              </table:table-cell>
              <table:table-cell office:value-type="float" office:value="0.00000009887237975423">
                <text:p>0.00000009887237975423</text:p>
              </table:table-cell>
              <table:table-cell office:value-type="float" office:value="0.509033203125">
                <text:p>0.509033203125</text:p>
              </table:table-cell>
              <table:table-cell office:value-type="float" office:value="0.00000149559348631281">
                <text:p>0.00000149559348631281</text:p>
              </table:table-cell>
              <table:table-cell office:value-type="float" office:value="0.5">
                <text:p>0.5</text:p>
              </table:table-cell>
              <table:table-cell office:value-type="float" office:value="0.0000146660794661983">
                <text:p>0.0000146660794661983</text:p>
              </table:table-cell>
              <table:table-cell office:value-type="float" office:value="0.461445846557617">
                <text:p>0.461445846557617</text:p>
              </table:table-cell>
              <table:table-cell office:value-type="float" office:value="0.0000988433524058395">
                <text:p>0.0000988433524058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225341797">
                <text:p>0.461437225341797</text:p>
              </table:table-cell>
              <table:table-cell office:value-type="float" office:value="0.00000009881677289813">
                <text:p>0.00000009881677289813</text:p>
              </table:table-cell>
              <table:table-cell office:value-type="float" office:value="0.5090380859375">
                <text:p>0.5090380859375</text:p>
              </table:table-cell>
              <table:table-cell office:value-type="float" office:value="0.00000149459506646465">
                <text:p>0.00000149459506646465</text:p>
              </table:table-cell>
              <table:table-cell office:value-type="float" office:value="0.505">
                <text:p>0.505</text:p>
              </table:table-cell>
              <table:table-cell office:value-type="float" office:value="0.0000150020951534741">
                <text:p>0.0000150020951534741</text:p>
              </table:table-cell>
              <table:table-cell office:value-type="float" office:value="0.461445865631104">
                <text:p>0.461445865631104</text:p>
              </table:table-cell>
              <table:table-cell office:value-type="float" office:value="0.0000988307493650449">
                <text:p>0.0000988307493650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23487854">
                <text:p>0.46143723487854</text:p>
              </table:table-cell>
              <table:table-cell office:value-type="float" office:value="0.00000009880305883282">
                <text:p>0.00000009880305883282</text:p>
              </table:table-cell>
              <table:table-cell office:value-type="float" office:value="0.509039306640625">
                <text:p>0.509039306640625</text:p>
              </table:table-cell>
              <table:table-cell office:value-type="float" office:value="0.00000149414926620741">
                <text:p>0.00000149414926620741</text:p>
              </table:table-cell>
              <table:table-cell office:value-type="float" office:value="0.5075">
                <text:p>0.5075</text:p>
              </table:table-cell>
              <table:table-cell office:value-type="float" office:value="0.00001509193065822">
                <text:p>0.00001509193065822</text:p>
              </table:table-cell>
              <table:table-cell office:value-type="float" office:value="0.461445875167847">
                <text:p>0.461445875167847</text:p>
              </table:table-cell>
              <table:table-cell office:value-type="float" office:value="0.00009881855226832">
                <text:p>0.00009881855226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916992188">
                <text:p>0.509039916992188</text:p>
              </table:table-cell>
              <table:table-cell office:value-type="float" office:value="0.00000149376036593438">
                <text:p>0.00000149376036593438</text:p>
              </table:table-cell>
              <table:table-cell office:value-type="float" office:value="0.50875">
                <text:p>0.50875</text:p>
              </table:table-cell>
              <table:table-cell office:value-type="float" office:value="0.000015047849129902">
                <text:p>0.000015047849129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069580078">
                <text:p>0.509040069580078</text:p>
              </table:table-cell>
              <table:table-cell office:value-type="float" office:value="0.00000149356402054327">
                <text:p>0.00000149356402054327</text:p>
              </table:table-cell>
              <table:table-cell office:value-type="float" office:value="0.50890625">
                <text:p>0.50890625</text:p>
              </table:table-cell>
              <table:table-cell office:value-type="float" office:value="0.0000150187487863269">
                <text:p>0.000015018748786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107727051">
                <text:p>0.509040107727051</text:p>
              </table:table-cell>
              <table:table-cell office:value-type="float" office:value="0.0000014934652983256">
                <text:p>0.0000014934652983256</text:p>
              </table:table-cell>
              <table:table-cell office:value-type="float" office:value="0.508984375">
                <text:p>0.508984375</text:p>
              </table:table-cell>
              <table:table-cell office:value-type="float" office:value="0.0000149921741613116">
                <text:p>0.000014992174161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117263794">
                <text:p>0.509040117263794</text:p>
              </table:table-cell>
              <table:table-cell office:value-type="float" office:value="0.00000149341563759882">
                <text:p>0.00000149341563759882</text:p>
              </table:table-cell>
              <table:table-cell office:value-type="float" office:value="0.5090234375">
                <text:p>0.5090234375</text:p>
              </table:table-cell>
              <table:table-cell office:value-type="float" office:value="0.0000149672808890775">
                <text:p>0.0000149672808890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3203125">
                <text:p>0.509033203125</text:p>
              </table:table-cell>
              <table:table-cell office:value-type="float" office:value="0.0000149557976278684">
                <text:p>0.0000149557976278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80859375">
                <text:p>0.5090380859375</text:p>
              </table:table-cell>
              <table:table-cell office:value-type="float" office:value="0.0000149460714271484">
                <text:p>0.00001494607142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306640625">
                <text:p>0.509039306640625</text:p>
              </table:table-cell>
              <table:table-cell office:value-type="float" office:value="0.0000149419184249903">
                <text:p>0.0000149419184249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916992188">
                <text:p>0.509039916992188</text:p>
              </table:table-cell>
              <table:table-cell office:value-type="float" office:value="0.0000149387009696425">
                <text:p>0.000014938700969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222167969">
                <text:p>0.509040222167969</text:p>
              </table:table-cell>
              <table:table-cell office:value-type="float" office:value="0.0000149358365605994">
                <text:p>0.0000149358365605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298461914">
                <text:p>0.509040298461914</text:p>
              </table:table-cell>
              <table:table-cell office:value-type="float" office:value="0.0000149341930472771">
                <text:p>0.0000149341930472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307998657">
                <text:p>0.509040307998657</text:p>
              </table:table-cell>
              <table:table-cell office:value-type="float" office:value="0.0000149336583422466">
                <text:p>0.000014933658342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Horizontal reaction force</text:p>
        </chart:title>
        <chart:legend chart:legend-position="start" loext:overlay="true" svg:x="2.667cm" svg:y="1.606cm" style:legend-expansion="custom" svg:width="2.568cm" svg:height="3.088cm" style:legend-expansion-aspect-ratio="0.83160621761658" chart:style-name="ch3"/>
        <chart:plot-area chart:style-name="ch4" table:cell-range-address="sumFx.A2:sumFx.A2 sumFx.I1:sumFx.J100 sumFx.A1:sumFx.H1 sumFx.H2:sumFx.H100 sumFx.F2:sumFx.F100 sumFx.D2:sumFx.D100 sumFx.B2:sumFx.B100" chart:data-source-has-labels="both" svg:x="1.331cm" svg:y="1.275cm" svg:width="14.349cm" svg:height="6.564cm">
          <chart:coordinate-region svg:x="2.72cm" svg:y="1.474cm" svg:width="12.72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x.A2:sumFx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x.J2:sumFx.J100" chart:label-cell-address="sumFx.I1:sumFx.J1" chart:class="chart:scatter">
            <chart:domain table:cell-range-address="sumFx.I2:sumFx.I100"/>
            <chart:data-point chart:repeated="99"/>
          </chart:series>
          <chart:series chart:style-name="ch11" chart:values-cell-range-address="sumFx.H2:sumFx.H100" chart:label-cell-address="sumFx.G1:sumFx.H1" chart:class="chart:scatter">
            <chart:domain table:cell-range-address="sumFx.G2:sumFx.G100"/>
            <chart:data-point chart:repeated="99"/>
          </chart:series>
          <chart:series chart:style-name="ch12" chart:values-cell-range-address="sumFx.F2:sumFx.F100" chart:label-cell-address="sumFx.E1:sumFx.F1" chart:class="chart:scatter">
            <chart:domain table:cell-range-address="sumFx.E2:sumFx.E100"/>
            <chart:data-point chart:repeated="99"/>
          </chart:series>
          <chart:series chart:style-name="ch13" chart:values-cell-range-address="sumFx.D2:sumFx.D100" chart:label-cell-address="sumFx.C1:sumFx.D1" chart:class="chart:scatter">
            <chart:domain table:cell-range-address="sumFx.C2:sumFx.C100"/>
            <chart:data-point chart:repeated="99"/>
          </chart:series>
          <chart:series chart:style-name="ch14" chart:values-cell-range-address="sumFx.B2:sumFx.B100" chart:label-cell-address="sumFx.A1:sumFx.B1" chart:class="chart:scatter">
            <chart:domain table:cell-range-address="sumFx.A2:sumFx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_n 1E+06</text:p>
                <text:list>
                  <text:list-item>
                    <text:p>k_n</text:p>
                  </text:list-item>
                  <text:list-item>
                    <text:p>1E+06</text:p>
                  </text:list-item>
                </text:list>
                <draw:g>
                  <svg:desc>sumFx.I1:sumFx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_n 1E+05</text:p>
                <text:list>
                  <text:list-item>
                    <text:p>k_n</text:p>
                  </text:list-item>
                  <text:list-item>
                    <text:p>1E+05</text:p>
                  </text:list-item>
                </text:list>
                <draw:g>
                  <svg:desc>sumFx.G1:sumFx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_n 1E+04</text:p>
                <text:list>
                  <text:list-item>
                    <text:p>k_n</text:p>
                  </text:list-item>
                  <text:list-item>
                    <text:p>1E+04</text:p>
                  </text:list-item>
                </text:list>
                <draw:g>
                  <svg:desc>sumFx.E1:sumFx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_n 1E+03</text:p>
                <text:list>
                  <text:list-item>
                    <text:p>k_n</text:p>
                  </text:list-item>
                  <text:list-item>
                    <text:p>1E+03</text:p>
                  </text:list-item>
                </text:list>
                <draw:g>
                  <svg:desc>sumFx.C1:sumFx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_n 1E+02</text:p>
                <text:list>
                  <text:list-item>
                    <text:p>k_n</text:p>
                  </text:list-item>
                  <text:list-item>
                    <text:p>1E+02</text:p>
                  </text:list-item>
                </text:list>
                <draw:g>
                  <svg:desc>sumFx.A1:sumF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x.A2:sumFx.A2</svg:desc>
                </draw:g>
              </table:table-cell>
              <table:table-cell office:value-type="float" office:value="NaN">
                <text:p>NaN</text:p>
                <draw:g>
                  <svg:desc>sumFx.I2:sumFx.I100</svg:desc>
                </draw:g>
              </table:table-cell>
              <table:table-cell office:value-type="float" office:value="NaN">
                <text:p>NaN</text:p>
                <draw:g>
                  <svg:desc>sumFx.J2:sumFx.J100</svg:desc>
                </draw:g>
              </table:table-cell>
              <table:table-cell office:value-type="float" office:value="NaN">
                <text:p>NaN</text:p>
                <draw:g>
                  <svg:desc>sumFx.G2:sumFx.G100</svg:desc>
                </draw:g>
              </table:table-cell>
              <table:table-cell office:value-type="float" office:value="NaN">
                <text:p>NaN</text:p>
                <draw:g>
                  <svg:desc>sumFx.H2:sumFx.H100</svg:desc>
                </draw:g>
              </table:table-cell>
              <table:table-cell office:value-type="float" office:value="NaN">
                <text:p>NaN</text:p>
                <draw:g>
                  <svg:desc>sumFx.E2:sumFx.E100</svg:desc>
                </draw:g>
              </table:table-cell>
              <table:table-cell office:value-type="float" office:value="NaN">
                <text:p>NaN</text:p>
                <draw:g>
                  <svg:desc>sumFx.F2:sumFx.F100</svg:desc>
                </draw:g>
              </table:table-cell>
              <table:table-cell office:value-type="float" office:value="NaN">
                <text:p>NaN</text:p>
                <draw:g>
                  <svg:desc>sumFx.C2:sumFx.C100</svg:desc>
                </draw:g>
              </table:table-cell>
              <table:table-cell office:value-type="float" office:value="NaN">
                <text:p>NaN</text:p>
                <draw:g>
                  <svg:desc>sumFx.D2:sumFx.D100</svg:desc>
                </draw:g>
              </table:table-cell>
              <table:table-cell office:value-type="float" office:value="NaN">
                <text:p>NaN</text:p>
                <draw:g>
                  <svg:desc>sumFx.A2:sumFx.A100</svg:desc>
                </draw:g>
              </table:table-cell>
              <table:table-cell office:value-type="float" office:value="NaN">
                <text:p>NaN</text:p>
                <draw:g>
                  <svg:desc>sumFx.B2:sumFx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2.09570147946157E-019">
                <text:p>2.09570147946157E-019</text:p>
              </table:table-cell>
              <table:table-cell office:value-type="float" office:value="0.01">
                <text:p>0.01</text:p>
              </table:table-cell>
              <table:table-cell office:value-type="float" office:value="2.09570147946157E-019">
                <text:p>2.09570147946157E-019</text:p>
              </table:table-cell>
              <table:table-cell office:value-type="float" office:value="0.01">
                <text:p>0.01</text:p>
              </table:table-cell>
              <table:table-cell office:value-type="float" office:value="2.09570147946157E-019">
                <text:p>2.09570147946157E-019</text:p>
              </table:table-cell>
              <table:table-cell office:value-type="float" office:value="0.01">
                <text:p>0.01</text:p>
              </table:table-cell>
              <table:table-cell office:value-type="float" office:value="2.09570147946157E-019">
                <text:p>2.09570147946157E-019</text:p>
              </table:table-cell>
              <table:table-cell office:value-type="float" office:value="0.01">
                <text:p>0.01</text:p>
              </table:table-cell>
              <table:table-cell office:value-type="float" office:value="2.09570147946157E-019">
                <text:p>2.09570147946157E-01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2.60949401990407E-019">
                <text:p>2.60949401990407E-019</text:p>
              </table:table-cell>
              <table:table-cell office:value-type="float" office:value="0.02">
                <text:p>0.02</text:p>
              </table:table-cell>
              <table:table-cell office:value-type="float" office:value="2.60949401990407E-019">
                <text:p>2.60949401990407E-019</text:p>
              </table:table-cell>
              <table:table-cell office:value-type="float" office:value="0.02">
                <text:p>0.02</text:p>
              </table:table-cell>
              <table:table-cell office:value-type="float" office:value="2.60949401990407E-019">
                <text:p>2.60949401990407E-019</text:p>
              </table:table-cell>
              <table:table-cell office:value-type="float" office:value="0.02">
                <text:p>0.02</text:p>
              </table:table-cell>
              <table:table-cell office:value-type="float" office:value="2.60949401990407E-019">
                <text:p>2.60949401990407E-019</text:p>
              </table:table-cell>
              <table:table-cell office:value-type="float" office:value="0.02">
                <text:p>0.02</text:p>
              </table:table-cell>
              <table:table-cell office:value-type="float" office:value="2.60949401990407E-019">
                <text:p>2.60949401990407E-019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3.27620274120273E-019">
                <text:p>3.27620274120273E-019</text:p>
              </table:table-cell>
              <table:table-cell office:value-type="float" office:value="0.03">
                <text:p>0.03</text:p>
              </table:table-cell>
              <table:table-cell office:value-type="float" office:value="3.27620274120273E-019">
                <text:p>3.27620274120273E-019</text:p>
              </table:table-cell>
              <table:table-cell office:value-type="float" office:value="0.03">
                <text:p>0.03</text:p>
              </table:table-cell>
              <table:table-cell office:value-type="float" office:value="3.27620274120273E-019">
                <text:p>3.27620274120273E-019</text:p>
              </table:table-cell>
              <table:table-cell office:value-type="float" office:value="0.03">
                <text:p>0.03</text:p>
              </table:table-cell>
              <table:table-cell office:value-type="float" office:value="3.27620274120273E-019">
                <text:p>3.27620274120273E-019</text:p>
              </table:table-cell>
              <table:table-cell office:value-type="float" office:value="0.03">
                <text:p>0.03</text:p>
              </table:table-cell>
              <table:table-cell office:value-type="float" office:value="3.27620274120273E-019">
                <text:p>3.27620274120273E-019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3.56365309139094E-019">
                <text:p>3.56365309139094E-019</text:p>
              </table:table-cell>
              <table:table-cell office:value-type="float" office:value="0.04">
                <text:p>0.04</text:p>
              </table:table-cell>
              <table:table-cell office:value-type="float" office:value="3.56365309139094E-019">
                <text:p>3.56365309139094E-019</text:p>
              </table:table-cell>
              <table:table-cell office:value-type="float" office:value="0.04">
                <text:p>0.04</text:p>
              </table:table-cell>
              <table:table-cell office:value-type="float" office:value="3.56365309139094E-019">
                <text:p>3.56365309139094E-019</text:p>
              </table:table-cell>
              <table:table-cell office:value-type="float" office:value="0.04">
                <text:p>0.04</text:p>
              </table:table-cell>
              <table:table-cell office:value-type="float" office:value="3.56365309139094E-019">
                <text:p>3.56365309139094E-019</text:p>
              </table:table-cell>
              <table:table-cell office:value-type="float" office:value="0.04">
                <text:p>0.04</text:p>
              </table:table-cell>
              <table:table-cell office:value-type="float" office:value="3.56365309139094E-019">
                <text:p>3.56365309139094E-019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3.08928461397454E-019">
                <text:p>3.08928461397454E-019</text:p>
              </table:table-cell>
              <table:table-cell office:value-type="float" office:value="0.05">
                <text:p>0.05</text:p>
              </table:table-cell>
              <table:table-cell office:value-type="float" office:value="3.08928461397454E-019">
                <text:p>3.08928461397454E-019</text:p>
              </table:table-cell>
              <table:table-cell office:value-type="float" office:value="0.05">
                <text:p>0.05</text:p>
              </table:table-cell>
              <table:table-cell office:value-type="float" office:value="3.08928461397454E-019">
                <text:p>3.08928461397454E-019</text:p>
              </table:table-cell>
              <table:table-cell office:value-type="float" office:value="0.05">
                <text:p>0.05</text:p>
              </table:table-cell>
              <table:table-cell office:value-type="float" office:value="3.08928461397454E-019">
                <text:p>3.08928461397454E-019</text:p>
              </table:table-cell>
              <table:table-cell office:value-type="float" office:value="0.05">
                <text:p>0.05</text:p>
              </table:table-cell>
              <table:table-cell office:value-type="float" office:value="3.08928461397454E-019">
                <text:p>3.08928461397454E-019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3.42922097116544E-019">
                <text:p>3.42922097116544E-019</text:p>
              </table:table-cell>
              <table:table-cell office:value-type="float" office:value="0.06">
                <text:p>0.06</text:p>
              </table:table-cell>
              <table:table-cell office:value-type="float" office:value="3.42922097116544E-019">
                <text:p>3.42922097116544E-019</text:p>
              </table:table-cell>
              <table:table-cell office:value-type="float" office:value="0.06">
                <text:p>0.06</text:p>
              </table:table-cell>
              <table:table-cell office:value-type="float" office:value="3.42922097116544E-019">
                <text:p>3.42922097116544E-019</text:p>
              </table:table-cell>
              <table:table-cell office:value-type="float" office:value="0.06">
                <text:p>0.06</text:p>
              </table:table-cell>
              <table:table-cell office:value-type="float" office:value="3.42922097116544E-019">
                <text:p>3.42922097116544E-019</text:p>
              </table:table-cell>
              <table:table-cell office:value-type="float" office:value="0.06">
                <text:p>0.06</text:p>
              </table:table-cell>
              <table:table-cell office:value-type="float" office:value="3.42922097116544E-019">
                <text:p>3.42922097116544E-019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2.69253019112777E-019">
                <text:p>2.69253019112777E-019</text:p>
              </table:table-cell>
              <table:table-cell office:value-type="float" office:value="0.07">
                <text:p>0.07</text:p>
              </table:table-cell>
              <table:table-cell office:value-type="float" office:value="2.69253019112777E-019">
                <text:p>2.69253019112777E-019</text:p>
              </table:table-cell>
              <table:table-cell office:value-type="float" office:value="0.07">
                <text:p>0.07</text:p>
              </table:table-cell>
              <table:table-cell office:value-type="float" office:value="2.69253019112777E-019">
                <text:p>2.69253019112777E-019</text:p>
              </table:table-cell>
              <table:table-cell office:value-type="float" office:value="0.07">
                <text:p>0.07</text:p>
              </table:table-cell>
              <table:table-cell office:value-type="float" office:value="2.69253019112777E-019">
                <text:p>2.69253019112777E-019</text:p>
              </table:table-cell>
              <table:table-cell office:value-type="float" office:value="0.07">
                <text:p>0.07</text:p>
              </table:table-cell>
              <table:table-cell office:value-type="float" office:value="2.69253019112777E-019">
                <text:p>2.69253019112777E-019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3.74433977781285E-019">
                <text:p>3.74433977781285E-019</text:p>
              </table:table-cell>
              <table:table-cell office:value-type="float" office:value="0.08">
                <text:p>0.08</text:p>
              </table:table-cell>
              <table:table-cell office:value-type="float" office:value="3.74433977781285E-019">
                <text:p>3.74433977781285E-019</text:p>
              </table:table-cell>
              <table:table-cell office:value-type="float" office:value="0.08">
                <text:p>0.08</text:p>
              </table:table-cell>
              <table:table-cell office:value-type="float" office:value="3.74433977781285E-019">
                <text:p>3.74433977781285E-019</text:p>
              </table:table-cell>
              <table:table-cell office:value-type="float" office:value="0.08">
                <text:p>0.08</text:p>
              </table:table-cell>
              <table:table-cell office:value-type="float" office:value="3.74433977781285E-019">
                <text:p>3.74433977781285E-019</text:p>
              </table:table-cell>
              <table:table-cell office:value-type="float" office:value="0.08">
                <text:p>0.08</text:p>
              </table:table-cell>
              <table:table-cell office:value-type="float" office:value="3.74433977781285E-019">
                <text:p>3.74433977781285E-019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4.3554837917681E-019">
                <text:p>4.3554837917681E-019</text:p>
              </table:table-cell>
              <table:table-cell office:value-type="float" office:value="0.09">
                <text:p>0.09</text:p>
              </table:table-cell>
              <table:table-cell office:value-type="float" office:value="4.3554837917681E-019">
                <text:p>4.3554837917681E-019</text:p>
              </table:table-cell>
              <table:table-cell office:value-type="float" office:value="0.09">
                <text:p>0.09</text:p>
              </table:table-cell>
              <table:table-cell office:value-type="float" office:value="4.3554837917681E-019">
                <text:p>4.3554837917681E-019</text:p>
              </table:table-cell>
              <table:table-cell office:value-type="float" office:value="0.09">
                <text:p>0.09</text:p>
              </table:table-cell>
              <table:table-cell office:value-type="float" office:value="4.3554837917681E-019">
                <text:p>4.3554837917681E-019</text:p>
              </table:table-cell>
              <table:table-cell office:value-type="float" office:value="0.09">
                <text:p>0.09</text:p>
              </table:table-cell>
              <table:table-cell office:value-type="float" office:value="4.3554837917681E-019">
                <text:p>4.3554837917681E-019</text:p>
              </table:table-cell>
            </table:table-row>
            <table:table-row>
              <table:table-cell office:value-type="string"/>
              <table:table-cell office:value-type="float" office:value="0.0925">
                <text:p>0.0925</text:p>
              </table:table-cell>
              <table:table-cell office:value-type="float" office:value="2.62303189070168E-020">
                <text:p>2.62303189070168E-020</text:p>
              </table:table-cell>
              <table:table-cell office:value-type="float" office:value="0.1">
                <text:p>0.1</text:p>
              </table:table-cell>
              <table:table-cell office:value-type="float" office:value="1.34678238613434E-019">
                <text:p>1.34678238613434E-019</text:p>
              </table:table-cell>
              <table:table-cell office:value-type="float" office:value="0.1">
                <text:p>0.1</text:p>
              </table:table-cell>
              <table:table-cell office:value-type="float" office:value="-0.00000000000011661725">
                <text:p>-0.00000000000011661725</text:p>
              </table:table-cell>
              <table:table-cell office:value-type="float" office:value="0.1">
                <text:p>0.1</text:p>
              </table:table-cell>
              <table:table-cell office:value-type="float" office:value="-0.00000000000011660108">
                <text:p>-0.00000000000011660108</text:p>
              </table:table-cell>
              <table:table-cell office:value-type="float" office:value="0.1">
                <text:p>0.1</text:p>
              </table:table-cell>
              <table:table-cell office:value-type="float" office:value="-0.00000000000011643912">
                <text:p>-0.00000000000011643912</text:p>
              </table:table-cell>
            </table:table-row>
            <table:table-row>
              <table:table-cell office:value-type="string"/>
              <table:table-cell office:value-type="float" office:value="0.09265625">
                <text:p>0.09265625</text:p>
              </table:table-cell>
              <table:table-cell office:value-type="float" office:value="2.27148022675043E-019">
                <text:p>2.27148022675043E-019</text:p>
              </table:table-cell>
              <table:table-cell office:value-type="float" office:value="0.11">
                <text:p>0.11</text:p>
              </table:table-cell>
              <table:table-cell office:value-type="float" office:value="-0.00000151481622515056">
                <text:p>-0.00000151481622515056</text:p>
              </table:table-cell>
              <table:table-cell office:value-type="float" office:value="0.11">
                <text:p>0.11</text:p>
              </table:table-cell>
              <table:table-cell office:value-type="float" office:value="-0.00000151481893827557">
                <text:p>-0.00000151481893827557</text:p>
              </table:table-cell>
              <table:table-cell office:value-type="float" office:value="0.11">
                <text:p>0.11</text:p>
              </table:table-cell>
              <table:table-cell office:value-type="float" office:value="-0.0000015148774616505">
                <text:p>-0.0000015148774616505</text:p>
              </table:table-cell>
              <table:table-cell office:value-type="float" office:value="0.11">
                <text:p>0.11</text:p>
              </table:table-cell>
              <table:table-cell office:value-type="float" office:value="-0.00000151511717800807">
                <text:p>-0.00000151511717800807</text:p>
              </table:table-cell>
            </table:table-row>
            <table:table-row>
              <table:table-cell office:value-type="string"/>
              <table:table-cell office:value-type="float" office:value="0.092734375">
                <text:p>0.092734375</text:p>
              </table:table-cell>
              <table:table-cell office:value-type="float" office:value="3.64959903729671E-020">
                <text:p>3.64959903729671E-020</text:p>
              </table:table-cell>
              <table:table-cell office:value-type="float" office:value="0.12">
                <text:p>0.12</text:p>
              </table:table-cell>
              <table:table-cell office:value-type="float" office:value="-0.0000032709168616659">
                <text:p>-0.0000032709168616659</text:p>
              </table:table-cell>
              <table:table-cell office:value-type="float" office:value="0.12">
                <text:p>0.12</text:p>
              </table:table-cell>
              <table:table-cell office:value-type="float" office:value="-0.00000327091992879505">
                <text:p>-0.00000327091992879505</text:p>
              </table:table-cell>
              <table:table-cell office:value-type="float" office:value="0.12">
                <text:p>0.12</text:p>
              </table:table-cell>
              <table:table-cell office:value-type="float" office:value="-0.00000327095059821873">
                <text:p>-0.00000327095059821873</text:p>
              </table:table-cell>
              <table:table-cell office:value-type="float" office:value="0.12">
                <text:p>0.12</text:p>
              </table:table-cell>
              <table:table-cell office:value-type="float" office:value="-0.00000327125714541648">
                <text:p>-0.00000327125714541648</text:p>
              </table:table-cell>
            </table:table-row>
            <table:table-row>
              <table:table-cell office:value-type="string"/>
              <table:table-cell office:value-type="float" office:value="0.0927734375">
                <text:p>0.0927734375</text:p>
              </table:table-cell>
              <table:table-cell office:value-type="float" office:value="-1.66514650144678E-019">
                <text:p>-1.66514650144678E-019</text:p>
              </table:table-cell>
              <table:table-cell office:value-type="float" office:value="0.13">
                <text:p>0.13</text:p>
              </table:table-cell>
              <table:table-cell office:value-type="float" office:value="-0.00000508019718645503">
                <text:p>-0.00000508019718645503</text:p>
              </table:table-cell>
              <table:table-cell office:value-type="float" office:value="0.13">
                <text:p>0.13</text:p>
              </table:table-cell>
              <table:table-cell office:value-type="float" office:value="-0.00000508020058078902">
                <text:p>-0.00000508020058078902</text:p>
              </table:table-cell>
              <table:table-cell office:value-type="float" office:value="0.13">
                <text:p>0.13</text:p>
              </table:table-cell>
              <table:table-cell office:value-type="float" office:value="-0.00000508023452187311">
                <text:p>-0.00000508023452187311</text:p>
              </table:table-cell>
              <table:table-cell office:value-type="float" office:value="0.13">
                <text:p>0.13</text:p>
              </table:table-cell>
              <table:table-cell office:value-type="float" office:value="-0.00000508057374634923">
                <text:p>-0.00000508057374634923</text:p>
              </table:table-cell>
            </table:table-row>
            <table:table-row>
              <table:table-cell office:value-type="string"/>
              <table:table-cell office:value-type="float" office:value="0.09279296875">
                <text:p>0.09279296875</text:p>
              </table:table-cell>
              <table:table-cell office:value-type="float" office:value="-3.16678160181552E-020">
                <text:p>-3.16678160181552E-020</text:p>
              </table:table-cell>
              <table:table-cell office:value-type="float" office:value="0.14">
                <text:p>0.14</text:p>
              </table:table-cell>
              <table:table-cell office:value-type="float" office:value="-0.00000694291329503955">
                <text:p>-0.00000694291329503955</text:p>
              </table:table-cell>
              <table:table-cell office:value-type="float" office:value="0.14">
                <text:p>0.14</text:p>
              </table:table-cell>
              <table:table-cell office:value-type="float" office:value="-0.00000694291698595963">
                <text:p>-0.00000694291698595963</text:p>
              </table:table-cell>
              <table:table-cell office:value-type="float" office:value="0.14">
                <text:p>0.14</text:p>
              </table:table-cell>
              <table:table-cell office:value-type="float" office:value="-0.00000694295389251252">
                <text:p>-0.00000694295389251252</text:p>
              </table:table-cell>
              <table:table-cell office:value-type="float" office:value="0.14">
                <text:p>0.14</text:p>
              </table:table-cell>
              <table:table-cell office:value-type="float" office:value="-0.00000694332273180743">
                <text:p>-0.00000694332273180743</text:p>
              </table:table-cell>
            </table:table-row>
            <table:table-row>
              <table:table-cell office:value-type="string"/>
              <table:table-cell office:value-type="float" office:value="0.0927978515625">
                <text:p>0.0927978515625</text:p>
              </table:table-cell>
              <table:table-cell office:value-type="float" office:value="-4.50218869384002E-020">
                <text:p>-4.50218869384002E-020</text:p>
              </table:table-cell>
              <table:table-cell office:value-type="float" office:value="0.15">
                <text:p>0.15</text:p>
              </table:table-cell>
              <table:table-cell office:value-type="float" office:value="-0.00000885930138859356">
                <text:p>-0.00000885930138859356</text:p>
              </table:table-cell>
              <table:table-cell office:value-type="float" office:value="0.15">
                <text:p>0.15</text:p>
              </table:table-cell>
              <table:table-cell office:value-type="float" office:value="-0.00000885930534136446">
                <text:p>-0.00000885930534136446</text:p>
              </table:table-cell>
              <table:table-cell office:value-type="float" office:value="0.15">
                <text:p>0.15</text:p>
              </table:table-cell>
              <table:table-cell office:value-type="float" office:value="-0.00000885934486604456">
                <text:p>-0.00000885934486604456</text:p>
              </table:table-cell>
              <table:table-cell office:value-type="float" office:value="0.15">
                <text:p>0.15</text:p>
              </table:table-cell>
              <table:table-cell office:value-type="float" office:value="-0.00000885973984634912">
                <text:p>-0.00000885973984634912</text:p>
              </table:table-cell>
            </table:table-row>
            <table:table-row>
              <table:table-cell office:value-type="string"/>
              <table:table-cell office:value-type="float" office:value="0.092799072265625">
                <text:p>0.092799072265625</text:p>
              </table:table-cell>
              <table:table-cell office:value-type="float" office:value="-6.94837563162539E-020">
                <text:p>-6.94837563162539E-020</text:p>
              </table:table-cell>
              <table:table-cell office:value-type="float" office:value="0.16">
                <text:p>0.16</text:p>
              </table:table-cell>
              <table:table-cell office:value-type="float" office:value="-0.0000108295762319097">
                <text:p>-0.0000108295762319097</text:p>
              </table:table-cell>
              <table:table-cell office:value-type="float" office:value="0.16">
                <text:p>0.16</text:p>
              </table:table-cell>
              <table:table-cell office:value-type="float" office:value="-0.0000108295804073645">
                <text:p>-0.0000108295804073645</text:p>
              </table:table-cell>
              <table:table-cell office:value-type="float" office:value="0.16">
                <text:p>0.16</text:p>
              </table:table-cell>
              <table:table-cell office:value-type="float" office:value="-0.0000108296221584582">
                <text:p>-0.0000108296221584582</text:p>
              </table:table-cell>
              <table:table-cell office:value-type="float" office:value="0.16">
                <text:p>0.16</text:p>
              </table:table-cell>
              <table:table-cell office:value-type="float" office:value="-0.0000108300393624008">
                <text:p>-0.0000108300393624008</text:p>
              </table:table-cell>
            </table:table-row>
            <table:table-row>
              <table:table-cell office:value-type="string"/>
              <table:table-cell office:value-type="float" office:value="0.0927996826171875">
                <text:p>0.0927996826171875</text:p>
              </table:table-cell>
              <table:table-cell office:value-type="float" office:value="2.42780169272077E-019">
                <text:p>2.42780169272077E-019</text:p>
              </table:table-cell>
              <table:table-cell office:value-type="float" office:value="0.17">
                <text:p>0.17</text:p>
              </table:table-cell>
              <table:table-cell office:value-type="float" office:value="-0.0000128539295173766">
                <text:p>-0.0000128539295173766</text:p>
              </table:table-cell>
              <table:table-cell office:value-type="float" office:value="0.17">
                <text:p>0.17</text:p>
              </table:table-cell>
              <table:table-cell office:value-type="float" office:value="-0.0000128539338715625">
                <text:p>-0.0000128539338715625</text:p>
              </table:table-cell>
              <table:table-cell office:value-type="float" office:value="0.17">
                <text:p>0.17</text:p>
              </table:table-cell>
              <table:table-cell office:value-type="float" office:value="-0.0000128539774095611">
                <text:p>-0.0000128539774095611</text:p>
              </table:table-cell>
              <table:table-cell office:value-type="float" office:value="0.17">
                <text:p>0.17</text:p>
              </table:table-cell>
              <table:table-cell office:value-type="float" office:value="-0.0000128544124419656">
                <text:p>-0.0000128544124419656</text:p>
              </table:table-cell>
            </table:table-row>
            <table:table-row>
              <table:table-cell office:value-type="string"/>
              <table:table-cell office:value-type="float" office:value="0.0927999877929688">
                <text:p>0.0927999877929688</text:p>
              </table:table-cell>
              <table:table-cell office:value-type="float" office:value="1.71029916307471E-019">
                <text:p>1.71029916307471E-019</text:p>
              </table:table-cell>
              <table:table-cell office:value-type="float" office:value="0.18">
                <text:p>0.18</text:p>
              </table:table-cell>
              <table:table-cell office:value-type="float" office:value="-0.0000149325281292275">
                <text:p>-0.0000149325281292275</text:p>
              </table:table-cell>
              <table:table-cell office:value-type="float" office:value="0.18">
                <text:p>0.18</text:p>
              </table:table-cell>
              <table:table-cell office:value-type="float" office:value="-0.0000149325326130473">
                <text:p>-0.0000149325326130473</text:p>
              </table:table-cell>
              <table:table-cell office:value-type="float" office:value="0.18">
                <text:p>0.18</text:p>
              </table:table-cell>
              <table:table-cell office:value-type="float" office:value="-0.0000149325774469994">
                <text:p>-0.0000149325774469994</text:p>
              </table:table-cell>
              <table:table-cell office:value-type="float" office:value="0.18">
                <text:p>0.18</text:p>
              </table:table-cell>
              <table:table-cell office:value-type="float" office:value="-0.0000149330253984836">
                <text:p>-0.0000149330253984836</text:p>
              </table:table-cell>
            </table:table-row>
            <table:table-row>
              <table:table-cell office:value-type="string"/>
              <table:table-cell office:value-type="float" office:value="0.0927999973297119">
                <text:p>0.0927999973297119</text:p>
              </table:table-cell>
              <table:table-cell office:value-type="float" office:value="-1.06324386937003E-019">
                <text:p>-1.06324386937003E-019</text:p>
              </table:table-cell>
              <table:table-cell office:value-type="float" office:value="0.19">
                <text:p>0.19</text:p>
              </table:table-cell>
              <table:table-cell office:value-type="float" office:value="-0.0000170655123020786">
                <text:p>-0.0000170655123020786</text:p>
              </table:table-cell>
              <table:table-cell office:value-type="float" office:value="0.19">
                <text:p>0.19</text:p>
              </table:table-cell>
              <table:table-cell office:value-type="float" office:value="-0.0000170655168609074">
                <text:p>-0.0000170655168609074</text:p>
              </table:table-cell>
              <table:table-cell office:value-type="float" office:value="0.19">
                <text:p>0.19</text:p>
              </table:table-cell>
              <table:table-cell office:value-type="float" office:value="-0.000017065562444555">
                <text:p>-0.000017065562444555</text:p>
              </table:table-cell>
              <table:table-cell office:value-type="float" office:value="0.19">
                <text:p>0.19</text:p>
              </table:table-cell>
              <table:table-cell office:value-type="float" office:value="-0.0000170660178528639">
                <text:p>-0.0000170660178528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-0.0000192529936673514">
                <text:p>-0.0000192529936673514</text:p>
              </table:table-cell>
              <table:table-cell office:value-type="float" office:value="0.2">
                <text:p>0.2</text:p>
              </table:table-cell>
              <table:table-cell office:value-type="float" office:value="-0.0000192529982406203">
                <text:p>-0.0000192529982406203</text:p>
              </table:table-cell>
              <table:table-cell office:value-type="float" office:value="0.2">
                <text:p>0.2</text:p>
              </table:table-cell>
              <table:table-cell office:value-type="float" office:value="-0.0000192530439682867">
                <text:p>-0.0000192530439682867</text:p>
              </table:table-cell>
              <table:table-cell office:value-type="float" office:value="0.2">
                <text:p>0.2</text:p>
              </table:table-cell>
              <table:table-cell office:value-type="float" office:value="-0.0000192535007772434">
                <text:p>-0.0000192535007772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-0.0000206338304093882">
                <text:p>-0.0000206338304093882</text:p>
              </table:table-cell>
              <table:table-cell office:value-type="float" office:value="0.21">
                <text:p>0.21</text:p>
              </table:table-cell>
              <table:table-cell office:value-type="float" office:value="-0.0000206338366397144">
                <text:p>-0.0000206338366397144</text:p>
              </table:table-cell>
              <table:table-cell office:value-type="float" office:value="0.21">
                <text:p>0.21</text:p>
              </table:table-cell>
              <table:table-cell office:value-type="float" office:value="-0.0000206339066667343">
                <text:p>-0.0000206339066667343</text:p>
              </table:table-cell>
              <table:table-cell office:value-type="float" office:value="0.21">
                <text:p>0.21</text:p>
              </table:table-cell>
              <table:table-cell office:value-type="float" office:value="-0.000020634607124586">
                <text:p>-0.000020634607124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-0.0000200341289809602">
                <text:p>-0.0000200341289809602</text:p>
              </table:table-cell>
              <table:table-cell office:value-type="float" office:value="0.22">
                <text:p>0.22</text:p>
              </table:table-cell>
              <table:table-cell office:value-type="float" office:value="-0.0000200341384067587">
                <text:p>-0.0000200341384067587</text:p>
              </table:table-cell>
              <table:table-cell office:value-type="float" office:value="0.22">
                <text:p>0.22</text:p>
              </table:table-cell>
              <table:table-cell office:value-type="float" office:value="-0.0000200342326538684">
                <text:p>-0.0000200342326538684</text:p>
              </table:table-cell>
              <table:table-cell office:value-type="float" office:value="0.22">
                <text:p>0.22</text:p>
              </table:table-cell>
              <table:table-cell office:value-type="float" office:value="-0.0000200351744931173">
                <text:p>-0.0000200351744931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-0.0000219268522203512">
                <text:p>-0.0000219268522203512</text:p>
              </table:table-cell>
              <table:table-cell office:value-type="float" office:value="0.23">
                <text:p>0.23</text:p>
              </table:table-cell>
              <table:table-cell office:value-type="float" office:value="-0.0000219268532605576">
                <text:p>-0.0000219268532605576</text:p>
              </table:table-cell>
              <table:table-cell office:value-type="float" office:value="0.23">
                <text:p>0.23</text:p>
              </table:table-cell>
              <table:table-cell office:value-type="float" office:value="-0.0000219269446285183">
                <text:p>-0.0000219269446285183</text:p>
              </table:table-cell>
              <table:table-cell office:value-type="float" office:value="0.23">
                <text:p>0.23</text:p>
              </table:table-cell>
              <table:table-cell office:value-type="float" office:value="-0.000021927792417062">
                <text:p>-0.000021927792417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-0.0000396790761919323">
                <text:p>-0.0000396790761919323</text:p>
              </table:table-cell>
              <table:table-cell office:value-type="float" office:value="0.24">
                <text:p>0.24</text:p>
              </table:table-cell>
              <table:table-cell office:value-type="float" office:value="-0.0000396790708848056">
                <text:p>-0.0000396790708848056</text:p>
              </table:table-cell>
              <table:table-cell office:value-type="float" office:value="0.24">
                <text:p>0.24</text:p>
              </table:table-cell>
              <table:table-cell office:value-type="float" office:value="-0.000039678796106372">
                <text:p>-0.000039678796106372</text:p>
              </table:table-cell>
              <table:table-cell office:value-type="float" office:value="0.24">
                <text:p>0.24</text:p>
              </table:table-cell>
              <table:table-cell office:value-type="float" office:value="-0.0000396762335047926">
                <text:p>-0.0000396762335047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0000504286840922083">
                <text:p>-0.0000504286840922083</text:p>
              </table:table-cell>
              <table:table-cell office:value-type="float" office:value="0.25">
                <text:p>0.25</text:p>
              </table:table-cell>
              <table:table-cell office:value-type="float" office:value="-0.0000504286373084928">
                <text:p>-0.0000504286373084928</text:p>
              </table:table-cell>
              <table:table-cell office:value-type="float" office:value="0.25">
                <text:p>0.25</text:p>
              </table:table-cell>
              <table:table-cell office:value-type="float" office:value="-0.0000504281339899051">
                <text:p>-0.0000504281339899051</text:p>
              </table:table-cell>
              <table:table-cell office:value-type="float" office:value="0.25">
                <text:p>0.25</text:p>
              </table:table-cell>
              <table:table-cell office:value-type="float" office:value="-0.0000504231315041784">
                <text:p>-0.0000504231315041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-0.0000540597684147435">
                <text:p>-0.0000540597684147435</text:p>
              </table:table-cell>
              <table:table-cell office:value-type="float" office:value="0.26">
                <text:p>0.26</text:p>
              </table:table-cell>
              <table:table-cell office:value-type="float" office:value="-0.0000540597062860919">
                <text:p>-0.0000540597062860919</text:p>
              </table:table-cell>
              <table:table-cell office:value-type="float" office:value="0.26">
                <text:p>0.26</text:p>
              </table:table-cell>
              <table:table-cell office:value-type="float" office:value="-0.0000540590744884868">
                <text:p>-0.0000540590744884868</text:p>
              </table:table-cell>
              <table:table-cell office:value-type="float" office:value="0.26">
                <text:p>0.26</text:p>
              </table:table-cell>
              <table:table-cell office:value-type="float" office:value="-0.0000540527565664236">
                <text:p>-0.0000540527565664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-0.0000506237106576718">
                <text:p>-0.0000506237106576718</text:p>
              </table:table-cell>
              <table:table-cell office:value-type="float" office:value="0.27">
                <text:p>0.27</text:p>
              </table:table-cell>
              <table:table-cell office:value-type="float" office:value="-0.0000506236464073706">
                <text:p>-0.0000506236464073706</text:p>
              </table:table-cell>
              <table:table-cell office:value-type="float" office:value="0.27">
                <text:p>0.27</text:p>
              </table:table-cell>
              <table:table-cell office:value-type="float" office:value="-0.0000506229965355063">
                <text:p>-0.0000506229965355063</text:p>
              </table:table-cell>
              <table:table-cell office:value-type="float" office:value="0.27">
                <text:p>0.27</text:p>
              </table:table-cell>
              <table:table-cell office:value-type="float" office:value="-0.0000506164983257774">
                <text:p>-0.0000506164983257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-0.0000399303527718302">
                <text:p>-0.0000399303527718302</text:p>
              </table:table-cell>
              <table:table-cell office:value-type="float" office:value="0.28">
                <text:p>0.28</text:p>
              </table:table-cell>
              <table:table-cell office:value-type="float" office:value="-0.0000399302971223994">
                <text:p>-0.0000399302971223994</text:p>
              </table:table-cell>
              <table:table-cell office:value-type="float" office:value="0.28">
                <text:p>0.28</text:p>
              </table:table-cell>
              <table:table-cell office:value-type="float" office:value="-0.0000399297407454181">
                <text:p>-0.0000399297407454181</text:p>
              </table:table-cell>
              <table:table-cell office:value-type="float" office:value="0.28">
                <text:p>0.28</text:p>
              </table:table-cell>
              <table:table-cell office:value-type="float" office:value="-0.0000399241776942925">
                <text:p>-0.0000399241776942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-0.0000337087936129843">
                <text:p>-0.0000337087936129843</text:p>
              </table:table-cell>
              <table:table-cell office:value-type="float" office:value="0.29">
                <text:p>0.29</text:p>
              </table:table-cell>
              <table:table-cell office:value-type="float" office:value="-0.0000337087432168648">
                <text:p>-0.0000337087432168648</text:p>
              </table:table-cell>
              <table:table-cell office:value-type="float" office:value="0.29">
                <text:p>0.29</text:p>
              </table:table-cell>
              <table:table-cell office:value-type="float" office:value="-0.0000337082392610879">
                <text:p>-0.0000337082392610879</text:p>
              </table:table-cell>
              <table:table-cell office:value-type="float" office:value="0.29">
                <text:p>0.29</text:p>
              </table:table-cell>
              <table:table-cell office:value-type="float" office:value="-0.0000337031633505558">
                <text:p>-0.0000337031633505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-0.0000246620411817774">
                <text:p>-0.0000246620411817774</text:p>
              </table:table-cell>
              <table:table-cell office:value-type="float" office:value="0.3">
                <text:p>0.3</text:p>
              </table:table-cell>
              <table:table-cell office:value-type="float" office:value="-0.0000246619923403743">
                <text:p>-0.0000246619923403743</text:p>
              </table:table-cell>
              <table:table-cell office:value-type="float" office:value="0.3">
                <text:p>0.3</text:p>
              </table:table-cell>
              <table:table-cell office:value-type="float" office:value="-0.0000246614851495754">
                <text:p>-0.0000246614851495754</text:p>
              </table:table-cell>
              <table:table-cell office:value-type="float" office:value="0.3">
                <text:p>0.3</text:p>
              </table:table-cell>
              <table:table-cell office:value-type="float" office:value="-0.0000246564298338973">
                <text:p>-0.00002465642983389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0.00000518812653323538">
                <text:p>0.00000518812653323538</text:p>
              </table:table-cell>
              <table:table-cell office:value-type="float" office:value="0.31">
                <text:p>0.31</text:p>
              </table:table-cell>
              <table:table-cell office:value-type="float" office:value="0.00000518818623982394">
                <text:p>0.00000518818623982394</text:p>
              </table:table-cell>
              <table:table-cell office:value-type="float" office:value="0.31">
                <text:p>0.31</text:p>
              </table:table-cell>
              <table:table-cell office:value-type="float" office:value="0.00000518834848976856">
                <text:p>0.00000518834848976856</text:p>
              </table:table-cell>
              <table:table-cell office:value-type="float" office:value="0.31">
                <text:p>0.31</text:p>
              </table:table-cell>
              <table:table-cell office:value-type="float" office:value="0.00000519032956063664">
                <text:p>0.00000519032956063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0.0000613582109224033">
                <text:p>0.0000613582109224033</text:p>
              </table:table-cell>
              <table:table-cell office:value-type="float" office:value="0.32">
                <text:p>0.32</text:p>
              </table:table-cell>
              <table:table-cell office:value-type="float" office:value="0.0000613581554113648">
                <text:p>0.0000613581554113648</text:p>
              </table:table-cell>
              <table:table-cell office:value-type="float" office:value="0.32">
                <text:p>0.32</text:p>
              </table:table-cell>
              <table:table-cell office:value-type="float" office:value="0.000061357644233392">
                <text:p>0.000061357644233392</text:p>
              </table:table-cell>
              <table:table-cell office:value-type="float" office:value="0.32">
                <text:p>0.32</text:p>
              </table:table-cell>
              <table:table-cell office:value-type="float" office:value="0.0000613520542139075">
                <text:p>0.0000613520542139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0.000170937309148744">
                <text:p>0.000170937309148744</text:p>
              </table:table-cell>
              <table:table-cell office:value-type="float" office:value="0.33">
                <text:p>0.33</text:p>
              </table:table-cell>
              <table:table-cell office:value-type="float" office:value="0.000170937077060766">
                <text:p>0.000170937077060766</text:p>
              </table:table-cell>
              <table:table-cell office:value-type="float" office:value="0.33">
                <text:p>0.33</text:p>
              </table:table-cell>
              <table:table-cell office:value-type="float" office:value="0.000170934757445275">
                <text:p>0.000170934757445275</text:p>
              </table:table-cell>
              <table:table-cell office:value-type="float" office:value="0.33">
                <text:p>0.33</text:p>
              </table:table-cell>
              <table:table-cell office:value-type="float" office:value="0.000170911565881284">
                <text:p>0.000170911565881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00323140772027281">
                <text:p>0.000323140772027281</text:p>
              </table:table-cell>
              <table:table-cell office:value-type="float" office:value="0.34">
                <text:p>0.34</text:p>
              </table:table-cell>
              <table:table-cell office:value-type="float" office:value="0.000323140281153172">
                <text:p>0.000323140281153172</text:p>
              </table:table-cell>
              <table:table-cell office:value-type="float" office:value="0.34">
                <text:p>0.34</text:p>
              </table:table-cell>
              <table:table-cell office:value-type="float" office:value="0.000323135372512897">
                <text:p>0.000323135372512897</text:p>
              </table:table-cell>
              <table:table-cell office:value-type="float" office:value="0.34">
                <text:p>0.34</text:p>
              </table:table-cell>
              <table:table-cell office:value-type="float" office:value="0.000323086296158753">
                <text:p>0.000323086296158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00503324717015656">
                <text:p>0.000503324717015656</text:p>
              </table:table-cell>
              <table:table-cell office:value-type="float" office:value="0.35">
                <text:p>0.35</text:p>
              </table:table-cell>
              <table:table-cell office:value-type="float" office:value="0.000503323902464899">
                <text:p>0.000503323902464899</text:p>
              </table:table-cell>
              <table:table-cell office:value-type="float" office:value="0.35">
                <text:p>0.35</text:p>
              </table:table-cell>
              <table:table-cell office:value-type="float" office:value="0.000503315533706276">
                <text:p>0.000503315533706276</text:p>
              </table:table-cell>
              <table:table-cell office:value-type="float" office:value="0.35">
                <text:p>0.35</text:p>
              </table:table-cell>
              <table:table-cell office:value-type="float" office:value="0.000503232050230823">
                <text:p>0.000503232050230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0.000708552675988327">
                <text:p>0.000708552675988327</text:p>
              </table:table-cell>
              <table:table-cell office:value-type="float" office:value="0.36">
                <text:p>0.36</text:p>
              </table:table-cell>
              <table:table-cell office:value-type="float" office:value="0.000708551462879986">
                <text:p>0.000708551462879986</text:p>
              </table:table-cell>
              <table:table-cell office:value-type="float" office:value="0.36">
                <text:p>0.36</text:p>
              </table:table-cell>
              <table:table-cell office:value-type="float" office:value="0.000708539332057705">
                <text:p>0.000708539332057705</text:p>
              </table:table-cell>
              <table:table-cell office:value-type="float" office:value="0.36">
                <text:p>0.36</text:p>
              </table:table-cell>
              <table:table-cell office:value-type="float" office:value="0.000708418049932607">
                <text:p>0.000708418049932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0.000943792025633958">
                <text:p>0.000943792025633958</text:p>
              </table:table-cell>
              <table:table-cell office:value-type="float" office:value="0.37">
                <text:p>0.37</text:p>
              </table:table-cell>
              <table:table-cell office:value-type="float" office:value="0.000943790383335751">
                <text:p>0.000943790383335751</text:p>
              </table:table-cell>
              <table:table-cell office:value-type="float" office:value="0.37">
                <text:p>0.37</text:p>
              </table:table-cell>
              <table:table-cell office:value-type="float" office:value="0.000943773960700226">
                <text:p>0.000943773960700226</text:p>
              </table:table-cell>
              <table:table-cell office:value-type="float" office:value="0.37">
                <text:p>0.37</text:p>
              </table:table-cell>
              <table:table-cell office:value-type="float" office:value="0.000943609781756988">
                <text:p>0.000943609781756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0.0012043355577399">
                <text:p>0.0012043355577399</text:p>
              </table:table-cell>
              <table:table-cell office:value-type="float" office:value="0.38">
                <text:p>0.38</text:p>
              </table:table-cell>
              <table:table-cell office:value-type="float" office:value="0.00120433345142828">
                <text:p>0.00120433345142828</text:p>
              </table:table-cell>
              <table:table-cell office:value-type="float" office:value="0.38">
                <text:p>0.38</text:p>
              </table:table-cell>
              <table:table-cell office:value-type="float" office:value="0.00120431238873505">
                <text:p>0.00120431238873505</text:p>
              </table:table-cell>
              <table:table-cell office:value-type="float" office:value="0.38">
                <text:p>0.38</text:p>
              </table:table-cell>
              <table:table-cell office:value-type="float" office:value="0.00120410180652409">
                <text:p>0.001204101806524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0.00148599587703231">
                <text:p>0.00148599587703231</text:p>
              </table:table-cell>
              <table:table-cell office:value-type="float" office:value="0.39">
                <text:p>0.39</text:p>
              </table:table-cell>
              <table:table-cell office:value-type="float" office:value="0.00148599329233492">
                <text:p>0.00148599329233492</text:p>
              </table:table-cell>
              <table:table-cell office:value-type="float" office:value="0.39">
                <text:p>0.39</text:p>
              </table:table-cell>
              <table:table-cell office:value-type="float" office:value="0.00148596744760539">
                <text:p>0.00148596744760539</text:p>
              </table:table-cell>
              <table:table-cell office:value-type="float" office:value="0.39">
                <text:p>0.39</text:p>
              </table:table-cell>
              <table:table-cell office:value-type="float" office:value="0.00148570902813655">
                <text:p>0.00148570902813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00178996864042309">
                <text:p>0.00178996864042309</text:p>
              </table:table-cell>
              <table:table-cell office:value-type="float" office:value="0.4">
                <text:p>0.4</text:p>
              </table:table-cell>
              <table:table-cell office:value-type="float" office:value="0.00178996556740445">
                <text:p>0.00178996556740445</text:p>
              </table:table-cell>
              <table:table-cell office:value-type="float" office:value="0.4">
                <text:p>0.4</text:p>
              </table:table-cell>
              <table:table-cell office:value-type="float" office:value="0.00178993483771537">
                <text:p>0.00178993483771537</text:p>
              </table:table-cell>
              <table:table-cell office:value-type="float" office:value="0.4">
                <text:p>0.4</text:p>
              </table:table-cell>
              <table:table-cell office:value-type="float" office:value="0.00178962759055626">
                <text:p>0.00178962759055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0.00211735296583599">
                <text:p>0.00211735296583599</text:p>
              </table:table-cell>
              <table:table-cell office:value-type="float" office:value="0.41">
                <text:p>0.41</text:p>
              </table:table-cell>
              <table:table-cell office:value-type="float" office:value="0.00211734936464274">
                <text:p>0.00211734936464274</text:p>
              </table:table-cell>
              <table:table-cell office:value-type="float" office:value="0.41">
                <text:p>0.41</text:p>
              </table:table-cell>
              <table:table-cell office:value-type="float" office:value="0.00211731335321316">
                <text:p>0.00211731335321316</text:p>
              </table:table-cell>
              <table:table-cell office:value-type="float" office:value="0.41">
                <text:p>0.41</text:p>
              </table:table-cell>
              <table:table-cell office:value-type="float" office:value="0.00211695329434677">
                <text:p>0.00211695329434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0.00245890483404593">
                <text:p>0.00245890483404593</text:p>
              </table:table-cell>
              <table:table-cell office:value-type="float" office:value="0.42">
                <text:p>0.42</text:p>
              </table:table-cell>
              <table:table-cell office:value-type="float" office:value="0.00245890067665921">
                <text:p>0.00245890067665921</text:p>
              </table:table-cell>
              <table:table-cell office:value-type="float" office:value="0.42">
                <text:p>0.42</text:p>
              </table:table-cell>
              <table:table-cell office:value-type="float" office:value="0.00245885911906419">
                <text:p>0.00245885911906419</text:p>
              </table:table-cell>
              <table:table-cell office:value-type="float" office:value="0.42">
                <text:p>0.42</text:p>
              </table:table-cell>
              <table:table-cell office:value-type="float" office:value="0.00245844342020693">
                <text:p>0.00245844342020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0.00280664774230574">
                <text:p>0.00280664774230574</text:p>
              </table:table-cell>
              <table:table-cell office:value-type="float" office:value="0.43">
                <text:p>0.43</text:p>
              </table:table-cell>
              <table:table-cell office:value-type="float" office:value="0.00280664310693547">
                <text:p>0.00280664310693547</text:p>
              </table:table-cell>
              <table:table-cell office:value-type="float" office:value="0.43">
                <text:p>0.43</text:p>
              </table:table-cell>
              <table:table-cell office:value-type="float" office:value="0.00280659675360882">
                <text:p>0.00280659675360882</text:p>
              </table:table-cell>
              <table:table-cell office:value-type="float" office:value="0.43">
                <text:p>0.43</text:p>
              </table:table-cell>
              <table:table-cell office:value-type="float" office:value="0.00280613325946059">
                <text:p>0.0028061332594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00315445459122015">
                <text:p>0.00315445459122015</text:p>
              </table:table-cell>
              <table:table-cell office:value-type="float" office:value="0.44">
                <text:p>0.44</text:p>
              </table:table-cell>
              <table:table-cell office:value-type="float" office:value="0.00315444945474312">
                <text:p>0.00315444945474312</text:p>
              </table:table-cell>
              <table:table-cell office:value-type="float" office:value="0.44">
                <text:p>0.44</text:p>
              </table:table-cell>
              <table:table-cell office:value-type="float" office:value="0.00315439809022237">
                <text:p>0.00315439809022237</text:p>
              </table:table-cell>
              <table:table-cell office:value-type="float" office:value="0.44">
                <text:p>0.44</text:p>
              </table:table-cell>
              <table:table-cell office:value-type="float" office:value="0.00315388447505047">
                <text:p>0.00315388447505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0.00350270821455928">
                <text:p>0.00350270821455928</text:p>
              </table:table-cell>
              <table:table-cell office:value-type="float" office:value="0.45">
                <text:p>0.45</text:p>
              </table:table-cell>
              <table:table-cell office:value-type="float" office:value="0.00350270279097153">
                <text:p>0.00350270279097153</text:p>
              </table:table-cell>
              <table:table-cell office:value-type="float" office:value="0.45">
                <text:p>0.45</text:p>
              </table:table-cell>
              <table:table-cell office:value-type="float" office:value="0.00350264855483146">
                <text:p>0.00350264855483146</text:p>
              </table:table-cell>
              <table:table-cell office:value-type="float" office:value="0.45">
                <text:p>0.45</text:p>
              </table:table-cell>
              <table:table-cell office:value-type="float" office:value="0.00350210618104014">
                <text:p>0.0035021061810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0381400820093633">
                <text:p>0.00381400820093633</text:p>
              </table:table-cell>
              <table:table-cell office:value-type="float" office:value="0.46">
                <text:p>0.46</text:p>
              </table:table-cell>
              <table:table-cell office:value-type="float" office:value="0.00381400525710476">
                <text:p>0.00381400525710476</text:p>
              </table:table-cell>
              <table:table-cell office:value-type="float" office:value="0.46">
                <text:p>0.46</text:p>
              </table:table-cell>
              <table:table-cell office:value-type="float" office:value="0.00381397580524428">
                <text:p>0.00381397580524428</text:p>
              </table:table-cell>
              <table:table-cell office:value-type="float" office:value="0.46">
                <text:p>0.46</text:p>
              </table:table-cell>
              <table:table-cell office:value-type="float" office:value="0.00381367994062214">
                <text:p>0.00381367994062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625">
                <text:p>0.460625</text:p>
              </table:table-cell>
              <table:table-cell office:value-type="float" office:value="0.00381997159764867">
                <text:p>0.00381997159764867</text:p>
              </table:table-cell>
              <table:table-cell office:value-type="float" office:value="0.460625">
                <text:p>0.460625</text:p>
              </table:table-cell>
              <table:table-cell office:value-type="float" office:value="0.00381997165241451">
                <text:p>0.00381997165241451</text:p>
              </table:table-cell>
              <table:table-cell office:value-type="float" office:value="0.460625">
                <text:p>0.460625</text:p>
              </table:table-cell>
              <table:table-cell office:value-type="float" office:value="0.00381997212260912">
                <text:p>0.00381997212260912</text:p>
              </table:table-cell>
              <table:table-cell office:value-type="float" office:value="0.460625">
                <text:p>0.460625</text:p>
              </table:table-cell>
              <table:table-cell office:value-type="float" office:value="0.00381996924881582">
                <text:p>0.00381996924881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78125">
                <text:p>0.46078125</text:p>
              </table:table-cell>
              <table:table-cell office:value-type="float" office:value="0.0038173980212965">
                <text:p>0.0038173980212965</text:p>
              </table:table-cell>
              <table:table-cell office:value-type="float" office:value="0.46125">
                <text:p>0.46125</text:p>
              </table:table-cell>
              <table:table-cell office:value-type="float" office:value="0.00266791852903612">
                <text:p>0.00266791852903612</text:p>
              </table:table-cell>
              <table:table-cell office:value-type="float" office:value="0.46078125">
                <text:p>0.46078125</text:p>
              </table:table-cell>
              <table:table-cell office:value-type="float" office:value="0.00381743952075813">
                <text:p>0.00381743952075813</text:p>
              </table:table-cell>
              <table:table-cell office:value-type="float" office:value="0.46078125">
                <text:p>0.46078125</text:p>
              </table:table-cell>
              <table:table-cell office:value-type="float" office:value="0.00381778976249924">
                <text:p>0.00381778976249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0.00381315043520808">
                <text:p>0.00381315043520808</text:p>
              </table:table-cell>
              <table:table-cell office:value-type="float" office:value="0.4625">
                <text:p>0.4625</text:p>
              </table:table-cell>
              <table:table-cell office:value-type="float" office:value="0.00267422017883487">
                <text:p>0.00267422017883487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0.00381326659926835">
                <text:p>0.00381326659926835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0.0038142073438077">
                <text:p>0.0038142073438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0.00380687314644408">
                <text:p>0.00380687314644408</text:p>
              </table:table-cell>
              <table:table-cell office:value-type="float" office:value="0.465">
                <text:p>0.465</text:p>
              </table:table-cell>
              <table:table-cell office:value-type="float" office:value="0.00269757495724186">
                <text:p>0.00269757495724186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0.0038073669269779">
                <text:p>0.0038073669269779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0.00381013936206433">
                <text:p>0.00381013936206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087890625">
                <text:p>0.46090087890625</text:p>
              </table:table-cell>
              <table:table-cell office:value-type="float" office:value="0.00380627160469392">
                <text:p>0.00380627160469392</text:p>
              </table:table-cell>
              <table:table-cell office:value-type="float" office:value="0.47">
                <text:p>0.47</text:p>
              </table:table-cell>
              <table:table-cell office:value-type="float" office:value="0.00276680215158796">
                <text:p>0.00276680215158796</text:p>
              </table:table-cell>
              <table:table-cell office:value-type="float" office:value="0.4609033203125">
                <text:p>0.4609033203125</text:p>
              </table:table-cell>
              <table:table-cell office:value-type="float" office:value="0.00380623736437557">
                <text:p>0.00380623736437557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0.0038081381796504">
                <text:p>0.0038081381796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33203125">
                <text:p>0.4609033203125</text:p>
              </table:table-cell>
              <table:table-cell office:value-type="float" office:value="0.00380624781294311">
                <text:p>0.00380624781294311</text:p>
              </table:table-cell>
              <table:table-cell office:value-type="float" office:value="0.48">
                <text:p>0.48</text:p>
              </table:table-cell>
              <table:table-cell office:value-type="float" office:value="0.00293708463039053">
                <text:p>0.00293708463039053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0.00380618903614585">
                <text:p>0.00380618903614585</text:p>
              </table:table-cell>
              <table:table-cell office:value-type="float" office:value="0.4609130859375">
                <text:p>0.4609130859375</text:p>
              </table:table-cell>
              <table:table-cell office:value-type="float" office:value="0.00380648953127822">
                <text:p>0.00380648953127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0.00380619920355533">
                <text:p>0.00380619920355533</text:p>
              </table:table-cell>
              <table:table-cell office:value-type="float" office:value="0.49">
                <text:p>0.49</text:p>
              </table:table-cell>
              <table:table-cell office:value-type="float" office:value="0.00309956838478516">
                <text:p>0.00309956838478516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0.00380608819648148">
                <text:p>0.00380608819648148</text:p>
              </table:table-cell>
              <table:table-cell office:value-type="float" office:value="0.46091552734375">
                <text:p>0.46091552734375</text:p>
              </table:table-cell>
              <table:table-cell office:value-type="float" office:value="0.00380602323792471">
                <text:p>0.00380602323792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0.00380609781226244">
                <text:p>0.00380609781226244</text:p>
              </table:table-cell>
              <table:table-cell office:value-type="float" office:value="0.5">
                <text:p>0.5</text:p>
              </table:table-cell>
              <table:table-cell office:value-type="float" office:value="0.00319601131727243">
                <text:p>0.00319601131727243</text:p>
              </table:table-cell>
              <table:table-cell office:value-type="float" office:value="0.4609375">
                <text:p>0.4609375</text:p>
              </table:table-cell>
              <table:table-cell office:value-type="float" office:value="0.0038058693116741">
                <text:p>0.0038058693116741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0.00380599877226755">
                <text:p>0.00380599877226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375">
                <text:p>0.4609375</text:p>
              </table:table-cell>
              <table:table-cell office:value-type="float" office:value="0.00380587776277907">
                <text:p>0.00380587776277907</text:p>
              </table:table-cell>
              <table:table-cell office:value-type="float" office:value="0.505">
                <text:p>0.505</text:p>
              </table:table-cell>
              <table:table-cell office:value-type="float" office:value="0.0031875354150906">
                <text:p>0.0031875354150906</text:p>
              </table:table-cell>
              <table:table-cell office:value-type="float" office:value="0.46125">
                <text:p>0.46125</text:p>
              </table:table-cell>
              <table:table-cell office:value-type="float" office:value="0.0037973743054569">
                <text:p>0.0037973743054569</text:p>
              </table:table-cell>
              <table:table-cell office:value-type="float" office:value="0.4609375">
                <text:p>0.4609375</text:p>
              </table:table-cell>
              <table:table-cell office:value-type="float" office:value="0.00380579035500441">
                <text:p>0.0038057903550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25">
                <text:p>0.46125</text:p>
              </table:table-cell>
              <table:table-cell office:value-type="float" office:value="0.00379734485327305">
                <text:p>0.00379734485327305</text:p>
              </table:table-cell>
              <table:table-cell office:value-type="float" office:value="0.5075">
                <text:p>0.5075</text:p>
              </table:table-cell>
              <table:table-cell office:value-type="float" office:value="0.00313059231580188">
                <text:p>0.00313059231580188</text:p>
              </table:table-cell>
              <table:table-cell office:value-type="float" office:value="0.4625">
                <text:p>0.4625</text:p>
              </table:table-cell>
              <table:table-cell office:value-type="float" office:value="0.00267413306168925">
                <text:p>0.00267413306168925</text:p>
              </table:table-cell>
              <table:table-cell office:value-type="float" office:value="0.46125">
                <text:p>0.46125</text:p>
              </table:table-cell>
              <table:table-cell office:value-type="float" office:value="0.00379763262770443">
                <text:p>0.00379763262770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0625">
                <text:p>0.46140625</text:p>
              </table:table-cell>
              <table:table-cell office:value-type="float" office:value="0.003782012486709">
                <text:p>0.003782012486709</text:p>
              </table:table-cell>
              <table:table-cell office:value-type="float" office:value="0.50875">
                <text:p>0.50875</text:p>
              </table:table-cell>
              <table:table-cell office:value-type="float" office:value="0.0030371418490748">
                <text:p>0.0030371418490748</text:p>
              </table:table-cell>
              <table:table-cell office:value-type="float" office:value="0.465">
                <text:p>0.465</text:p>
              </table:table-cell>
              <table:table-cell office:value-type="float" office:value="0.00269748924449921">
                <text:p>0.00269748924449921</text:p>
              </table:table-cell>
              <table:table-cell office:value-type="float" office:value="0.46140625">
                <text:p>0.46140625</text:p>
              </table:table-cell>
              <table:table-cell office:value-type="float" office:value="0.00378356112689289">
                <text:p>0.00378356112689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2578125">
                <text:p>0.46142578125</text:p>
              </table:table-cell>
              <table:table-cell office:value-type="float" office:value="0.0037766328713649">
                <text:p>0.0037766328713649</text:p>
              </table:table-cell>
              <table:table-cell office:value-type="float" office:value="0.50890625">
                <text:p>0.50890625</text:p>
              </table:table-cell>
              <table:table-cell office:value-type="float" office:value="0.00300769073843143">
                <text:p>0.00300769073843143</text:p>
              </table:table-cell>
              <table:table-cell office:value-type="float" office:value="0.47">
                <text:p>0.47</text:p>
              </table:table-cell>
              <table:table-cell office:value-type="float" office:value="0.0027667165955076">
                <text:p>0.0027667165955076</text:p>
              </table:table-cell>
              <table:table-cell office:value-type="float" office:value="0.4614453125">
                <text:p>0.4614453125</text:p>
              </table:table-cell>
              <table:table-cell office:value-type="float" office:value="0.003769308773677">
                <text:p>0.003769308773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5546875">
                <text:p>0.461435546875</text:p>
              </table:table-cell>
              <table:table-cell office:value-type="float" office:value="0.00377098109527936">
                <text:p>0.00377098109527936</text:p>
              </table:table-cell>
              <table:table-cell office:value-type="float" office:value="0.508984375">
                <text:p>0.508984375</text:p>
              </table:table-cell>
              <table:table-cell office:value-type="float" office:value="0.00298380082686795">
                <text:p>0.00298380082686795</text:p>
              </table:table-cell>
              <table:table-cell office:value-type="float" office:value="0.48">
                <text:p>0.48</text:p>
              </table:table-cell>
              <table:table-cell office:value-type="float" office:value="0.00293699686996583">
                <text:p>0.00293699686996583</text:p>
              </table:table-cell>
              <table:table-cell office:value-type="float" office:value="0.461445617675782">
                <text:p>0.461445617675782</text:p>
              </table:table-cell>
              <table:table-cell office:value-type="float" office:value="0.00376860509238606">
                <text:p>0.00376860509238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6767578125">
                <text:p>0.461436767578125</text:p>
              </table:table-cell>
              <table:table-cell office:value-type="float" office:value="0.00376921625463439">
                <text:p>0.00376921625463439</text:p>
              </table:table-cell>
              <table:table-cell office:value-type="float" office:value="0.5090234375">
                <text:p>0.5090234375</text:p>
              </table:table-cell>
              <table:table-cell office:value-type="float" office:value="0.00296295016104986">
                <text:p>0.00296295016104986</text:p>
              </table:table-cell>
              <table:table-cell office:value-type="float" office:value="0.49">
                <text:p>0.49</text:p>
              </table:table-cell>
              <table:table-cell office:value-type="float" office:value="0.00309948111988557">
                <text:p>0.00309948111988557</text:p>
              </table:table-cell>
              <table:table-cell office:value-type="float" office:value="0.461445770263672">
                <text:p>0.461445770263672</text:p>
              </table:table-cell>
              <table:table-cell office:value-type="float" office:value="0.00376806969721442">
                <text:p>0.00376806969721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072753906">
                <text:p>0.461437072753906</text:p>
              </table:table-cell>
              <table:table-cell office:value-type="float" office:value="0.00376839688411968">
                <text:p>0.00376839688411968</text:p>
              </table:table-cell>
              <table:table-cell office:value-type="float" office:value="0.509033203125">
                <text:p>0.509033203125</text:p>
              </table:table-cell>
              <table:table-cell office:value-type="float" office:value="0.00295365385925025">
                <text:p>0.00295365385925025</text:p>
              </table:table-cell>
              <table:table-cell office:value-type="float" office:value="0.5">
                <text:p>0.5</text:p>
              </table:table-cell>
              <table:table-cell office:value-type="float" office:value="0.00319592770324561">
                <text:p>0.00319592770324561</text:p>
              </table:table-cell>
              <table:table-cell office:value-type="float" office:value="0.461445846557617">
                <text:p>0.461445846557617</text:p>
              </table:table-cell>
              <table:table-cell office:value-type="float" office:value="0.00376761938810435">
                <text:p>0.003767619388104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225341797">
                <text:p>0.461437225341797</text:p>
              </table:table-cell>
              <table:table-cell office:value-type="float" office:value="0.00376750393773581">
                <text:p>0.00376750393773581</text:p>
              </table:table-cell>
              <table:table-cell office:value-type="float" office:value="0.5090380859375">
                <text:p>0.5090380859375</text:p>
              </table:table-cell>
              <table:table-cell office:value-type="float" office:value="0.00294580822876952">
                <text:p>0.00294580822876952</text:p>
              </table:table-cell>
              <table:table-cell office:value-type="float" office:value="0.505">
                <text:p>0.505</text:p>
              </table:table-cell>
              <table:table-cell office:value-type="float" office:value="0.00318745923341336">
                <text:p>0.00318745923341336</text:p>
              </table:table-cell>
              <table:table-cell office:value-type="float" office:value="0.461445865631104">
                <text:p>0.461445865631104</text:p>
              </table:table-cell>
              <table:table-cell office:value-type="float" office:value="0.0037674166347855">
                <text:p>0.0037674166347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23487854">
                <text:p>0.46143723487854</text:p>
              </table:table-cell>
              <table:table-cell office:value-type="float" office:value="0.00376728281388184">
                <text:p>0.00376728281388184</text:p>
              </table:table-cell>
              <table:table-cell office:value-type="float" office:value="0.509039306640625">
                <text:p>0.509039306640625</text:p>
              </table:table-cell>
              <table:table-cell office:value-type="float" office:value="0.00294234799322378">
                <text:p>0.00294234799322378</text:p>
              </table:table-cell>
              <table:table-cell office:value-type="float" office:value="0.5075">
                <text:p>0.5075</text:p>
              </table:table-cell>
              <table:table-cell office:value-type="float" office:value="0.0031305274098719">
                <text:p>0.0031305274098719</text:p>
              </table:table-cell>
              <table:table-cell office:value-type="float" office:value="0.461445875167847">
                <text:p>0.461445875167847</text:p>
              </table:table-cell>
              <table:table-cell office:value-type="float" office:value="0.00376722013252477">
                <text:p>0.003767220132524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916992188">
                <text:p>0.509039916992188</text:p>
              </table:table-cell>
              <table:table-cell office:value-type="float" office:value="0.00293934964032998">
                <text:p>0.00293934964032998</text:p>
              </table:table-cell>
              <table:table-cell office:value-type="float" office:value="0.50875">
                <text:p>0.50875</text:p>
              </table:table-cell>
              <table:table-cell office:value-type="float" office:value="0.00303710431475044">
                <text:p>0.0030371043147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069580078">
                <text:p>0.509040069580078</text:p>
              </table:table-cell>
              <table:table-cell office:value-type="float" office:value="0.00293784279523913">
                <text:p>0.00293784279523913</text:p>
              </table:table-cell>
              <table:table-cell office:value-type="float" office:value="0.50890625">
                <text:p>0.50890625</text:p>
              </table:table-cell>
              <table:table-cell office:value-type="float" office:value="0.00300767262636597">
                <text:p>0.00300767262636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107727051">
                <text:p>0.509040107727051</text:p>
              </table:table-cell>
              <table:table-cell office:value-type="float" office:value="0.00293708682637524">
                <text:p>0.00293708682637524</text:p>
              </table:table-cell>
              <table:table-cell office:value-type="float" office:value="0.508984375">
                <text:p>0.508984375</text:p>
              </table:table-cell>
              <table:table-cell office:value-type="float" office:value="0.00298381432956697">
                <text:p>0.0029838143295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117263794">
                <text:p>0.509040117263794</text:p>
              </table:table-cell>
              <table:table-cell office:value-type="float" office:value="0.00293670697869927">
                <text:p>0.00293670697869927</text:p>
              </table:table-cell>
              <table:table-cell office:value-type="float" office:value="0.5090234375">
                <text:p>0.5090234375</text:p>
              </table:table-cell>
              <table:table-cell office:value-type="float" office:value="0.00296303518357379">
                <text:p>0.00296303518357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3203125">
                <text:p>0.509033203125</text:p>
              </table:table-cell>
              <table:table-cell office:value-type="float" office:value="0.00295382448736712">
                <text:p>0.00295382448736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80859375">
                <text:p>0.5090380859375</text:p>
              </table:table-cell>
              <table:table-cell office:value-type="float" office:value="0.00294617545536149">
                <text:p>0.00294617545536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306640625">
                <text:p>0.509039306640625</text:p>
              </table:table-cell>
              <table:table-cell office:value-type="float" office:value="0.00294294802057054">
                <text:p>0.00294294802057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916992188">
                <text:p>0.509039916992188</text:p>
              </table:table-cell>
              <table:table-cell office:value-type="float" office:value="0.00294046257144569">
                <text:p>0.00294046257144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222167969">
                <text:p>0.509040222167969</text:p>
              </table:table-cell>
              <table:table-cell office:value-type="float" office:value="0.00293826043531928">
                <text:p>0.00293826043531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298461914">
                <text:p>0.509040298461914</text:p>
              </table:table-cell>
              <table:table-cell office:value-type="float" office:value="0.00293700130430279">
                <text:p>0.0029370013043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307998657">
                <text:p>0.509040307998657</text:p>
              </table:table-cell>
              <table:table-cell office:value-type="float" office:value="0.00293659233118389">
                <text:p>0.0029365923311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right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Vertical reaction force</text:p>
        </chart:title>
        <chart:legend chart:legend-position="start" loext:overlay="true" svg:x="2.694cm" svg:y="4.385cm" style:legend-expansion="custom" svg:width="2.568cm" svg:height="3.088cm" style:legend-expansion-aspect-ratio="0.83160621761658" chart:style-name="ch3"/>
        <chart:plot-area chart:style-name="ch4" table:cell-range-address="sumFz.A2:sumFz.A2 sumFz.I1:sumFz.J100 sumFz.A1:sumFz.H1 sumFz.H2:sumFz.H100 sumFz.F2:sumFz.F100 sumFz.D2:sumFz.D100 sumFz.B2:sumFz.B100" chart:data-source-has-labels="both" svg:x="1.331cm" svg:y="1.275cm" svg:width="14.349cm" svg:height="6.564cm">
          <chart:coordinate-region svg:x="2.535cm" svg:y="1.474cm" svg:width="12.905cm" svg:height="6.166cm"/>
          <chart:axis chart:dimension="x" chart:name="primary-x" chart:style-name="ch5" chartooo:axis-type="auto">
            <chart:title svg:x="7.336cm" svg:y="8.019cm" chart:style-name="ch6">
              <text:p>Simulation time</text:p>
            </chart:title>
            <chart:categories table:cell-range-address="sumFz.A2:sumFz.A2"/>
          </chart:axis>
          <chart:axis chart:dimension="y" chart:name="primary-y" chart:style-name="ch7">
            <chart:title svg:x="0.451cm" svg:y="5.024cm" chart:style-name="ch8">
              <text:p>Force</text:p>
            </chart:title>
            <chart:grid chart:style-name="ch9" chart:class="major"/>
          </chart:axis>
          <chart:series chart:style-name="ch10" chart:values-cell-range-address="sumFz.J2:sumFz.J100" chart:label-cell-address="sumFz.I1:sumFz.J1" chart:class="chart:scatter">
            <chart:domain table:cell-range-address="sumFz.I2:sumFz.I100"/>
            <chart:data-point chart:repeated="99"/>
          </chart:series>
          <chart:series chart:style-name="ch11" chart:values-cell-range-address="sumFz.H2:sumFz.H100" chart:label-cell-address="sumFz.G1:sumFz.H1" chart:class="chart:scatter">
            <chart:domain table:cell-range-address="sumFz.G2:sumFz.G100"/>
            <chart:data-point chart:repeated="99"/>
          </chart:series>
          <chart:series chart:style-name="ch12" chart:values-cell-range-address="sumFz.F2:sumFz.F100" chart:label-cell-address="sumFz.E1:sumFz.F1" chart:class="chart:scatter">
            <chart:domain table:cell-range-address="sumFz.E2:sumFz.E100"/>
            <chart:data-point chart:repeated="99"/>
          </chart:series>
          <chart:series chart:style-name="ch13" chart:values-cell-range-address="sumFz.D2:sumFz.D100" chart:label-cell-address="sumFz.C1:sumFz.D1" chart:class="chart:scatter">
            <chart:domain table:cell-range-address="sumFz.C2:sumFz.C100"/>
            <chart:data-point chart:repeated="99"/>
          </chart:series>
          <chart:series chart:style-name="ch14" chart:values-cell-range-address="sumFz.B2:sumFz.B100" chart:label-cell-address="sumFz.A1:sumFz.B1" chart:class="chart:scatter">
            <chart:domain table:cell-range-address="sumFz.A2:sumFz.A100"/>
            <chart:data-point chart:repeated="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k_n 1E+06</text:p>
                <text:list>
                  <text:list-item>
                    <text:p>k_n</text:p>
                  </text:list-item>
                  <text:list-item>
                    <text:p>1E+06</text:p>
                  </text:list-item>
                </text:list>
                <draw:g>
                  <svg:desc>sumFz.I1:sumFz.J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k_n 1E+05</text:p>
                <text:list>
                  <text:list-item>
                    <text:p>k_n</text:p>
                  </text:list-item>
                  <text:list-item>
                    <text:p>1E+05</text:p>
                  </text:list-item>
                </text:list>
                <draw:g>
                  <svg:desc>sumFz.G1:sumFz.H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k_n 1E+04</text:p>
                <text:list>
                  <text:list-item>
                    <text:p>k_n</text:p>
                  </text:list-item>
                  <text:list-item>
                    <text:p>1E+04</text:p>
                  </text:list-item>
                </text:list>
                <draw:g>
                  <svg:desc>sumFz.E1:sumFz.F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k_n 1E+03</text:p>
                <text:list>
                  <text:list-item>
                    <text:p>k_n</text:p>
                  </text:list-item>
                  <text:list-item>
                    <text:p>1E+03</text:p>
                  </text:list-item>
                </text:list>
                <draw:g>
                  <svg:desc>sumFz.C1:sumFz.D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k_n 1E+02</text:p>
                <text:list>
                  <text:list-item>
                    <text:p>k_n</text:p>
                  </text:list-item>
                  <text:list-item>
                    <text:p>1E+02</text:p>
                  </text:list-item>
                </text:list>
                <draw:g>
                  <svg:desc>sumFz.A1:sumFz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</text:p>
                <draw:g>
                  <svg:desc>sumFz.A2:sumFz.A2</svg:desc>
                </draw:g>
              </table:table-cell>
              <table:table-cell office:value-type="float" office:value="NaN">
                <text:p>NaN</text:p>
                <draw:g>
                  <svg:desc>sumFz.I2:sumFz.I100</svg:desc>
                </draw:g>
              </table:table-cell>
              <table:table-cell office:value-type="float" office:value="NaN">
                <text:p>NaN</text:p>
                <draw:g>
                  <svg:desc>sumFz.J2:sumFz.J100</svg:desc>
                </draw:g>
              </table:table-cell>
              <table:table-cell office:value-type="float" office:value="NaN">
                <text:p>NaN</text:p>
                <draw:g>
                  <svg:desc>sumFz.G2:sumFz.G100</svg:desc>
                </draw:g>
              </table:table-cell>
              <table:table-cell office:value-type="float" office:value="NaN">
                <text:p>NaN</text:p>
                <draw:g>
                  <svg:desc>sumFz.H2:sumFz.H100</svg:desc>
                </draw:g>
              </table:table-cell>
              <table:table-cell office:value-type="float" office:value="NaN">
                <text:p>NaN</text:p>
                <draw:g>
                  <svg:desc>sumFz.E2:sumFz.E100</svg:desc>
                </draw:g>
              </table:table-cell>
              <table:table-cell office:value-type="float" office:value="NaN">
                <text:p>NaN</text:p>
                <draw:g>
                  <svg:desc>sumFz.F2:sumFz.F100</svg:desc>
                </draw:g>
              </table:table-cell>
              <table:table-cell office:value-type="float" office:value="NaN">
                <text:p>NaN</text:p>
                <draw:g>
                  <svg:desc>sumFz.C2:sumFz.C100</svg:desc>
                </draw:g>
              </table:table-cell>
              <table:table-cell office:value-type="float" office:value="NaN">
                <text:p>NaN</text:p>
                <draw:g>
                  <svg:desc>sumFz.D2:sumFz.D100</svg:desc>
                </draw:g>
              </table:table-cell>
              <table:table-cell office:value-type="float" office:value="NaN">
                <text:p>NaN</text:p>
                <draw:g>
                  <svg:desc>sumFz.A2:sumFz.A100</svg:desc>
                </draw:g>
              </table:table-cell>
              <table:table-cell office:value-type="float" office:value="NaN">
                <text:p>NaN</text:p>
                <draw:g>
                  <svg:desc>sumFz.B2:sumFz.B100</svg:desc>
                </draw:g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-5.10850500623835E-021">
                <text:p>-5.10850500623835E-021</text:p>
              </table:table-cell>
              <table:table-cell office:value-type="float" office:value="0.01">
                <text:p>0.01</text:p>
              </table:table-cell>
              <table:table-cell office:value-type="float" office:value="-5.10850500623835E-021">
                <text:p>-5.10850500623835E-021</text:p>
              </table:table-cell>
              <table:table-cell office:value-type="float" office:value="0.01">
                <text:p>0.01</text:p>
              </table:table-cell>
              <table:table-cell office:value-type="float" office:value="-5.10850500623835E-021">
                <text:p>-5.10850500623835E-021</text:p>
              </table:table-cell>
              <table:table-cell office:value-type="float" office:value="0.01">
                <text:p>0.01</text:p>
              </table:table-cell>
              <table:table-cell office:value-type="float" office:value="-5.10850500623835E-021">
                <text:p>-5.10850500623835E-021</text:p>
              </table:table-cell>
              <table:table-cell office:value-type="float" office:value="0.01">
                <text:p>0.01</text:p>
              </table:table-cell>
              <table:table-cell office:value-type="float" office:value="-5.10850500623835E-021">
                <text:p>-5.10850500623835E-021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-8.71355918103213E-021">
                <text:p>-8.71355918103213E-021</text:p>
              </table:table-cell>
              <table:table-cell office:value-type="float" office:value="0.02">
                <text:p>0.02</text:p>
              </table:table-cell>
              <table:table-cell office:value-type="float" office:value="-8.71355918103213E-021">
                <text:p>-8.71355918103213E-021</text:p>
              </table:table-cell>
              <table:table-cell office:value-type="float" office:value="0.02">
                <text:p>0.02</text:p>
              </table:table-cell>
              <table:table-cell office:value-type="float" office:value="-8.71355918103213E-021">
                <text:p>-8.71355918103213E-021</text:p>
              </table:table-cell>
              <table:table-cell office:value-type="float" office:value="0.02">
                <text:p>0.02</text:p>
              </table:table-cell>
              <table:table-cell office:value-type="float" office:value="-8.71355918103213E-021">
                <text:p>-8.71355918103213E-021</text:p>
              </table:table-cell>
              <table:table-cell office:value-type="float" office:value="0.02">
                <text:p>0.02</text:p>
              </table:table-cell>
              <table:table-cell office:value-type="float" office:value="-8.71355918103213E-021">
                <text:p>-8.71355918103213E-021</text:p>
              </table:table-cell>
            </table:table-row>
            <table:table-row>
              <table:table-cell office:value-type="string"/>
              <table:table-cell office:value-type="float" office:value="0.03">
                <text:p>0.03</text:p>
              </table:table-cell>
              <table:table-cell office:value-type="float" office:value="-1.58587705709186E-018">
                <text:p>-1.58587705709186E-018</text:p>
              </table:table-cell>
              <table:table-cell office:value-type="float" office:value="0.03">
                <text:p>0.03</text:p>
              </table:table-cell>
              <table:table-cell office:value-type="float" office:value="-1.58587705709186E-018">
                <text:p>-1.58587705709186E-018</text:p>
              </table:table-cell>
              <table:table-cell office:value-type="float" office:value="0.03">
                <text:p>0.03</text:p>
              </table:table-cell>
              <table:table-cell office:value-type="float" office:value="-1.58587705709186E-018">
                <text:p>-1.58587705709186E-018</text:p>
              </table:table-cell>
              <table:table-cell office:value-type="float" office:value="0.03">
                <text:p>0.03</text:p>
              </table:table-cell>
              <table:table-cell office:value-type="float" office:value="-1.58587705709186E-018">
                <text:p>-1.58587705709186E-018</text:p>
              </table:table-cell>
              <table:table-cell office:value-type="float" office:value="0.03">
                <text:p>0.03</text:p>
              </table:table-cell>
              <table:table-cell office:value-type="float" office:value="-1.58587705709186E-018">
                <text:p>-1.58587705709186E-018</text:p>
              </table:table-cell>
            </table:table-row>
            <table:table-row>
              <table:table-cell office:value-type="string"/>
              <table:table-cell office:value-type="float" office:value="0.04">
                <text:p>0.04</text:p>
              </table:table-cell>
              <table:table-cell office:value-type="float" office:value="-1.69984662904685E-020">
                <text:p>-1.69984662904685E-020</text:p>
              </table:table-cell>
              <table:table-cell office:value-type="float" office:value="0.04">
                <text:p>0.04</text:p>
              </table:table-cell>
              <table:table-cell office:value-type="float" office:value="-1.69984662904685E-020">
                <text:p>-1.69984662904685E-020</text:p>
              </table:table-cell>
              <table:table-cell office:value-type="float" office:value="0.04">
                <text:p>0.04</text:p>
              </table:table-cell>
              <table:table-cell office:value-type="float" office:value="-1.69984662904685E-020">
                <text:p>-1.69984662904685E-020</text:p>
              </table:table-cell>
              <table:table-cell office:value-type="float" office:value="0.04">
                <text:p>0.04</text:p>
              </table:table-cell>
              <table:table-cell office:value-type="float" office:value="-1.69984662904685E-020">
                <text:p>-1.69984662904685E-020</text:p>
              </table:table-cell>
              <table:table-cell office:value-type="float" office:value="0.04">
                <text:p>0.04</text:p>
              </table:table-cell>
              <table:table-cell office:value-type="float" office:value="-1.69984662904685E-020">
                <text:p>-1.69984662904685E-020</text:p>
              </table:table-cell>
            </table:table-row>
            <table:table-row>
              <table:table-cell office:value-type="string"/>
              <table:table-cell office:value-type="float" office:value="0.05">
                <text:p>0.05</text:p>
              </table:table-cell>
              <table:table-cell office:value-type="float" office:value="-1.6674481927877E-020">
                <text:p>-1.6674481927877E-020</text:p>
              </table:table-cell>
              <table:table-cell office:value-type="float" office:value="0.05">
                <text:p>0.05</text:p>
              </table:table-cell>
              <table:table-cell office:value-type="float" office:value="-1.6674481927877E-020">
                <text:p>-1.6674481927877E-020</text:p>
              </table:table-cell>
              <table:table-cell office:value-type="float" office:value="0.05">
                <text:p>0.05</text:p>
              </table:table-cell>
              <table:table-cell office:value-type="float" office:value="-1.6674481927877E-020">
                <text:p>-1.6674481927877E-020</text:p>
              </table:table-cell>
              <table:table-cell office:value-type="float" office:value="0.05">
                <text:p>0.05</text:p>
              </table:table-cell>
              <table:table-cell office:value-type="float" office:value="-1.6674481927877E-020">
                <text:p>-1.6674481927877E-020</text:p>
              </table:table-cell>
              <table:table-cell office:value-type="float" office:value="0.05">
                <text:p>0.05</text:p>
              </table:table-cell>
              <table:table-cell office:value-type="float" office:value="-1.6674481927877E-020">
                <text:p>-1.6674481927877E-020</text:p>
              </table:table-cell>
            </table:table-row>
            <table:table-row>
              <table:table-cell office:value-type="string"/>
              <table:table-cell office:value-type="float" office:value="0.06">
                <text:p>0.06</text:p>
              </table:table-cell>
              <table:table-cell office:value-type="float" office:value="-4.1225026335501E-019">
                <text:p>-4.1225026335501E-019</text:p>
              </table:table-cell>
              <table:table-cell office:value-type="float" office:value="0.06">
                <text:p>0.06</text:p>
              </table:table-cell>
              <table:table-cell office:value-type="float" office:value="-4.1225026335501E-019">
                <text:p>-4.1225026335501E-019</text:p>
              </table:table-cell>
              <table:table-cell office:value-type="float" office:value="0.06">
                <text:p>0.06</text:p>
              </table:table-cell>
              <table:table-cell office:value-type="float" office:value="-4.1225026335501E-019">
                <text:p>-4.1225026335501E-019</text:p>
              </table:table-cell>
              <table:table-cell office:value-type="float" office:value="0.06">
                <text:p>0.06</text:p>
              </table:table-cell>
              <table:table-cell office:value-type="float" office:value="-4.1225026335501E-019">
                <text:p>-4.1225026335501E-019</text:p>
              </table:table-cell>
              <table:table-cell office:value-type="float" office:value="0.06">
                <text:p>0.06</text:p>
              </table:table-cell>
              <table:table-cell office:value-type="float" office:value="-4.1225026335501E-019">
                <text:p>-4.1225026335501E-019</text:p>
              </table:table-cell>
            </table:table-row>
            <table:table-row>
              <table:table-cell office:value-type="string"/>
              <table:table-cell office:value-type="float" office:value="0.07">
                <text:p>0.07</text:p>
              </table:table-cell>
              <table:table-cell office:value-type="float" office:value="-2.09595439020128E-018">
                <text:p>-2.09595439020128E-018</text:p>
              </table:table-cell>
              <table:table-cell office:value-type="float" office:value="0.07">
                <text:p>0.07</text:p>
              </table:table-cell>
              <table:table-cell office:value-type="float" office:value="-2.09595439020128E-018">
                <text:p>-2.09595439020128E-018</text:p>
              </table:table-cell>
              <table:table-cell office:value-type="float" office:value="0.07">
                <text:p>0.07</text:p>
              </table:table-cell>
              <table:table-cell office:value-type="float" office:value="-2.09595439020128E-018">
                <text:p>-2.09595439020128E-018</text:p>
              </table:table-cell>
              <table:table-cell office:value-type="float" office:value="0.07">
                <text:p>0.07</text:p>
              </table:table-cell>
              <table:table-cell office:value-type="float" office:value="-2.09595439020128E-018">
                <text:p>-2.09595439020128E-018</text:p>
              </table:table-cell>
              <table:table-cell office:value-type="float" office:value="0.07">
                <text:p>0.07</text:p>
              </table:table-cell>
              <table:table-cell office:value-type="float" office:value="-2.09595439020128E-018">
                <text:p>-2.09595439020128E-018</text:p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-4.19290666610289E-019">
                <text:p>-4.19290666610289E-019</text:p>
              </table:table-cell>
              <table:table-cell office:value-type="float" office:value="0.08">
                <text:p>0.08</text:p>
              </table:table-cell>
              <table:table-cell office:value-type="float" office:value="-4.19290666610289E-019">
                <text:p>-4.19290666610289E-019</text:p>
              </table:table-cell>
              <table:table-cell office:value-type="float" office:value="0.08">
                <text:p>0.08</text:p>
              </table:table-cell>
              <table:table-cell office:value-type="float" office:value="-4.19290666610289E-019">
                <text:p>-4.19290666610289E-019</text:p>
              </table:table-cell>
              <table:table-cell office:value-type="float" office:value="0.08">
                <text:p>0.08</text:p>
              </table:table-cell>
              <table:table-cell office:value-type="float" office:value="-4.19290666610289E-019">
                <text:p>-4.19290666610289E-019</text:p>
              </table:table-cell>
              <table:table-cell office:value-type="float" office:value="0.08">
                <text:p>0.08</text:p>
              </table:table-cell>
              <table:table-cell office:value-type="float" office:value="-4.19290666610289E-019">
                <text:p>-4.19290666610289E-019</text:p>
              </table:table-cell>
            </table:table-row>
            <table:table-row>
              <table:table-cell office:value-type="string"/>
              <table:table-cell office:value-type="float" office:value="0.09">
                <text:p>0.09</text:p>
              </table:table-cell>
              <table:table-cell office:value-type="float" office:value="-6.2700978030362E-019">
                <text:p>-6.2700978030362E-019</text:p>
              </table:table-cell>
              <table:table-cell office:value-type="float" office:value="0.09">
                <text:p>0.09</text:p>
              </table:table-cell>
              <table:table-cell office:value-type="float" office:value="-6.2700978030362E-019">
                <text:p>-6.2700978030362E-019</text:p>
              </table:table-cell>
              <table:table-cell office:value-type="float" office:value="0.09">
                <text:p>0.09</text:p>
              </table:table-cell>
              <table:table-cell office:value-type="float" office:value="-6.2700978030362E-019">
                <text:p>-6.2700978030362E-019</text:p>
              </table:table-cell>
              <table:table-cell office:value-type="float" office:value="0.09">
                <text:p>0.09</text:p>
              </table:table-cell>
              <table:table-cell office:value-type="float" office:value="-6.2700978030362E-019">
                <text:p>-6.2700978030362E-019</text:p>
              </table:table-cell>
              <table:table-cell office:value-type="float" office:value="0.09">
                <text:p>0.09</text:p>
              </table:table-cell>
              <table:table-cell office:value-type="float" office:value="-6.2700978030362E-019">
                <text:p>-6.2700978030362E-019</text:p>
              </table:table-cell>
            </table:table-row>
            <table:table-row>
              <table:table-cell office:value-type="string"/>
              <table:table-cell office:value-type="float" office:value="0.0925">
                <text:p>0.0925</text:p>
              </table:table-cell>
              <table:table-cell office:value-type="float" office:value="-2.8924639718128E-020">
                <text:p>-2.8924639718128E-020</text:p>
              </table:table-cell>
              <table:table-cell office:value-type="float" office:value="0.1">
                <text:p>0.1</text:p>
              </table:table-cell>
              <table:table-cell office:value-type="float" office:value="-0.000246008835043994">
                <text:p>-0.000246008835043994</text:p>
              </table:table-cell>
              <table:table-cell office:value-type="float" office:value="0.1">
                <text:p>0.1</text:p>
              </table:table-cell>
              <table:table-cell office:value-type="float" office:value="-0.000246008582101522">
                <text:p>-0.000246008582101522</text:p>
              </table:table-cell>
              <table:table-cell office:value-type="float" office:value="0.1">
                <text:p>0.1</text:p>
              </table:table-cell>
              <table:table-cell office:value-type="float" office:value="-0.000246005936815613">
                <text:p>-0.000246005936815613</text:p>
              </table:table-cell>
              <table:table-cell office:value-type="float" office:value="0.1">
                <text:p>0.1</text:p>
              </table:table-cell>
              <table:table-cell office:value-type="float" office:value="-0.000245979487342022">
                <text:p>-0.000245979487342022</text:p>
              </table:table-cell>
            </table:table-row>
            <table:table-row>
              <table:table-cell office:value-type="string"/>
              <table:table-cell office:value-type="float" office:value="0.09265625">
                <text:p>0.09265625</text:p>
              </table:table-cell>
              <table:table-cell office:value-type="float" office:value="-1.87285686643911E-020">
                <text:p>-1.87285686643911E-020</text:p>
              </table:table-cell>
              <table:table-cell office:value-type="float" office:value="0.11">
                <text:p>0.11</text:p>
              </table:table-cell>
              <table:table-cell office:value-type="float" office:value="-0.000605198795537496">
                <text:p>-0.000605198795537496</text:p>
              </table:table-cell>
              <table:table-cell office:value-type="float" office:value="0.11">
                <text:p>0.11</text:p>
              </table:table-cell>
              <table:table-cell office:value-type="float" office:value="-0.000605198205273111">
                <text:p>-0.000605198205273111</text:p>
              </table:table-cell>
              <table:table-cell office:value-type="float" office:value="0.11">
                <text:p>0.11</text:p>
              </table:table-cell>
              <table:table-cell office:value-type="float" office:value="-0.000605192294670829">
                <text:p>-0.000605192294670829</text:p>
              </table:table-cell>
              <table:table-cell office:value-type="float" office:value="0.11">
                <text:p>0.11</text:p>
              </table:table-cell>
              <table:table-cell office:value-type="float" office:value="-0.000605133284303922">
                <text:p>-0.000605133284303922</text:p>
              </table:table-cell>
            </table:table-row>
            <table:table-row>
              <table:table-cell office:value-type="string"/>
              <table:table-cell office:value-type="float" office:value="0.092734375">
                <text:p>0.092734375</text:p>
              </table:table-cell>
              <table:table-cell office:value-type="float" office:value="-2.42045117784395E-020">
                <text:p>-2.42045117784395E-020</text:p>
              </table:table-cell>
              <table:table-cell office:value-type="float" office:value="0.12">
                <text:p>0.12</text:p>
              </table:table-cell>
              <table:table-cell office:value-type="float" office:value="-0.000970097351248119">
                <text:p>-0.000970097351248119</text:p>
              </table:table-cell>
              <table:table-cell office:value-type="float" office:value="0.12">
                <text:p>0.12</text:p>
              </table:table-cell>
              <table:table-cell office:value-type="float" office:value="-0.00097009640429675">
                <text:p>-0.00097009640429675</text:p>
              </table:table-cell>
              <table:table-cell office:value-type="float" office:value="0.12">
                <text:p>0.12</text:p>
              </table:table-cell>
              <table:table-cell office:value-type="float" office:value="-0.000970086934900214">
                <text:p>-0.000970086934900214</text:p>
              </table:table-cell>
              <table:table-cell office:value-type="float" office:value="0.12">
                <text:p>0.12</text:p>
              </table:table-cell>
              <table:table-cell office:value-type="float" office:value="-0.000969992252632734">
                <text:p>-0.000969992252632734</text:p>
              </table:table-cell>
            </table:table-row>
            <table:table-row>
              <table:table-cell office:value-type="string"/>
              <table:table-cell office:value-type="float" office:value="0.0927734375">
                <text:p>0.0927734375</text:p>
              </table:table-cell>
              <table:table-cell office:value-type="float" office:value="-5.24071400338274E-020">
                <text:p>-5.24071400338274E-020</text:p>
              </table:table-cell>
              <table:table-cell office:value-type="float" office:value="0.13">
                <text:p>0.13</text:p>
              </table:table-cell>
              <table:table-cell office:value-type="float" office:value="-0.00133895521651798">
                <text:p>-0.00133895521651798</text:p>
              </table:table-cell>
              <table:table-cell office:value-type="float" office:value="0.13">
                <text:p>0.13</text:p>
              </table:table-cell>
              <table:table-cell office:value-type="float" office:value="-0.00133895390109715">
                <text:p>-0.00133895390109715</text:p>
              </table:table-cell>
              <table:table-cell office:value-type="float" office:value="0.13">
                <text:p>0.13</text:p>
              </table:table-cell>
              <table:table-cell office:value-type="float" office:value="-0.00133894074705271">
                <text:p>-0.00133894074705271</text:p>
              </table:table-cell>
              <table:table-cell office:value-type="float" office:value="0.13">
                <text:p>0.13</text:p>
              </table:table-cell>
              <table:table-cell office:value-type="float" office:value="-0.00133880922298382">
                <text:p>-0.00133880922298382</text:p>
              </table:table-cell>
            </table:table-row>
            <table:table-row>
              <table:table-cell office:value-type="string"/>
              <table:table-cell office:value-type="float" office:value="0.09279296875">
                <text:p>0.09279296875</text:p>
              </table:table-cell>
              <table:table-cell office:value-type="float" office:value="-1.16543006990373E-020">
                <text:p>-1.16543006990373E-020</text:p>
              </table:table-cell>
              <table:table-cell office:value-type="float" office:value="0.14">
                <text:p>0.14</text:p>
              </table:table-cell>
              <table:table-cell office:value-type="float" office:value="-0.001711857815812">
                <text:p>-0.001711857815812</text:p>
              </table:table-cell>
              <table:table-cell office:value-type="float" office:value="0.14">
                <text:p>0.14</text:p>
              </table:table-cell>
              <table:table-cell office:value-type="float" office:value="-0.00171185611966298">
                <text:p>-0.00171185611966298</text:p>
              </table:table-cell>
              <table:table-cell office:value-type="float" office:value="0.14">
                <text:p>0.14</text:p>
              </table:table-cell>
              <table:table-cell office:value-type="float" office:value="-0.00171183915838642">
                <text:p>-0.00171183915838642</text:p>
              </table:table-cell>
              <table:table-cell office:value-type="float" office:value="0.14">
                <text:p>0.14</text:p>
              </table:table-cell>
              <table:table-cell office:value-type="float" office:value="-0.00171166956696">
                <text:p>-0.00171166956696</text:p>
              </table:table-cell>
            </table:table-row>
            <table:table-row>
              <table:table-cell office:value-type="string"/>
              <table:table-cell office:value-type="float" office:value="0.0927978515625">
                <text:p>0.0927978515625</text:p>
              </table:table-cell>
              <table:table-cell office:value-type="float" office:value="-5.04130730775179E-020">
                <text:p>-5.04130730775179E-020</text:p>
              </table:table-cell>
              <table:table-cell office:value-type="float" office:value="0.15">
                <text:p>0.15</text:p>
              </table:table-cell>
              <table:table-cell office:value-type="float" office:value="-0.00208889289620679">
                <text:p>-0.00208889289620679</text:p>
              </table:table-cell>
              <table:table-cell office:value-type="float" office:value="0.15">
                <text:p>0.15</text:p>
              </table:table-cell>
              <table:table-cell office:value-type="float" office:value="-0.00208889080657293">
                <text:p>-0.00208889080657293</text:p>
              </table:table-cell>
              <table:table-cell office:value-type="float" office:value="0.15">
                <text:p>0.15</text:p>
              </table:table-cell>
              <table:table-cell office:value-type="float" office:value="-0.00208886991050056">
                <text:p>-0.00208886991050056</text:p>
              </table:table-cell>
              <table:table-cell office:value-type="float" office:value="0.15">
                <text:p>0.15</text:p>
              </table:table-cell>
              <table:table-cell office:value-type="float" office:value="-0.00208866097638363">
                <text:p>-0.00208866097638363</text:p>
              </table:table-cell>
            </table:table-row>
            <table:table-row>
              <table:table-cell office:value-type="string"/>
              <table:table-cell office:value-type="float" office:value="0.092799072265625">
                <text:p>0.092799072265625</text:p>
              </table:table-cell>
              <table:table-cell office:value-type="float" office:value="-2.48194002026785E-020">
                <text:p>-2.48194002026785E-020</text:p>
              </table:table-cell>
              <table:table-cell office:value-type="float" office:value="0.16">
                <text:p>0.16</text:p>
              </table:table-cell>
              <table:table-cell office:value-type="float" office:value="-0.00247015060393994">
                <text:p>-0.00247015060393994</text:p>
              </table:table-cell>
              <table:table-cell office:value-type="float" office:value="0.16">
                <text:p>0.16</text:p>
              </table:table-cell>
              <table:table-cell office:value-type="float" office:value="-0.00247014810754372">
                <text:p>-0.00247014810754372</text:p>
              </table:table-cell>
              <table:table-cell office:value-type="float" office:value="0.16">
                <text:p>0.16</text:p>
              </table:table-cell>
              <table:table-cell office:value-type="float" office:value="-0.00247012314390373">
                <text:p>-0.00247012314390373</text:p>
              </table:table-cell>
              <table:table-cell office:value-type="float" office:value="0.16">
                <text:p>0.16</text:p>
              </table:table-cell>
              <table:table-cell office:value-type="float" office:value="-0.00246987353970086">
                <text:p>-0.00246987353970086</text:p>
              </table:table-cell>
            </table:table-row>
            <table:table-row>
              <table:table-cell office:value-type="string"/>
              <table:table-cell office:value-type="float" office:value="0.0927996826171875">
                <text:p>0.0927996826171875</text:p>
              </table:table-cell>
              <table:table-cell office:value-type="float" office:value="-4.18382850785674E-019">
                <text:p>-4.18382850785674E-019</text:p>
              </table:table-cell>
              <table:table-cell office:value-type="float" office:value="0.17">
                <text:p>0.17</text:p>
              </table:table-cell>
              <table:table-cell office:value-type="float" office:value="-0.00285572356394083">
                <text:p>-0.00285572356394083</text:p>
              </table:table-cell>
              <table:table-cell office:value-type="float" office:value="0.17">
                <text:p>0.17</text:p>
              </table:table-cell>
              <table:table-cell office:value-type="float" office:value="-0.00285572064695988">
                <text:p>-0.00285572064695988</text:p>
              </table:table-cell>
              <table:table-cell office:value-type="float" office:value="0.17">
                <text:p>0.17</text:p>
              </table:table-cell>
              <table:table-cell office:value-type="float" office:value="-0.00285569147753178">
                <text:p>-0.00285569147753178</text:p>
              </table:table-cell>
              <table:table-cell office:value-type="float" office:value="0.17">
                <text:p>0.17</text:p>
              </table:table-cell>
              <table:table-cell office:value-type="float" office:value="-0.00285539982138059">
                <text:p>-0.00285539982138059</text:p>
              </table:table-cell>
            </table:table-row>
            <table:table-row>
              <table:table-cell office:value-type="string"/>
              <table:table-cell office:value-type="float" office:value="0.0927999877929688">
                <text:p>0.0927999877929688</text:p>
              </table:table-cell>
              <table:table-cell office:value-type="float" office:value="-5.3365600551108E-020">
                <text:p>-5.3365600551108E-020</text:p>
              </table:table-cell>
              <table:table-cell office:value-type="float" office:value="0.18">
                <text:p>0.18</text:p>
              </table:table-cell>
              <table:table-cell office:value-type="float" office:value="-0.00324570696247822">
                <text:p>-0.00324570696247822</text:p>
              </table:table-cell>
              <table:table-cell office:value-type="float" office:value="0.18">
                <text:p>0.18</text:p>
              </table:table-cell>
              <table:table-cell office:value-type="float" office:value="-0.00324570361051992">
                <text:p>-0.00324570361051992</text:p>
              </table:table-cell>
              <table:table-cell office:value-type="float" office:value="0.18">
                <text:p>0.18</text:p>
              </table:table-cell>
              <table:table-cell office:value-type="float" office:value="-0.00324567009138138">
                <text:p>-0.00324567009138138</text:p>
              </table:table-cell>
              <table:table-cell office:value-type="float" office:value="0.18">
                <text:p>0.18</text:p>
              </table:table-cell>
              <table:table-cell office:value-type="float" office:value="-0.00324533494442248">
                <text:p>-0.00324533494442248</text:p>
              </table:table-cell>
            </table:table-row>
            <table:table-row>
              <table:table-cell office:value-type="string"/>
              <table:table-cell office:value-type="float" office:value="0.0927999973297119">
                <text:p>0.0927999973297119</text:p>
              </table:table-cell>
              <table:table-cell office:value-type="float" office:value="-1.25399963615461E-019">
                <text:p>-1.25399963615461E-019</text:p>
              </table:table-cell>
              <table:table-cell office:value-type="float" office:value="0.19">
                <text:p>0.19</text:p>
              </table:table-cell>
              <table:table-cell office:value-type="float" office:value="-0.00364019863306591">
                <text:p>-0.00364019863306591</text:p>
              </table:table-cell>
              <table:table-cell office:value-type="float" office:value="0.19">
                <text:p>0.19</text:p>
              </table:table-cell>
              <table:table-cell office:value-type="float" office:value="-0.00364019483114081">
                <text:p>-0.00364019483114081</text:p>
              </table:table-cell>
              <table:table-cell office:value-type="float" office:value="0.19">
                <text:p>0.19</text:p>
              </table:table-cell>
              <table:table-cell office:value-type="float" office:value="-0.00364015681240116">
                <text:p>-0.00364015681240116</text:p>
              </table:table-cell>
              <table:table-cell office:value-type="float" office:value="0.19">
                <text:p>0.19</text:p>
              </table:table-cell>
              <table:table-cell office:value-type="float" office:value="-0.00363977667611476">
                <text:p>-0.00363977667611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-0.0040392991457758">
                <text:p>-0.0040392991457758</text:p>
              </table:table-cell>
              <table:table-cell office:value-type="float" office:value="0.2">
                <text:p>0.2</text:p>
              </table:table-cell>
              <table:table-cell office:value-type="float" office:value="-0.00403929487826955">
                <text:p>-0.00403929487826955</text:p>
              </table:table-cell>
              <table:table-cell office:value-type="float" office:value="0.2">
                <text:p>0.2</text:p>
              </table:table-cell>
              <table:table-cell office:value-type="float" office:value="-0.00403925220378925">
                <text:p>-0.00403925220378925</text:p>
              </table:table-cell>
              <table:table-cell office:value-type="float" office:value="0.2">
                <text:p>0.2</text:p>
              </table:table-cell>
              <table:table-cell office:value-type="float" office:value="-0.00403882551719071">
                <text:p>-0.00403882551719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">
                <text:p>0.21</text:p>
              </table:table-cell>
              <table:table-cell office:value-type="float" office:value="-0.00402527697589717">
                <text:p>-0.00402527697589717</text:p>
              </table:table-cell>
              <table:table-cell office:value-type="float" office:value="0.21">
                <text:p>0.21</text:p>
              </table:table-cell>
              <table:table-cell office:value-type="float" office:value="-0.00402527270905016">
                <text:p>-0.00402527270905016</text:p>
              </table:table-cell>
              <table:table-cell office:value-type="float" office:value="0.21">
                <text:p>0.21</text:p>
              </table:table-cell>
              <table:table-cell office:value-type="float" office:value="-0.00402523003900022">
                <text:p>-0.00402523003900022</text:p>
              </table:table-cell>
              <table:table-cell office:value-type="float" office:value="0.21">
                <text:p>0.21</text:p>
              </table:table-cell>
              <table:table-cell office:value-type="float" office:value="-0.00402480339672589">
                <text:p>-0.00402480339672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  <table:table-cell office:value-type="float" office:value="-0.0040104152889854">
                <text:p>-0.0040104152889854</text:p>
              </table:table-cell>
              <table:table-cell office:value-type="float" office:value="0.22">
                <text:p>0.22</text:p>
              </table:table-cell>
              <table:table-cell office:value-type="float" office:value="-0.00401041102314844">
                <text:p>-0.00401041102314844</text:p>
              </table:table-cell>
              <table:table-cell office:value-type="float" office:value="0.22">
                <text:p>0.22</text:p>
              </table:table-cell>
              <table:table-cell office:value-type="float" office:value="-0.00401036836536677">
                <text:p>-0.00401036836536677</text:p>
              </table:table-cell>
              <table:table-cell office:value-type="float" office:value="0.22">
                <text:p>0.22</text:p>
              </table:table-cell>
              <table:table-cell office:value-type="float" office:value="-0.00400994184624588">
                <text:p>-0.00400994184624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-0.00399477314111495">
                <text:p>-0.00399477314111495</text:p>
              </table:table-cell>
              <table:table-cell office:value-type="float" office:value="0.23">
                <text:p>0.23</text:p>
              </table:table-cell>
              <table:table-cell office:value-type="float" office:value="-0.00399476887891566">
                <text:p>-0.00399476887891566</text:p>
              </table:table-cell>
              <table:table-cell office:value-type="float" office:value="0.23">
                <text:p>0.23</text:p>
              </table:table-cell>
              <table:table-cell office:value-type="float" office:value="-0.00399472624356982">
                <text:p>-0.00399472624356982</text:p>
              </table:table-cell>
              <table:table-cell office:value-type="float" office:value="0.23">
                <text:p>0.23</text:p>
              </table:table-cell>
              <table:table-cell office:value-type="float" office:value="-0.00399429996019488">
                <text:p>-0.00399429996019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-0.00396927152229319">
                <text:p>-0.00396927152229319</text:p>
              </table:table-cell>
              <table:table-cell office:value-type="float" office:value="0.24">
                <text:p>0.24</text:p>
              </table:table-cell>
              <table:table-cell office:value-type="float" office:value="-0.00396926727348126">
                <text:p>-0.00396926727348126</text:p>
              </table:table-cell>
              <table:table-cell office:value-type="float" office:value="0.24">
                <text:p>0.24</text:p>
              </table:table-cell>
              <table:table-cell office:value-type="float" office:value="-0.00396922482959233">
                <text:p>-0.00396922482959233</text:p>
              </table:table-cell>
              <table:table-cell office:value-type="float" office:value="0.24">
                <text:p>0.24</text:p>
              </table:table-cell>
              <table:table-cell office:value-type="float" office:value="-0.00396880041306927">
                <text:p>-0.003968800413069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00393720145270529">
                <text:p>-0.00393720145270529</text:p>
              </table:table-cell>
              <table:table-cell office:value-type="float" office:value="0.25">
                <text:p>0.25</text:p>
              </table:table-cell>
              <table:table-cell office:value-type="float" office:value="-0.00393719724028774">
                <text:p>-0.00393719724028774</text:p>
              </table:table-cell>
              <table:table-cell office:value-type="float" office:value="0.25">
                <text:p>0.25</text:p>
              </table:table-cell>
              <table:table-cell office:value-type="float" office:value="-0.00393715512383111">
                <text:p>-0.00393715512383111</text:p>
              </table:table-cell>
              <table:table-cell office:value-type="float" office:value="0.25">
                <text:p>0.25</text:p>
              </table:table-cell>
              <table:table-cell office:value-type="float" office:value="-0.00393673401149803">
                <text:p>-0.003936734011498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">
                <text:p>0.26</text:p>
              </table:table-cell>
              <table:table-cell office:value-type="float" office:value="-0.00390280986732846">
                <text:p>-0.00390280986732846</text:p>
              </table:table-cell>
              <table:table-cell office:value-type="float" office:value="0.26">
                <text:p>0.26</text:p>
              </table:table-cell>
              <table:table-cell office:value-type="float" office:value="-0.0039028056968037">
                <text:p>-0.0039028056968037</text:p>
              </table:table-cell>
              <table:table-cell office:value-type="float" office:value="0.26">
                <text:p>0.26</text:p>
              </table:table-cell>
              <table:table-cell office:value-type="float" office:value="-0.00390276399812188">
                <text:p>-0.00390276399812188</text:p>
              </table:table-cell>
              <table:table-cell office:value-type="float" office:value="0.26">
                <text:p>0.26</text:p>
              </table:table-cell>
              <table:table-cell office:value-type="float" office:value="-0.00390234706932631">
                <text:p>-0.00390234706932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-0.00386993240551087">
                <text:p>-0.00386993240551087</text:p>
              </table:table-cell>
              <table:table-cell office:value-type="float" office:value="0.27">
                <text:p>0.27</text:p>
              </table:table-cell>
              <table:table-cell office:value-type="float" office:value="-0.00386992828158466">
                <text:p>-0.00386992828158466</text:p>
              </table:table-cell>
              <table:table-cell office:value-type="float" office:value="0.27">
                <text:p>0.27</text:p>
              </table:table-cell>
              <table:table-cell office:value-type="float" office:value="-0.00386988704514948">
                <text:p>-0.00386988704514948</text:p>
              </table:table-cell>
              <table:table-cell office:value-type="float" office:value="0.27">
                <text:p>0.27</text:p>
              </table:table-cell>
              <table:table-cell office:value-type="float" office:value="-0.00386947473747041">
                <text:p>-0.00386947473747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-0.00384231584767836">
                <text:p>-0.00384231584767836</text:p>
              </table:table-cell>
              <table:table-cell office:value-type="float" office:value="0.28">
                <text:p>0.28</text:p>
              </table:table-cell>
              <table:table-cell office:value-type="float" office:value="-0.00384231177066895">
                <text:p>-0.00384231177066895</text:p>
              </table:table-cell>
              <table:table-cell office:value-type="float" office:value="0.28">
                <text:p>0.28</text:p>
              </table:table-cell>
              <table:table-cell office:value-type="float" office:value="-0.00384227100109964">
                <text:p>-0.00384227100109964</text:p>
              </table:table-cell>
              <table:table-cell office:value-type="float" office:value="0.28">
                <text:p>0.28</text:p>
              </table:table-cell>
              <table:table-cell office:value-type="float" office:value="-0.00384186336086265">
                <text:p>-0.00384186336086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">
                <text:p>0.29</text:p>
              </table:table-cell>
              <table:table-cell office:value-type="float" office:value="-0.00382140657394037">
                <text:p>-0.00382140657394037</text:p>
              </table:table-cell>
              <table:table-cell office:value-type="float" office:value="0.29">
                <text:p>0.29</text:p>
              </table:table-cell>
              <table:table-cell office:value-type="float" office:value="-0.00382140254222345">
                <text:p>-0.00382140254222345</text:p>
              </table:table-cell>
              <table:table-cell office:value-type="float" office:value="0.29">
                <text:p>0.29</text:p>
              </table:table-cell>
              <table:table-cell office:value-type="float" office:value="-0.00382136222559743">
                <text:p>-0.00382136222559743</text:p>
              </table:table-cell>
              <table:table-cell office:value-type="float" office:value="0.29">
                <text:p>0.29</text:p>
              </table:table-cell>
              <table:table-cell office:value-type="float" office:value="-0.00382095912184151">
                <text:p>-0.00382095912184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-0.00380396106255338">
                <text:p>-0.00380396106255338</text:p>
              </table:table-cell>
              <table:table-cell office:value-type="float" office:value="0.3">
                <text:p>0.3</text:p>
              </table:table-cell>
              <table:table-cell office:value-type="float" office:value="-0.0038039570801743">
                <text:p>-0.0038039570801743</text:p>
              </table:table-cell>
              <table:table-cell office:value-type="float" office:value="0.3">
                <text:p>0.3</text:p>
              </table:table-cell>
              <table:table-cell office:value-type="float" office:value="-0.00380391725265042">
                <text:p>-0.00380391725265042</text:p>
              </table:table-cell>
              <table:table-cell office:value-type="float" office:value="0.3">
                <text:p>0.3</text:p>
              </table:table-cell>
              <table:table-cell office:value-type="float" office:value="-0.00380351903394045">
                <text:p>-0.00380351903394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">
                <text:p>0.31</text:p>
              </table:table-cell>
              <table:table-cell office:value-type="float" office:value="-0.00379765029995509">
                <text:p>-0.00379765029995509</text:p>
              </table:table-cell>
              <table:table-cell office:value-type="float" office:value="0.31">
                <text:p>0.31</text:p>
              </table:table-cell>
              <table:table-cell office:value-type="float" office:value="-0.00379764636648509">
                <text:p>-0.00379764636648509</text:p>
              </table:table-cell>
              <table:table-cell office:value-type="float" office:value="0.31">
                <text:p>0.31</text:p>
              </table:table-cell>
              <table:table-cell office:value-type="float" office:value="-0.00379760695021822">
                <text:p>-0.00379760695021822</text:p>
              </table:table-cell>
              <table:table-cell office:value-type="float" office:value="0.31">
                <text:p>0.31</text:p>
              </table:table-cell>
              <table:table-cell office:value-type="float" office:value="-0.00379721290701559">
                <text:p>-0.003797212907015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">
                <text:p>0.32</text:p>
              </table:table-cell>
              <table:table-cell office:value-type="float" office:value="-0.00381026573918935">
                <text:p>-0.00381026573918935</text:p>
              </table:table-cell>
              <table:table-cell office:value-type="float" office:value="0.32">
                <text:p>0.32</text:p>
              </table:table-cell>
              <table:table-cell office:value-type="float" office:value="-0.00381026181979217">
                <text:p>-0.00381026181979217</text:p>
              </table:table-cell>
              <table:table-cell office:value-type="float" office:value="0.32">
                <text:p>0.32</text:p>
              </table:table-cell>
              <table:table-cell office:value-type="float" office:value="-0.00381022263218985">
                <text:p>-0.00381022263218985</text:p>
              </table:table-cell>
              <table:table-cell office:value-type="float" office:value="0.32">
                <text:p>0.32</text:p>
              </table:table-cell>
              <table:table-cell office:value-type="float" office:value="-0.00380983074273061">
                <text:p>-0.00380983074273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">
                <text:p>0.33</text:p>
              </table:table-cell>
              <table:table-cell office:value-type="float" office:value="-0.00385251628687974">
                <text:p>-0.00385251628687974</text:p>
              </table:table-cell>
              <table:table-cell office:value-type="float" office:value="0.33">
                <text:p>0.33</text:p>
              </table:table-cell>
              <table:table-cell office:value-type="float" office:value="-0.00385251234427256">
                <text:p>-0.00385251234427256</text:p>
              </table:table-cell>
              <table:table-cell office:value-type="float" office:value="0.33">
                <text:p>0.33</text:p>
              </table:table-cell>
              <table:table-cell office:value-type="float" office:value="-0.00385247291873808">
                <text:p>-0.00385247291873808</text:p>
              </table:table-cell>
              <table:table-cell office:value-type="float" office:value="0.33">
                <text:p>0.33</text:p>
              </table:table-cell>
              <table:table-cell office:value-type="float" office:value="-0.00385207871346869">
                <text:p>-0.00385207871346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-0.00392690516247474">
                <text:p>-0.00392690516247474</text:p>
              </table:table-cell>
              <table:table-cell office:value-type="float" office:value="0.34">
                <text:p>0.34</text:p>
              </table:table-cell>
              <table:table-cell office:value-type="float" office:value="-0.00392690115021266">
                <text:p>-0.00392690115021266</text:p>
              </table:table-cell>
              <table:table-cell office:value-type="float" office:value="0.34">
                <text:p>0.34</text:p>
              </table:table-cell>
              <table:table-cell office:value-type="float" office:value="-0.00392686102809689">
                <text:p>-0.00392686102809689</text:p>
              </table:table-cell>
              <table:table-cell office:value-type="float" office:value="0.34">
                <text:p>0.34</text:p>
              </table:table-cell>
              <table:table-cell office:value-type="float" office:value="-0.00392645985746601">
                <text:p>-0.00392645985746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-0.00403196187492473">
                <text:p>-0.00403196187492473</text:p>
              </table:table-cell>
              <table:table-cell office:value-type="float" office:value="0.35">
                <text:p>0.35</text:p>
              </table:table-cell>
              <table:table-cell office:value-type="float" office:value="-0.00403195773873376">
                <text:p>-0.00403195773873376</text:p>
              </table:table-cell>
              <table:table-cell office:value-type="float" office:value="0.35">
                <text:p>0.35</text:p>
              </table:table-cell>
              <table:table-cell office:value-type="float" office:value="-0.00403191643432767">
                <text:p>-0.00403191643432767</text:p>
              </table:table-cell>
              <table:table-cell office:value-type="float" office:value="0.35">
                <text:p>0.35</text:p>
              </table:table-cell>
              <table:table-cell office:value-type="float" office:value="-0.0040315033948205">
                <text:p>-0.0040315033948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">
                <text:p>0.36</text:p>
              </table:table-cell>
              <table:table-cell office:value-type="float" office:value="-0.00416154454540348">
                <text:p>-0.00416154454540348</text:p>
              </table:table-cell>
              <table:table-cell office:value-type="float" office:value="0.36">
                <text:p>0.36</text:p>
              </table:table-cell>
              <table:table-cell office:value-type="float" office:value="-0.00416154022688615">
                <text:p>-0.00416154022688615</text:p>
              </table:table-cell>
              <table:table-cell office:value-type="float" office:value="0.36">
                <text:p>0.36</text:p>
              </table:table-cell>
              <table:table-cell office:value-type="float" office:value="-0.00416149704227197">
                <text:p>-0.00416149704227197</text:p>
              </table:table-cell>
              <table:table-cell office:value-type="float" office:value="0.36">
                <text:p>0.36</text:p>
              </table:table-cell>
              <table:table-cell office:value-type="float" office:value="-0.00416106525203354">
                <text:p>-0.00416106525203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">
                <text:p>0.37</text:p>
              </table:table-cell>
              <table:table-cell office:value-type="float" office:value="-0.00431182921545987">
                <text:p>-0.00431182921545987</text:p>
              </table:table-cell>
              <table:table-cell office:value-type="float" office:value="0.37">
                <text:p>0.37</text:p>
              </table:table-cell>
              <table:table-cell office:value-type="float" office:value="-0.00431182464733095">
                <text:p>-0.00431182464733095</text:p>
              </table:table-cell>
              <table:table-cell office:value-type="float" office:value="0.37">
                <text:p>0.37</text:p>
              </table:table-cell>
              <table:table-cell office:value-type="float" office:value="-0.00431177896666281">
                <text:p>-0.00431177896666281</text:p>
              </table:table-cell>
              <table:table-cell office:value-type="float" office:value="0.37">
                <text:p>0.37</text:p>
              </table:table-cell>
              <table:table-cell office:value-type="float" office:value="-0.00431132221478201">
                <text:p>-0.00431132221478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-0.00448409189907855">
                <text:p>-0.00448409189907855</text:p>
              </table:table-cell>
              <table:table-cell office:value-type="float" office:value="0.38">
                <text:p>0.38</text:p>
              </table:table-cell>
              <table:table-cell office:value-type="float" office:value="-0.00448408699962763">
                <text:p>-0.00448408699962763</text:p>
              </table:table-cell>
              <table:table-cell office:value-type="float" office:value="0.38">
                <text:p>0.38</text:p>
              </table:table-cell>
              <table:table-cell office:value-type="float" office:value="-0.00448403800583462">
                <text:p>-0.00448403800583462</text:p>
              </table:table-cell>
              <table:table-cell office:value-type="float" office:value="0.38">
                <text:p>0.38</text:p>
              </table:table-cell>
              <table:table-cell office:value-type="float" office:value="-0.00448354813764438">
                <text:p>-0.00448354813764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">
                <text:p>0.39</text:p>
              </table:table-cell>
              <table:table-cell office:value-type="float" office:value="-0.00468039634425992">
                <text:p>-0.00468039634425992</text:p>
              </table:table-cell>
              <table:table-cell office:value-type="float" office:value="0.39">
                <text:p>0.39</text:p>
              </table:table-cell>
              <table:table-cell office:value-type="float" office:value="-0.00468039099831311">
                <text:p>-0.00468039099831311</text:p>
              </table:table-cell>
              <table:table-cell office:value-type="float" office:value="0.39">
                <text:p>0.39</text:p>
              </table:table-cell>
              <table:table-cell office:value-type="float" office:value="-0.0046803375379824">
                <text:p>-0.0046803375379824</text:p>
              </table:table-cell>
              <table:table-cell office:value-type="float" office:value="0.39">
                <text:p>0.39</text:p>
              </table:table-cell>
              <table:table-cell office:value-type="float" office:value="-0.00467980303931623">
                <text:p>-0.00467980303931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-0.00489831377073355">
                <text:p>-0.00489831377073355</text:p>
              </table:table-cell>
              <table:table-cell office:value-type="float" office:value="0.4">
                <text:p>0.4</text:p>
              </table:table-cell>
              <table:table-cell office:value-type="float" office:value="-0.00489830782668996">
                <text:p>-0.00489830782668996</text:p>
              </table:table-cell>
              <table:table-cell office:value-type="float" office:value="0.4">
                <text:p>0.4</text:p>
              </table:table-cell>
              <table:table-cell office:value-type="float" office:value="-0.00489824838730276">
                <text:p>-0.00489824838730276</text:p>
              </table:table-cell>
              <table:table-cell office:value-type="float" office:value="0.4">
                <text:p>0.4</text:p>
              </table:table-cell>
              <table:table-cell office:value-type="float" office:value="-0.00489765409827503">
                <text:p>-0.004897654098275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-0.00513623924172589">
                <text:p>-0.00513623924172589</text:p>
              </table:table-cell>
              <table:table-cell office:value-type="float" office:value="0.41">
                <text:p>0.41</text:p>
              </table:table-cell>
              <table:table-cell office:value-type="float" office:value="-0.00513623251807521">
                <text:p>-0.00513623251807521</text:p>
              </table:table-cell>
              <table:table-cell office:value-type="float" office:value="0.41">
                <text:p>0.41</text:p>
              </table:table-cell>
              <table:table-cell office:value-type="float" office:value="-0.00513616528286783">
                <text:p>-0.00513616528286783</text:p>
              </table:table-cell>
              <table:table-cell office:value-type="float" office:value="0.41">
                <text:p>0.41</text:p>
              </table:table-cell>
              <table:table-cell office:value-type="float" office:value="-0.00513549305190419">
                <text:p>-0.005135493051904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-0.00539922344829701">
                <text:p>-0.00539922344829701</text:p>
              </table:table-cell>
              <table:table-cell office:value-type="float" office:value="0.42">
                <text:p>0.42</text:p>
              </table:table-cell>
              <table:table-cell office:value-type="float" office:value="-0.00539921573048364">
                <text:p>-0.00539921573048364</text:p>
              </table:table-cell>
              <table:table-cell office:value-type="float" office:value="0.42">
                <text:p>0.42</text:p>
              </table:table-cell>
              <table:table-cell office:value-type="float" office:value="-0.00539913852015895">
                <text:p>-0.00539913852015895</text:p>
              </table:table-cell>
              <table:table-cell office:value-type="float" office:value="0.42">
                <text:p>0.42</text:p>
              </table:table-cell>
              <table:table-cell office:value-type="float" office:value="-0.00539836694051319">
                <text:p>-0.00539836694051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-0.00570601483132666">
                <text:p>-0.00570601483132666</text:p>
              </table:table-cell>
              <table:table-cell office:value-type="float" office:value="0.43">
                <text:p>0.43</text:p>
              </table:table-cell>
              <table:table-cell office:value-type="float" office:value="-0.0057060051078542">
                <text:p>-0.0057060051078542</text:p>
              </table:table-cell>
              <table:table-cell office:value-type="float" office:value="0.43">
                <text:p>0.43</text:p>
              </table:table-cell>
              <table:table-cell office:value-type="float" office:value="-0.00570590787530704">
                <text:p>-0.00570590787530704</text:p>
              </table:table-cell>
              <table:table-cell office:value-type="float" office:value="0.43">
                <text:p>0.43</text:p>
              </table:table-cell>
              <table:table-cell office:value-type="float" office:value="-0.00570493576351621">
                <text:p>-0.00570493576351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-0.00605466451245427">
                <text:p>-0.00605466451245427</text:p>
              </table:table-cell>
              <table:table-cell office:value-type="float" office:value="0.44">
                <text:p>0.44</text:p>
              </table:table-cell>
              <table:table-cell office:value-type="float" office:value="-0.00605465293283365">
                <text:p>-0.00605465293283365</text:p>
              </table:table-cell>
              <table:table-cell office:value-type="float" office:value="0.44">
                <text:p>0.44</text:p>
              </table:table-cell>
              <table:table-cell office:value-type="float" office:value="-0.00605453713908407">
                <text:p>-0.00605453713908407</text:p>
              </table:table-cell>
              <table:table-cell office:value-type="float" office:value="0.44">
                <text:p>0.44</text:p>
              </table:table-cell>
              <table:table-cell office:value-type="float" office:value="-0.00605337942914769">
                <text:p>-0.006053379429147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-0.00644707102278818">
                <text:p>-0.00644707102278818</text:p>
              </table:table-cell>
              <table:table-cell office:value-type="float" office:value="0.45">
                <text:p>0.45</text:p>
              </table:table-cell>
              <table:table-cell office:value-type="float" office:value="-0.0064470565762183">
                <text:p>-0.0064470565762183</text:p>
              </table:table-cell>
              <table:table-cell office:value-type="float" office:value="0.45">
                <text:p>0.45</text:p>
              </table:table-cell>
              <table:table-cell office:value-type="float" office:value="-0.00644691211369423">
                <text:p>-0.00644691211369423</text:p>
              </table:table-cell>
              <table:table-cell office:value-type="float" office:value="0.45">
                <text:p>0.45</text:p>
              </table:table-cell>
              <table:table-cell office:value-type="float" office:value="-0.00644546774864125">
                <text:p>-0.00644546774864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-0.00703330279700804">
                <text:p>-0.00703330279700804</text:p>
              </table:table-cell>
              <table:table-cell office:value-type="float" office:value="0.46">
                <text:p>0.46</text:p>
              </table:table-cell>
              <table:table-cell office:value-type="float" office:value="-0.00703327633053902">
                <text:p>-0.00703327633053902</text:p>
              </table:table-cell>
              <table:table-cell office:value-type="float" office:value="0.46">
                <text:p>0.46</text:p>
              </table:table-cell>
              <table:table-cell office:value-type="float" office:value="-0.00703301170497485">
                <text:p>-0.00703301170497485</text:p>
              </table:table-cell>
              <table:table-cell office:value-type="float" office:value="0.46">
                <text:p>0.46</text:p>
              </table:table-cell>
              <table:table-cell office:value-type="float" office:value="-0.00703036933625873">
                <text:p>-0.007030369336258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625">
                <text:p>0.460625</text:p>
              </table:table-cell>
              <table:table-cell office:value-type="float" office:value="-0.00712136532747689">
                <text:p>-0.00712136532747689</text:p>
              </table:table-cell>
              <table:table-cell office:value-type="float" office:value="0.460625">
                <text:p>0.460625</text:p>
              </table:table-cell>
              <table:table-cell office:value-type="float" office:value="-0.00712132868275231">
                <text:p>-0.00712132868275231</text:p>
              </table:table-cell>
              <table:table-cell office:value-type="float" office:value="0.460625">
                <text:p>0.460625</text:p>
              </table:table-cell>
              <table:table-cell office:value-type="float" office:value="-0.00712096248187407">
                <text:p>-0.00712096248187407</text:p>
              </table:table-cell>
              <table:table-cell office:value-type="float" office:value="0.460625">
                <text:p>0.460625</text:p>
              </table:table-cell>
              <table:table-cell office:value-type="float" office:value="-0.00711732455708228">
                <text:p>-0.00711732455708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78125">
                <text:p>0.46078125</text:p>
              </table:table-cell>
              <table:table-cell office:value-type="float" office:value="-0.00715788384946775">
                <text:p>-0.00715788384946775</text:p>
              </table:table-cell>
              <table:table-cell office:value-type="float" office:value="0.46125">
                <text:p>0.46125</text:p>
              </table:table-cell>
              <table:table-cell office:value-type="float" office:value="-0.00883558051724736">
                <text:p>-0.00883558051724736</text:p>
              </table:table-cell>
              <table:table-cell office:value-type="float" office:value="0.46078125">
                <text:p>0.46078125</text:p>
              </table:table-cell>
              <table:table-cell office:value-type="float" office:value="-0.00715733602121378">
                <text:p>-0.00715733602121378</text:p>
              </table:table-cell>
              <table:table-cell office:value-type="float" office:value="0.46078125">
                <text:p>0.46078125</text:p>
              </table:table-cell>
              <table:table-cell office:value-type="float" office:value="-0.00715244576025294">
                <text:p>-0.00715244576025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-0.00718652776532946">
                <text:p>-0.00718652776532946</text:p>
              </table:table-cell>
              <table:table-cell office:value-type="float" office:value="0.4625">
                <text:p>0.4625</text:p>
              </table:table-cell>
              <table:table-cell office:value-type="float" office:value="-0.00891199215250038">
                <text:p>-0.00891199215250038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-0.00718572582078073">
                <text:p>-0.00718572582078073</text:p>
              </table:table-cell>
              <table:table-cell office:value-type="float" office:value="0.460859375">
                <text:p>0.460859375</text:p>
              </table:table-cell>
              <table:table-cell office:value-type="float" office:value="-0.00717882480722934">
                <text:p>-0.00717882480722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-0.00721506118388459">
                <text:p>-0.00721506118388459</text:p>
              </table:table-cell>
              <table:table-cell office:value-type="float" office:value="0.465">
                <text:p>0.465</text:p>
              </table:table-cell>
              <table:table-cell office:value-type="float" office:value="-0.00905583902291487">
                <text:p>-0.00905583902291487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-0.00721297277065959">
                <text:p>-0.00721297277065959</text:p>
              </table:table-cell>
              <table:table-cell office:value-type="float" office:value="0.4608984375">
                <text:p>0.4608984375</text:p>
              </table:table-cell>
              <table:table-cell office:value-type="float" office:value="-0.00719982986350515">
                <text:p>-0.00719982986350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087890625">
                <text:p>0.46090087890625</text:p>
              </table:table-cell>
              <table:table-cell office:value-type="float" office:value="-0.00721752469224115">
                <text:p>-0.00721752469224115</text:p>
              </table:table-cell>
              <table:table-cell office:value-type="float" office:value="0.47">
                <text:p>0.47</text:p>
              </table:table-cell>
              <table:table-cell office:value-type="float" office:value="-0.00932490250246132">
                <text:p>-0.00932490250246132</text:p>
              </table:table-cell>
              <table:table-cell office:value-type="float" office:value="0.4609033203125">
                <text:p>0.4609033203125</text:p>
              </table:table-cell>
              <table:table-cell office:value-type="float" office:value="-0.00721765152429514">
                <text:p>-0.00721765152429514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-0.00720844752899707">
                <text:p>-0.00720844752899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33203125">
                <text:p>0.4609033203125</text:p>
              </table:table-cell>
              <table:table-cell office:value-type="float" office:value="-0.00721797565830203">
                <text:p>-0.00721797565830203</text:p>
              </table:table-cell>
              <table:table-cell office:value-type="float" office:value="0.48">
                <text:p>0.48</text:p>
              </table:table-cell>
              <table:table-cell office:value-type="float" office:value="-0.0098380592494927">
                <text:p>-0.0098380592494927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-0.00721855557715284">
                <text:p>-0.00721855557715284</text:p>
              </table:table-cell>
              <table:table-cell office:value-type="float" office:value="0.4609130859375">
                <text:p>0.4609130859375</text:p>
              </table:table-cell>
              <table:table-cell office:value-type="float" office:value="-0.00721496975723164">
                <text:p>-0.00721496975723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08203125">
                <text:p>0.460908203125</text:p>
              </table:table-cell>
              <table:table-cell office:value-type="float" office:value="-0.00721888046976599">
                <text:p>-0.00721888046976599</text:p>
              </table:table-cell>
              <table:table-cell office:value-type="float" office:value="0.49">
                <text:p>0.49</text:p>
              </table:table-cell>
              <table:table-cell office:value-type="float" office:value="-0.0103778942238851">
                <text:p>-0.0103778942238851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-0.0072203754263137">
                <text:p>-0.0072203754263137</text:p>
              </table:table-cell>
              <table:table-cell office:value-type="float" office:value="0.46091552734375">
                <text:p>0.46091552734375</text:p>
              </table:table-cell>
              <table:table-cell office:value-type="float" office:value="-0.00721696027557818">
                <text:p>-0.00721696027557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-0.00722070179857015">
                <text:p>-0.00722070179857015</text:p>
              </table:table-cell>
              <table:table-cell office:value-type="float" office:value="0.5">
                <text:p>0.5</text:p>
              </table:table-cell>
              <table:table-cell office:value-type="float" office:value="-0.0110400745776509">
                <text:p>-0.0110400745776509</text:p>
              </table:table-cell>
              <table:table-cell office:value-type="float" office:value="0.4609375">
                <text:p>0.4609375</text:p>
              </table:table-cell>
              <table:table-cell office:value-type="float" office:value="-0.00722406335537406">
                <text:p>-0.00722406335537406</text:p>
              </table:table-cell>
              <table:table-cell office:value-type="float" office:value="0.46091796875">
                <text:p>0.46091796875</text:p>
              </table:table-cell>
              <table:table-cell office:value-type="float" office:value="-0.0072174132973685">
                <text:p>-0.0072174132973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9375">
                <text:p>0.4609375</text:p>
              </table:table-cell>
              <table:table-cell office:value-type="float" office:value="-0.00722439285565034">
                <text:p>-0.00722439285565034</text:p>
              </table:table-cell>
              <table:table-cell office:value-type="float" office:value="0.505">
                <text:p>0.505</text:p>
              </table:table-cell>
              <table:table-cell office:value-type="float" office:value="-0.0114274658039352">
                <text:p>-0.0114274658039352</text:p>
              </table:table-cell>
              <table:table-cell office:value-type="float" office:value="0.46125">
                <text:p>0.46125</text:p>
              </table:table-cell>
              <table:table-cell office:value-type="float" office:value="-0.00729691193640132">
                <text:p>-0.00729691193640132</text:p>
              </table:table-cell>
              <table:table-cell office:value-type="float" office:value="0.4609375">
                <text:p>0.4609375</text:p>
              </table:table-cell>
              <table:table-cell office:value-type="float" office:value="-0.00722107309588773">
                <text:p>-0.007221073095887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25">
                <text:p>0.46125</text:p>
              </table:table-cell>
              <table:table-cell office:value-type="float" office:value="-0.00729734265256153">
                <text:p>-0.00729734265256153</text:p>
              </table:table-cell>
              <table:table-cell office:value-type="float" office:value="0.5075">
                <text:p>0.5075</text:p>
              </table:table-cell>
              <table:table-cell office:value-type="float" office:value="-0.0116703391224904">
                <text:p>-0.0116703391224904</text:p>
              </table:table-cell>
              <table:table-cell office:value-type="float" office:value="0.4625">
                <text:p>0.4625</text:p>
              </table:table-cell>
              <table:table-cell office:value-type="float" office:value="-0.00891186159546462">
                <text:p>-0.00891186159546462</text:p>
              </table:table-cell>
              <table:table-cell office:value-type="float" office:value="0.46125">
                <text:p>0.46125</text:p>
              </table:table-cell>
              <table:table-cell office:value-type="float" office:value="-0.00729302055682988">
                <text:p>-0.00729302055682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0625">
                <text:p>0.46140625</text:p>
              </table:table-cell>
              <table:table-cell office:value-type="float" office:value="-0.00736394514658797">
                <text:p>-0.00736394514658797</text:p>
              </table:table-cell>
              <table:table-cell office:value-type="float" office:value="0.50875">
                <text:p>0.50875</text:p>
              </table:table-cell>
              <table:table-cell office:value-type="float" office:value="-0.0118475148768815">
                <text:p>-0.0118475148768815</text:p>
              </table:table-cell>
              <table:table-cell office:value-type="float" office:value="0.465">
                <text:p>0.465</text:p>
              </table:table-cell>
              <table:table-cell office:value-type="float" office:value="-0.00905569970072367">
                <text:p>-0.00905569970072367</text:p>
              </table:table-cell>
              <table:table-cell office:value-type="float" office:value="0.46140625">
                <text:p>0.46140625</text:p>
              </table:table-cell>
              <table:table-cell office:value-type="float" office:value="-0.00735625643568748">
                <text:p>-0.00735625643568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2578125">
                <text:p>0.46142578125</text:p>
              </table:table-cell>
              <table:table-cell office:value-type="float" office:value="-0.00738158972737689">
                <text:p>-0.00738158972737689</text:p>
              </table:table-cell>
              <table:table-cell office:value-type="float" office:value="0.50890625">
                <text:p>0.50890625</text:p>
              </table:table-cell>
              <table:table-cell office:value-type="float" office:value="-0.0118841550679192">
                <text:p>-0.0118841550679192</text:p>
              </table:table-cell>
              <table:table-cell office:value-type="float" office:value="0.47">
                <text:p>0.47</text:p>
              </table:table-cell>
              <table:table-cell office:value-type="float" office:value="-0.00932474888242699">
                <text:p>-0.00932474888242699</text:p>
              </table:table-cell>
              <table:table-cell office:value-type="float" office:value="0.4614453125">
                <text:p>0.4614453125</text:p>
              </table:table-cell>
              <table:table-cell office:value-type="float" office:value="-0.00740093748548785">
                <text:p>-0.00740093748548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5546875">
                <text:p>0.461435546875</text:p>
              </table:table-cell>
              <table:table-cell office:value-type="float" office:value="-0.00739835112556527">
                <text:p>-0.00739835112556527</text:p>
              </table:table-cell>
              <table:table-cell office:value-type="float" office:value="0.508984375">
                <text:p>0.508984375</text:p>
              </table:table-cell>
              <table:table-cell office:value-type="float" office:value="-0.0119097912795276">
                <text:p>-0.0119097912795276</text:p>
              </table:table-cell>
              <table:table-cell office:value-type="float" office:value="0.48">
                <text:p>0.48</text:p>
              </table:table-cell>
              <table:table-cell office:value-type="float" office:value="-0.00983788057432682">
                <text:p>-0.00983788057432682</text:p>
              </table:table-cell>
              <table:table-cell office:value-type="float" office:value="0.461445617675782">
                <text:p>0.461445617675782</text:p>
              </table:table-cell>
              <table:table-cell office:value-type="float" office:value="-0.00740287422545629">
                <text:p>-0.00740287422545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6767578125">
                <text:p>0.461436767578125</text:p>
              </table:table-cell>
              <table:table-cell office:value-type="float" office:value="-0.00740328057392901">
                <text:p>-0.00740328057392901</text:p>
              </table:table-cell>
              <table:table-cell office:value-type="float" office:value="0.5090234375">
                <text:p>0.5090234375</text:p>
              </table:table-cell>
              <table:table-cell office:value-type="float" office:value="-0.0119296689142221">
                <text:p>-0.0119296689142221</text:p>
              </table:table-cell>
              <table:table-cell office:value-type="float" office:value="0.49">
                <text:p>0.49</text:p>
              </table:table-cell>
              <table:table-cell office:value-type="float" office:value="-0.010377682286602">
                <text:p>-0.010377682286602</text:p>
              </table:table-cell>
              <table:table-cell office:value-type="float" office:value="0.461445770263672">
                <text:p>0.461445770263672</text:p>
              </table:table-cell>
              <table:table-cell office:value-type="float" office:value="-0.00740433444045518">
                <text:p>-0.00740433444045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072753906">
                <text:p>0.461437072753906</text:p>
              </table:table-cell>
              <table:table-cell office:value-type="float" office:value="-0.00740552539505035">
                <text:p>-0.00740552539505035</text:p>
              </table:table-cell>
              <table:table-cell office:value-type="float" office:value="0.509033203125">
                <text:p>0.509033203125</text:p>
              </table:table-cell>
              <table:table-cell office:value-type="float" office:value="-0.0119378649923283">
                <text:p>-0.0119378649923283</text:p>
              </table:table-cell>
              <table:table-cell office:value-type="float" office:value="0.5">
                <text:p>0.5</text:p>
              </table:table-cell>
              <table:table-cell office:value-type="float" office:value="-0.0110398300525357">
                <text:p>-0.0110398300525357</text:p>
              </table:table-cell>
              <table:table-cell office:value-type="float" office:value="0.461445846557617">
                <text:p>0.461445846557617</text:p>
              </table:table-cell>
              <table:table-cell office:value-type="float" office:value="-0.00740555385637999">
                <text:p>-0.00740555385637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225341797">
                <text:p>0.461437225341797</text:p>
              </table:table-cell>
              <table:table-cell office:value-type="float" office:value="-0.00740794158457304">
                <text:p>-0.00740794158457304</text:p>
              </table:table-cell>
              <table:table-cell office:value-type="float" office:value="0.5090380859375">
                <text:p>0.5090380859375</text:p>
              </table:table-cell>
              <table:table-cell office:value-type="float" office:value="-0.0119444861161939">
                <text:p>-0.0119444861161939</text:p>
              </table:table-cell>
              <table:table-cell office:value-type="float" office:value="0.505">
                <text:p>0.505</text:p>
              </table:table-cell>
              <table:table-cell office:value-type="float" office:value="-0.0114272000364107">
                <text:p>-0.0114272000364107</text:p>
              </table:table-cell>
              <table:table-cell office:value-type="float" office:value="0.461445865631104">
                <text:p>0.461445865631104</text:p>
              </table:table-cell>
              <table:table-cell office:value-type="float" office:value="-0.00740610033546917">
                <text:p>-0.00740610033546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43723487854">
                <text:p>0.46143723487854</text:p>
              </table:table-cell>
              <table:table-cell office:value-type="float" office:value="-0.00740853516819278">
                <text:p>-0.00740853516819278</text:p>
              </table:table-cell>
              <table:table-cell office:value-type="float" office:value="0.509039306640625">
                <text:p>0.509039306640625</text:p>
              </table:table-cell>
              <table:table-cell office:value-type="float" office:value="-0.011947323574671">
                <text:p>-0.011947323574671</text:p>
              </table:table-cell>
              <table:table-cell office:value-type="float" office:value="0.5075">
                <text:p>0.5075</text:p>
              </table:table-cell>
              <table:table-cell office:value-type="float" office:value="-0.0116700565805615">
                <text:p>-0.0116700565805615</text:p>
              </table:table-cell>
              <table:table-cell office:value-type="float" office:value="0.461445875167847">
                <text:p>0.461445875167847</text:p>
              </table:table-cell>
              <table:table-cell office:value-type="float" office:value="-0.00740662846151699">
                <text:p>-0.0074066284615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916992188">
                <text:p>0.509039916992188</text:p>
              </table:table-cell>
              <table:table-cell office:value-type="float" office:value="-0.0119497424262142">
                <text:p>-0.0119497424262142</text:p>
              </table:table-cell>
              <table:table-cell office:value-type="float" office:value="0.50875">
                <text:p>0.50875</text:p>
              </table:table-cell>
              <table:table-cell office:value-type="float" office:value="-0.0118472068592225">
                <text:p>-0.011847206859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069580078">
                <text:p>0.509040069580078</text:p>
              </table:table-cell>
              <table:table-cell office:value-type="float" office:value="-0.0119509442724546">
                <text:p>-0.0119509442724546</text:p>
              </table:table-cell>
              <table:table-cell office:value-type="float" office:value="0.50890625">
                <text:p>0.50890625</text:p>
              </table:table-cell>
              <table:table-cell office:value-type="float" office:value="-0.0118838313047533">
                <text:p>-0.0118838313047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107727051">
                <text:p>0.509040107727051</text:p>
              </table:table-cell>
              <table:table-cell office:value-type="float" office:value="-0.0119515437910942">
                <text:p>-0.0119515437910942</text:p>
              </table:table-cell>
              <table:table-cell office:value-type="float" office:value="0.508984375">
                <text:p>0.508984375</text:p>
              </table:table-cell>
              <table:table-cell office:value-type="float" office:value="-0.0119094424101702">
                <text:p>-0.011909442410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117263794">
                <text:p>0.509040117263794</text:p>
              </table:table-cell>
              <table:table-cell office:value-type="float" office:value="-0.0119518441658168">
                <text:p>-0.0119518441658168</text:p>
              </table:table-cell>
              <table:table-cell office:value-type="float" office:value="0.5090234375">
                <text:p>0.5090234375</text:p>
              </table:table-cell>
              <table:table-cell office:value-type="float" office:value="-0.0119292635992242">
                <text:p>-0.0119292635992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3203125">
                <text:p>0.509033203125</text:p>
              </table:table-cell>
              <table:table-cell office:value-type="float" office:value="-0.0119373921812056">
                <text:p>-0.011937392181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80859375">
                <text:p>0.5090380859375</text:p>
              </table:table-cell>
              <table:table-cell office:value-type="float" office:value="-0.0119438582985999">
                <text:p>-0.0119438582985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306640625">
                <text:p>0.509039306640625</text:p>
              </table:table-cell>
              <table:table-cell office:value-type="float" office:value="-0.0119465121970257">
                <text:p>-0.011946512197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39916992188">
                <text:p>0.509039916992188</text:p>
              </table:table-cell>
              <table:table-cell office:value-type="float" office:value="-0.0119485266173577">
                <text:p>-0.011948526617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222167969">
                <text:p>0.509040222167969</text:p>
              </table:table-cell>
              <table:table-cell office:value-type="float" office:value="-0.0119502903928632">
                <text:p>-0.0119502903928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298461914">
                <text:p>0.509040298461914</text:p>
              </table:table-cell>
              <table:table-cell office:value-type="float" office:value="-0.0119512901000914">
                <text:p>-0.0119512901000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040307998657">
                <text:p>0.509040307998657</text:p>
              </table:table-cell>
              <table:table-cell office:value-type="float" office:value="-0.0119516134463099">
                <text:p>-0.011951613446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